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05cm"/>
    </style:style>
    <style:style style:name="co2" style:family="table-column">
      <style:table-column-properties fo:break-before="auto" style:column-width="16.48cm"/>
    </style:style>
    <style:style style:name="co28" style:family="table-column">
      <style:table-column-properties fo:break-before="auto" style:column-width="0.836cm"/>
    </style:style>
    <style:style style:name="co16" style:family="table-column">
      <style:table-column-properties fo:break-before="auto" style:column-width="4.734cm"/>
    </style:style>
    <style:style style:name="co29" style:family="table-column">
      <style:table-column-properties fo:break-before="auto" style:column-width="1.062cm"/>
    </style:style>
    <style:style style:name="co30" style:family="table-column">
      <style:table-column-properties fo:break-before="auto" style:column-width="1.009cm"/>
    </style:style>
    <style:style style:name="co31" style:family="table-column">
      <style:table-column-properties fo:break-before="auto" style:column-width="1.245cm"/>
    </style:style>
    <style:style style:name="co10" style:family="table-column">
      <style:table-column-properties fo:break-before="auto" style:column-width="1.586cm"/>
    </style:style>
    <style:style style:name="co9" style:family="table-column">
      <style:table-column-properties fo:break-before="auto" style:column-width="1.8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0.987cm"/>
    </style:style>
    <style:style style:name="co13" style:family="table-column">
      <style:table-column-properties fo:break-before="auto" style:column-width="2.406cm"/>
    </style:style>
    <style:style style:name="co14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6.581cm"/>
    </style:style>
    <style:style style:name="co17" style:family="table-column">
      <style:table-column-properties fo:break-before="auto" style:column-width="2.238cm"/>
    </style:style>
    <style:style style:name="co18" style:family="table-column">
      <style:table-column-properties fo:break-before="auto" style:column-width="1.349cm"/>
    </style:style>
    <style:style style:name="co19" style:family="table-column">
      <style:table-column-properties fo:break-before="auto" style:column-width="1.453cm"/>
    </style:style>
    <style:style style:name="co20" style:family="table-column">
      <style:table-column-properties fo:break-before="auto" style:column-width="2.318cm"/>
    </style:style>
    <style:style style:name="co21" style:family="table-column">
      <style:table-column-properties fo:break-before="auto" style:column-width="1.48cm"/>
    </style:style>
    <style:style style:name="co22" style:family="table-column">
      <style:table-column-properties fo:break-before="auto" style:column-width="1.595cm"/>
    </style:style>
    <style:style style:name="co23" style:family="table-column">
      <style:table-column-properties fo:break-before="auto" style:column-width="1.296cm"/>
    </style:style>
    <style:style style:name="co24" style:family="table-column">
      <style:table-column-properties fo:break-before="auto" style:column-width="2.145cm"/>
    </style:style>
    <style:style style:name="co25" style:family="table-column">
      <style:table-column-properties fo:break-before="auto" style:column-width="1.323cm"/>
    </style:style>
    <style:style style:name="co26" style:family="table-column">
      <style:table-column-properties fo:break-before="auto" style:column-width="0.512cm"/>
    </style:style>
    <style:style style:name="co27" style:family="table-column">
      <style:table-column-properties fo:break-before="auto" style:column-width="2.291cm"/>
    </style:style>
    <style:style style:name="co32" style:family="table-column">
      <style:table-column-properties fo:break-before="auto" style:column-width="1.637cm"/>
    </style:style>
    <style:style style:name="co33" style:family="table-column">
      <style:table-column-properties fo:break-before="auto" style:column-width="1.873cm"/>
    </style:style>
    <style:style style:name="co34" style:family="table-column">
      <style:table-column-properties fo:break-before="auto" style:column-width="1.794cm"/>
    </style:style>
    <style:style style:name="co35" style:family="table-column">
      <style:table-column-properties fo:break-before="auto" style:column-width="2.579cm"/>
    </style:style>
    <style:style style:name="co36" style:family="table-column">
      <style:table-column-properties fo:break-before="auto" style:column-width="2.84cm"/>
    </style:style>
    <style:style style:name="co37" style:family="table-column">
      <style:table-column-properties fo:break-before="auto" style:column-width="3.678cm"/>
    </style:style>
    <style:style style:name="co38" style:family="table-column">
      <style:table-column-properties fo:break-before="auto" style:column-width="1.589cm"/>
    </style:style>
    <style:style style:name="co39" style:family="table-column">
      <style:table-column-properties fo:break-before="auto" style:column-width="4.731cm"/>
    </style:style>
    <style:style style:name="co40" style:family="table-column">
      <style:table-column-properties fo:break-before="auto" style:column-width="1.3cm"/>
    </style:style>
    <style:style style:name="co41" style:family="table-column">
      <style:table-column-properties fo:break-before="auto" style:column-width="2.14cm"/>
    </style:style>
    <style:style style:name="co42" style:family="table-column">
      <style:table-column-properties fo:break-before="auto" style:column-width="1.319cm"/>
    </style:style>
    <style:style style:name="co43" style:family="table-column">
      <style:table-column-properties fo:break-before="auto" style:column-width="0.51cm"/>
    </style:style>
    <style:style style:name="co44" style:family="table-column">
      <style:table-column-properties fo:break-before="auto" style:column-width="2.081cm"/>
    </style:style>
    <style:style style:name="co45" style:family="table-column">
      <style:table-column-properties fo:break-before="auto" style:column-width="2.161cm"/>
    </style:style>
    <style:style style:name="co46" style:family="table-column">
      <style:table-column-properties fo:break-before="auto" style:column-width="1.951cm"/>
    </style:style>
    <style:style style:name="ro1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078cm" fo:break-before="auto" style:use-optimal-row-height="false"/>
    </style:style>
    <style:style style:name="ro5" style:family="table-row">
      <style:table-row-properties style:row-height="0.529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boolean-style style:name="N99">
      <number:boolean/>
    </number:boolean-style>
    <style:style style:name="ce113" style:family="table-cell" style:parent-style-name="Default">
      <style:table-cell-properties style:cell-protect="protected" style:print-content="true" fo:border="0.06pt solid #000000"/>
      <style:text-properties fo:font-weight="bold" style:font-weight-asian="bold" style:font-weight-complex="bold"/>
    </style:style>
    <style:style style:name="ce115" style:family="table-cell" style:parent-style-name="Default">
      <style:text-properties fo:font-weight="bold" style:font-weight-asian="bold" style:font-weight-complex="bold"/>
    </style:style>
    <style:style style:name="ce116" style:family="table-cell" style:parent-style-name="Default">
      <style:table-cell-properties style:cell-protect="formula-hidden" style:print-content="true" style:text-align-source="fix" style:repeat-content="false" fo:border="0.06pt solid #000000"/>
      <style:paragraph-properties fo:text-align="start" fo:margin-left="0cm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" style:family="table-cell" style:parent-style-name="Default">
      <style:table-cell-properties style:cell-protect="protected formula-hidden" style:print-content="true"/>
      <style:text-properties fo:font-size="14pt" fo:font-weight="bold" style:font-size-asian="14pt" style:font-weight-asian="bold" style:font-size-complex="14pt" style:font-weight-complex="bold"/>
    </style:style>
    <style:style style:name="ce20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7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08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209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1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1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2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13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14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5" style:family="table-cell" style:parent-style-name="Default" style:data-style-name="N107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216" style:family="table-cell" style:parent-style-name="Default" style:data-style-name="N107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17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18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19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0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21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222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23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24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25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6" style:family="table-cell" style:parent-style-name="Default" style:data-style-name="N109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227" style:family="table-cell" style:parent-style-name="Default" style:data-style-name="N109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30" style:family="table-cell" style:parent-style-name="Default">
      <style:table-cell-properties style:cell-protect="protected" style:print-content="true"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style:cell-protect="formula-hidden" style:print-content="true" style:text-align-source="fix" style:repeat-content="false" fo:border="0.06pt solid #000000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8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9" style:family="table-cell" style:parent-style-name="Default">
      <style:table-cell-properties style:cell-protect="protected formula-hidden" style:print-content="true" fo:background-color="transparent" fo:wrap-option="no-wrap" fo:border="0.06pt solid #000000"/>
      <style:text-properties fo:font-weight="bold" style:font-weight-asian="bold" style:font-weight-complex="bold"/>
    </style:style>
    <style:style style:name="ce122" style:family="table-cell" style:parent-style-name="Default">
      <style:table-cell-properties style:cell-protect="formula-hidden" style:print-content="true" fo:background-color="transparent" fo:border="0.06pt solid #000000"/>
    </style:style>
    <style:style style:name="ce123" style:family="table-cell" style:parent-style-name="Default">
      <style:table-cell-properties style:cell-protect="protected formula-hidden" style:print-content="true" fo:background-color="transparent"/>
    </style:style>
    <style:style style:name="ce124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125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126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128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/>
      <style:text-properties fo:color="#ffa500" fo:font-weight="bold" style:font-weight-asian="bold" style:font-weight-complex="bold"/>
    </style:style>
    <style:style style:name="ce131" style:family="table-cell" style:parent-style-name="Default">
      <style:table-cell-properties style:cell-protect="protected formula-hidden" style:print-content="false" fo:wrap-option="no-wrap"/>
      <style:text-properties fo:color="#ffa500" fo:font-weight="bold" style:font-weight-asian="bold" style:font-weight-complex="bold"/>
    </style:style>
    <style:style style:name="ce133" style:family="table-cell" style:parent-style-name="Default">
      <style:table-cell-properties style:cell-protect="protected formula-hidden" style:print-content="false"/>
      <style:text-properties fo:color="#ffa500"/>
    </style:style>
    <style:style style:name="ce134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style:font-name="Liberation Mono" fo:font-weight="bold" style:font-weight-asian="bold" style:font-weight-complex="bold"/>
    </style:style>
    <style:style style:name="ce135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style:font-name="Liberation Mono" fo:font-weight="bold" style:font-weight-asian="bold" style:font-weight-complex="bold"/>
    </style:style>
    <style:style style:name="ce137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 style:font-name="Liberation Mono"/>
    </style:style>
    <style:style style:name="ce145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 style:font-name="Liberation Mono"/>
    </style:style>
    <style:style style:name="ce49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50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153" style:family="table-cell" style:parent-style-name="Default" style:data-style-name="N107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159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161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163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165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166" style:family="table-cell" style:parent-style-name="Default" style:data-style-name="N109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167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168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169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170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71" style:family="table-cell" style:parent-style-name="Default">
      <style:table-cell-properties fo:wrap-option="no-wrap"/>
    </style:style>
    <style:style style:name="ce44" style:family="table-cell" style:parent-style-name="Default">
      <style:table-cell-properties style:cell-protect="protected formula-hidden" style:print-content="false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style:cell-protect="protected formula-hidden" style:print-content="true"/>
    </style:style>
    <style:style style:name="ce82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85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0.51pt solid #000000" fo:border-right="0.06pt solid #000000" fo:border-top="0.51pt solid #000000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0.51pt solid #000000" style:cell-protect="protected formula-hidden" style:print-content="true" fo:border-left="0.51pt solid #000000" fo:border-right="0.06pt solid #000000" fo:border-top="0.06pt solid #000000"/>
    </style:style>
    <style:style style:name="ce71" style:family="table-cell" style:parent-style-name="Default">
      <style:table-cell-properties style:cell-protect="protected formula-hidden" style:print-content="true"/>
      <style:text-properties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55" style:family="table-cell" style:parent-style-name="Default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56" style:family="table-cell" style:parent-style-name="Default">
      <style:table-cell-properties fo:border-bottom="0.51pt solid #000000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90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</style:style>
    <style:style style:name="ce76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93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  <style:text-properties fo:font-size="10pt" style:font-size-asian="10pt" style:font-size-complex="10pt"/>
    </style:style>
    <style:style style:name="ce79" style:family="table-cell" style:parent-style-name="Default" style:data-style-name="N75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80" style:family="table-cell" style:parent-style-name="Default" style:data-style-name="N40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96" style:family="table-cell" style:parent-style-name="Hyperlink">
      <style:table-cell-properties fo:border-bottom="0.51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1" style:family="table-cell" style:parent-style-name="Default">
      <style:table-cell-properties fo:border-bottom="0.51pt solid #000000" style:cell-protect="formula-hidden" style:print-content="true" style:text-align-source="fix" style:repeat-content="false" fo:border-left="0.06pt solid #000000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1" style:family="table-cell" style:parent-style-name="Default">
      <style:table-cell-properties fo:border-bottom="0.51pt solid #000000" style:cell-protect="protected formula-hidden" style:print-content="true" fo:border-left="0.06pt solid #000000" fo:border-right="none" fo:border-top="0.06pt solid #000000"/>
      <style:text-properties fo:font-size="18pt" style:font-size-asian="18pt" style:font-size-complex="18pt"/>
    </style:style>
    <style:style style:name="ce147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000000"/>
      <style:text-properties fo:font-size="10pt" style:font-size-asian="10pt" style:font-size-complex="10pt"/>
    </style:style>
    <style:style style:name="ce104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5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  <style:text-properties fo:font-size="18pt" style:font-size-asian="18pt" style:font-size-complex="18pt"/>
    </style:style>
    <style:style style:name="ce106" style:family="table-cell" style:parent-style-name="Default">
      <style:table-cell-properties fo:border-bottom="0.06pt solid #000000" style:cell-protect="protected formula-hidden" style:print-content="true" fo:border-left="none" fo:border-right="0.06pt solid #000000" fo:border-top="0.06pt solid #000000"/>
      <style:text-properties fo:font-size="10pt" style:font-size-asian="10pt" style:font-size-complex="10pt"/>
    </style:style>
    <style:style style:name="ce114" style:family="table-cell" style:parent-style-name="Default">
      <style:table-cell-properties fo:border-bottom="0.51pt solid #000000" style:cell-protect="formula-hidden" style:print-content="true" style:text-align-source="fix" style:repeat-content="false" fo:border-left="none" fo:border-right="0.51pt solid #000000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8" style:family="table-cell" style:parent-style-name="Default">
      <style:table-cell-properties fo:border-bottom="0.51pt solid #000000" style:cell-protect="protected formula-hidden" style:print-content="true" fo:border-left="none" fo:border-right="0.51pt solid #000000" fo:border-top="0.06pt solid #000000"/>
      <style:text-properties fo:font-size="18pt" style:font-size-asian="18pt" style:font-size-complex="18pt"/>
    </style:style>
    <style:style style:name="ce109" style:family="table-cell" style:parent-style-name="Default">
      <style:table-cell-properties style:cell-protect="protected formula-hidden" style:print-content="false"/>
    </style:style>
    <style:style style:name="ce110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</style:style>
    <style:style style:name="ce12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32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38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39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4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3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44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 style:data-style-name="N107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48" style:family="table-cell" style:parent-style-name="Default" style:data-style-name="N107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49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51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2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54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55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56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7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58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2" style:family="table-cell" style:parent-style-name="Default" style:data-style-name="N109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72" style:family="table-cell" style:parent-style-name="Default" style:data-style-name="N109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82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/>
    </style:style>
    <style:style style:name="ce16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164" style:family="table-cell" style:parent-style-name="Default" style:data-style-name="N99">
      <style:table-cell-properties style:cell-protect="protected formula-hidden" style:print-content="true"/>
    </style:style>
  </office:automatic-styles>
  <office:body>
    <office:spreadsheet>
      <table:content-validations>
        <table:content-validation table:name="val1" table:condition="of:cell-content-is-whole-number() and cell-content()&gt;0" table:allow-empty-cell="true" table:base-cell-address="Calendario.A9">
          <table:error-message table:message-type="stop" table:title="Errore" table:display="true">
            <text:p>Inserire un numero di gara valido</text:p>
          </table:error-message>
        </table:content-validation>
        <table:content-validation table:name="val2" table:condition="of:cell-content-is-in-list(areaNomiSquadreSquadre)" table:allow-empty-cell="true" table:display-list="sort-ascending" table:base-cell-address="Calendario.C9">
          <table:error-message table:message-type="stop" table:title="Errore" table:display="true">
            <text:p>Inserire un nome di squadra valido</text:p>
          </table:error-message>
        </table:content-validation>
        <table:content-validation table:name="val3" table:condition="of:cell-content-is-in-list(areaNomiCampiSquadre)" table:allow-empty-cell="true" table:display-list="unsorted" table:base-cell-address="Calendario.B10">
          <table:error-message table:message-type="stop" table:title="Errore" table:display="true">
            <text:p>Inserire <text:s/>campo valido</text:p>
          </table:error-message>
        </table:content-validation>
        <table:content-validation table:name="val4" table:condition="of:cell-content-is-date() and cell-content-is-between(36526,73050)" table:allow-empty-cell="true" table:base-cell-address="Calendario.E9">
          <table:error-message table:message-type="stop" table:title="Errore" table:display="true">
            <text:p>Inserire una data valida compresa tra 01/01/2000 e 31/12/2099</text:p>
          </table:error-message>
        </table:content-validation>
        <table:content-validation table:name="val5" table:condition="of:cell-content-is-time() and cell-content-is-between(0,0.999988425925926)" table:allow-empty-cell="true" table:base-cell-address="Calendario.F9">
          <table:error-message table:message-type="stop" table:title="Errore" table:display="true">
            <text:p>Inserire un orario valido</text:p>
          </table:error-message>
        </table:content-validation>
        <table:content-validation table:name="val6" table:condition="of:cell-content-is-whole-number() and cell-content-is-between(0,199)" table:allow-empty-cell="true" table:base-cell-address="Calendario.G9">
          <table:error-message table:message-type="stop" table:title="Errore" table:display="true">
            <text:p>Inserisci un risultato valido</text:p>
          </table:error-message>
        </table:content-validation>
        <table:content-validation table:name="val7" table:base-cell-address="Playoff.B14">
          <table:error-message table:message-type="stop" table:title="Errore" table:display="true">
            <text:p>Inserire un nome di squadra valido</text:p>
          </table:error-message>
        </table:content-validation>
      </table:content-validations>
      <table:table table:name="Campionato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31"/>
        <table:table-column table:style-name="co2" table:default-cell-style-name="ce33"/>
        <table:table-row table:style-name="ro1">
          <table:table-cell table:style-name="ce30" office:value-type="string" calcext:value-type="string">
            <text:p>Nome Campionato</text:p>
          </table:table-cell>
          <table:table-cell table:style-name="ce32" office:value-type="string" calcext:value-type="string">
            <text:p>Campionato a 9 squadre sola andata</text:p>
          </table:table-cell>
        </table:table-row>
        <table:table-row table:style-name="ro1">
          <table:table-cell table:style-name="ce30" office:value-type="string" calcext:value-type="string">
            <text:p>Nazione/Regione/Sezione</text:p>
          </table:table-cell>
          <table:table-cell table:style-name="ce32" office:value-type="string" calcext:value-type="string">
            <text:p>Sezione di Zoolandia</text:p>
          </table:table-cell>
        </table:table-row>
        <table:table-row table:style-name="ro1">
          <table:table-cell table:style-name="ce30" office:value-type="string" calcext:value-type="string">
            <text:p>Stagione</text:p>
          </table:table-cell>
          <table:table-cell table:style-name="ce32" office:value-type="string" calcext:value-type="string">
            <text:p>Stagione 2019/2020</text:p>
          </table:table-cell>
        </table:table-row>
        <table:table-row table:style-name="ro1">
          <table:table-cell table:style-name="ce30" office:value-type="string" calcext:value-type="string">
            <text:p>Punti vittoria</text:p>
          </table:table-cell>
          <table:table-cell table:style-name="ce32" office:value-type="float" office:value="3" calcext:value-type="float">
            <text:p>3</text:p>
          </table:table-cell>
        </table:table-row>
        <table:table-row table:style-name="ro1">
          <table:table-cell table:style-name="ce30" office:value-type="string" calcext:value-type="string">
            <text:p>Punti sconfitta</text:p>
          </table:table-cell>
          <table:table-cell table:style-name="ce32" office:value-type="float" office:value="1" calcext:value-type="float">
            <text:p>1</text:p>
          </table:table-cell>
        </table:table-row>
        <table:table-row table:style-name="ro1">
          <table:table-cell table:style-name="ce30" office:value-type="string" calcext:value-type="string">
            <text:p>Punti forfait</text:p>
          </table:table-cell>
          <table:table-cell table:style-name="ce32" office:value-type="float" office:value="0" calcext:value-type="float">
            <text:p>0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quadre" table:style-name="ta1" table:protected="true" table:print-ranges="Squadre.A1:Squadre.C1048576">
        <loext:table-protection loext:select-unprotected-cells="true"/>
        <office:forms form:automatic-focus="false" form:apply-design-mode="false"/>
        <table:table-column table:style-name="co12" table:number-columns-repeated="3" table:default-cell-style-name="ce123"/>
        <table:table-column table:style-name="co13" table:default-cell-style-name="ce126"/>
        <table:table-column table:style-name="co14" table:default-cell-style-name="ce133"/>
        <table:table-column table:style-name="co15" table:default-cell-style-name="ce145"/>
        <table:table-column table:style-name="co17" table:default-cell-style-name="ce126"/>
        <table:table-column table:style-name="co9" table:default-cell-style-name="ce126"/>
        <table:table-column table:style-name="co10" table:number-columns-repeated="3" table:default-cell-style-name="ce126"/>
        <table:table-column table:style-name="co18" table:default-cell-style-name="ce126"/>
        <table:table-column table:style-name="co19" table:default-cell-style-name="ce126"/>
        <table:table-column table:style-name="co20" table:default-cell-style-name="ce153"/>
        <table:table-column table:style-name="co21" table:number-columns-repeated="2" table:default-cell-style-name="ce126"/>
        <table:table-column table:style-name="co20" table:default-cell-style-name="ce166"/>
        <table:table-column table:style-name="co11" table:number-columns-repeated="9" table:default-cell-style-name="ce153"/>
        <table:table-column table:style-name="co11" table:visibility="collapse" table:default-cell-style-name="ce153"/>
        <table:table-column table:style-name="co11" table:number-columns-repeated="9" table:default-cell-style-name="ce126"/>
        <table:table-column table:style-name="co11" table:visibility="collapse" table:default-cell-style-name="ce126"/>
        <table:table-column table:style-name="co11" table:number-columns-repeated="986" table:default-cell-style-name="Default"/>
        <table:table-row table:style-name="ro1">
          <table:table-cell table:style-name="ce118" office:value-type="string" calcext:value-type="string" table:number-columns-spanned="1" table:number-rows-spanned="2">
            <text:p>Squadra</text:p>
          </table:table-cell>
          <table:table-cell table:style-name="ce118" office:value-type="string" calcext:value-type="string" table:number-columns-spanned="1" table:number-rows-spanned="2">
            <text:p>Nome</text:p>
            <text:p>Campo</text:p>
          </table:table-cell>
          <table:table-cell table:style-name="ce118" office:value-type="string" calcext:value-type="string" table:number-columns-spanned="1" table:number-rows-spanned="2">
            <text:p>Mappa</text:p>
            <text:p>Campo</text:p>
          </table:table-cell>
          <table:table-cell table:style-name="ce124" office:value-type="string" calcext:value-type="string" table:number-columns-spanned="1" table:number-rows-spanned="2">
            <text:p>Posizione</text:p>
          </table:table-cell>
          <table:table-cell table:style-name="ce128" office:value-type="string" calcext:value-type="string" table:number-columns-spanned="1" table:number-rows-spanned="2">
            <text:p>Squadra</text:p>
          </table:table-cell>
          <table:table-cell table:style-name="ce134" office:value-type="string" calcext:value-type="string" table:number-columns-spanned="1" table:number-rows-spanned="2">
            <text:p>Coefficiente</text:p>
          </table:table-cell>
          <table:table-cell table:style-name="ce124" office:value-type="string" calcext:value-type="string" table:number-columns-spanned="1" table:number-rows-spanned="2">
            <text:p>Punti</text:p>
            <text:p>Classifica</text:p>
          </table:table-cell>
          <table:table-cell table:style-name="ce124" office:value-type="string" calcext:value-type="string" table:number-columns-spanned="1" table:number-rows-spanned="2">
            <text:p>Partite</text:p>
            <text:p>Giocate</text:p>
          </table:table-cell>
          <table:table-cell table:style-name="ce124" office:value-type="string" calcext:value-type="string" table:number-columns-spanned="1" table:number-rows-spanned="2">
            <text:p>Partite</text:p>
            <text:p>Vinte</text:p>
          </table:table-cell>
          <table:table-cell table:style-name="ce124" office:value-type="string" calcext:value-type="string" table:number-columns-spanned="1" table:number-rows-spanned="2">
            <text:p>Partite</text:p>
            <text:p>Perse</text:p>
          </table:table-cell>
          <table:table-cell table:style-name="ce124" office:value-type="string" calcext:value-type="string" table:number-columns-spanned="1" table:number-rows-spanned="2">
            <text:p>Partite</text:p>
            <text:p>Forfait</text:p>
          </table:table-cell>
          <table:table-cell table:style-name="ce124" office:value-type="string" calcext:value-type="string" table:number-columns-spanned="1" table:number-rows-spanned="2">
            <text:p>Punti</text:p>
            <text:p>Fatti</text:p>
          </table:table-cell>
          <table:table-cell table:style-name="ce124" office:value-type="string" calcext:value-type="string" table:number-columns-spanned="1" table:number-rows-spanned="2">
            <text:p>Punti</text:p>
            <text:p>Subiti</text:p>
          </table:table-cell>
          <table:table-cell table:style-name="ce49" office:value-type="string" calcext:value-type="string" table:number-columns-spanned="1" table:number-rows-spanned="2">
            <text:p>Differenza</text:p>
            <text:p>Punti</text:p>
          </table:table-cell>
          <table:table-cell table:style-name="ce124" office:value-type="string" calcext:value-type="string" table:number-columns-spanned="1" table:number-rows-spanned="2">
            <text:p>Media</text:p>
            <text:p>Punti</text:p>
            <text:p>Fatti</text:p>
          </table:table-cell>
          <table:table-cell table:style-name="ce161" office:value-type="string" calcext:value-type="string" table:number-columns-spanned="1" table:number-rows-spanned="2">
            <text:p>Media</text:p>
            <text:p>Punti</text:p>
            <text:p>Subiti</text:p>
          </table:table-cell>
          <table:table-cell table:style-name="ce163" office:value-type="string" calcext:value-type="string" table:number-columns-spanned="1" table:number-rows-spanned="2">
            <text:p>Media</text:p>
            <text:p>Differenza</text:p>
            <text:p>Punti</text:p>
          </table:table-cell>
          <table:table-cell table:style-name="ce49" office:value-type="string" calcext:value-type="string" table:number-columns-spanned="10" table:number-rows-spanned="1">
            <text:p>Differenza Punti Scontri Diretti</text:p>
          </table:table-cell>
          <table:covered-table-cell table:number-columns-repeated="9" table:style-name="ce50"/>
          <table:table-cell table:style-name="ce167" office:value-type="string" calcext:value-type="string" table:number-columns-spanned="10" table:number-rows-spanned="1">
            <text:p>Punti Fatti Scontri Diretti</text:p>
          </table:table-cell>
          <table:covered-table-cell table:number-columns-repeated="9" table:style-name="ce169"/>
          <table:table-cell table:style-name="ce170" table:number-columns-repeated="978"/>
          <table:table-cell table:style-name="ce171" table:number-columns-repeated="8"/>
        </table:table-row>
        <table:table-row table:style-name="ro3">
          <table:covered-table-cell table:number-columns-repeated="3" table:style-name="ce119"/>
          <table:covered-table-cell table:style-name="ce125"/>
          <table:covered-table-cell table:style-name="ce131"/>
          <table:covered-table-cell table:style-name="ce135"/>
          <table:covered-table-cell table:number-columns-repeated="7" table:style-name="ce125"/>
          <table:covered-table-cell table:style-name="ce50"/>
          <table:covered-table-cell table:number-columns-repeated="2" table:style-name="ce159"/>
          <table:covered-table-cell table:style-name="ce165"/>
          <table:table-cell table:style-name="ce50" table:formula="of:=[.$E3]" office:value-type="string" office:string-value="Albatros" calcext:value-type="string">
            <text:p>Albatros</text:p>
          </table:table-cell>
          <table:table-cell table:style-name="ce50" table:formula="of:=[.$E4]" office:value-type="string" office:string-value="Barracuda" calcext:value-type="string">
            <text:p>Barracuda</text:p>
          </table:table-cell>
          <table:table-cell table:style-name="ce50" table:formula="of:=[.$E5]" office:value-type="string" office:string-value="Cinghiali" calcext:value-type="string">
            <text:p>Cinghiali</text:p>
          </table:table-cell>
          <table:table-cell table:style-name="ce50" table:formula="of:=[.$E6]" office:value-type="string" office:string-value="Delfini" calcext:value-type="string">
            <text:p>Delfini</text:p>
          </table:table-cell>
          <table:table-cell table:style-name="ce50" table:formula="of:=[.$E7]" office:value-type="string" office:string-value="Elefanti" calcext:value-type="string">
            <text:p>Elefanti</text:p>
          </table:table-cell>
          <table:table-cell table:style-name="ce50" table:formula="of:=[.$E8]" office:value-type="string" office:string-value="Fenicotteri" calcext:value-type="string">
            <text:p>Fenicotteri</text:p>
          </table:table-cell>
          <table:table-cell table:style-name="ce50" table:formula="of:=[.$E9]" office:value-type="string" office:string-value="Gazzelle" calcext:value-type="string">
            <text:p>Gazzelle</text:p>
          </table:table-cell>
          <table:table-cell table:style-name="ce50" table:formula="of:=[.$E10]" office:value-type="string" office:string-value="Iene" calcext:value-type="string">
            <text:p>Iene</text:p>
          </table:table-cell>
          <table:table-cell table:style-name="ce50" table:formula="of:=[.$E11]" office:value-type="string" office:string-value="Leoni" calcext:value-type="string">
            <text:p>Leoni</text:p>
          </table:table-cell>
          <table:table-cell table:style-name="ce50"/>
          <table:table-cell table:style-name="ce50" table:formula="of:=[.$E3]" office:value-type="string" office:string-value="Albatros" calcext:value-type="string">
            <text:p>Albatros</text:p>
          </table:table-cell>
          <table:table-cell table:style-name="ce50" table:formula="of:=[.$E4]" office:value-type="string" office:string-value="Barracuda" calcext:value-type="string">
            <text:p>Barracuda</text:p>
          </table:table-cell>
          <table:table-cell table:style-name="ce50" table:formula="of:=[.$E5]" office:value-type="string" office:string-value="Cinghiali" calcext:value-type="string">
            <text:p>Cinghiali</text:p>
          </table:table-cell>
          <table:table-cell table:style-name="ce50" table:formula="of:=[.$E6]" office:value-type="string" office:string-value="Delfini" calcext:value-type="string">
            <text:p>Delfini</text:p>
          </table:table-cell>
          <table:table-cell table:style-name="ce50" table:formula="of:=[.$E7]" office:value-type="string" office:string-value="Elefanti" calcext:value-type="string">
            <text:p>Elefanti</text:p>
          </table:table-cell>
          <table:table-cell table:style-name="ce50" table:formula="of:=[.$E8]" office:value-type="string" office:string-value="Fenicotteri" calcext:value-type="string">
            <text:p>Fenicotteri</text:p>
          </table:table-cell>
          <table:table-cell table:style-name="ce50" table:formula="of:=[.$E9]" office:value-type="string" office:string-value="Gazzelle" calcext:value-type="string">
            <text:p>Gazzelle</text:p>
          </table:table-cell>
          <table:table-cell table:style-name="ce50" table:formula="of:=[.$E10]" office:value-type="string" office:string-value="Iene" calcext:value-type="string">
            <text:p>Iene</text:p>
          </table:table-cell>
          <table:table-cell table:style-name="ce50" table:formula="of:=[.$E11]" office:value-type="string" office:string-value="Leoni" calcext:value-type="string">
            <text:p>Leoni</text:p>
          </table:table-cell>
          <table:table-cell table:style-name="ce50"/>
          <table:table-cell table:style-name="ce170" table:number-columns-repeated="978"/>
          <table:table-cell table:style-name="ce171" table:number-columns-repeated="8"/>
        </table:table-row>
        <table:table-row table:style-name="ro1">
          <table:table-cell table:style-name="ce122" office:value-type="string" calcext:value-type="string">
            <text:p>Albatros</text:p>
          </table:table-cell>
          <table:table-cell table:style-name="ce122" table:formula="of:=&quot;Campo &quot;&amp;[.A3]" office:value-type="string" office:string-value="Campo Albatros" calcext:value-type="string">
            <text:p>Campo Albatros</text:p>
          </table:table-cell>
          <table:table-cell table:style-name="ce122" table:formula="of:=&quot;https://www.google.it/maps/search/&quot;&amp;SUBSTITUTE([.B3];&quot; &quot;;&quot;+&quot;)" office:value-type="string" office:string-value="https://www.google.it/maps/search/Campo+Albatros" calcext:value-type="string">
            <text:p>https://www.google.it/maps/search/Campo+Albatros</text:p>
          </table:table-cell>
          <table:table-cell table:formula="of:=COUNTIF(areaCoefficienteSquadre;&quot;&gt;=&quot;&amp;[.$F3])-1" office:value-type="float" office:value="7" calcext:value-type="float">
            <text:p>7</text:p>
          </table:table-cell>
          <table:table-cell table:formula="of:=[.A3]&amp;&quot;&quot;" office:value-type="string" office:string-value="Albatros" calcext:value-type="string">
            <text:p>Albatros</text:p>
          </table:table-cell>
          <table:table-cell table:style-name="ce137" table:formula="of:=TEXT([.$G3];&quot;+000;-000&quot;)&amp;TEXT(500+SUM([.$R3:.$AA3]);&quot;+000;-000&quot;)&amp;TEXT(SUM([.$AB3:.$AK3]);&quot;+000;-000&quot;)&amp;TEXT(500+[.$N3];&quot;+000;-000&quot;)&amp;TEXT([.$L3];&quot;+000;-000&quot;)&amp;TEXT(ORG.LIBREOFFICE.RANDBETWEEN.NV(0;999);&quot;+000;-000&quot;)" office:value-type="string" office:string-value="+006+500+000+324+149+158" calcext:value-type="string">
            <text:p>+006+500+000+324+149+158</text:p>
          </table:table-cell>
          <table:table-cell table:formula="of:=[.I3]*constPuntiVittoria+[.J3]*constPuntiSconfitta+[.K3]*constPuntiForfait" office:value-type="float" office:value="6" calcext:value-type="float">
            <text:p>6</text:p>
          </table:table-cell>
          <table:table-cell table:formula="of:=SUM([.I3:.K3])" office:value-type="float" office:value="6" calcext:value-type="float">
            <text:p>6</text:p>
          </table:table-cell>
          <table:table-cell table:formula="of:=SUMIF(areaSquadraACalendario;[.E3];areaVintaACalendario)+SUMIF(areaSquadraBCalendario;[.E3];areaVintaBCalendario)" office:value-type="float" office:value="0" calcext:value-type="float">
            <text:p>0</text:p>
          </table:table-cell>
          <table:table-cell table:formula="of:=SUMIF(areaSquadraACalendario;[.E3];areaPersaACalendario)+SUMIF(areaSquadraBCalendario;[.E3];areaPersaBCalendario)" office:value-type="float" office:value="6" calcext:value-type="float">
            <text:p>6</text:p>
          </table:table-cell>
          <table:table-cell table:formula="of:=SUMIF(areaSquadraACalendario;[.E3];areaForfaitACalendario)+SUMIF(areaSquadraBCalendario;[.E3];areaForfaitBCalendario)" office:value-type="float" office:value="0" calcext:value-type="float">
            <text:p>0</text:p>
          </table:table-cell>
          <table:table-cell table:formula="of:=SUMIF(areaSquadraACalendario;[.E3];areaPuntiFattiACalendario)+SUMIF(areaSquadraBCalendario;[.E3];areaPuntiFattiBCalendario)" office:value-type="float" office:value="149" calcext:value-type="float">
            <text:p>149</text:p>
          </table:table-cell>
          <table:table-cell table:formula="of:=SUMIF(areaSquadraACalendario;[.E3];areaPuntiSubitiACalendario)+SUMIF(areaSquadraBCalendario;[.E3];areaPuntiSubitiBCalendario)" office:value-type="float" office:value="325" calcext:value-type="float">
            <text:p>325</text:p>
          </table:table-cell>
          <table:table-cell table:formula="of:=SUMIF(areaSquadraACalendario;[.E3];areaDifferenzaPuntiACalendario)+SUMIF(areaSquadraBCalendario;[.E3];areaDifferenzaPuntiBCalendario)" office:value-type="float" office:value="-176" calcext:value-type="float">
            <text:p>-176</text:p>
          </table:table-cell>
          <table:table-cell table:formula="of:=IF([.H3]=0;0;ROUND([.L3]/[.H3];2))" office:value-type="float" office:value="24.83" calcext:value-type="float">
            <text:p>24,83</text:p>
          </table:table-cell>
          <table:table-cell table:formula="of:=IF([.H3]=0;0;ROUND([.M3]/[.H3];2))" office:value-type="float" office:value="54.17" calcext:value-type="float">
            <text:p>54,17</text:p>
          </table:table-cell>
          <table:table-cell table:formula="of:=IF([.H3]=0;0;ROUND([.N3]/[.H3];2))" office:value-type="float" office:value="-29.33" calcext:value-type="float">
            <text:p>-29,33</text:p>
          </table:table-cell>
          <table:table-cell table:formula="of:=IF(AND([.$E3]&lt;&gt;[.R$2];VLOOKUP([.$E3];areaCercaPuntiClassificaSquadre;3;0)=VLOOKUP([.R$2];areaCercaPuntiClassificaSquadre;3;0));SUMIFS(areaDifferenzaPuntiACalendario;areaSquadraACalendario;[.$E3];areaSquadraBCalendario;[.R$2])+SUMIFS(areaDifferenzaPuntiBCalendario;areaSquadraBCalendario;[.$E3];areaSquadraACalendario;[.R$2]);&quot;-&quot;)" office:value-type="string" office:string-value="-" calcext:value-type="string">
            <text:p>-</text:p>
          </table:table-cell>
          <table:table-cell table:formula="of:=IF(AND([.$E3]&lt;&gt;[.S$2];VLOOKUP([.$E3];areaCercaPuntiClassificaSquadre;3;0)=VLOOKUP([.S$2];areaCercaPuntiClassificaSquadre;3;0));SUMIFS(areaDifferenzaPuntiACalendario;areaSquadraACalendario;[.$E3];areaSquadraBCalendario;[.S$2])+SUMIFS(areaDifferenzaPuntiBCalendario;areaSquadraBCalendario;[.$E3];areaSquadraACalendario;[.S$2]);&quot;-&quot;)" office:value-type="string" office:string-value="-" calcext:value-type="string">
            <text:p>-</text:p>
          </table:table-cell>
          <table:table-cell table:formula="of:=IF(AND([.$E3]&lt;&gt;[.T$2];VLOOKUP([.$E3];areaCercaPuntiClassificaSquadre;3;0)=VLOOKUP([.T$2];areaCercaPuntiClassificaSquadre;3;0));SUMIFS(areaDifferenzaPuntiACalendario;areaSquadraACalendario;[.$E3];areaSquadraBCalendario;[.T$2])+SUMIFS(areaDifferenzaPuntiBCalendario;areaSquadraBCalendario;[.$E3];areaSquadraACalendario;[.T$2]);&quot;-&quot;)" office:value-type="string" office:string-value="-" calcext:value-type="string">
            <text:p>-</text:p>
          </table:table-cell>
          <table:table-cell table:formula="of:=IF(AND([.$E3]&lt;&gt;[.U$2];VLOOKUP([.$E3];areaCercaPuntiClassificaSquadre;3;0)=VLOOKUP([.U$2];areaCercaPuntiClassificaSquadre;3;0));SUMIFS(areaDifferenzaPuntiACalendario;areaSquadraACalendario;[.$E3];areaSquadraBCalendario;[.U$2])+SUMIFS(areaDifferenzaPuntiBCalendario;areaSquadraBCalendario;[.$E3];areaSquadraACalendario;[.U$2]);&quot;-&quot;)" office:value-type="string" office:string-value="-" calcext:value-type="string">
            <text:p>-</text:p>
          </table:table-cell>
          <table:table-cell table:formula="of:=IF(AND([.$E3]&lt;&gt;[.V$2];VLOOKUP([.$E3];areaCercaPuntiClassificaSquadre;3;0)=VLOOKUP([.V$2];areaCercaPuntiClassificaSquadre;3;0));SUMIFS(areaDifferenzaPuntiACalendario;areaSquadraACalendario;[.$E3];areaSquadraBCalendario;[.V$2])+SUMIFS(areaDifferenzaPuntiBCalendario;areaSquadraBCalendario;[.$E3];areaSquadraACalendario;[.V$2]);&quot;-&quot;)" office:value-type="string" office:string-value="-" calcext:value-type="string">
            <text:p>-</text:p>
          </table:table-cell>
          <table:table-cell table:formula="of:=IF(AND([.$E3]&lt;&gt;[.W$2];VLOOKUP([.$E3];areaCercaPuntiClassificaSquadre;3;0)=VLOOKUP([.W$2];areaCercaPuntiClassificaSquadre;3;0));SUMIFS(areaDifferenzaPuntiACalendario;areaSquadraACalendario;[.$E3];areaSquadraBCalendario;[.W$2])+SUMIFS(areaDifferenzaPuntiBCalendario;areaSquadraBCalendario;[.$E3];areaSquadraACalendario;[.W$2]);&quot;-&quot;)" office:value-type="string" office:string-value="-" calcext:value-type="string">
            <text:p>-</text:p>
          </table:table-cell>
          <table:table-cell table:formula="of:=IF(AND([.$E3]&lt;&gt;[.X$2];VLOOKUP([.$E3];areaCercaPuntiClassificaSquadre;3;0)=VLOOKUP([.X$2];areaCercaPuntiClassificaSquadre;3;0));SUMIFS(areaDifferenzaPuntiACalendario;areaSquadraACalendario;[.$E3];areaSquadraBCalendario;[.X$2])+SUMIFS(areaDifferenzaPuntiBCalendario;areaSquadraBCalendario;[.$E3];areaSquadraACalendario;[.X$2]);&quot;-&quot;)" office:value-type="string" office:string-value="-" calcext:value-type="string">
            <text:p>-</text:p>
          </table:table-cell>
          <table:table-cell table:formula="of:=IF(AND([.$E3]&lt;&gt;[.Y$2];VLOOKUP([.$E3];areaCercaPuntiClassificaSquadre;3;0)=VLOOKUP([.Y$2];areaCercaPuntiClassificaSquadre;3;0));SUMIFS(areaDifferenzaPuntiACalendario;areaSquadraACalendario;[.$E3];areaSquadraBCalendario;[.Y$2])+SUMIFS(areaDifferenzaPuntiBCalendario;areaSquadraBCalendario;[.$E3];areaSquadraACalendario;[.Y$2]);&quot;-&quot;)" office:value-type="string" office:string-value="-" calcext:value-type="string">
            <text:p>-</text:p>
          </table:table-cell>
          <table:table-cell table:formula="of:=IF(AND([.$E3]&lt;&gt;[.Z$2];VLOOKUP([.$E3];areaCercaPuntiClassificaSquadre;3;0)=VLOOKUP([.Z$2];areaCercaPuntiClassificaSquadre;3;0));SUMIFS(areaDifferenzaPuntiACalendario;areaSquadraACalendario;[.$E3];areaSquadraBCalendario;[.Z$2])+SUMIFS(areaDifferenzaPuntiBCalendario;areaSquadraBCalendario;[.$E3];areaSquadraACalendario;[.Z$2]);&quot;-&quot;)" office:value-type="string" office:string-value="-" calcext:value-type="string">
            <text:p>-</text:p>
          </table:table-cell>
          <table:table-cell/>
          <table:table-cell table:style-name="ce168" table:formula="of:=IF(AND([.$E3]&lt;&gt;[.AB$2];VLOOKUP([.$E3];areaCercaPuntiClassificaSquadre;3;0)=VLOOKUP([.AB$2];areaCercaPuntiClassificaSquadre;3;0));SUMIFS(areaPuntiFattiACalendario;areaSquadraACalendario;[.$E3];areaSquadraBCalendario;[.AB$2])+SUMIFS(areaPuntiFattiBCalendario;areaSquadraBCalendario;[.$E3];areaSquadraACalendario;[.AB$2]);&quot;-&quot;)" office:value-type="string" office:string-value="-" calcext:value-type="string">
            <text:p>-</text:p>
          </table:table-cell>
          <table:table-cell table:formula="of:=IF(AND([.$E3]&lt;&gt;[.AC$2];VLOOKUP([.$E3];areaCercaPuntiClassificaSquadre;3;0)=VLOOKUP([.AC$2];areaCercaPuntiClassificaSquadre;3;0));SUMIFS(areaPuntiFattiACalendario;areaSquadraACalendario;[.$E3];areaSquadraBCalendario;[.AC$2])+SUMIFS(areaPuntiFattiBCalendario;areaSquadraBCalendario;[.$E3];areaSquadraACalendario;[.AC$2]);&quot;-&quot;)" office:value-type="string" office:string-value="-" calcext:value-type="string">
            <text:p>-</text:p>
          </table:table-cell>
          <table:table-cell table:formula="of:=IF(AND([.$E3]&lt;&gt;[.AD$2];VLOOKUP([.$E3];areaCercaPuntiClassificaSquadre;3;0)=VLOOKUP([.AD$2];areaCercaPuntiClassificaSquadre;3;0));SUMIFS(areaPuntiFattiACalendario;areaSquadraACalendario;[.$E3];areaSquadraBCalendario;[.AD$2])+SUMIFS(areaPuntiFattiBCalendario;areaSquadraBCalendario;[.$E3];areaSquadraACalendario;[.AD$2]);&quot;-&quot;)" office:value-type="string" office:string-value="-" calcext:value-type="string">
            <text:p>-</text:p>
          </table:table-cell>
          <table:table-cell table:formula="of:=IF(AND([.$E3]&lt;&gt;[.AE$2];VLOOKUP([.$E3];areaCercaPuntiClassificaSquadre;3;0)=VLOOKUP([.AE$2];areaCercaPuntiClassificaSquadre;3;0));SUMIFS(areaPuntiFattiACalendario;areaSquadraACalendario;[.$E3];areaSquadraBCalendario;[.AE$2])+SUMIFS(areaPuntiFattiBCalendario;areaSquadraBCalendario;[.$E3];areaSquadraACalendario;[.AE$2]);&quot;-&quot;)" office:value-type="string" office:string-value="-" calcext:value-type="string">
            <text:p>-</text:p>
          </table:table-cell>
          <table:table-cell table:formula="of:=IF(AND([.$E3]&lt;&gt;[.AF$2];VLOOKUP([.$E3];areaCercaPuntiClassificaSquadre;3;0)=VLOOKUP([.AF$2];areaCercaPuntiClassificaSquadre;3;0));SUMIFS(areaPuntiFattiACalendario;areaSquadraACalendario;[.$E3];areaSquadraBCalendario;[.AF$2])+SUMIFS(areaPuntiFattiBCalendario;areaSquadraBCalendario;[.$E3];areaSquadraACalendario;[.AF$2]);&quot;-&quot;)" office:value-type="string" office:string-value="-" calcext:value-type="string">
            <text:p>-</text:p>
          </table:table-cell>
          <table:table-cell table:formula="of:=IF(AND([.$E3]&lt;&gt;[.AG$2];VLOOKUP([.$E3];areaCercaPuntiClassificaSquadre;3;0)=VLOOKUP([.AG$2];areaCercaPuntiClassificaSquadre;3;0));SUMIFS(areaPuntiFattiACalendario;areaSquadraACalendario;[.$E3];areaSquadraBCalendario;[.AG$2])+SUMIFS(areaPuntiFattiBCalendario;areaSquadraBCalendario;[.$E3];areaSquadraACalendario;[.AG$2]);&quot;-&quot;)" office:value-type="string" office:string-value="-" calcext:value-type="string">
            <text:p>-</text:p>
          </table:table-cell>
          <table:table-cell table:formula="of:=IF(AND([.$E3]&lt;&gt;[.AH$2];VLOOKUP([.$E3];areaCercaPuntiClassificaSquadre;3;0)=VLOOKUP([.AH$2];areaCercaPuntiClassificaSquadre;3;0));SUMIFS(areaPuntiFattiACalendario;areaSquadraACalendario;[.$E3];areaSquadraBCalendario;[.AH$2])+SUMIFS(areaPuntiFattiBCalendario;areaSquadraBCalendario;[.$E3];areaSquadraACalendario;[.AH$2]);&quot;-&quot;)" office:value-type="string" office:string-value="-" calcext:value-type="string">
            <text:p>-</text:p>
          </table:table-cell>
          <table:table-cell table:formula="of:=IF(AND([.$E3]&lt;&gt;[.AI$2];VLOOKUP([.$E3];areaCercaPuntiClassificaSquadre;3;0)=VLOOKUP([.AI$2];areaCercaPuntiClassificaSquadre;3;0));SUMIFS(areaPuntiFattiACalendario;areaSquadraACalendario;[.$E3];areaSquadraBCalendario;[.AI$2])+SUMIFS(areaPuntiFattiBCalendario;areaSquadraBCalendario;[.$E3];areaSquadraACalendario;[.AI$2]);&quot;-&quot;)" office:value-type="string" office:string-value="-" calcext:value-type="string">
            <text:p>-</text:p>
          </table:table-cell>
          <table:table-cell table:formula="of:=IF(AND([.$E3]&lt;&gt;[.AJ$2];VLOOKUP([.$E3];areaCercaPuntiClassificaSquadre;3;0)=VLOOKUP([.AJ$2];areaCercaPuntiClassificaSquadre;3;0));SUMIFS(areaPuntiFattiACalendario;areaSquadraACalendario;[.$E3];areaSquadraBCalendario;[.AJ$2])+SUMIFS(areaPuntiFattiBCalendario;areaSquadraBCalendario;[.$E3];areaSquadraACalendario;[.AJ$2]);&quot;-&quot;)" office:value-type="string" office:string-value="-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122" office:value-type="string" calcext:value-type="string">
            <text:p>Barracuda</text:p>
          </table:table-cell>
          <table:table-cell table:style-name="ce122" table:formula="of:=&quot;Campo &quot;&amp;[.A4]" office:value-type="string" office:string-value="Campo Barracuda" calcext:value-type="string">
            <text:p>Campo Barracuda</text:p>
          </table:table-cell>
          <table:table-cell table:style-name="ce122" table:formula="of:=&quot;https://www.google.it/maps/search/&quot;&amp;SUBSTITUTE([.B4];&quot; &quot;;&quot;+&quot;)" office:value-type="string" office:string-value="https://www.google.it/maps/search/Campo+Barracuda" calcext:value-type="string">
            <text:p>https://www.google.it/maps/search/Campo+Barracuda</text:p>
          </table:table-cell>
          <table:table-cell table:formula="of:=COUNTIF(areaCoefficienteSquadre;&quot;&gt;=&quot;&amp;[.$F4])-1" office:value-type="float" office:value="4" calcext:value-type="float">
            <text:p>4</text:p>
          </table:table-cell>
          <table:table-cell table:formula="of:=[.A4]&amp;&quot;&quot;" office:value-type="string" office:string-value="Barracuda" calcext:value-type="string">
            <text:p>Barracuda</text:p>
          </table:table-cell>
          <table:table-cell table:style-name="ce137" table:formula="of:=TEXT([.$G4];&quot;+000;-000&quot;)&amp;TEXT(500+SUM([.$R4:.$AA4]);&quot;+000;-000&quot;)&amp;TEXT(SUM([.$AB4:.$AK4]);&quot;+000;-000&quot;)&amp;TEXT(500+[.$N4];&quot;+000;-000&quot;)&amp;TEXT([.$L4];&quot;+000;-000&quot;)&amp;TEXT(ORG.LIBREOFFICE.RANDBETWEEN.NV(0;999);&quot;+000;-000&quot;)" office:value-type="string" office:string-value="+012+500+000+580+359+791" calcext:value-type="string">
            <text:p>+012+500+000+580+359+791</text:p>
          </table:table-cell>
          <table:table-cell table:formula="of:=[.I4]*constPuntiVittoria+[.J4]*constPuntiSconfitta+[.K4]*constPuntiForfait" office:value-type="float" office:value="12" calcext:value-type="float">
            <text:p>12</text:p>
          </table:table-cell>
          <table:table-cell table:formula="of:=SUM([.I4:.K4])" office:value-type="float" office:value="6" calcext:value-type="float">
            <text:p>6</text:p>
          </table:table-cell>
          <table:table-cell table:formula="of:=SUMIF(areaSquadraACalendario;[.E4];areaVintaACalendario)+SUMIF(areaSquadraBCalendario;[.E4];areaVintaBCalendario)" office:value-type="float" office:value="3" calcext:value-type="float">
            <text:p>3</text:p>
          </table:table-cell>
          <table:table-cell table:formula="of:=SUMIF(areaSquadraACalendario;[.E4];areaPersaACalendario)+SUMIF(areaSquadraBCalendario;[.E4];areaPersaBCalendario)" office:value-type="float" office:value="3" calcext:value-type="float">
            <text:p>3</text:p>
          </table:table-cell>
          <table:table-cell table:formula="of:=SUMIF(areaSquadraACalendario;[.E4];areaForfaitACalendario)+SUMIF(areaSquadraBCalendario;[.E4];areaForfaitBCalendario)" office:value-type="float" office:value="0" calcext:value-type="float">
            <text:p>0</text:p>
          </table:table-cell>
          <table:table-cell table:formula="of:=SUMIF(areaSquadraACalendario;[.E4];areaPuntiFattiACalendario)+SUMIF(areaSquadraBCalendario;[.E4];areaPuntiFattiBCalendario)" office:value-type="float" office:value="359" calcext:value-type="float">
            <text:p>359</text:p>
          </table:table-cell>
          <table:table-cell table:formula="of:=SUMIF(areaSquadraACalendario;[.E4];areaPuntiSubitiACalendario)+SUMIF(areaSquadraBCalendario;[.E4];areaPuntiSubitiBCalendario)" office:value-type="float" office:value="279" calcext:value-type="float">
            <text:p>279</text:p>
          </table:table-cell>
          <table:table-cell table:formula="of:=SUMIF(areaSquadraACalendario;[.E4];areaDifferenzaPuntiACalendario)+SUMIF(areaSquadraBCalendario;[.E4];areaDifferenzaPuntiBCalendario)" office:value-type="float" office:value="80" calcext:value-type="float">
            <text:p>+80</text:p>
          </table:table-cell>
          <table:table-cell table:formula="of:=IF([.H4]=0;0;ROUND([.L4]/[.H4];2))" office:value-type="float" office:value="59.83" calcext:value-type="float">
            <text:p>59,83</text:p>
          </table:table-cell>
          <table:table-cell table:formula="of:=IF([.H4]=0;0;ROUND([.M4]/[.H4];2))" office:value-type="float" office:value="46.5" calcext:value-type="float">
            <text:p>46,5</text:p>
          </table:table-cell>
          <table:table-cell table:formula="of:=IF([.H4]=0;0;ROUND([.N4]/[.H4];2))" office:value-type="float" office:value="13.33" calcext:value-type="float">
            <text:p>+13,33</text:p>
          </table:table-cell>
          <table:table-cell table:formula="of:=IF(AND([.$E4]&lt;&gt;[.R$2];VLOOKUP([.$E4];areaCercaPuntiClassificaSquadre;3;0)=VLOOKUP([.R$2];areaCercaPuntiClassificaSquadre;3;0));SUMIFS(areaDifferenzaPuntiACalendario;areaSquadraACalendario;[.$E4];areaSquadraBCalendario;[.R$2])+SUMIFS(areaDifferenzaPuntiBCalendario;areaSquadraBCalendario;[.$E4];areaSquadraACalendario;[.R$2]);&quot;-&quot;)" office:value-type="string" office:string-value="-" calcext:value-type="string">
            <text:p>-</text:p>
          </table:table-cell>
          <table:table-cell table:formula="of:=IF(AND([.$E4]&lt;&gt;[.S$2];VLOOKUP([.$E4];areaCercaPuntiClassificaSquadre;3;0)=VLOOKUP([.S$2];areaCercaPuntiClassificaSquadre;3;0));SUMIFS(areaDifferenzaPuntiACalendario;areaSquadraACalendario;[.$E4];areaSquadraBCalendario;[.S$2])+SUMIFS(areaDifferenzaPuntiBCalendario;areaSquadraBCalendario;[.$E4];areaSquadraACalendario;[.S$2]);&quot;-&quot;)" office:value-type="string" office:string-value="-" calcext:value-type="string">
            <text:p>-</text:p>
          </table:table-cell>
          <table:table-cell table:formula="of:=IF(AND([.$E4]&lt;&gt;[.T$2];VLOOKUP([.$E4];areaCercaPuntiClassificaSquadre;3;0)=VLOOKUP([.T$2];areaCercaPuntiClassificaSquadre;3;0));SUMIFS(areaDifferenzaPuntiACalendario;areaSquadraACalendario;[.$E4];areaSquadraBCalendario;[.T$2])+SUMIFS(areaDifferenzaPuntiBCalendario;areaSquadraBCalendario;[.$E4];areaSquadraACalendario;[.T$2]);&quot;-&quot;)" office:value-type="string" office:string-value="-" calcext:value-type="string">
            <text:p>-</text:p>
          </table:table-cell>
          <table:table-cell table:formula="of:=IF(AND([.$E4]&lt;&gt;[.U$2];VLOOKUP([.$E4];areaCercaPuntiClassificaSquadre;3;0)=VLOOKUP([.U$2];areaCercaPuntiClassificaSquadre;3;0));SUMIFS(areaDifferenzaPuntiACalendario;areaSquadraACalendario;[.$E4];areaSquadraBCalendario;[.U$2])+SUMIFS(areaDifferenzaPuntiBCalendario;areaSquadraBCalendario;[.$E4];areaSquadraACalendario;[.U$2]);&quot;-&quot;)" office:value-type="string" office:string-value="-" calcext:value-type="string">
            <text:p>-</text:p>
          </table:table-cell>
          <table:table-cell table:formula="of:=IF(AND([.$E4]&lt;&gt;[.V$2];VLOOKUP([.$E4];areaCercaPuntiClassificaSquadre;3;0)=VLOOKUP([.V$2];areaCercaPuntiClassificaSquadre;3;0));SUMIFS(areaDifferenzaPuntiACalendario;areaSquadraACalendario;[.$E4];areaSquadraBCalendario;[.V$2])+SUMIFS(areaDifferenzaPuntiBCalendario;areaSquadraBCalendario;[.$E4];areaSquadraACalendario;[.V$2]);&quot;-&quot;)" office:value-type="string" office:string-value="-" calcext:value-type="string">
            <text:p>-</text:p>
          </table:table-cell>
          <table:table-cell table:formula="of:=IF(AND([.$E4]&lt;&gt;[.W$2];VLOOKUP([.$E4];areaCercaPuntiClassificaSquadre;3;0)=VLOOKUP([.W$2];areaCercaPuntiClassificaSquadre;3;0));SUMIFS(areaDifferenzaPuntiACalendario;areaSquadraACalendario;[.$E4];areaSquadraBCalendario;[.W$2])+SUMIFS(areaDifferenzaPuntiBCalendario;areaSquadraBCalendario;[.$E4];areaSquadraACalendario;[.W$2]);&quot;-&quot;)" office:value-type="string" office:string-value="-" calcext:value-type="string">
            <text:p>-</text:p>
          </table:table-cell>
          <table:table-cell table:formula="of:=IF(AND([.$E4]&lt;&gt;[.X$2];VLOOKUP([.$E4];areaCercaPuntiClassificaSquadre;3;0)=VLOOKUP([.X$2];areaCercaPuntiClassificaSquadre;3;0));SUMIFS(areaDifferenzaPuntiACalendario;areaSquadraACalendario;[.$E4];areaSquadraBCalendario;[.X$2])+SUMIFS(areaDifferenzaPuntiBCalendario;areaSquadraBCalendario;[.$E4];areaSquadraACalendario;[.X$2]);&quot;-&quot;)" office:value-type="string" office:string-value="-" calcext:value-type="string">
            <text:p>-</text:p>
          </table:table-cell>
          <table:table-cell table:formula="of:=IF(AND([.$E4]&lt;&gt;[.Y$2];VLOOKUP([.$E4];areaCercaPuntiClassificaSquadre;3;0)=VLOOKUP([.Y$2];areaCercaPuntiClassificaSquadre;3;0));SUMIFS(areaDifferenzaPuntiACalendario;areaSquadraACalendario;[.$E4];areaSquadraBCalendario;[.Y$2])+SUMIFS(areaDifferenzaPuntiBCalendario;areaSquadraBCalendario;[.$E4];areaSquadraACalendario;[.Y$2]);&quot;-&quot;)" office:value-type="string" office:string-value="-" calcext:value-type="string">
            <text:p>-</text:p>
          </table:table-cell>
          <table:table-cell table:formula="of:=IF(AND([.$E4]&lt;&gt;[.Z$2];VLOOKUP([.$E4];areaCercaPuntiClassificaSquadre;3;0)=VLOOKUP([.Z$2];areaCercaPuntiClassificaSquadre;3;0));SUMIFS(areaDifferenzaPuntiACalendario;areaSquadraACalendario;[.$E4];areaSquadraBCalendario;[.Z$2])+SUMIFS(areaDifferenzaPuntiBCalendario;areaSquadraBCalendario;[.$E4];areaSquadraACalendario;[.Z$2]);&quot;-&quot;)" office:value-type="string" office:string-value="-" calcext:value-type="string">
            <text:p>-</text:p>
          </table:table-cell>
          <table:table-cell/>
          <table:table-cell table:formula="of:=IF(AND([.$E4]&lt;&gt;[.AB$2];VLOOKUP([.$E4];areaCercaPuntiClassificaSquadre;3;0)=VLOOKUP([.AB$2];areaCercaPuntiClassificaSquadre;3;0));SUMIFS(areaPuntiFattiACalendario;areaSquadraACalendario;[.$E4];areaSquadraBCalendario;[.AB$2])+SUMIFS(areaPuntiFattiBCalendario;areaSquadraBCalendario;[.$E4];areaSquadraACalendario;[.AB$2]);&quot;-&quot;)" office:value-type="string" office:string-value="-" calcext:value-type="string">
            <text:p>-</text:p>
          </table:table-cell>
          <table:table-cell table:formula="of:=IF(AND([.$E4]&lt;&gt;[.AC$2];VLOOKUP([.$E4];areaCercaPuntiClassificaSquadre;3;0)=VLOOKUP([.AC$2];areaCercaPuntiClassificaSquadre;3;0));SUMIFS(areaPuntiFattiACalendario;areaSquadraACalendario;[.$E4];areaSquadraBCalendario;[.AC$2])+SUMIFS(areaPuntiFattiBCalendario;areaSquadraBCalendario;[.$E4];areaSquadraACalendario;[.AC$2]);&quot;-&quot;)" office:value-type="string" office:string-value="-" calcext:value-type="string">
            <text:p>-</text:p>
          </table:table-cell>
          <table:table-cell table:formula="of:=IF(AND([.$E4]&lt;&gt;[.AD$2];VLOOKUP([.$E4];areaCercaPuntiClassificaSquadre;3;0)=VLOOKUP([.AD$2];areaCercaPuntiClassificaSquadre;3;0));SUMIFS(areaPuntiFattiACalendario;areaSquadraACalendario;[.$E4];areaSquadraBCalendario;[.AD$2])+SUMIFS(areaPuntiFattiBCalendario;areaSquadraBCalendario;[.$E4];areaSquadraACalendario;[.AD$2]);&quot;-&quot;)" office:value-type="string" office:string-value="-" calcext:value-type="string">
            <text:p>-</text:p>
          </table:table-cell>
          <table:table-cell table:formula="of:=IF(AND([.$E4]&lt;&gt;[.AE$2];VLOOKUP([.$E4];areaCercaPuntiClassificaSquadre;3;0)=VLOOKUP([.AE$2];areaCercaPuntiClassificaSquadre;3;0));SUMIFS(areaPuntiFattiACalendario;areaSquadraACalendario;[.$E4];areaSquadraBCalendario;[.AE$2])+SUMIFS(areaPuntiFattiBCalendario;areaSquadraBCalendario;[.$E4];areaSquadraACalendario;[.AE$2]);&quot;-&quot;)" office:value-type="string" office:string-value="-" calcext:value-type="string">
            <text:p>-</text:p>
          </table:table-cell>
          <table:table-cell table:formula="of:=IF(AND([.$E4]&lt;&gt;[.AF$2];VLOOKUP([.$E4];areaCercaPuntiClassificaSquadre;3;0)=VLOOKUP([.AF$2];areaCercaPuntiClassificaSquadre;3;0));SUMIFS(areaPuntiFattiACalendario;areaSquadraACalendario;[.$E4];areaSquadraBCalendario;[.AF$2])+SUMIFS(areaPuntiFattiBCalendario;areaSquadraBCalendario;[.$E4];areaSquadraACalendario;[.AF$2]);&quot;-&quot;)" office:value-type="string" office:string-value="-" calcext:value-type="string">
            <text:p>-</text:p>
          </table:table-cell>
          <table:table-cell table:formula="of:=IF(AND([.$E4]&lt;&gt;[.AG$2];VLOOKUP([.$E4];areaCercaPuntiClassificaSquadre;3;0)=VLOOKUP([.AG$2];areaCercaPuntiClassificaSquadre;3;0));SUMIFS(areaPuntiFattiACalendario;areaSquadraACalendario;[.$E4];areaSquadraBCalendario;[.AG$2])+SUMIFS(areaPuntiFattiBCalendario;areaSquadraBCalendario;[.$E4];areaSquadraACalendario;[.AG$2]);&quot;-&quot;)" office:value-type="string" office:string-value="-" calcext:value-type="string">
            <text:p>-</text:p>
          </table:table-cell>
          <table:table-cell table:formula="of:=IF(AND([.$E4]&lt;&gt;[.AH$2];VLOOKUP([.$E4];areaCercaPuntiClassificaSquadre;3;0)=VLOOKUP([.AH$2];areaCercaPuntiClassificaSquadre;3;0));SUMIFS(areaPuntiFattiACalendario;areaSquadraACalendario;[.$E4];areaSquadraBCalendario;[.AH$2])+SUMIFS(areaPuntiFattiBCalendario;areaSquadraBCalendario;[.$E4];areaSquadraACalendario;[.AH$2]);&quot;-&quot;)" office:value-type="string" office:string-value="-" calcext:value-type="string">
            <text:p>-</text:p>
          </table:table-cell>
          <table:table-cell table:formula="of:=IF(AND([.$E4]&lt;&gt;[.AI$2];VLOOKUP([.$E4];areaCercaPuntiClassificaSquadre;3;0)=VLOOKUP([.AI$2];areaCercaPuntiClassificaSquadre;3;0));SUMIFS(areaPuntiFattiACalendario;areaSquadraACalendario;[.$E4];areaSquadraBCalendario;[.AI$2])+SUMIFS(areaPuntiFattiBCalendario;areaSquadraBCalendario;[.$E4];areaSquadraACalendario;[.AI$2]);&quot;-&quot;)" office:value-type="string" office:string-value="-" calcext:value-type="string">
            <text:p>-</text:p>
          </table:table-cell>
          <table:table-cell table:formula="of:=IF(AND([.$E4]&lt;&gt;[.AJ$2];VLOOKUP([.$E4];areaCercaPuntiClassificaSquadre;3;0)=VLOOKUP([.AJ$2];areaCercaPuntiClassificaSquadre;3;0));SUMIFS(areaPuntiFattiACalendario;areaSquadraACalendario;[.$E4];areaSquadraBCalendario;[.AJ$2])+SUMIFS(areaPuntiFattiBCalendario;areaSquadraBCalendario;[.$E4];areaSquadraACalendario;[.AJ$2]);&quot;-&quot;)" office:value-type="string" office:string-value="-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122" office:value-type="string" calcext:value-type="string">
            <text:p>Cinghiali</text:p>
          </table:table-cell>
          <table:table-cell table:style-name="ce122" table:formula="of:=&quot;Campo &quot;&amp;[.A5]" office:value-type="string" office:string-value="Campo Cinghiali" calcext:value-type="string">
            <text:p>Campo Cinghiali</text:p>
          </table:table-cell>
          <table:table-cell table:style-name="ce122" table:formula="of:=&quot;https://www.google.it/maps/search/&quot;&amp;SUBSTITUTE([.B5];&quot; &quot;;&quot;+&quot;)" office:value-type="string" office:string-value="https://www.google.it/maps/search/Campo+Cinghiali" calcext:value-type="string">
            <text:p>https://www.google.it/maps/search/Campo+Cinghiali</text:p>
          </table:table-cell>
          <table:table-cell table:formula="of:=COUNTIF(areaCoefficienteSquadre;&quot;&gt;=&quot;&amp;[.$F5])-1" office:value-type="float" office:value="5" calcext:value-type="float">
            <text:p>5</text:p>
          </table:table-cell>
          <table:table-cell table:formula="of:=[.A5]&amp;&quot;&quot;" office:value-type="string" office:string-value="Cinghiali" calcext:value-type="string">
            <text:p>Cinghiali</text:p>
          </table:table-cell>
          <table:table-cell table:style-name="ce137" table:formula="of:=TEXT([.$G5];&quot;+000;-000&quot;)&amp;TEXT(500+SUM([.$R5:.$AA5]);&quot;+000;-000&quot;)&amp;TEXT(SUM([.$AB5:.$AK5]);&quot;+000;-000&quot;)&amp;TEXT(500+[.$N5];&quot;+000;-000&quot;)&amp;TEXT([.$L5];&quot;+000;-000&quot;)&amp;TEXT(ORG.LIBREOFFICE.RANDBETWEEN.NV(0;999);&quot;+000;-000&quot;)" office:value-type="string" office:string-value="+010+502+050+409+223+438" calcext:value-type="string">
            <text:p>+010+502+050+409+223+438</text:p>
          </table:table-cell>
          <table:table-cell table:formula="of:=[.I5]*constPuntiVittoria+[.J5]*constPuntiSconfitta+[.K5]*constPuntiForfait" office:value-type="float" office:value="10" calcext:value-type="float">
            <text:p>10</text:p>
          </table:table-cell>
          <table:table-cell table:formula="of:=SUM([.I5:.K5])" office:value-type="float" office:value="6" calcext:value-type="float">
            <text:p>6</text:p>
          </table:table-cell>
          <table:table-cell table:formula="of:=SUMIF(areaSquadraACalendario;[.E5];areaVintaACalendario)+SUMIF(areaSquadraBCalendario;[.E5];areaVintaBCalendario)" office:value-type="float" office:value="2" calcext:value-type="float">
            <text:p>2</text:p>
          </table:table-cell>
          <table:table-cell table:formula="of:=SUMIF(areaSquadraACalendario;[.E5];areaPersaACalendario)+SUMIF(areaSquadraBCalendario;[.E5];areaPersaBCalendario)" office:value-type="float" office:value="4" calcext:value-type="float">
            <text:p>4</text:p>
          </table:table-cell>
          <table:table-cell table:formula="of:=SUMIF(areaSquadraACalendario;[.E5];areaForfaitACalendario)+SUMIF(areaSquadraBCalendario;[.E5];areaForfaitBCalendario)" office:value-type="float" office:value="0" calcext:value-type="float">
            <text:p>0</text:p>
          </table:table-cell>
          <table:table-cell table:formula="of:=SUMIF(areaSquadraACalendario;[.E5];areaPuntiFattiACalendario)+SUMIF(areaSquadraBCalendario;[.E5];areaPuntiFattiBCalendario)" office:value-type="float" office:value="223" calcext:value-type="float">
            <text:p>223</text:p>
          </table:table-cell>
          <table:table-cell table:formula="of:=SUMIF(areaSquadraACalendario;[.E5];areaPuntiSubitiACalendario)+SUMIF(areaSquadraBCalendario;[.E5];areaPuntiSubitiBCalendario)" office:value-type="float" office:value="314" calcext:value-type="float">
            <text:p>314</text:p>
          </table:table-cell>
          <table:table-cell table:formula="of:=SUMIF(areaSquadraACalendario;[.E5];areaDifferenzaPuntiACalendario)+SUMIF(areaSquadraBCalendario;[.E5];areaDifferenzaPuntiBCalendario)" office:value-type="float" office:value="-91" calcext:value-type="float">
            <text:p>-91</text:p>
          </table:table-cell>
          <table:table-cell table:formula="of:=IF([.H5]=0;0;ROUND([.L5]/[.H5];2))" office:value-type="float" office:value="37.17" calcext:value-type="float">
            <text:p>37,17</text:p>
          </table:table-cell>
          <table:table-cell table:formula="of:=IF([.H5]=0;0;ROUND([.M5]/[.H5];2))" office:value-type="float" office:value="52.33" calcext:value-type="float">
            <text:p>52,33</text:p>
          </table:table-cell>
          <table:table-cell table:formula="of:=IF([.H5]=0;0;ROUND([.N5]/[.H5];2))" office:value-type="float" office:value="-15.17" calcext:value-type="float">
            <text:p>-15,17</text:p>
          </table:table-cell>
          <table:table-cell table:formula="of:=IF(AND([.$E5]&lt;&gt;[.R$2];VLOOKUP([.$E5];areaCercaPuntiClassificaSquadre;3;0)=VLOOKUP([.R$2];areaCercaPuntiClassificaSquadre;3;0));SUMIFS(areaDifferenzaPuntiACalendario;areaSquadraACalendario;[.$E5];areaSquadraBCalendario;[.R$2])+SUMIFS(areaDifferenzaPuntiBCalendario;areaSquadraBCalendario;[.$E5];areaSquadraACalendario;[.R$2]);&quot;-&quot;)" office:value-type="string" office:string-value="-" calcext:value-type="string">
            <text:p>-</text:p>
          </table:table-cell>
          <table:table-cell table:formula="of:=IF(AND([.$E5]&lt;&gt;[.S$2];VLOOKUP([.$E5];areaCercaPuntiClassificaSquadre;3;0)=VLOOKUP([.S$2];areaCercaPuntiClassificaSquadre;3;0));SUMIFS(areaDifferenzaPuntiACalendario;areaSquadraACalendario;[.$E5];areaSquadraBCalendario;[.S$2])+SUMIFS(areaDifferenzaPuntiBCalendario;areaSquadraBCalendario;[.$E5];areaSquadraACalendario;[.S$2]);&quot;-&quot;)" office:value-type="string" office:string-value="-" calcext:value-type="string">
            <text:p>-</text:p>
          </table:table-cell>
          <table:table-cell table:formula="of:=IF(AND([.$E5]&lt;&gt;[.T$2];VLOOKUP([.$E5];areaCercaPuntiClassificaSquadre;3;0)=VLOOKUP([.T$2];areaCercaPuntiClassificaSquadre;3;0));SUMIFS(areaDifferenzaPuntiACalendario;areaSquadraACalendario;[.$E5];areaSquadraBCalendario;[.T$2])+SUMIFS(areaDifferenzaPuntiBCalendario;areaSquadraBCalendario;[.$E5];areaSquadraACalendario;[.T$2]);&quot;-&quot;)" office:value-type="string" office:string-value="-" calcext:value-type="string">
            <text:p>-</text:p>
          </table:table-cell>
          <table:table-cell table:formula="of:=IF(AND([.$E5]&lt;&gt;[.U$2];VLOOKUP([.$E5];areaCercaPuntiClassificaSquadre;3;0)=VLOOKUP([.U$2];areaCercaPuntiClassificaSquadre;3;0));SUMIFS(areaDifferenzaPuntiACalendario;areaSquadraACalendario;[.$E5];areaSquadraBCalendario;[.U$2])+SUMIFS(areaDifferenzaPuntiBCalendario;areaSquadraBCalendario;[.$E5];areaSquadraACalendario;[.U$2]);&quot;-&quot;)" office:value-type="string" office:string-value="-" calcext:value-type="string">
            <text:p>-</text:p>
          </table:table-cell>
          <table:table-cell table:formula="of:=IF(AND([.$E5]&lt;&gt;[.V$2];VLOOKUP([.$E5];areaCercaPuntiClassificaSquadre;3;0)=VLOOKUP([.V$2];areaCercaPuntiClassificaSquadre;3;0));SUMIFS(areaDifferenzaPuntiACalendario;areaSquadraACalendario;[.$E5];areaSquadraBCalendario;[.V$2])+SUMIFS(areaDifferenzaPuntiBCalendario;areaSquadraBCalendario;[.$E5];areaSquadraACalendario;[.V$2]);&quot;-&quot;)" office:value-type="string" office:string-value="-" calcext:value-type="string">
            <text:p>-</text:p>
          </table:table-cell>
          <table:table-cell table:formula="of:=IF(AND([.$E5]&lt;&gt;[.W$2];VLOOKUP([.$E5];areaCercaPuntiClassificaSquadre;3;0)=VLOOKUP([.W$2];areaCercaPuntiClassificaSquadre;3;0));SUMIFS(areaDifferenzaPuntiACalendario;areaSquadraACalendario;[.$E5];areaSquadraBCalendario;[.W$2])+SUMIFS(areaDifferenzaPuntiBCalendario;areaSquadraBCalendario;[.$E5];areaSquadraACalendario;[.W$2]);&quot;-&quot;)" office:value-type="string" office:string-value="-" calcext:value-type="string">
            <text:p>-</text:p>
          </table:table-cell>
          <table:table-cell table:formula="of:=IF(AND([.$E5]&lt;&gt;[.X$2];VLOOKUP([.$E5];areaCercaPuntiClassificaSquadre;3;0)=VLOOKUP([.X$2];areaCercaPuntiClassificaSquadre;3;0));SUMIFS(areaDifferenzaPuntiACalendario;areaSquadraACalendario;[.$E5];areaSquadraBCalendario;[.X$2])+SUMIFS(areaDifferenzaPuntiBCalendario;areaSquadraBCalendario;[.$E5];areaSquadraACalendario;[.X$2]);&quot;-&quot;)" office:value-type="float" office:value="2" calcext:value-type="float">
            <text:p>+2</text:p>
          </table:table-cell>
          <table:table-cell table:formula="of:=IF(AND([.$E5]&lt;&gt;[.Y$2];VLOOKUP([.$E5];areaCercaPuntiClassificaSquadre;3;0)=VLOOKUP([.Y$2];areaCercaPuntiClassificaSquadre;3;0));SUMIFS(areaDifferenzaPuntiACalendario;areaSquadraACalendario;[.$E5];areaSquadraBCalendario;[.Y$2])+SUMIFS(areaDifferenzaPuntiBCalendario;areaSquadraBCalendario;[.$E5];areaSquadraACalendario;[.Y$2]);&quot;-&quot;)" office:value-type="string" office:string-value="-" calcext:value-type="string">
            <text:p>-</text:p>
          </table:table-cell>
          <table:table-cell table:formula="of:=IF(AND([.$E5]&lt;&gt;[.Z$2];VLOOKUP([.$E5];areaCercaPuntiClassificaSquadre;3;0)=VLOOKUP([.Z$2];areaCercaPuntiClassificaSquadre;3;0));SUMIFS(areaDifferenzaPuntiACalendario;areaSquadraACalendario;[.$E5];areaSquadraBCalendario;[.Z$2])+SUMIFS(areaDifferenzaPuntiBCalendario;areaSquadraBCalendario;[.$E5];areaSquadraACalendario;[.Z$2]);&quot;-&quot;)" office:value-type="string" office:string-value="-" calcext:value-type="string">
            <text:p>-</text:p>
          </table:table-cell>
          <table:table-cell/>
          <table:table-cell table:formula="of:=IF(AND([.$E5]&lt;&gt;[.AB$2];VLOOKUP([.$E5];areaCercaPuntiClassificaSquadre;3;0)=VLOOKUP([.AB$2];areaCercaPuntiClassificaSquadre;3;0));SUMIFS(areaPuntiFattiACalendario;areaSquadraACalendario;[.$E5];areaSquadraBCalendario;[.AB$2])+SUMIFS(areaPuntiFattiBCalendario;areaSquadraBCalendario;[.$E5];areaSquadraACalendario;[.AB$2]);&quot;-&quot;)" office:value-type="string" office:string-value="-" calcext:value-type="string">
            <text:p>-</text:p>
          </table:table-cell>
          <table:table-cell table:formula="of:=IF(AND([.$E5]&lt;&gt;[.AC$2];VLOOKUP([.$E5];areaCercaPuntiClassificaSquadre;3;0)=VLOOKUP([.AC$2];areaCercaPuntiClassificaSquadre;3;0));SUMIFS(areaPuntiFattiACalendario;areaSquadraACalendario;[.$E5];areaSquadraBCalendario;[.AC$2])+SUMIFS(areaPuntiFattiBCalendario;areaSquadraBCalendario;[.$E5];areaSquadraACalendario;[.AC$2]);&quot;-&quot;)" office:value-type="string" office:string-value="-" calcext:value-type="string">
            <text:p>-</text:p>
          </table:table-cell>
          <table:table-cell table:formula="of:=IF(AND([.$E5]&lt;&gt;[.AD$2];VLOOKUP([.$E5];areaCercaPuntiClassificaSquadre;3;0)=VLOOKUP([.AD$2];areaCercaPuntiClassificaSquadre;3;0));SUMIFS(areaPuntiFattiACalendario;areaSquadraACalendario;[.$E5];areaSquadraBCalendario;[.AD$2])+SUMIFS(areaPuntiFattiBCalendario;areaSquadraBCalendario;[.$E5];areaSquadraACalendario;[.AD$2]);&quot;-&quot;)" office:value-type="string" office:string-value="-" calcext:value-type="string">
            <text:p>-</text:p>
          </table:table-cell>
          <table:table-cell table:formula="of:=IF(AND([.$E5]&lt;&gt;[.AE$2];VLOOKUP([.$E5];areaCercaPuntiClassificaSquadre;3;0)=VLOOKUP([.AE$2];areaCercaPuntiClassificaSquadre;3;0));SUMIFS(areaPuntiFattiACalendario;areaSquadraACalendario;[.$E5];areaSquadraBCalendario;[.AE$2])+SUMIFS(areaPuntiFattiBCalendario;areaSquadraBCalendario;[.$E5];areaSquadraACalendario;[.AE$2]);&quot;-&quot;)" office:value-type="string" office:string-value="-" calcext:value-type="string">
            <text:p>-</text:p>
          </table:table-cell>
          <table:table-cell table:formula="of:=IF(AND([.$E5]&lt;&gt;[.AF$2];VLOOKUP([.$E5];areaCercaPuntiClassificaSquadre;3;0)=VLOOKUP([.AF$2];areaCercaPuntiClassificaSquadre;3;0));SUMIFS(areaPuntiFattiACalendario;areaSquadraACalendario;[.$E5];areaSquadraBCalendario;[.AF$2])+SUMIFS(areaPuntiFattiBCalendario;areaSquadraBCalendario;[.$E5];areaSquadraACalendario;[.AF$2]);&quot;-&quot;)" office:value-type="string" office:string-value="-" calcext:value-type="string">
            <text:p>-</text:p>
          </table:table-cell>
          <table:table-cell table:formula="of:=IF(AND([.$E5]&lt;&gt;[.AG$2];VLOOKUP([.$E5];areaCercaPuntiClassificaSquadre;3;0)=VLOOKUP([.AG$2];areaCercaPuntiClassificaSquadre;3;0));SUMIFS(areaPuntiFattiACalendario;areaSquadraACalendario;[.$E5];areaSquadraBCalendario;[.AG$2])+SUMIFS(areaPuntiFattiBCalendario;areaSquadraBCalendario;[.$E5];areaSquadraACalendario;[.AG$2]);&quot;-&quot;)" office:value-type="string" office:string-value="-" calcext:value-type="string">
            <text:p>-</text:p>
          </table:table-cell>
          <table:table-cell table:formula="of:=IF(AND([.$E5]&lt;&gt;[.AH$2];VLOOKUP([.$E5];areaCercaPuntiClassificaSquadre;3;0)=VLOOKUP([.AH$2];areaCercaPuntiClassificaSquadre;3;0));SUMIFS(areaPuntiFattiACalendario;areaSquadraACalendario;[.$E5];areaSquadraBCalendario;[.AH$2])+SUMIFS(areaPuntiFattiBCalendario;areaSquadraBCalendario;[.$E5];areaSquadraACalendario;[.AH$2]);&quot;-&quot;)" office:value-type="float" office:value="50" calcext:value-type="float">
            <text:p>50</text:p>
          </table:table-cell>
          <table:table-cell table:formula="of:=IF(AND([.$E5]&lt;&gt;[.AI$2];VLOOKUP([.$E5];areaCercaPuntiClassificaSquadre;3;0)=VLOOKUP([.AI$2];areaCercaPuntiClassificaSquadre;3;0));SUMIFS(areaPuntiFattiACalendario;areaSquadraACalendario;[.$E5];areaSquadraBCalendario;[.AI$2])+SUMIFS(areaPuntiFattiBCalendario;areaSquadraBCalendario;[.$E5];areaSquadraACalendario;[.AI$2]);&quot;-&quot;)" office:value-type="string" office:string-value="-" calcext:value-type="string">
            <text:p>-</text:p>
          </table:table-cell>
          <table:table-cell table:formula="of:=IF(AND([.$E5]&lt;&gt;[.AJ$2];VLOOKUP([.$E5];areaCercaPuntiClassificaSquadre;3;0)=VLOOKUP([.AJ$2];areaCercaPuntiClassificaSquadre;3;0));SUMIFS(areaPuntiFattiACalendario;areaSquadraACalendario;[.$E5];areaSquadraBCalendario;[.AJ$2])+SUMIFS(areaPuntiFattiBCalendario;areaSquadraBCalendario;[.$E5];areaSquadraACalendario;[.AJ$2]);&quot;-&quot;)" office:value-type="string" office:string-value="-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122" office:value-type="string" calcext:value-type="string">
            <text:p>Delfini</text:p>
          </table:table-cell>
          <table:table-cell table:style-name="ce122" table:formula="of:=&quot;Campo &quot;&amp;[.A6]" office:value-type="string" office:string-value="Campo Delfini" calcext:value-type="string">
            <text:p>Campo Delfini</text:p>
          </table:table-cell>
          <table:table-cell table:style-name="ce122" table:formula="of:=&quot;https://www.google.it/maps/search/&quot;&amp;SUBSTITUTE([.B6];&quot; &quot;;&quot;+&quot;)" office:value-type="string" office:string-value="https://www.google.it/maps/search/Campo+Delfini" calcext:value-type="string">
            <text:p>https://www.google.it/maps/search/Campo+Delfini</text:p>
          </table:table-cell>
          <table:table-cell table:formula="of:=COUNTIF(areaCoefficienteSquadre;&quot;&gt;=&quot;&amp;[.$F6])-1" office:value-type="float" office:value="2" calcext:value-type="float">
            <text:p>2</text:p>
          </table:table-cell>
          <table:table-cell table:formula="of:=[.A6]&amp;&quot;&quot;" office:value-type="string" office:string-value="Delfini" calcext:value-type="string">
            <text:p>Delfini</text:p>
          </table:table-cell>
          <table:table-cell table:style-name="ce137" table:formula="of:=TEXT([.$G6];&quot;+000;-000&quot;)&amp;TEXT(500+SUM([.$R6:.$AA6]);&quot;+000;-000&quot;)&amp;TEXT(SUM([.$AB6:.$AK6]);&quot;+000;-000&quot;)&amp;TEXT(500+[.$N6];&quot;+000;-000&quot;)&amp;TEXT([.$L6];&quot;+000;-000&quot;)&amp;TEXT(ORG.LIBREOFFICE.RANDBETWEEN.NV(0;999);&quot;+000;-000&quot;)" office:value-type="string" office:string-value="+016+496+049+565+319+652" calcext:value-type="string">
            <text:p>+016+496+049+565+319+652</text:p>
          </table:table-cell>
          <table:table-cell table:formula="of:=[.I6]*constPuntiVittoria+[.J6]*constPuntiSconfitta+[.K6]*constPuntiForfait" office:value-type="float" office:value="16" calcext:value-type="float">
            <text:p>16</text:p>
          </table:table-cell>
          <table:table-cell table:formula="of:=SUM([.I6:.K6])" office:value-type="float" office:value="6" calcext:value-type="float">
            <text:p>6</text:p>
          </table:table-cell>
          <table:table-cell table:formula="of:=SUMIF(areaSquadraACalendario;[.E6];areaVintaACalendario)+SUMIF(areaSquadraBCalendario;[.E6];areaVintaBCalendario)" office:value-type="float" office:value="5" calcext:value-type="float">
            <text:p>5</text:p>
          </table:table-cell>
          <table:table-cell table:formula="of:=SUMIF(areaSquadraACalendario;[.E6];areaPersaACalendario)+SUMIF(areaSquadraBCalendario;[.E6];areaPersaBCalendario)" office:value-type="float" office:value="1" calcext:value-type="float">
            <text:p>1</text:p>
          </table:table-cell>
          <table:table-cell table:formula="of:=SUMIF(areaSquadraACalendario;[.E6];areaForfaitACalendario)+SUMIF(areaSquadraBCalendario;[.E6];areaForfaitBCalendario)" office:value-type="float" office:value="0" calcext:value-type="float">
            <text:p>0</text:p>
          </table:table-cell>
          <table:table-cell table:formula="of:=SUMIF(areaSquadraACalendario;[.E6];areaPuntiFattiACalendario)+SUMIF(areaSquadraBCalendario;[.E6];areaPuntiFattiBCalendario)" office:value-type="float" office:value="319" calcext:value-type="float">
            <text:p>319</text:p>
          </table:table-cell>
          <table:table-cell table:formula="of:=SUMIF(areaSquadraACalendario;[.E6];areaPuntiSubitiACalendario)+SUMIF(areaSquadraBCalendario;[.E6];areaPuntiSubitiBCalendario)" office:value-type="float" office:value="254" calcext:value-type="float">
            <text:p>254</text:p>
          </table:table-cell>
          <table:table-cell table:formula="of:=SUMIF(areaSquadraACalendario;[.E6];areaDifferenzaPuntiACalendario)+SUMIF(areaSquadraBCalendario;[.E6];areaDifferenzaPuntiBCalendario)" office:value-type="float" office:value="65" calcext:value-type="float">
            <text:p>+65</text:p>
          </table:table-cell>
          <table:table-cell table:formula="of:=IF([.H6]=0;0;ROUND([.L6]/[.H6];2))" office:value-type="float" office:value="53.17" calcext:value-type="float">
            <text:p>53,17</text:p>
          </table:table-cell>
          <table:table-cell table:formula="of:=IF([.H6]=0;0;ROUND([.M6]/[.H6];2))" office:value-type="float" office:value="42.33" calcext:value-type="float">
            <text:p>42,33</text:p>
          </table:table-cell>
          <table:table-cell table:formula="of:=IF([.H6]=0;0;ROUND([.N6]/[.H6];2))" office:value-type="float" office:value="10.83" calcext:value-type="float">
            <text:p>+10,83</text:p>
          </table:table-cell>
          <table:table-cell table:formula="of:=IF(AND([.$E6]&lt;&gt;[.R$2];VLOOKUP([.$E6];areaCercaPuntiClassificaSquadre;3;0)=VLOOKUP([.R$2];areaCercaPuntiClassificaSquadre;3;0));SUMIFS(areaDifferenzaPuntiACalendario;areaSquadraACalendario;[.$E6];areaSquadraBCalendario;[.R$2])+SUMIFS(areaDifferenzaPuntiBCalendario;areaSquadraBCalendario;[.$E6];areaSquadraACalendario;[.R$2]);&quot;-&quot;)" office:value-type="string" office:string-value="-" calcext:value-type="string">
            <text:p>-</text:p>
          </table:table-cell>
          <table:table-cell table:formula="of:=IF(AND([.$E6]&lt;&gt;[.S$2];VLOOKUP([.$E6];areaCercaPuntiClassificaSquadre;3;0)=VLOOKUP([.S$2];areaCercaPuntiClassificaSquadre;3;0));SUMIFS(areaDifferenzaPuntiACalendario;areaSquadraACalendario;[.$E6];areaSquadraBCalendario;[.S$2])+SUMIFS(areaDifferenzaPuntiBCalendario;areaSquadraBCalendario;[.$E6];areaSquadraACalendario;[.S$2]);&quot;-&quot;)" office:value-type="string" office:string-value="-" calcext:value-type="string">
            <text:p>-</text:p>
          </table:table-cell>
          <table:table-cell table:formula="of:=IF(AND([.$E6]&lt;&gt;[.T$2];VLOOKUP([.$E6];areaCercaPuntiClassificaSquadre;3;0)=VLOOKUP([.T$2];areaCercaPuntiClassificaSquadre;3;0));SUMIFS(areaDifferenzaPuntiACalendario;areaSquadraACalendario;[.$E6];areaSquadraBCalendario;[.T$2])+SUMIFS(areaDifferenzaPuntiBCalendario;areaSquadraBCalendario;[.$E6];areaSquadraACalendario;[.T$2]);&quot;-&quot;)" office:value-type="string" office:string-value="-" calcext:value-type="string">
            <text:p>-</text:p>
          </table:table-cell>
          <table:table-cell table:formula="of:=IF(AND([.$E6]&lt;&gt;[.U$2];VLOOKUP([.$E6];areaCercaPuntiClassificaSquadre;3;0)=VLOOKUP([.U$2];areaCercaPuntiClassificaSquadre;3;0));SUMIFS(areaDifferenzaPuntiACalendario;areaSquadraACalendario;[.$E6];areaSquadraBCalendario;[.U$2])+SUMIFS(areaDifferenzaPuntiBCalendario;areaSquadraBCalendario;[.$E6];areaSquadraACalendario;[.U$2]);&quot;-&quot;)" office:value-type="string" office:string-value="-" calcext:value-type="string">
            <text:p>-</text:p>
          </table:table-cell>
          <table:table-cell table:formula="of:=IF(AND([.$E6]&lt;&gt;[.V$2];VLOOKUP([.$E6];areaCercaPuntiClassificaSquadre;3;0)=VLOOKUP([.V$2];areaCercaPuntiClassificaSquadre;3;0));SUMIFS(areaDifferenzaPuntiACalendario;areaSquadraACalendario;[.$E6];areaSquadraBCalendario;[.V$2])+SUMIFS(areaDifferenzaPuntiBCalendario;areaSquadraBCalendario;[.$E6];areaSquadraACalendario;[.V$2]);&quot;-&quot;)" office:value-type="string" office:string-value="-" calcext:value-type="string">
            <text:p>-</text:p>
          </table:table-cell>
          <table:table-cell table:formula="of:=IF(AND([.$E6]&lt;&gt;[.W$2];VLOOKUP([.$E6];areaCercaPuntiClassificaSquadre;3;0)=VLOOKUP([.W$2];areaCercaPuntiClassificaSquadre;3;0));SUMIFS(areaDifferenzaPuntiACalendario;areaSquadraACalendario;[.$E6];areaSquadraBCalendario;[.W$2])+SUMIFS(areaDifferenzaPuntiBCalendario;areaSquadraBCalendario;[.$E6];areaSquadraACalendario;[.W$2]);&quot;-&quot;)" office:value-type="float" office:value="-4" calcext:value-type="float">
            <text:p>-4</text:p>
          </table:table-cell>
          <table:table-cell table:formula="of:=IF(AND([.$E6]&lt;&gt;[.X$2];VLOOKUP([.$E6];areaCercaPuntiClassificaSquadre;3;0)=VLOOKUP([.X$2];areaCercaPuntiClassificaSquadre;3;0));SUMIFS(areaDifferenzaPuntiACalendario;areaSquadraACalendario;[.$E6];areaSquadraBCalendario;[.X$2])+SUMIFS(areaDifferenzaPuntiBCalendario;areaSquadraBCalendario;[.$E6];areaSquadraACalendario;[.X$2]);&quot;-&quot;)" office:value-type="string" office:string-value="-" calcext:value-type="string">
            <text:p>-</text:p>
          </table:table-cell>
          <table:table-cell table:formula="of:=IF(AND([.$E6]&lt;&gt;[.Y$2];VLOOKUP([.$E6];areaCercaPuntiClassificaSquadre;3;0)=VLOOKUP([.Y$2];areaCercaPuntiClassificaSquadre;3;0));SUMIFS(areaDifferenzaPuntiACalendario;areaSquadraACalendario;[.$E6];areaSquadraBCalendario;[.Y$2])+SUMIFS(areaDifferenzaPuntiBCalendario;areaSquadraBCalendario;[.$E6];areaSquadraACalendario;[.Y$2]);&quot;-&quot;)" office:value-type="string" office:string-value="-" calcext:value-type="string">
            <text:p>-</text:p>
          </table:table-cell>
          <table:table-cell table:formula="of:=IF(AND([.$E6]&lt;&gt;[.Z$2];VLOOKUP([.$E6];areaCercaPuntiClassificaSquadre;3;0)=VLOOKUP([.Z$2];areaCercaPuntiClassificaSquadre;3;0));SUMIFS(areaDifferenzaPuntiACalendario;areaSquadraACalendario;[.$E6];areaSquadraBCalendario;[.Z$2])+SUMIFS(areaDifferenzaPuntiBCalendario;areaSquadraBCalendario;[.$E6];areaSquadraACalendario;[.Z$2]);&quot;-&quot;)" office:value-type="string" office:string-value="-" calcext:value-type="string">
            <text:p>-</text:p>
          </table:table-cell>
          <table:table-cell/>
          <table:table-cell table:formula="of:=IF(AND([.$E6]&lt;&gt;[.AB$2];VLOOKUP([.$E6];areaCercaPuntiClassificaSquadre;3;0)=VLOOKUP([.AB$2];areaCercaPuntiClassificaSquadre;3;0));SUMIFS(areaPuntiFattiACalendario;areaSquadraACalendario;[.$E6];areaSquadraBCalendario;[.AB$2])+SUMIFS(areaPuntiFattiBCalendario;areaSquadraBCalendario;[.$E6];areaSquadraACalendario;[.AB$2]);&quot;-&quot;)" office:value-type="string" office:string-value="-" calcext:value-type="string">
            <text:p>-</text:p>
          </table:table-cell>
          <table:table-cell table:formula="of:=IF(AND([.$E6]&lt;&gt;[.AC$2];VLOOKUP([.$E6];areaCercaPuntiClassificaSquadre;3;0)=VLOOKUP([.AC$2];areaCercaPuntiClassificaSquadre;3;0));SUMIFS(areaPuntiFattiACalendario;areaSquadraACalendario;[.$E6];areaSquadraBCalendario;[.AC$2])+SUMIFS(areaPuntiFattiBCalendario;areaSquadraBCalendario;[.$E6];areaSquadraACalendario;[.AC$2]);&quot;-&quot;)" office:value-type="string" office:string-value="-" calcext:value-type="string">
            <text:p>-</text:p>
          </table:table-cell>
          <table:table-cell table:formula="of:=IF(AND([.$E6]&lt;&gt;[.AD$2];VLOOKUP([.$E6];areaCercaPuntiClassificaSquadre;3;0)=VLOOKUP([.AD$2];areaCercaPuntiClassificaSquadre;3;0));SUMIFS(areaPuntiFattiACalendario;areaSquadraACalendario;[.$E6];areaSquadraBCalendario;[.AD$2])+SUMIFS(areaPuntiFattiBCalendario;areaSquadraBCalendario;[.$E6];areaSquadraACalendario;[.AD$2]);&quot;-&quot;)" office:value-type="string" office:string-value="-" calcext:value-type="string">
            <text:p>-</text:p>
          </table:table-cell>
          <table:table-cell table:formula="of:=IF(AND([.$E6]&lt;&gt;[.AE$2];VLOOKUP([.$E6];areaCercaPuntiClassificaSquadre;3;0)=VLOOKUP([.AE$2];areaCercaPuntiClassificaSquadre;3;0));SUMIFS(areaPuntiFattiACalendario;areaSquadraACalendario;[.$E6];areaSquadraBCalendario;[.AE$2])+SUMIFS(areaPuntiFattiBCalendario;areaSquadraBCalendario;[.$E6];areaSquadraACalendario;[.AE$2]);&quot;-&quot;)" office:value-type="string" office:string-value="-" calcext:value-type="string">
            <text:p>-</text:p>
          </table:table-cell>
          <table:table-cell table:formula="of:=IF(AND([.$E6]&lt;&gt;[.AF$2];VLOOKUP([.$E6];areaCercaPuntiClassificaSquadre;3;0)=VLOOKUP([.AF$2];areaCercaPuntiClassificaSquadre;3;0));SUMIFS(areaPuntiFattiACalendario;areaSquadraACalendario;[.$E6];areaSquadraBCalendario;[.AF$2])+SUMIFS(areaPuntiFattiBCalendario;areaSquadraBCalendario;[.$E6];areaSquadraACalendario;[.AF$2]);&quot;-&quot;)" office:value-type="string" office:string-value="-" calcext:value-type="string">
            <text:p>-</text:p>
          </table:table-cell>
          <table:table-cell table:formula="of:=IF(AND([.$E6]&lt;&gt;[.AG$2];VLOOKUP([.$E6];areaCercaPuntiClassificaSquadre;3;0)=VLOOKUP([.AG$2];areaCercaPuntiClassificaSquadre;3;0));SUMIFS(areaPuntiFattiACalendario;areaSquadraACalendario;[.$E6];areaSquadraBCalendario;[.AG$2])+SUMIFS(areaPuntiFattiBCalendario;areaSquadraBCalendario;[.$E6];areaSquadraACalendario;[.AG$2]);&quot;-&quot;)" office:value-type="float" office:value="49" calcext:value-type="float">
            <text:p>49</text:p>
          </table:table-cell>
          <table:table-cell table:formula="of:=IF(AND([.$E6]&lt;&gt;[.AH$2];VLOOKUP([.$E6];areaCercaPuntiClassificaSquadre;3;0)=VLOOKUP([.AH$2];areaCercaPuntiClassificaSquadre;3;0));SUMIFS(areaPuntiFattiACalendario;areaSquadraACalendario;[.$E6];areaSquadraBCalendario;[.AH$2])+SUMIFS(areaPuntiFattiBCalendario;areaSquadraBCalendario;[.$E6];areaSquadraACalendario;[.AH$2]);&quot;-&quot;)" office:value-type="string" office:string-value="-" calcext:value-type="string">
            <text:p>-</text:p>
          </table:table-cell>
          <table:table-cell table:formula="of:=IF(AND([.$E6]&lt;&gt;[.AI$2];VLOOKUP([.$E6];areaCercaPuntiClassificaSquadre;3;0)=VLOOKUP([.AI$2];areaCercaPuntiClassificaSquadre;3;0));SUMIFS(areaPuntiFattiACalendario;areaSquadraACalendario;[.$E6];areaSquadraBCalendario;[.AI$2])+SUMIFS(areaPuntiFattiBCalendario;areaSquadraBCalendario;[.$E6];areaSquadraACalendario;[.AI$2]);&quot;-&quot;)" office:value-type="string" office:string-value="-" calcext:value-type="string">
            <text:p>-</text:p>
          </table:table-cell>
          <table:table-cell table:formula="of:=IF(AND([.$E6]&lt;&gt;[.AJ$2];VLOOKUP([.$E6];areaCercaPuntiClassificaSquadre;3;0)=VLOOKUP([.AJ$2];areaCercaPuntiClassificaSquadre;3;0));SUMIFS(areaPuntiFattiACalendario;areaSquadraACalendario;[.$E6];areaSquadraBCalendario;[.AJ$2])+SUMIFS(areaPuntiFattiBCalendario;areaSquadraBCalendario;[.$E6];areaSquadraACalendario;[.AJ$2]);&quot;-&quot;)" office:value-type="string" office:string-value="-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122" office:value-type="string" calcext:value-type="string">
            <text:p>Elefanti</text:p>
          </table:table-cell>
          <table:table-cell table:style-name="ce122" table:formula="of:=&quot;Campo &quot;&amp;[.A7]" office:value-type="string" office:string-value="Campo Elefanti" calcext:value-type="string">
            <text:p>Campo Elefanti</text:p>
          </table:table-cell>
          <table:table-cell table:style-name="ce122" table:formula="of:=&quot;https://www.google.it/maps/search/&quot;&amp;SUBSTITUTE([.B7];&quot; &quot;;&quot;+&quot;)" office:value-type="string" office:string-value="https://www.google.it/maps/search/Campo+Elefanti" calcext:value-type="string">
            <text:p>https://www.google.it/maps/search/Campo+Elefanti</text:p>
          </table:table-cell>
          <table:table-cell table:formula="of:=COUNTIF(areaCoefficienteSquadre;&quot;&gt;=&quot;&amp;[.$F7])-1" office:value-type="float" office:value="3" calcext:value-type="float">
            <text:p>3</text:p>
          </table:table-cell>
          <table:table-cell table:formula="of:=[.A7]&amp;&quot;&quot;" office:value-type="string" office:string-value="Elefanti" calcext:value-type="string">
            <text:p>Elefanti</text:p>
          </table:table-cell>
          <table:table-cell table:style-name="ce137" table:formula="of:=TEXT([.$G7];&quot;+000;-000&quot;)&amp;TEXT(500+SUM([.$R7:.$AA7]);&quot;+000;-000&quot;)&amp;TEXT(SUM([.$AB7:.$AK7]);&quot;+000;-000&quot;)&amp;TEXT(500+[.$N7];&quot;+000;-000&quot;)&amp;TEXT([.$L7];&quot;+000;-000&quot;)&amp;TEXT(ORG.LIBREOFFICE.RANDBETWEEN.NV(0;999);&quot;+000;-000&quot;)" office:value-type="string" office:string-value="+014+500+000+604+351+598" calcext:value-type="string">
            <text:p>+014+500+000+604+351+598</text:p>
          </table:table-cell>
          <table:table-cell table:formula="of:=[.I7]*constPuntiVittoria+[.J7]*constPuntiSconfitta+[.K7]*constPuntiForfait" office:value-type="float" office:value="14" calcext:value-type="float">
            <text:p>14</text:p>
          </table:table-cell>
          <table:table-cell table:formula="of:=SUM([.I7:.K7])" office:value-type="float" office:value="6" calcext:value-type="float">
            <text:p>6</text:p>
          </table:table-cell>
          <table:table-cell table:formula="of:=SUMIF(areaSquadraACalendario;[.E7];areaVintaACalendario)+SUMIF(areaSquadraBCalendario;[.E7];areaVintaBCalendario)" office:value-type="float" office:value="4" calcext:value-type="float">
            <text:p>4</text:p>
          </table:table-cell>
          <table:table-cell table:formula="of:=SUMIF(areaSquadraACalendario;[.E7];areaPersaACalendario)+SUMIF(areaSquadraBCalendario;[.E7];areaPersaBCalendario)" office:value-type="float" office:value="2" calcext:value-type="float">
            <text:p>2</text:p>
          </table:table-cell>
          <table:table-cell table:formula="of:=SUMIF(areaSquadraACalendario;[.E7];areaForfaitACalendario)+SUMIF(areaSquadraBCalendario;[.E7];areaForfaitBCalendario)" office:value-type="float" office:value="0" calcext:value-type="float">
            <text:p>0</text:p>
          </table:table-cell>
          <table:table-cell table:formula="of:=SUMIF(areaSquadraACalendario;[.E7];areaPuntiFattiACalendario)+SUMIF(areaSquadraBCalendario;[.E7];areaPuntiFattiBCalendario)" office:value-type="float" office:value="351" calcext:value-type="float">
            <text:p>351</text:p>
          </table:table-cell>
          <table:table-cell table:formula="of:=SUMIF(areaSquadraACalendario;[.E7];areaPuntiSubitiACalendario)+SUMIF(areaSquadraBCalendario;[.E7];areaPuntiSubitiBCalendario)" office:value-type="float" office:value="247" calcext:value-type="float">
            <text:p>247</text:p>
          </table:table-cell>
          <table:table-cell table:formula="of:=SUMIF(areaSquadraACalendario;[.E7];areaDifferenzaPuntiACalendario)+SUMIF(areaSquadraBCalendario;[.E7];areaDifferenzaPuntiBCalendario)" office:value-type="float" office:value="104" calcext:value-type="float">
            <text:p>+104</text:p>
          </table:table-cell>
          <table:table-cell table:formula="of:=IF([.H7]=0;0;ROUND([.L7]/[.H7];2))" office:value-type="float" office:value="58.5" calcext:value-type="float">
            <text:p>58,5</text:p>
          </table:table-cell>
          <table:table-cell table:formula="of:=IF([.H7]=0;0;ROUND([.M7]/[.H7];2))" office:value-type="float" office:value="41.17" calcext:value-type="float">
            <text:p>41,17</text:p>
          </table:table-cell>
          <table:table-cell table:formula="of:=IF([.H7]=0;0;ROUND([.N7]/[.H7];2))" office:value-type="float" office:value="17.33" calcext:value-type="float">
            <text:p>+17,33</text:p>
          </table:table-cell>
          <table:table-cell table:formula="of:=IF(AND([.$E7]&lt;&gt;[.R$2];VLOOKUP([.$E7];areaCercaPuntiClassificaSquadre;3;0)=VLOOKUP([.R$2];areaCercaPuntiClassificaSquadre;3;0));SUMIFS(areaDifferenzaPuntiACalendario;areaSquadraACalendario;[.$E7];areaSquadraBCalendario;[.R$2])+SUMIFS(areaDifferenzaPuntiBCalendario;areaSquadraBCalendario;[.$E7];areaSquadraACalendario;[.R$2]);&quot;-&quot;)" office:value-type="string" office:string-value="-" calcext:value-type="string">
            <text:p>-</text:p>
          </table:table-cell>
          <table:table-cell table:formula="of:=IF(AND([.$E7]&lt;&gt;[.S$2];VLOOKUP([.$E7];areaCercaPuntiClassificaSquadre;3;0)=VLOOKUP([.S$2];areaCercaPuntiClassificaSquadre;3;0));SUMIFS(areaDifferenzaPuntiACalendario;areaSquadraACalendario;[.$E7];areaSquadraBCalendario;[.S$2])+SUMIFS(areaDifferenzaPuntiBCalendario;areaSquadraBCalendario;[.$E7];areaSquadraACalendario;[.S$2]);&quot;-&quot;)" office:value-type="string" office:string-value="-" calcext:value-type="string">
            <text:p>-</text:p>
          </table:table-cell>
          <table:table-cell table:formula="of:=IF(AND([.$E7]&lt;&gt;[.T$2];VLOOKUP([.$E7];areaCercaPuntiClassificaSquadre;3;0)=VLOOKUP([.T$2];areaCercaPuntiClassificaSquadre;3;0));SUMIFS(areaDifferenzaPuntiACalendario;areaSquadraACalendario;[.$E7];areaSquadraBCalendario;[.T$2])+SUMIFS(areaDifferenzaPuntiBCalendario;areaSquadraBCalendario;[.$E7];areaSquadraACalendario;[.T$2]);&quot;-&quot;)" office:value-type="string" office:string-value="-" calcext:value-type="string">
            <text:p>-</text:p>
          </table:table-cell>
          <table:table-cell table:formula="of:=IF(AND([.$E7]&lt;&gt;[.U$2];VLOOKUP([.$E7];areaCercaPuntiClassificaSquadre;3;0)=VLOOKUP([.U$2];areaCercaPuntiClassificaSquadre;3;0));SUMIFS(areaDifferenzaPuntiACalendario;areaSquadraACalendario;[.$E7];areaSquadraBCalendario;[.U$2])+SUMIFS(areaDifferenzaPuntiBCalendario;areaSquadraBCalendario;[.$E7];areaSquadraACalendario;[.U$2]);&quot;-&quot;)" office:value-type="string" office:string-value="-" calcext:value-type="string">
            <text:p>-</text:p>
          </table:table-cell>
          <table:table-cell table:formula="of:=IF(AND([.$E7]&lt;&gt;[.V$2];VLOOKUP([.$E7];areaCercaPuntiClassificaSquadre;3;0)=VLOOKUP([.V$2];areaCercaPuntiClassificaSquadre;3;0));SUMIFS(areaDifferenzaPuntiACalendario;areaSquadraACalendario;[.$E7];areaSquadraBCalendario;[.V$2])+SUMIFS(areaDifferenzaPuntiBCalendario;areaSquadraBCalendario;[.$E7];areaSquadraACalendario;[.V$2]);&quot;-&quot;)" office:value-type="string" office:string-value="-" calcext:value-type="string">
            <text:p>-</text:p>
          </table:table-cell>
          <table:table-cell table:formula="of:=IF(AND([.$E7]&lt;&gt;[.W$2];VLOOKUP([.$E7];areaCercaPuntiClassificaSquadre;3;0)=VLOOKUP([.W$2];areaCercaPuntiClassificaSquadre;3;0));SUMIFS(areaDifferenzaPuntiACalendario;areaSquadraACalendario;[.$E7];areaSquadraBCalendario;[.W$2])+SUMIFS(areaDifferenzaPuntiBCalendario;areaSquadraBCalendario;[.$E7];areaSquadraACalendario;[.W$2]);&quot;-&quot;)" office:value-type="string" office:string-value="-" calcext:value-type="string">
            <text:p>-</text:p>
          </table:table-cell>
          <table:table-cell table:formula="of:=IF(AND([.$E7]&lt;&gt;[.X$2];VLOOKUP([.$E7];areaCercaPuntiClassificaSquadre;3;0)=VLOOKUP([.X$2];areaCercaPuntiClassificaSquadre;3;0));SUMIFS(areaDifferenzaPuntiACalendario;areaSquadraACalendario;[.$E7];areaSquadraBCalendario;[.X$2])+SUMIFS(areaDifferenzaPuntiBCalendario;areaSquadraBCalendario;[.$E7];areaSquadraACalendario;[.X$2]);&quot;-&quot;)" office:value-type="string" office:string-value="-" calcext:value-type="string">
            <text:p>-</text:p>
          </table:table-cell>
          <table:table-cell table:formula="of:=IF(AND([.$E7]&lt;&gt;[.Y$2];VLOOKUP([.$E7];areaCercaPuntiClassificaSquadre;3;0)=VLOOKUP([.Y$2];areaCercaPuntiClassificaSquadre;3;0));SUMIFS(areaDifferenzaPuntiACalendario;areaSquadraACalendario;[.$E7];areaSquadraBCalendario;[.Y$2])+SUMIFS(areaDifferenzaPuntiBCalendario;areaSquadraBCalendario;[.$E7];areaSquadraACalendario;[.Y$2]);&quot;-&quot;)" office:value-type="string" office:string-value="-" calcext:value-type="string">
            <text:p>-</text:p>
          </table:table-cell>
          <table:table-cell table:formula="of:=IF(AND([.$E7]&lt;&gt;[.Z$2];VLOOKUP([.$E7];areaCercaPuntiClassificaSquadre;3;0)=VLOOKUP([.Z$2];areaCercaPuntiClassificaSquadre;3;0));SUMIFS(areaDifferenzaPuntiACalendario;areaSquadraACalendario;[.$E7];areaSquadraBCalendario;[.Z$2])+SUMIFS(areaDifferenzaPuntiBCalendario;areaSquadraBCalendario;[.$E7];areaSquadraACalendario;[.Z$2]);&quot;-&quot;)" office:value-type="string" office:string-value="-" calcext:value-type="string">
            <text:p>-</text:p>
          </table:table-cell>
          <table:table-cell/>
          <table:table-cell table:formula="of:=IF(AND([.$E7]&lt;&gt;[.AB$2];VLOOKUP([.$E7];areaCercaPuntiClassificaSquadre;3;0)=VLOOKUP([.AB$2];areaCercaPuntiClassificaSquadre;3;0));SUMIFS(areaPuntiFattiACalendario;areaSquadraACalendario;[.$E7];areaSquadraBCalendario;[.AB$2])+SUMIFS(areaPuntiFattiBCalendario;areaSquadraBCalendario;[.$E7];areaSquadraACalendario;[.AB$2]);&quot;-&quot;)" office:value-type="string" office:string-value="-" calcext:value-type="string">
            <text:p>-</text:p>
          </table:table-cell>
          <table:table-cell table:formula="of:=IF(AND([.$E7]&lt;&gt;[.AC$2];VLOOKUP([.$E7];areaCercaPuntiClassificaSquadre;3;0)=VLOOKUP([.AC$2];areaCercaPuntiClassificaSquadre;3;0));SUMIFS(areaPuntiFattiACalendario;areaSquadraACalendario;[.$E7];areaSquadraBCalendario;[.AC$2])+SUMIFS(areaPuntiFattiBCalendario;areaSquadraBCalendario;[.$E7];areaSquadraACalendario;[.AC$2]);&quot;-&quot;)" office:value-type="string" office:string-value="-" calcext:value-type="string">
            <text:p>-</text:p>
          </table:table-cell>
          <table:table-cell table:formula="of:=IF(AND([.$E7]&lt;&gt;[.AD$2];VLOOKUP([.$E7];areaCercaPuntiClassificaSquadre;3;0)=VLOOKUP([.AD$2];areaCercaPuntiClassificaSquadre;3;0));SUMIFS(areaPuntiFattiACalendario;areaSquadraACalendario;[.$E7];areaSquadraBCalendario;[.AD$2])+SUMIFS(areaPuntiFattiBCalendario;areaSquadraBCalendario;[.$E7];areaSquadraACalendario;[.AD$2]);&quot;-&quot;)" office:value-type="string" office:string-value="-" calcext:value-type="string">
            <text:p>-</text:p>
          </table:table-cell>
          <table:table-cell table:formula="of:=IF(AND([.$E7]&lt;&gt;[.AE$2];VLOOKUP([.$E7];areaCercaPuntiClassificaSquadre;3;0)=VLOOKUP([.AE$2];areaCercaPuntiClassificaSquadre;3;0));SUMIFS(areaPuntiFattiACalendario;areaSquadraACalendario;[.$E7];areaSquadraBCalendario;[.AE$2])+SUMIFS(areaPuntiFattiBCalendario;areaSquadraBCalendario;[.$E7];areaSquadraACalendario;[.AE$2]);&quot;-&quot;)" office:value-type="string" office:string-value="-" calcext:value-type="string">
            <text:p>-</text:p>
          </table:table-cell>
          <table:table-cell table:formula="of:=IF(AND([.$E7]&lt;&gt;[.AF$2];VLOOKUP([.$E7];areaCercaPuntiClassificaSquadre;3;0)=VLOOKUP([.AF$2];areaCercaPuntiClassificaSquadre;3;0));SUMIFS(areaPuntiFattiACalendario;areaSquadraACalendario;[.$E7];areaSquadraBCalendario;[.AF$2])+SUMIFS(areaPuntiFattiBCalendario;areaSquadraBCalendario;[.$E7];areaSquadraACalendario;[.AF$2]);&quot;-&quot;)" office:value-type="string" office:string-value="-" calcext:value-type="string">
            <text:p>-</text:p>
          </table:table-cell>
          <table:table-cell table:formula="of:=IF(AND([.$E7]&lt;&gt;[.AG$2];VLOOKUP([.$E7];areaCercaPuntiClassificaSquadre;3;0)=VLOOKUP([.AG$2];areaCercaPuntiClassificaSquadre;3;0));SUMIFS(areaPuntiFattiACalendario;areaSquadraACalendario;[.$E7];areaSquadraBCalendario;[.AG$2])+SUMIFS(areaPuntiFattiBCalendario;areaSquadraBCalendario;[.$E7];areaSquadraACalendario;[.AG$2]);&quot;-&quot;)" office:value-type="string" office:string-value="-" calcext:value-type="string">
            <text:p>-</text:p>
          </table:table-cell>
          <table:table-cell table:formula="of:=IF(AND([.$E7]&lt;&gt;[.AH$2];VLOOKUP([.$E7];areaCercaPuntiClassificaSquadre;3;0)=VLOOKUP([.AH$2];areaCercaPuntiClassificaSquadre;3;0));SUMIFS(areaPuntiFattiACalendario;areaSquadraACalendario;[.$E7];areaSquadraBCalendario;[.AH$2])+SUMIFS(areaPuntiFattiBCalendario;areaSquadraBCalendario;[.$E7];areaSquadraACalendario;[.AH$2]);&quot;-&quot;)" office:value-type="string" office:string-value="-" calcext:value-type="string">
            <text:p>-</text:p>
          </table:table-cell>
          <table:table-cell table:formula="of:=IF(AND([.$E7]&lt;&gt;[.AI$2];VLOOKUP([.$E7];areaCercaPuntiClassificaSquadre;3;0)=VLOOKUP([.AI$2];areaCercaPuntiClassificaSquadre;3;0));SUMIFS(areaPuntiFattiACalendario;areaSquadraACalendario;[.$E7];areaSquadraBCalendario;[.AI$2])+SUMIFS(areaPuntiFattiBCalendario;areaSquadraBCalendario;[.$E7];areaSquadraACalendario;[.AI$2]);&quot;-&quot;)" office:value-type="string" office:string-value="-" calcext:value-type="string">
            <text:p>-</text:p>
          </table:table-cell>
          <table:table-cell table:formula="of:=IF(AND([.$E7]&lt;&gt;[.AJ$2];VLOOKUP([.$E7];areaCercaPuntiClassificaSquadre;3;0)=VLOOKUP([.AJ$2];areaCercaPuntiClassificaSquadre;3;0));SUMIFS(areaPuntiFattiACalendario;areaSquadraACalendario;[.$E7];areaSquadraBCalendario;[.AJ$2])+SUMIFS(areaPuntiFattiBCalendario;areaSquadraBCalendario;[.$E7];areaSquadraACalendario;[.AJ$2]);&quot;-&quot;)" office:value-type="string" office:string-value="-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122" office:value-type="string" calcext:value-type="string">
            <text:p>Fenicotteri</text:p>
          </table:table-cell>
          <table:table-cell table:style-name="ce122" table:formula="of:=&quot;Campo &quot;&amp;[.A8]" office:value-type="string" office:string-value="Campo Fenicotteri" calcext:value-type="string">
            <text:p>Campo Fenicotteri</text:p>
          </table:table-cell>
          <table:table-cell table:style-name="ce122" table:formula="of:=&quot;https://www.google.it/maps/search/&quot;&amp;SUBSTITUTE([.B8];&quot; &quot;;&quot;+&quot;)" office:value-type="string" office:string-value="https://www.google.it/maps/search/Campo+Fenicotteri" calcext:value-type="string">
            <text:p>https://www.google.it/maps/search/Campo+Fenicotteri</text:p>
          </table:table-cell>
          <table:table-cell table:formula="of:=COUNTIF(areaCoefficienteSquadre;&quot;&gt;=&quot;&amp;[.$F8])-1" office:value-type="float" office:value="1" calcext:value-type="float">
            <text:p>1</text:p>
          </table:table-cell>
          <table:table-cell table:formula="of:=[.A8]&amp;&quot;&quot;" office:value-type="string" office:string-value="Fenicotteri" calcext:value-type="string">
            <text:p>Fenicotteri</text:p>
          </table:table-cell>
          <table:table-cell table:style-name="ce137" table:formula="of:=TEXT([.$G8];&quot;+000;-000&quot;)&amp;TEXT(500+SUM([.$R8:.$AA8]);&quot;+000;-000&quot;)&amp;TEXT(SUM([.$AB8:.$AK8]);&quot;+000;-000&quot;)&amp;TEXT(500+[.$N8];&quot;+000;-000&quot;)&amp;TEXT([.$L8];&quot;+000;-000&quot;)&amp;TEXT(ORG.LIBREOFFICE.RANDBETWEEN.NV(0;999);&quot;+000;-000&quot;)" office:value-type="string" office:string-value="+016+504+053+548+298+778" calcext:value-type="string">
            <text:p>+016+504+053+548+298+778</text:p>
          </table:table-cell>
          <table:table-cell table:formula="of:=[.I8]*constPuntiVittoria+[.J8]*constPuntiSconfitta+[.K8]*constPuntiForfait" office:value-type="float" office:value="16" calcext:value-type="float">
            <text:p>16</text:p>
          </table:table-cell>
          <table:table-cell table:formula="of:=SUM([.I8:.K8])" office:value-type="float" office:value="6" calcext:value-type="float">
            <text:p>6</text:p>
          </table:table-cell>
          <table:table-cell table:formula="of:=SUMIF(areaSquadraACalendario;[.E8];areaVintaACalendario)+SUMIF(areaSquadraBCalendario;[.E8];areaVintaBCalendario)" office:value-type="float" office:value="5" calcext:value-type="float">
            <text:p>5</text:p>
          </table:table-cell>
          <table:table-cell table:formula="of:=SUMIF(areaSquadraACalendario;[.E8];areaPersaACalendario)+SUMIF(areaSquadraBCalendario;[.E8];areaPersaBCalendario)" office:value-type="float" office:value="1" calcext:value-type="float">
            <text:p>1</text:p>
          </table:table-cell>
          <table:table-cell table:formula="of:=SUMIF(areaSquadraACalendario;[.E8];areaForfaitACalendario)+SUMIF(areaSquadraBCalendario;[.E8];areaForfaitBCalendario)" office:value-type="float" office:value="0" calcext:value-type="float">
            <text:p>0</text:p>
          </table:table-cell>
          <table:table-cell table:formula="of:=SUMIF(areaSquadraACalendario;[.E8];areaPuntiFattiACalendario)+SUMIF(areaSquadraBCalendario;[.E8];areaPuntiFattiBCalendario)" office:value-type="float" office:value="298" calcext:value-type="float">
            <text:p>298</text:p>
          </table:table-cell>
          <table:table-cell table:formula="of:=SUMIF(areaSquadraACalendario;[.E8];areaPuntiSubitiACalendario)+SUMIF(areaSquadraBCalendario;[.E8];areaPuntiSubitiBCalendario)" office:value-type="float" office:value="250" calcext:value-type="float">
            <text:p>250</text:p>
          </table:table-cell>
          <table:table-cell table:formula="of:=SUMIF(areaSquadraACalendario;[.E8];areaDifferenzaPuntiACalendario)+SUMIF(areaSquadraBCalendario;[.E8];areaDifferenzaPuntiBCalendario)" office:value-type="float" office:value="48" calcext:value-type="float">
            <text:p>+48</text:p>
          </table:table-cell>
          <table:table-cell table:formula="of:=IF([.H8]=0;0;ROUND([.L8]/[.H8];2))" office:value-type="float" office:value="49.67" calcext:value-type="float">
            <text:p>49,67</text:p>
          </table:table-cell>
          <table:table-cell table:formula="of:=IF([.H8]=0;0;ROUND([.M8]/[.H8];2))" office:value-type="float" office:value="41.67" calcext:value-type="float">
            <text:p>41,67</text:p>
          </table:table-cell>
          <table:table-cell table:formula="of:=IF([.H8]=0;0;ROUND([.N8]/[.H8];2))" office:value-type="float" office:value="8" calcext:value-type="float">
            <text:p>+8,00</text:p>
          </table:table-cell>
          <table:table-cell table:formula="of:=IF(AND([.$E8]&lt;&gt;[.R$2];VLOOKUP([.$E8];areaCercaPuntiClassificaSquadre;3;0)=VLOOKUP([.R$2];areaCercaPuntiClassificaSquadre;3;0));SUMIFS(areaDifferenzaPuntiACalendario;areaSquadraACalendario;[.$E8];areaSquadraBCalendario;[.R$2])+SUMIFS(areaDifferenzaPuntiBCalendario;areaSquadraBCalendario;[.$E8];areaSquadraACalendario;[.R$2]);&quot;-&quot;)" office:value-type="string" office:string-value="-" calcext:value-type="string">
            <text:p>-</text:p>
          </table:table-cell>
          <table:table-cell table:formula="of:=IF(AND([.$E8]&lt;&gt;[.S$2];VLOOKUP([.$E8];areaCercaPuntiClassificaSquadre;3;0)=VLOOKUP([.S$2];areaCercaPuntiClassificaSquadre;3;0));SUMIFS(areaDifferenzaPuntiACalendario;areaSquadraACalendario;[.$E8];areaSquadraBCalendario;[.S$2])+SUMIFS(areaDifferenzaPuntiBCalendario;areaSquadraBCalendario;[.$E8];areaSquadraACalendario;[.S$2]);&quot;-&quot;)" office:value-type="string" office:string-value="-" calcext:value-type="string">
            <text:p>-</text:p>
          </table:table-cell>
          <table:table-cell table:formula="of:=IF(AND([.$E8]&lt;&gt;[.T$2];VLOOKUP([.$E8];areaCercaPuntiClassificaSquadre;3;0)=VLOOKUP([.T$2];areaCercaPuntiClassificaSquadre;3;0));SUMIFS(areaDifferenzaPuntiACalendario;areaSquadraACalendario;[.$E8];areaSquadraBCalendario;[.T$2])+SUMIFS(areaDifferenzaPuntiBCalendario;areaSquadraBCalendario;[.$E8];areaSquadraACalendario;[.T$2]);&quot;-&quot;)" office:value-type="string" office:string-value="-" calcext:value-type="string">
            <text:p>-</text:p>
          </table:table-cell>
          <table:table-cell table:formula="of:=IF(AND([.$E8]&lt;&gt;[.U$2];VLOOKUP([.$E8];areaCercaPuntiClassificaSquadre;3;0)=VLOOKUP([.U$2];areaCercaPuntiClassificaSquadre;3;0));SUMIFS(areaDifferenzaPuntiACalendario;areaSquadraACalendario;[.$E8];areaSquadraBCalendario;[.U$2])+SUMIFS(areaDifferenzaPuntiBCalendario;areaSquadraBCalendario;[.$E8];areaSquadraACalendario;[.U$2]);&quot;-&quot;)" office:value-type="float" office:value="4" calcext:value-type="float">
            <text:p>+4</text:p>
          </table:table-cell>
          <table:table-cell table:formula="of:=IF(AND([.$E8]&lt;&gt;[.V$2];VLOOKUP([.$E8];areaCercaPuntiClassificaSquadre;3;0)=VLOOKUP([.V$2];areaCercaPuntiClassificaSquadre;3;0));SUMIFS(areaDifferenzaPuntiACalendario;areaSquadraACalendario;[.$E8];areaSquadraBCalendario;[.V$2])+SUMIFS(areaDifferenzaPuntiBCalendario;areaSquadraBCalendario;[.$E8];areaSquadraACalendario;[.V$2]);&quot;-&quot;)" office:value-type="string" office:string-value="-" calcext:value-type="string">
            <text:p>-</text:p>
          </table:table-cell>
          <table:table-cell table:formula="of:=IF(AND([.$E8]&lt;&gt;[.W$2];VLOOKUP([.$E8];areaCercaPuntiClassificaSquadre;3;0)=VLOOKUP([.W$2];areaCercaPuntiClassificaSquadre;3;0));SUMIFS(areaDifferenzaPuntiACalendario;areaSquadraACalendario;[.$E8];areaSquadraBCalendario;[.W$2])+SUMIFS(areaDifferenzaPuntiBCalendario;areaSquadraBCalendario;[.$E8];areaSquadraACalendario;[.W$2]);&quot;-&quot;)" office:value-type="string" office:string-value="-" calcext:value-type="string">
            <text:p>-</text:p>
          </table:table-cell>
          <table:table-cell table:formula="of:=IF(AND([.$E8]&lt;&gt;[.X$2];VLOOKUP([.$E8];areaCercaPuntiClassificaSquadre;3;0)=VLOOKUP([.X$2];areaCercaPuntiClassificaSquadre;3;0));SUMIFS(areaDifferenzaPuntiACalendario;areaSquadraACalendario;[.$E8];areaSquadraBCalendario;[.X$2])+SUMIFS(areaDifferenzaPuntiBCalendario;areaSquadraBCalendario;[.$E8];areaSquadraACalendario;[.X$2]);&quot;-&quot;)" office:value-type="string" office:string-value="-" calcext:value-type="string">
            <text:p>-</text:p>
          </table:table-cell>
          <table:table-cell table:formula="of:=IF(AND([.$E8]&lt;&gt;[.Y$2];VLOOKUP([.$E8];areaCercaPuntiClassificaSquadre;3;0)=VLOOKUP([.Y$2];areaCercaPuntiClassificaSquadre;3;0));SUMIFS(areaDifferenzaPuntiACalendario;areaSquadraACalendario;[.$E8];areaSquadraBCalendario;[.Y$2])+SUMIFS(areaDifferenzaPuntiBCalendario;areaSquadraBCalendario;[.$E8];areaSquadraACalendario;[.Y$2]);&quot;-&quot;)" office:value-type="string" office:string-value="-" calcext:value-type="string">
            <text:p>-</text:p>
          </table:table-cell>
          <table:table-cell table:formula="of:=IF(AND([.$E8]&lt;&gt;[.Z$2];VLOOKUP([.$E8];areaCercaPuntiClassificaSquadre;3;0)=VLOOKUP([.Z$2];areaCercaPuntiClassificaSquadre;3;0));SUMIFS(areaDifferenzaPuntiACalendario;areaSquadraACalendario;[.$E8];areaSquadraBCalendario;[.Z$2])+SUMIFS(areaDifferenzaPuntiBCalendario;areaSquadraBCalendario;[.$E8];areaSquadraACalendario;[.Z$2]);&quot;-&quot;)" office:value-type="string" office:string-value="-" calcext:value-type="string">
            <text:p>-</text:p>
          </table:table-cell>
          <table:table-cell/>
          <table:table-cell table:formula="of:=IF(AND([.$E8]&lt;&gt;[.AB$2];VLOOKUP([.$E8];areaCercaPuntiClassificaSquadre;3;0)=VLOOKUP([.AB$2];areaCercaPuntiClassificaSquadre;3;0));SUMIFS(areaPuntiFattiACalendario;areaSquadraACalendario;[.$E8];areaSquadraBCalendario;[.AB$2])+SUMIFS(areaPuntiFattiBCalendario;areaSquadraBCalendario;[.$E8];areaSquadraACalendario;[.AB$2]);&quot;-&quot;)" office:value-type="string" office:string-value="-" calcext:value-type="string">
            <text:p>-</text:p>
          </table:table-cell>
          <table:table-cell table:formula="of:=IF(AND([.$E8]&lt;&gt;[.AC$2];VLOOKUP([.$E8];areaCercaPuntiClassificaSquadre;3;0)=VLOOKUP([.AC$2];areaCercaPuntiClassificaSquadre;3;0));SUMIFS(areaPuntiFattiACalendario;areaSquadraACalendario;[.$E8];areaSquadraBCalendario;[.AC$2])+SUMIFS(areaPuntiFattiBCalendario;areaSquadraBCalendario;[.$E8];areaSquadraACalendario;[.AC$2]);&quot;-&quot;)" office:value-type="string" office:string-value="-" calcext:value-type="string">
            <text:p>-</text:p>
          </table:table-cell>
          <table:table-cell table:formula="of:=IF(AND([.$E8]&lt;&gt;[.AD$2];VLOOKUP([.$E8];areaCercaPuntiClassificaSquadre;3;0)=VLOOKUP([.AD$2];areaCercaPuntiClassificaSquadre;3;0));SUMIFS(areaPuntiFattiACalendario;areaSquadraACalendario;[.$E8];areaSquadraBCalendario;[.AD$2])+SUMIFS(areaPuntiFattiBCalendario;areaSquadraBCalendario;[.$E8];areaSquadraACalendario;[.AD$2]);&quot;-&quot;)" office:value-type="string" office:string-value="-" calcext:value-type="string">
            <text:p>-</text:p>
          </table:table-cell>
          <table:table-cell table:formula="of:=IF(AND([.$E8]&lt;&gt;[.AE$2];VLOOKUP([.$E8];areaCercaPuntiClassificaSquadre;3;0)=VLOOKUP([.AE$2];areaCercaPuntiClassificaSquadre;3;0));SUMIFS(areaPuntiFattiACalendario;areaSquadraACalendario;[.$E8];areaSquadraBCalendario;[.AE$2])+SUMIFS(areaPuntiFattiBCalendario;areaSquadraBCalendario;[.$E8];areaSquadraACalendario;[.AE$2]);&quot;-&quot;)" office:value-type="float" office:value="53" calcext:value-type="float">
            <text:p>53</text:p>
          </table:table-cell>
          <table:table-cell table:formula="of:=IF(AND([.$E8]&lt;&gt;[.AF$2];VLOOKUP([.$E8];areaCercaPuntiClassificaSquadre;3;0)=VLOOKUP([.AF$2];areaCercaPuntiClassificaSquadre;3;0));SUMIFS(areaPuntiFattiACalendario;areaSquadraACalendario;[.$E8];areaSquadraBCalendario;[.AF$2])+SUMIFS(areaPuntiFattiBCalendario;areaSquadraBCalendario;[.$E8];areaSquadraACalendario;[.AF$2]);&quot;-&quot;)" office:value-type="string" office:string-value="-" calcext:value-type="string">
            <text:p>-</text:p>
          </table:table-cell>
          <table:table-cell table:formula="of:=IF(AND([.$E8]&lt;&gt;[.AG$2];VLOOKUP([.$E8];areaCercaPuntiClassificaSquadre;3;0)=VLOOKUP([.AG$2];areaCercaPuntiClassificaSquadre;3;0));SUMIFS(areaPuntiFattiACalendario;areaSquadraACalendario;[.$E8];areaSquadraBCalendario;[.AG$2])+SUMIFS(areaPuntiFattiBCalendario;areaSquadraBCalendario;[.$E8];areaSquadraACalendario;[.AG$2]);&quot;-&quot;)" office:value-type="string" office:string-value="-" calcext:value-type="string">
            <text:p>-</text:p>
          </table:table-cell>
          <table:table-cell table:formula="of:=IF(AND([.$E8]&lt;&gt;[.AH$2];VLOOKUP([.$E8];areaCercaPuntiClassificaSquadre;3;0)=VLOOKUP([.AH$2];areaCercaPuntiClassificaSquadre;3;0));SUMIFS(areaPuntiFattiACalendario;areaSquadraACalendario;[.$E8];areaSquadraBCalendario;[.AH$2])+SUMIFS(areaPuntiFattiBCalendario;areaSquadraBCalendario;[.$E8];areaSquadraACalendario;[.AH$2]);&quot;-&quot;)" office:value-type="string" office:string-value="-" calcext:value-type="string">
            <text:p>-</text:p>
          </table:table-cell>
          <table:table-cell table:formula="of:=IF(AND([.$E8]&lt;&gt;[.AI$2];VLOOKUP([.$E8];areaCercaPuntiClassificaSquadre;3;0)=VLOOKUP([.AI$2];areaCercaPuntiClassificaSquadre;3;0));SUMIFS(areaPuntiFattiACalendario;areaSquadraACalendario;[.$E8];areaSquadraBCalendario;[.AI$2])+SUMIFS(areaPuntiFattiBCalendario;areaSquadraBCalendario;[.$E8];areaSquadraACalendario;[.AI$2]);&quot;-&quot;)" office:value-type="string" office:string-value="-" calcext:value-type="string">
            <text:p>-</text:p>
          </table:table-cell>
          <table:table-cell table:formula="of:=IF(AND([.$E8]&lt;&gt;[.AJ$2];VLOOKUP([.$E8];areaCercaPuntiClassificaSquadre;3;0)=VLOOKUP([.AJ$2];areaCercaPuntiClassificaSquadre;3;0));SUMIFS(areaPuntiFattiACalendario;areaSquadraACalendario;[.$E8];areaSquadraBCalendario;[.AJ$2])+SUMIFS(areaPuntiFattiBCalendario;areaSquadraBCalendario;[.$E8];areaSquadraACalendario;[.AJ$2]);&quot;-&quot;)" office:value-type="string" office:string-value="-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122" office:value-type="string" calcext:value-type="string">
            <text:p>Gazzelle</text:p>
          </table:table-cell>
          <table:table-cell table:style-name="ce122" table:formula="of:=&quot;Campo &quot;&amp;[.A9]" office:value-type="string" office:string-value="Campo Gazzelle" calcext:value-type="string">
            <text:p>Campo Gazzelle</text:p>
          </table:table-cell>
          <table:table-cell table:style-name="ce122" table:formula="of:=&quot;https://www.google.it/maps/search/&quot;&amp;SUBSTITUTE([.B9];&quot; &quot;;&quot;+&quot;)" office:value-type="string" office:string-value="https://www.google.it/maps/search/Campo+Gazzelle" calcext:value-type="string">
            <text:p>https://www.google.it/maps/search/Campo+Gazzelle</text:p>
          </table:table-cell>
          <table:table-cell table:formula="of:=COUNTIF(areaCoefficienteSquadre;&quot;&gt;=&quot;&amp;[.$F9])-1" office:value-type="float" office:value="6" calcext:value-type="float">
            <text:p>6</text:p>
          </table:table-cell>
          <table:table-cell table:formula="of:=[.A9]&amp;&quot;&quot;" office:value-type="string" office:string-value="Gazzelle" calcext:value-type="string">
            <text:p>Gazzelle</text:p>
          </table:table-cell>
          <table:table-cell table:style-name="ce137" table:formula="of:=TEXT([.$G9];&quot;+000;-000&quot;)&amp;TEXT(500+SUM([.$R9:.$AA9]);&quot;+000;-000&quot;)&amp;TEXT(SUM([.$AB9:.$AK9]);&quot;+000;-000&quot;)&amp;TEXT(500+[.$N9];&quot;+000;-000&quot;)&amp;TEXT([.$L9];&quot;+000;-000&quot;)&amp;TEXT(ORG.LIBREOFFICE.RANDBETWEEN.NV(0;999);&quot;+000;-000&quot;)" office:value-type="string" office:string-value="+010+498+048+470+279+898" calcext:value-type="string">
            <text:p>+010+498+048+470+279+898</text:p>
          </table:table-cell>
          <table:table-cell table:formula="of:=[.I9]*constPuntiVittoria+[.J9]*constPuntiSconfitta+[.K9]*constPuntiForfait" office:value-type="float" office:value="10" calcext:value-type="float">
            <text:p>10</text:p>
          </table:table-cell>
          <table:table-cell table:formula="of:=SUM([.I9:.K9])" office:value-type="float" office:value="6" calcext:value-type="float">
            <text:p>6</text:p>
          </table:table-cell>
          <table:table-cell table:formula="of:=SUMIF(areaSquadraACalendario;[.E9];areaVintaACalendario)+SUMIF(areaSquadraBCalendario;[.E9];areaVintaBCalendario)" office:value-type="float" office:value="2" calcext:value-type="float">
            <text:p>2</text:p>
          </table:table-cell>
          <table:table-cell table:formula="of:=SUMIF(areaSquadraACalendario;[.E9];areaPersaACalendario)+SUMIF(areaSquadraBCalendario;[.E9];areaPersaBCalendario)" office:value-type="float" office:value="4" calcext:value-type="float">
            <text:p>4</text:p>
          </table:table-cell>
          <table:table-cell table:formula="of:=SUMIF(areaSquadraACalendario;[.E9];areaForfaitACalendario)+SUMIF(areaSquadraBCalendario;[.E9];areaForfaitBCalendario)" office:value-type="float" office:value="0" calcext:value-type="float">
            <text:p>0</text:p>
          </table:table-cell>
          <table:table-cell table:formula="of:=SUMIF(areaSquadraACalendario;[.E9];areaPuntiFattiACalendario)+SUMIF(areaSquadraBCalendario;[.E9];areaPuntiFattiBCalendario)" office:value-type="float" office:value="279" calcext:value-type="float">
            <text:p>279</text:p>
          </table:table-cell>
          <table:table-cell table:formula="of:=SUMIF(areaSquadraACalendario;[.E9];areaPuntiSubitiACalendario)+SUMIF(areaSquadraBCalendario;[.E9];areaPuntiSubitiBCalendario)" office:value-type="float" office:value="309" calcext:value-type="float">
            <text:p>309</text:p>
          </table:table-cell>
          <table:table-cell table:formula="of:=SUMIF(areaSquadraACalendario;[.E9];areaDifferenzaPuntiACalendario)+SUMIF(areaSquadraBCalendario;[.E9];areaDifferenzaPuntiBCalendario)" office:value-type="float" office:value="-30" calcext:value-type="float">
            <text:p>-30</text:p>
          </table:table-cell>
          <table:table-cell table:formula="of:=IF([.H9]=0;0;ROUND([.L9]/[.H9];2))" office:value-type="float" office:value="46.5" calcext:value-type="float">
            <text:p>46,5</text:p>
          </table:table-cell>
          <table:table-cell table:formula="of:=IF([.H9]=0;0;ROUND([.M9]/[.H9];2))" office:value-type="float" office:value="51.5" calcext:value-type="float">
            <text:p>51,5</text:p>
          </table:table-cell>
          <table:table-cell table:formula="of:=IF([.H9]=0;0;ROUND([.N9]/[.H9];2))" office:value-type="float" office:value="-5" calcext:value-type="float">
            <text:p>-5,00</text:p>
          </table:table-cell>
          <table:table-cell table:formula="of:=IF(AND([.$E9]&lt;&gt;[.R$2];VLOOKUP([.$E9];areaCercaPuntiClassificaSquadre;3;0)=VLOOKUP([.R$2];areaCercaPuntiClassificaSquadre;3;0));SUMIFS(areaDifferenzaPuntiACalendario;areaSquadraACalendario;[.$E9];areaSquadraBCalendario;[.R$2])+SUMIFS(areaDifferenzaPuntiBCalendario;areaSquadraBCalendario;[.$E9];areaSquadraACalendario;[.R$2]);&quot;-&quot;)" office:value-type="string" office:string-value="-" calcext:value-type="string">
            <text:p>-</text:p>
          </table:table-cell>
          <table:table-cell table:formula="of:=IF(AND([.$E9]&lt;&gt;[.S$2];VLOOKUP([.$E9];areaCercaPuntiClassificaSquadre;3;0)=VLOOKUP([.S$2];areaCercaPuntiClassificaSquadre;3;0));SUMIFS(areaDifferenzaPuntiACalendario;areaSquadraACalendario;[.$E9];areaSquadraBCalendario;[.S$2])+SUMIFS(areaDifferenzaPuntiBCalendario;areaSquadraBCalendario;[.$E9];areaSquadraACalendario;[.S$2]);&quot;-&quot;)" office:value-type="string" office:string-value="-" calcext:value-type="string">
            <text:p>-</text:p>
          </table:table-cell>
          <table:table-cell table:formula="of:=IF(AND([.$E9]&lt;&gt;[.T$2];VLOOKUP([.$E9];areaCercaPuntiClassificaSquadre;3;0)=VLOOKUP([.T$2];areaCercaPuntiClassificaSquadre;3;0));SUMIFS(areaDifferenzaPuntiACalendario;areaSquadraACalendario;[.$E9];areaSquadraBCalendario;[.T$2])+SUMIFS(areaDifferenzaPuntiBCalendario;areaSquadraBCalendario;[.$E9];areaSquadraACalendario;[.T$2]);&quot;-&quot;)" office:value-type="float" office:value="-2" calcext:value-type="float">
            <text:p>-2</text:p>
          </table:table-cell>
          <table:table-cell table:formula="of:=IF(AND([.$E9]&lt;&gt;[.U$2];VLOOKUP([.$E9];areaCercaPuntiClassificaSquadre;3;0)=VLOOKUP([.U$2];areaCercaPuntiClassificaSquadre;3;0));SUMIFS(areaDifferenzaPuntiACalendario;areaSquadraACalendario;[.$E9];areaSquadraBCalendario;[.U$2])+SUMIFS(areaDifferenzaPuntiBCalendario;areaSquadraBCalendario;[.$E9];areaSquadraACalendario;[.U$2]);&quot;-&quot;)" office:value-type="string" office:string-value="-" calcext:value-type="string">
            <text:p>-</text:p>
          </table:table-cell>
          <table:table-cell table:formula="of:=IF(AND([.$E9]&lt;&gt;[.V$2];VLOOKUP([.$E9];areaCercaPuntiClassificaSquadre;3;0)=VLOOKUP([.V$2];areaCercaPuntiClassificaSquadre;3;0));SUMIFS(areaDifferenzaPuntiACalendario;areaSquadraACalendario;[.$E9];areaSquadraBCalendario;[.V$2])+SUMIFS(areaDifferenzaPuntiBCalendario;areaSquadraBCalendario;[.$E9];areaSquadraACalendario;[.V$2]);&quot;-&quot;)" office:value-type="string" office:string-value="-" calcext:value-type="string">
            <text:p>-</text:p>
          </table:table-cell>
          <table:table-cell table:formula="of:=IF(AND([.$E9]&lt;&gt;[.W$2];VLOOKUP([.$E9];areaCercaPuntiClassificaSquadre;3;0)=VLOOKUP([.W$2];areaCercaPuntiClassificaSquadre;3;0));SUMIFS(areaDifferenzaPuntiACalendario;areaSquadraACalendario;[.$E9];areaSquadraBCalendario;[.W$2])+SUMIFS(areaDifferenzaPuntiBCalendario;areaSquadraBCalendario;[.$E9];areaSquadraACalendario;[.W$2]);&quot;-&quot;)" office:value-type="string" office:string-value="-" calcext:value-type="string">
            <text:p>-</text:p>
          </table:table-cell>
          <table:table-cell table:formula="of:=IF(AND([.$E9]&lt;&gt;[.X$2];VLOOKUP([.$E9];areaCercaPuntiClassificaSquadre;3;0)=VLOOKUP([.X$2];areaCercaPuntiClassificaSquadre;3;0));SUMIFS(areaDifferenzaPuntiACalendario;areaSquadraACalendario;[.$E9];areaSquadraBCalendario;[.X$2])+SUMIFS(areaDifferenzaPuntiBCalendario;areaSquadraBCalendario;[.$E9];areaSquadraACalendario;[.X$2]);&quot;-&quot;)" office:value-type="string" office:string-value="-" calcext:value-type="string">
            <text:p>-</text:p>
          </table:table-cell>
          <table:table-cell table:formula="of:=IF(AND([.$E9]&lt;&gt;[.Y$2];VLOOKUP([.$E9];areaCercaPuntiClassificaSquadre;3;0)=VLOOKUP([.Y$2];areaCercaPuntiClassificaSquadre;3;0));SUMIFS(areaDifferenzaPuntiACalendario;areaSquadraACalendario;[.$E9];areaSquadraBCalendario;[.Y$2])+SUMIFS(areaDifferenzaPuntiBCalendario;areaSquadraBCalendario;[.$E9];areaSquadraACalendario;[.Y$2]);&quot;-&quot;)" office:value-type="string" office:string-value="-" calcext:value-type="string">
            <text:p>-</text:p>
          </table:table-cell>
          <table:table-cell table:formula="of:=IF(AND([.$E9]&lt;&gt;[.Z$2];VLOOKUP([.$E9];areaCercaPuntiClassificaSquadre;3;0)=VLOOKUP([.Z$2];areaCercaPuntiClassificaSquadre;3;0));SUMIFS(areaDifferenzaPuntiACalendario;areaSquadraACalendario;[.$E9];areaSquadraBCalendario;[.Z$2])+SUMIFS(areaDifferenzaPuntiBCalendario;areaSquadraBCalendario;[.$E9];areaSquadraACalendario;[.Z$2]);&quot;-&quot;)" office:value-type="string" office:string-value="-" calcext:value-type="string">
            <text:p>-</text:p>
          </table:table-cell>
          <table:table-cell/>
          <table:table-cell table:formula="of:=IF(AND([.$E9]&lt;&gt;[.AB$2];VLOOKUP([.$E9];areaCercaPuntiClassificaSquadre;3;0)=VLOOKUP([.AB$2];areaCercaPuntiClassificaSquadre;3;0));SUMIFS(areaPuntiFattiACalendario;areaSquadraACalendario;[.$E9];areaSquadraBCalendario;[.AB$2])+SUMIFS(areaPuntiFattiBCalendario;areaSquadraBCalendario;[.$E9];areaSquadraACalendario;[.AB$2]);&quot;-&quot;)" office:value-type="string" office:string-value="-" calcext:value-type="string">
            <text:p>-</text:p>
          </table:table-cell>
          <table:table-cell table:formula="of:=IF(AND([.$E9]&lt;&gt;[.AC$2];VLOOKUP([.$E9];areaCercaPuntiClassificaSquadre;3;0)=VLOOKUP([.AC$2];areaCercaPuntiClassificaSquadre;3;0));SUMIFS(areaPuntiFattiACalendario;areaSquadraACalendario;[.$E9];areaSquadraBCalendario;[.AC$2])+SUMIFS(areaPuntiFattiBCalendario;areaSquadraBCalendario;[.$E9];areaSquadraACalendario;[.AC$2]);&quot;-&quot;)" office:value-type="string" office:string-value="-" calcext:value-type="string">
            <text:p>-</text:p>
          </table:table-cell>
          <table:table-cell table:formula="of:=IF(AND([.$E9]&lt;&gt;[.AD$2];VLOOKUP([.$E9];areaCercaPuntiClassificaSquadre;3;0)=VLOOKUP([.AD$2];areaCercaPuntiClassificaSquadre;3;0));SUMIFS(areaPuntiFattiACalendario;areaSquadraACalendario;[.$E9];areaSquadraBCalendario;[.AD$2])+SUMIFS(areaPuntiFattiBCalendario;areaSquadraBCalendario;[.$E9];areaSquadraACalendario;[.AD$2]);&quot;-&quot;)" office:value-type="float" office:value="48" calcext:value-type="float">
            <text:p>48</text:p>
          </table:table-cell>
          <table:table-cell table:formula="of:=IF(AND([.$E9]&lt;&gt;[.AE$2];VLOOKUP([.$E9];areaCercaPuntiClassificaSquadre;3;0)=VLOOKUP([.AE$2];areaCercaPuntiClassificaSquadre;3;0));SUMIFS(areaPuntiFattiACalendario;areaSquadraACalendario;[.$E9];areaSquadraBCalendario;[.AE$2])+SUMIFS(areaPuntiFattiBCalendario;areaSquadraBCalendario;[.$E9];areaSquadraACalendario;[.AE$2]);&quot;-&quot;)" office:value-type="string" office:string-value="-" calcext:value-type="string">
            <text:p>-</text:p>
          </table:table-cell>
          <table:table-cell table:formula="of:=IF(AND([.$E9]&lt;&gt;[.AF$2];VLOOKUP([.$E9];areaCercaPuntiClassificaSquadre;3;0)=VLOOKUP([.AF$2];areaCercaPuntiClassificaSquadre;3;0));SUMIFS(areaPuntiFattiACalendario;areaSquadraACalendario;[.$E9];areaSquadraBCalendario;[.AF$2])+SUMIFS(areaPuntiFattiBCalendario;areaSquadraBCalendario;[.$E9];areaSquadraACalendario;[.AF$2]);&quot;-&quot;)" office:value-type="string" office:string-value="-" calcext:value-type="string">
            <text:p>-</text:p>
          </table:table-cell>
          <table:table-cell table:formula="of:=IF(AND([.$E9]&lt;&gt;[.AG$2];VLOOKUP([.$E9];areaCercaPuntiClassificaSquadre;3;0)=VLOOKUP([.AG$2];areaCercaPuntiClassificaSquadre;3;0));SUMIFS(areaPuntiFattiACalendario;areaSquadraACalendario;[.$E9];areaSquadraBCalendario;[.AG$2])+SUMIFS(areaPuntiFattiBCalendario;areaSquadraBCalendario;[.$E9];areaSquadraACalendario;[.AG$2]);&quot;-&quot;)" office:value-type="string" office:string-value="-" calcext:value-type="string">
            <text:p>-</text:p>
          </table:table-cell>
          <table:table-cell table:formula="of:=IF(AND([.$E9]&lt;&gt;[.AH$2];VLOOKUP([.$E9];areaCercaPuntiClassificaSquadre;3;0)=VLOOKUP([.AH$2];areaCercaPuntiClassificaSquadre;3;0));SUMIFS(areaPuntiFattiACalendario;areaSquadraACalendario;[.$E9];areaSquadraBCalendario;[.AH$2])+SUMIFS(areaPuntiFattiBCalendario;areaSquadraBCalendario;[.$E9];areaSquadraACalendario;[.AH$2]);&quot;-&quot;)" office:value-type="string" office:string-value="-" calcext:value-type="string">
            <text:p>-</text:p>
          </table:table-cell>
          <table:table-cell table:formula="of:=IF(AND([.$E9]&lt;&gt;[.AI$2];VLOOKUP([.$E9];areaCercaPuntiClassificaSquadre;3;0)=VLOOKUP([.AI$2];areaCercaPuntiClassificaSquadre;3;0));SUMIFS(areaPuntiFattiACalendario;areaSquadraACalendario;[.$E9];areaSquadraBCalendario;[.AI$2])+SUMIFS(areaPuntiFattiBCalendario;areaSquadraBCalendario;[.$E9];areaSquadraACalendario;[.AI$2]);&quot;-&quot;)" office:value-type="string" office:string-value="-" calcext:value-type="string">
            <text:p>-</text:p>
          </table:table-cell>
          <table:table-cell table:formula="of:=IF(AND([.$E9]&lt;&gt;[.AJ$2];VLOOKUP([.$E9];areaCercaPuntiClassificaSquadre;3;0)=VLOOKUP([.AJ$2];areaCercaPuntiClassificaSquadre;3;0));SUMIFS(areaPuntiFattiACalendario;areaSquadraACalendario;[.$E9];areaSquadraBCalendario;[.AJ$2])+SUMIFS(areaPuntiFattiBCalendario;areaSquadraBCalendario;[.$E9];areaSquadraACalendario;[.AJ$2]);&quot;-&quot;)" office:value-type="string" office:string-value="-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122" office:value-type="string" calcext:value-type="string">
            <text:p>Iene</text:p>
          </table:table-cell>
          <table:table-cell table:style-name="ce122" table:formula="of:=&quot;Campo &quot;&amp;[.A10]" office:value-type="string" office:string-value="Campo Iene" calcext:value-type="string">
            <text:p>Campo Iene</text:p>
          </table:table-cell>
          <table:table-cell table:style-name="ce122" table:formula="of:=&quot;https://www.google.it/maps/search/&quot;&amp;SUBSTITUTE([.B10];&quot; &quot;;&quot;+&quot;)" office:value-type="string" office:string-value="https://www.google.it/maps/search/Campo+Iene" calcext:value-type="string">
            <text:p>https://www.google.it/maps/search/Campo+Iene</text:p>
          </table:table-cell>
          <table:table-cell table:formula="of:=COUNTIF(areaCoefficienteSquadre;&quot;&gt;=&quot;&amp;[.$F10])-1" office:value-type="float" office:value="9" calcext:value-type="float">
            <text:p>9</text:p>
          </table:table-cell>
          <table:table-cell table:formula="of:=[.A10]&amp;&quot;&quot;" office:value-type="string" office:string-value="Iene" calcext:value-type="string">
            <text:p>Iene</text:p>
          </table:table-cell>
          <table:table-cell table:style-name="ce137" table:formula="of:=TEXT([.$G10];&quot;+000;-000&quot;)&amp;TEXT(500+SUM([.$R10:.$AA10]);&quot;+000;-000&quot;)&amp;TEXT(SUM([.$AB10:.$AK10]);&quot;+000;-000&quot;)&amp;TEXT(500+[.$N10];&quot;+000;-000&quot;)&amp;TEXT([.$L10];&quot;+000;-000&quot;)&amp;TEXT(ORG.LIBREOFFICE.RANDBETWEEN.NV(0;999);&quot;+000;-000&quot;)" office:value-type="string" office:string-value="+000+500+000+480+000+366" calcext:value-type="string">
            <text:p>+000+500+000+480+000+366</text:p>
          </table:table-cell>
          <table:table-cell table:formula="of:=[.I10]*constPuntiVittoria+[.J10]*constPuntiSconfitta+[.K10]*constPuntiForfait" office:value-type="float" office:value="0" calcext:value-type="float">
            <text:p>0</text:p>
          </table:table-cell>
          <table:table-cell table:formula="of:=SUM([.I10:.K10])" office:value-type="float" office:value="1" calcext:value-type="float">
            <text:p>1</text:p>
          </table:table-cell>
          <table:table-cell table:formula="of:=SUMIF(areaSquadraACalendario;[.E10];areaVintaACalendario)+SUMIF(areaSquadraBCalendario;[.E10];areaVintaBCalendario)" office:value-type="float" office:value="0" calcext:value-type="float">
            <text:p>0</text:p>
          </table:table-cell>
          <table:table-cell table:formula="of:=SUMIF(areaSquadraACalendario;[.E10];areaPersaACalendario)+SUMIF(areaSquadraBCalendario;[.E10];areaPersaBCalendario)" office:value-type="float" office:value="0" calcext:value-type="float">
            <text:p>0</text:p>
          </table:table-cell>
          <table:table-cell table:formula="of:=SUMIF(areaSquadraACalendario;[.E10];areaForfaitACalendario)+SUMIF(areaSquadraBCalendario;[.E10];areaForfaitBCalendario)" office:value-type="float" office:value="1" calcext:value-type="float">
            <text:p>1</text:p>
          </table:table-cell>
          <table:table-cell table:formula="of:=SUMIF(areaSquadraACalendario;[.E10];areaPuntiFattiACalendario)+SUMIF(areaSquadraBCalendario;[.E10];areaPuntiFattiBCalendario)" office:value-type="float" office:value="0" calcext:value-type="float">
            <text:p>0</text:p>
          </table:table-cell>
          <table:table-cell table:formula="of:=SUMIF(areaSquadraACalendario;[.E10];areaPuntiSubitiACalendario)+SUMIF(areaSquadraBCalendario;[.E10];areaPuntiSubitiBCalendario)" office:value-type="float" office:value="20" calcext:value-type="float">
            <text:p>20</text:p>
          </table:table-cell>
          <table:table-cell table:formula="of:=SUMIF(areaSquadraACalendario;[.E10];areaDifferenzaPuntiACalendario)+SUMIF(areaSquadraBCalendario;[.E10];areaDifferenzaPuntiBCalendario)" office:value-type="float" office:value="-20" calcext:value-type="float">
            <text:p>-20</text:p>
          </table:table-cell>
          <table:table-cell table:formula="of:=IF([.H10]=0;0;ROUND([.L10]/[.H10];2))" office:value-type="float" office:value="0" calcext:value-type="float">
            <text:p>0</text:p>
          </table:table-cell>
          <table:table-cell table:formula="of:=IF([.H10]=0;0;ROUND([.M10]/[.H10];2))" office:value-type="float" office:value="20" calcext:value-type="float">
            <text:p>20</text:p>
          </table:table-cell>
          <table:table-cell table:formula="of:=IF([.H10]=0;0;ROUND([.N10]/[.H10];2))" office:value-type="float" office:value="-20" calcext:value-type="float">
            <text:p>-20,00</text:p>
          </table:table-cell>
          <table:table-cell table:formula="of:=IF(AND([.$E10]&lt;&gt;[.R$2];VLOOKUP([.$E10];areaCercaPuntiClassificaSquadre;3;0)=VLOOKUP([.R$2];areaCercaPuntiClassificaSquadre;3;0));SUMIFS(areaDifferenzaPuntiACalendario;areaSquadraACalendario;[.$E10];areaSquadraBCalendario;[.R$2])+SUMIFS(areaDifferenzaPuntiBCalendario;areaSquadraBCalendario;[.$E10];areaSquadraACalendario;[.R$2]);&quot;-&quot;)" office:value-type="string" office:string-value="-" calcext:value-type="string">
            <text:p>-</text:p>
          </table:table-cell>
          <table:table-cell table:formula="of:=IF(AND([.$E10]&lt;&gt;[.S$2];VLOOKUP([.$E10];areaCercaPuntiClassificaSquadre;3;0)=VLOOKUP([.S$2];areaCercaPuntiClassificaSquadre;3;0));SUMIFS(areaDifferenzaPuntiACalendario;areaSquadraACalendario;[.$E10];areaSquadraBCalendario;[.S$2])+SUMIFS(areaDifferenzaPuntiBCalendario;areaSquadraBCalendario;[.$E10];areaSquadraACalendario;[.S$2]);&quot;-&quot;)" office:value-type="string" office:string-value="-" calcext:value-type="string">
            <text:p>-</text:p>
          </table:table-cell>
          <table:table-cell table:formula="of:=IF(AND([.$E10]&lt;&gt;[.T$2];VLOOKUP([.$E10];areaCercaPuntiClassificaSquadre;3;0)=VLOOKUP([.T$2];areaCercaPuntiClassificaSquadre;3;0));SUMIFS(areaDifferenzaPuntiACalendario;areaSquadraACalendario;[.$E10];areaSquadraBCalendario;[.T$2])+SUMIFS(areaDifferenzaPuntiBCalendario;areaSquadraBCalendario;[.$E10];areaSquadraACalendario;[.T$2]);&quot;-&quot;)" office:value-type="string" office:string-value="-" calcext:value-type="string">
            <text:p>-</text:p>
          </table:table-cell>
          <table:table-cell table:formula="of:=IF(AND([.$E10]&lt;&gt;[.U$2];VLOOKUP([.$E10];areaCercaPuntiClassificaSquadre;3;0)=VLOOKUP([.U$2];areaCercaPuntiClassificaSquadre;3;0));SUMIFS(areaDifferenzaPuntiACalendario;areaSquadraACalendario;[.$E10];areaSquadraBCalendario;[.U$2])+SUMIFS(areaDifferenzaPuntiBCalendario;areaSquadraBCalendario;[.$E10];areaSquadraACalendario;[.U$2]);&quot;-&quot;)" office:value-type="string" office:string-value="-" calcext:value-type="string">
            <text:p>-</text:p>
          </table:table-cell>
          <table:table-cell table:formula="of:=IF(AND([.$E10]&lt;&gt;[.V$2];VLOOKUP([.$E10];areaCercaPuntiClassificaSquadre;3;0)=VLOOKUP([.V$2];areaCercaPuntiClassificaSquadre;3;0));SUMIFS(areaDifferenzaPuntiACalendario;areaSquadraACalendario;[.$E10];areaSquadraBCalendario;[.V$2])+SUMIFS(areaDifferenzaPuntiBCalendario;areaSquadraBCalendario;[.$E10];areaSquadraACalendario;[.V$2]);&quot;-&quot;)" office:value-type="string" office:string-value="-" calcext:value-type="string">
            <text:p>-</text:p>
          </table:table-cell>
          <table:table-cell table:formula="of:=IF(AND([.$E10]&lt;&gt;[.W$2];VLOOKUP([.$E10];areaCercaPuntiClassificaSquadre;3;0)=VLOOKUP([.W$2];areaCercaPuntiClassificaSquadre;3;0));SUMIFS(areaDifferenzaPuntiACalendario;areaSquadraACalendario;[.$E10];areaSquadraBCalendario;[.W$2])+SUMIFS(areaDifferenzaPuntiBCalendario;areaSquadraBCalendario;[.$E10];areaSquadraACalendario;[.W$2]);&quot;-&quot;)" office:value-type="string" office:string-value="-" calcext:value-type="string">
            <text:p>-</text:p>
          </table:table-cell>
          <table:table-cell table:formula="of:=IF(AND([.$E10]&lt;&gt;[.X$2];VLOOKUP([.$E10];areaCercaPuntiClassificaSquadre;3;0)=VLOOKUP([.X$2];areaCercaPuntiClassificaSquadre;3;0));SUMIFS(areaDifferenzaPuntiACalendario;areaSquadraACalendario;[.$E10];areaSquadraBCalendario;[.X$2])+SUMIFS(areaDifferenzaPuntiBCalendario;areaSquadraBCalendario;[.$E10];areaSquadraACalendario;[.X$2]);&quot;-&quot;)" office:value-type="string" office:string-value="-" calcext:value-type="string">
            <text:p>-</text:p>
          </table:table-cell>
          <table:table-cell table:formula="of:=IF(AND([.$E10]&lt;&gt;[.Y$2];VLOOKUP([.$E10];areaCercaPuntiClassificaSquadre;3;0)=VLOOKUP([.Y$2];areaCercaPuntiClassificaSquadre;3;0));SUMIFS(areaDifferenzaPuntiACalendario;areaSquadraACalendario;[.$E10];areaSquadraBCalendario;[.Y$2])+SUMIFS(areaDifferenzaPuntiBCalendario;areaSquadraBCalendario;[.$E10];areaSquadraACalendario;[.Y$2]);&quot;-&quot;)" office:value-type="string" office:string-value="-" calcext:value-type="string">
            <text:p>-</text:p>
          </table:table-cell>
          <table:table-cell table:formula="of:=IF(AND([.$E10]&lt;&gt;[.Z$2];VLOOKUP([.$E10];areaCercaPuntiClassificaSquadre;3;0)=VLOOKUP([.Z$2];areaCercaPuntiClassificaSquadre;3;0));SUMIFS(areaDifferenzaPuntiACalendario;areaSquadraACalendario;[.$E10];areaSquadraBCalendario;[.Z$2])+SUMIFS(areaDifferenzaPuntiBCalendario;areaSquadraBCalendario;[.$E10];areaSquadraACalendario;[.Z$2]);&quot;-&quot;)" office:value-type="string" office:string-value="-" calcext:value-type="string">
            <text:p>-</text:p>
          </table:table-cell>
          <table:table-cell/>
          <table:table-cell table:formula="of:=IF(AND([.$E10]&lt;&gt;[.AB$2];VLOOKUP([.$E10];areaCercaPuntiClassificaSquadre;3;0)=VLOOKUP([.AB$2];areaCercaPuntiClassificaSquadre;3;0));SUMIFS(areaPuntiFattiACalendario;areaSquadraACalendario;[.$E10];areaSquadraBCalendario;[.AB$2])+SUMIFS(areaPuntiFattiBCalendario;areaSquadraBCalendario;[.$E10];areaSquadraACalendario;[.AB$2]);&quot;-&quot;)" office:value-type="string" office:string-value="-" calcext:value-type="string">
            <text:p>-</text:p>
          </table:table-cell>
          <table:table-cell table:formula="of:=IF(AND([.$E10]&lt;&gt;[.AC$2];VLOOKUP([.$E10];areaCercaPuntiClassificaSquadre;3;0)=VLOOKUP([.AC$2];areaCercaPuntiClassificaSquadre;3;0));SUMIFS(areaPuntiFattiACalendario;areaSquadraACalendario;[.$E10];areaSquadraBCalendario;[.AC$2])+SUMIFS(areaPuntiFattiBCalendario;areaSquadraBCalendario;[.$E10];areaSquadraACalendario;[.AC$2]);&quot;-&quot;)" office:value-type="string" office:string-value="-" calcext:value-type="string">
            <text:p>-</text:p>
          </table:table-cell>
          <table:table-cell table:formula="of:=IF(AND([.$E10]&lt;&gt;[.AD$2];VLOOKUP([.$E10];areaCercaPuntiClassificaSquadre;3;0)=VLOOKUP([.AD$2];areaCercaPuntiClassificaSquadre;3;0));SUMIFS(areaPuntiFattiACalendario;areaSquadraACalendario;[.$E10];areaSquadraBCalendario;[.AD$2])+SUMIFS(areaPuntiFattiBCalendario;areaSquadraBCalendario;[.$E10];areaSquadraACalendario;[.AD$2]);&quot;-&quot;)" office:value-type="string" office:string-value="-" calcext:value-type="string">
            <text:p>-</text:p>
          </table:table-cell>
          <table:table-cell table:formula="of:=IF(AND([.$E10]&lt;&gt;[.AE$2];VLOOKUP([.$E10];areaCercaPuntiClassificaSquadre;3;0)=VLOOKUP([.AE$2];areaCercaPuntiClassificaSquadre;3;0));SUMIFS(areaPuntiFattiACalendario;areaSquadraACalendario;[.$E10];areaSquadraBCalendario;[.AE$2])+SUMIFS(areaPuntiFattiBCalendario;areaSquadraBCalendario;[.$E10];areaSquadraACalendario;[.AE$2]);&quot;-&quot;)" office:value-type="string" office:string-value="-" calcext:value-type="string">
            <text:p>-</text:p>
          </table:table-cell>
          <table:table-cell table:formula="of:=IF(AND([.$E10]&lt;&gt;[.AF$2];VLOOKUP([.$E10];areaCercaPuntiClassificaSquadre;3;0)=VLOOKUP([.AF$2];areaCercaPuntiClassificaSquadre;3;0));SUMIFS(areaPuntiFattiACalendario;areaSquadraACalendario;[.$E10];areaSquadraBCalendario;[.AF$2])+SUMIFS(areaPuntiFattiBCalendario;areaSquadraBCalendario;[.$E10];areaSquadraACalendario;[.AF$2]);&quot;-&quot;)" office:value-type="string" office:string-value="-" calcext:value-type="string">
            <text:p>-</text:p>
          </table:table-cell>
          <table:table-cell table:formula="of:=IF(AND([.$E10]&lt;&gt;[.AG$2];VLOOKUP([.$E10];areaCercaPuntiClassificaSquadre;3;0)=VLOOKUP([.AG$2];areaCercaPuntiClassificaSquadre;3;0));SUMIFS(areaPuntiFattiACalendario;areaSquadraACalendario;[.$E10];areaSquadraBCalendario;[.AG$2])+SUMIFS(areaPuntiFattiBCalendario;areaSquadraBCalendario;[.$E10];areaSquadraACalendario;[.AG$2]);&quot;-&quot;)" office:value-type="string" office:string-value="-" calcext:value-type="string">
            <text:p>-</text:p>
          </table:table-cell>
          <table:table-cell table:formula="of:=IF(AND([.$E10]&lt;&gt;[.AH$2];VLOOKUP([.$E10];areaCercaPuntiClassificaSquadre;3;0)=VLOOKUP([.AH$2];areaCercaPuntiClassificaSquadre;3;0));SUMIFS(areaPuntiFattiACalendario;areaSquadraACalendario;[.$E10];areaSquadraBCalendario;[.AH$2])+SUMIFS(areaPuntiFattiBCalendario;areaSquadraBCalendario;[.$E10];areaSquadraACalendario;[.AH$2]);&quot;-&quot;)" office:value-type="string" office:string-value="-" calcext:value-type="string">
            <text:p>-</text:p>
          </table:table-cell>
          <table:table-cell table:formula="of:=IF(AND([.$E10]&lt;&gt;[.AI$2];VLOOKUP([.$E10];areaCercaPuntiClassificaSquadre;3;0)=VLOOKUP([.AI$2];areaCercaPuntiClassificaSquadre;3;0));SUMIFS(areaPuntiFattiACalendario;areaSquadraACalendario;[.$E10];areaSquadraBCalendario;[.AI$2])+SUMIFS(areaPuntiFattiBCalendario;areaSquadraBCalendario;[.$E10];areaSquadraACalendario;[.AI$2]);&quot;-&quot;)" office:value-type="string" office:string-value="-" calcext:value-type="string">
            <text:p>-</text:p>
          </table:table-cell>
          <table:table-cell table:formula="of:=IF(AND([.$E10]&lt;&gt;[.AJ$2];VLOOKUP([.$E10];areaCercaPuntiClassificaSquadre;3;0)=VLOOKUP([.AJ$2];areaCercaPuntiClassificaSquadre;3;0));SUMIFS(areaPuntiFattiACalendario;areaSquadraACalendario;[.$E10];areaSquadraBCalendario;[.AJ$2])+SUMIFS(areaPuntiFattiBCalendario;areaSquadraBCalendario;[.$E10];areaSquadraACalendario;[.AJ$2]);&quot;-&quot;)" office:value-type="string" office:string-value="-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122" office:value-type="string" calcext:value-type="string">
            <text:p>Leoni</text:p>
          </table:table-cell>
          <table:table-cell table:style-name="ce122" table:formula="of:=&quot;Campo &quot;&amp;[.A11]" office:value-type="string" office:string-value="Campo Leoni" calcext:value-type="string">
            <text:p>Campo Leoni</text:p>
          </table:table-cell>
          <table:table-cell table:style-name="ce122" table:formula="of:=&quot;https://www.google.it/maps/search/&quot;&amp;SUBSTITUTE([.B11];&quot; &quot;;&quot;+&quot;)" office:value-type="string" office:string-value="https://www.google.it/maps/search/Campo+Leoni" calcext:value-type="string">
            <text:p>https://www.google.it/maps/search/Campo+Leoni</text:p>
          </table:table-cell>
          <table:table-cell table:formula="of:=COUNTIF(areaCoefficienteSquadre;&quot;&gt;=&quot;&amp;[.$F11])-1" office:value-type="float" office:value="8" calcext:value-type="float">
            <text:p>8</text:p>
          </table:table-cell>
          <table:table-cell table:formula="of:=[.A11]&amp;&quot;&quot;" office:value-type="string" office:string-value="Leoni" calcext:value-type="string">
            <text:p>Leoni</text:p>
          </table:table-cell>
          <table:table-cell table:style-name="ce137" table:formula="of:=TEXT([.$G11];&quot;+000;-000&quot;)&amp;TEXT(500+SUM([.$R11:.$AA11]);&quot;+000;-000&quot;)&amp;TEXT(SUM([.$AB11:.$AK11]);&quot;+000;-000&quot;)&amp;TEXT(500+[.$N11];&quot;+000;-000&quot;)&amp;TEXT([.$L11];&quot;+000;-000&quot;)&amp;TEXT(ORG.LIBREOFFICE.RANDBETWEEN.NV(0;999);&quot;+000;-000&quot;)" office:value-type="string" office:string-value="+003+500+000+520+020+982" calcext:value-type="string">
            <text:p>+003+500+000+520+020+982</text:p>
          </table:table-cell>
          <table:table-cell table:formula="of:=[.I11]*constPuntiVittoria+[.J11]*constPuntiSconfitta+[.K11]*constPuntiForfait" office:value-type="float" office:value="3" calcext:value-type="float">
            <text:p>3</text:p>
          </table:table-cell>
          <table:table-cell table:formula="of:=SUM([.I11:.K11])" office:value-type="float" office:value="1" calcext:value-type="float">
            <text:p>1</text:p>
          </table:table-cell>
          <table:table-cell table:formula="of:=SUMIF(areaSquadraACalendario;[.E11];areaVintaACalendario)+SUMIF(areaSquadraBCalendario;[.E11];areaVintaBCalendario)" office:value-type="float" office:value="1" calcext:value-type="float">
            <text:p>1</text:p>
          </table:table-cell>
          <table:table-cell table:formula="of:=SUMIF(areaSquadraACalendario;[.E11];areaPersaACalendario)+SUMIF(areaSquadraBCalendario;[.E11];areaPersaBCalendario)" office:value-type="float" office:value="0" calcext:value-type="float">
            <text:p>0</text:p>
          </table:table-cell>
          <table:table-cell table:formula="of:=SUMIF(areaSquadraACalendario;[.E11];areaForfaitACalendario)+SUMIF(areaSquadraBCalendario;[.E11];areaForfaitBCalendario)" office:value-type="float" office:value="0" calcext:value-type="float">
            <text:p>0</text:p>
          </table:table-cell>
          <table:table-cell table:formula="of:=SUMIF(areaSquadraACalendario;[.E11];areaPuntiFattiACalendario)+SUMIF(areaSquadraBCalendario;[.E11];areaPuntiFattiBCalendario)" office:value-type="float" office:value="20" calcext:value-type="float">
            <text:p>20</text:p>
          </table:table-cell>
          <table:table-cell table:formula="of:=SUMIF(areaSquadraACalendario;[.E11];areaPuntiSubitiACalendario)+SUMIF(areaSquadraBCalendario;[.E11];areaPuntiSubitiBCalendario)" office:value-type="float" office:value="0" calcext:value-type="float">
            <text:p>0</text:p>
          </table:table-cell>
          <table:table-cell table:formula="of:=SUMIF(areaSquadraACalendario;[.E11];areaDifferenzaPuntiACalendario)+SUMIF(areaSquadraBCalendario;[.E11];areaDifferenzaPuntiBCalendario)" office:value-type="float" office:value="20" calcext:value-type="float">
            <text:p>+20</text:p>
          </table:table-cell>
          <table:table-cell table:formula="of:=IF([.H11]=0;0;ROUND([.L11]/[.H11];2))" office:value-type="float" office:value="20" calcext:value-type="float">
            <text:p>20</text:p>
          </table:table-cell>
          <table:table-cell table:formula="of:=IF([.H11]=0;0;ROUND([.M11]/[.H11];2))" office:value-type="float" office:value="0" calcext:value-type="float">
            <text:p>0</text:p>
          </table:table-cell>
          <table:table-cell table:formula="of:=IF([.H11]=0;0;ROUND([.N11]/[.H11];2))" office:value-type="float" office:value="20" calcext:value-type="float">
            <text:p>+20,00</text:p>
          </table:table-cell>
          <table:table-cell table:formula="of:=IF(AND([.$E11]&lt;&gt;[.R$2];VLOOKUP([.$E11];areaCercaPuntiClassificaSquadre;3;0)=VLOOKUP([.R$2];areaCercaPuntiClassificaSquadre;3;0));SUMIFS(areaDifferenzaPuntiACalendario;areaSquadraACalendario;[.$E11];areaSquadraBCalendario;[.R$2])+SUMIFS(areaDifferenzaPuntiBCalendario;areaSquadraBCalendario;[.$E11];areaSquadraACalendario;[.R$2]);&quot;-&quot;)" office:value-type="string" office:string-value="-" calcext:value-type="string">
            <text:p>-</text:p>
          </table:table-cell>
          <table:table-cell table:formula="of:=IF(AND([.$E11]&lt;&gt;[.S$2];VLOOKUP([.$E11];areaCercaPuntiClassificaSquadre;3;0)=VLOOKUP([.S$2];areaCercaPuntiClassificaSquadre;3;0));SUMIFS(areaDifferenzaPuntiACalendario;areaSquadraACalendario;[.$E11];areaSquadraBCalendario;[.S$2])+SUMIFS(areaDifferenzaPuntiBCalendario;areaSquadraBCalendario;[.$E11];areaSquadraACalendario;[.S$2]);&quot;-&quot;)" office:value-type="string" office:string-value="-" calcext:value-type="string">
            <text:p>-</text:p>
          </table:table-cell>
          <table:table-cell table:formula="of:=IF(AND([.$E11]&lt;&gt;[.T$2];VLOOKUP([.$E11];areaCercaPuntiClassificaSquadre;3;0)=VLOOKUP([.T$2];areaCercaPuntiClassificaSquadre;3;0));SUMIFS(areaDifferenzaPuntiACalendario;areaSquadraACalendario;[.$E11];areaSquadraBCalendario;[.T$2])+SUMIFS(areaDifferenzaPuntiBCalendario;areaSquadraBCalendario;[.$E11];areaSquadraACalendario;[.T$2]);&quot;-&quot;)" office:value-type="string" office:string-value="-" calcext:value-type="string">
            <text:p>-</text:p>
          </table:table-cell>
          <table:table-cell table:formula="of:=IF(AND([.$E11]&lt;&gt;[.U$2];VLOOKUP([.$E11];areaCercaPuntiClassificaSquadre;3;0)=VLOOKUP([.U$2];areaCercaPuntiClassificaSquadre;3;0));SUMIFS(areaDifferenzaPuntiACalendario;areaSquadraACalendario;[.$E11];areaSquadraBCalendario;[.U$2])+SUMIFS(areaDifferenzaPuntiBCalendario;areaSquadraBCalendario;[.$E11];areaSquadraACalendario;[.U$2]);&quot;-&quot;)" office:value-type="string" office:string-value="-" calcext:value-type="string">
            <text:p>-</text:p>
          </table:table-cell>
          <table:table-cell table:formula="of:=IF(AND([.$E11]&lt;&gt;[.V$2];VLOOKUP([.$E11];areaCercaPuntiClassificaSquadre;3;0)=VLOOKUP([.V$2];areaCercaPuntiClassificaSquadre;3;0));SUMIFS(areaDifferenzaPuntiACalendario;areaSquadraACalendario;[.$E11];areaSquadraBCalendario;[.V$2])+SUMIFS(areaDifferenzaPuntiBCalendario;areaSquadraBCalendario;[.$E11];areaSquadraACalendario;[.V$2]);&quot;-&quot;)" office:value-type="string" office:string-value="-" calcext:value-type="string">
            <text:p>-</text:p>
          </table:table-cell>
          <table:table-cell table:formula="of:=IF(AND([.$E11]&lt;&gt;[.W$2];VLOOKUP([.$E11];areaCercaPuntiClassificaSquadre;3;0)=VLOOKUP([.W$2];areaCercaPuntiClassificaSquadre;3;0));SUMIFS(areaDifferenzaPuntiACalendario;areaSquadraACalendario;[.$E11];areaSquadraBCalendario;[.W$2])+SUMIFS(areaDifferenzaPuntiBCalendario;areaSquadraBCalendario;[.$E11];areaSquadraACalendario;[.W$2]);&quot;-&quot;)" office:value-type="string" office:string-value="-" calcext:value-type="string">
            <text:p>-</text:p>
          </table:table-cell>
          <table:table-cell table:formula="of:=IF(AND([.$E11]&lt;&gt;[.X$2];VLOOKUP([.$E11];areaCercaPuntiClassificaSquadre;3;0)=VLOOKUP([.X$2];areaCercaPuntiClassificaSquadre;3;0));SUMIFS(areaDifferenzaPuntiACalendario;areaSquadraACalendario;[.$E11];areaSquadraBCalendario;[.X$2])+SUMIFS(areaDifferenzaPuntiBCalendario;areaSquadraBCalendario;[.$E11];areaSquadraACalendario;[.X$2]);&quot;-&quot;)" office:value-type="string" office:string-value="-" calcext:value-type="string">
            <text:p>-</text:p>
          </table:table-cell>
          <table:table-cell table:formula="of:=IF(AND([.$E11]&lt;&gt;[.Y$2];VLOOKUP([.$E11];areaCercaPuntiClassificaSquadre;3;0)=VLOOKUP([.Y$2];areaCercaPuntiClassificaSquadre;3;0));SUMIFS(areaDifferenzaPuntiACalendario;areaSquadraACalendario;[.$E11];areaSquadraBCalendario;[.Y$2])+SUMIFS(areaDifferenzaPuntiBCalendario;areaSquadraBCalendario;[.$E11];areaSquadraACalendario;[.Y$2]);&quot;-&quot;)" office:value-type="string" office:string-value="-" calcext:value-type="string">
            <text:p>-</text:p>
          </table:table-cell>
          <table:table-cell table:formula="of:=IF(AND([.$E11]&lt;&gt;[.Z$2];VLOOKUP([.$E11];areaCercaPuntiClassificaSquadre;3;0)=VLOOKUP([.Z$2];areaCercaPuntiClassificaSquadre;3;0));SUMIFS(areaDifferenzaPuntiACalendario;areaSquadraACalendario;[.$E11];areaSquadraBCalendario;[.Z$2])+SUMIFS(areaDifferenzaPuntiBCalendario;areaSquadraBCalendario;[.$E11];areaSquadraACalendario;[.Z$2]);&quot;-&quot;)" office:value-type="string" office:string-value="-" calcext:value-type="string">
            <text:p>-</text:p>
          </table:table-cell>
          <table:table-cell/>
          <table:table-cell table:formula="of:=IF(AND([.$E11]&lt;&gt;[.AB$2];VLOOKUP([.$E11];areaCercaPuntiClassificaSquadre;3;0)=VLOOKUP([.AB$2];areaCercaPuntiClassificaSquadre;3;0));SUMIFS(areaPuntiFattiACalendario;areaSquadraACalendario;[.$E11];areaSquadraBCalendario;[.AB$2])+SUMIFS(areaPuntiFattiBCalendario;areaSquadraBCalendario;[.$E11];areaSquadraACalendario;[.AB$2]);&quot;-&quot;)" office:value-type="string" office:string-value="-" calcext:value-type="string">
            <text:p>-</text:p>
          </table:table-cell>
          <table:table-cell table:formula="of:=IF(AND([.$E11]&lt;&gt;[.AC$2];VLOOKUP([.$E11];areaCercaPuntiClassificaSquadre;3;0)=VLOOKUP([.AC$2];areaCercaPuntiClassificaSquadre;3;0));SUMIFS(areaPuntiFattiACalendario;areaSquadraACalendario;[.$E11];areaSquadraBCalendario;[.AC$2])+SUMIFS(areaPuntiFattiBCalendario;areaSquadraBCalendario;[.$E11];areaSquadraACalendario;[.AC$2]);&quot;-&quot;)" office:value-type="string" office:string-value="-" calcext:value-type="string">
            <text:p>-</text:p>
          </table:table-cell>
          <table:table-cell table:formula="of:=IF(AND([.$E11]&lt;&gt;[.AD$2];VLOOKUP([.$E11];areaCercaPuntiClassificaSquadre;3;0)=VLOOKUP([.AD$2];areaCercaPuntiClassificaSquadre;3;0));SUMIFS(areaPuntiFattiACalendario;areaSquadraACalendario;[.$E11];areaSquadraBCalendario;[.AD$2])+SUMIFS(areaPuntiFattiBCalendario;areaSquadraBCalendario;[.$E11];areaSquadraACalendario;[.AD$2]);&quot;-&quot;)" office:value-type="string" office:string-value="-" calcext:value-type="string">
            <text:p>-</text:p>
          </table:table-cell>
          <table:table-cell table:formula="of:=IF(AND([.$E11]&lt;&gt;[.AE$2];VLOOKUP([.$E11];areaCercaPuntiClassificaSquadre;3;0)=VLOOKUP([.AE$2];areaCercaPuntiClassificaSquadre;3;0));SUMIFS(areaPuntiFattiACalendario;areaSquadraACalendario;[.$E11];areaSquadraBCalendario;[.AE$2])+SUMIFS(areaPuntiFattiBCalendario;areaSquadraBCalendario;[.$E11];areaSquadraACalendario;[.AE$2]);&quot;-&quot;)" office:value-type="string" office:string-value="-" calcext:value-type="string">
            <text:p>-</text:p>
          </table:table-cell>
          <table:table-cell table:formula="of:=IF(AND([.$E11]&lt;&gt;[.AF$2];VLOOKUP([.$E11];areaCercaPuntiClassificaSquadre;3;0)=VLOOKUP([.AF$2];areaCercaPuntiClassificaSquadre;3;0));SUMIFS(areaPuntiFattiACalendario;areaSquadraACalendario;[.$E11];areaSquadraBCalendario;[.AF$2])+SUMIFS(areaPuntiFattiBCalendario;areaSquadraBCalendario;[.$E11];areaSquadraACalendario;[.AF$2]);&quot;-&quot;)" office:value-type="string" office:string-value="-" calcext:value-type="string">
            <text:p>-</text:p>
          </table:table-cell>
          <table:table-cell table:formula="of:=IF(AND([.$E11]&lt;&gt;[.AG$2];VLOOKUP([.$E11];areaCercaPuntiClassificaSquadre;3;0)=VLOOKUP([.AG$2];areaCercaPuntiClassificaSquadre;3;0));SUMIFS(areaPuntiFattiACalendario;areaSquadraACalendario;[.$E11];areaSquadraBCalendario;[.AG$2])+SUMIFS(areaPuntiFattiBCalendario;areaSquadraBCalendario;[.$E11];areaSquadraACalendario;[.AG$2]);&quot;-&quot;)" office:value-type="string" office:string-value="-" calcext:value-type="string">
            <text:p>-</text:p>
          </table:table-cell>
          <table:table-cell table:formula="of:=IF(AND([.$E11]&lt;&gt;[.AH$2];VLOOKUP([.$E11];areaCercaPuntiClassificaSquadre;3;0)=VLOOKUP([.AH$2];areaCercaPuntiClassificaSquadre;3;0));SUMIFS(areaPuntiFattiACalendario;areaSquadraACalendario;[.$E11];areaSquadraBCalendario;[.AH$2])+SUMIFS(areaPuntiFattiBCalendario;areaSquadraBCalendario;[.$E11];areaSquadraACalendario;[.AH$2]);&quot;-&quot;)" office:value-type="string" office:string-value="-" calcext:value-type="string">
            <text:p>-</text:p>
          </table:table-cell>
          <table:table-cell table:formula="of:=IF(AND([.$E11]&lt;&gt;[.AI$2];VLOOKUP([.$E11];areaCercaPuntiClassificaSquadre;3;0)=VLOOKUP([.AI$2];areaCercaPuntiClassificaSquadre;3;0));SUMIFS(areaPuntiFattiACalendario;areaSquadraACalendario;[.$E11];areaSquadraBCalendario;[.AI$2])+SUMIFS(areaPuntiFattiBCalendario;areaSquadraBCalendario;[.$E11];areaSquadraACalendario;[.AI$2]);&quot;-&quot;)" office:value-type="string" office:string-value="-" calcext:value-type="string">
            <text:p>-</text:p>
          </table:table-cell>
          <table:table-cell table:formula="of:=IF(AND([.$E11]&lt;&gt;[.AJ$2];VLOOKUP([.$E11];areaCercaPuntiClassificaSquadre;3;0)=VLOOKUP([.AJ$2];areaCercaPuntiClassificaSquadre;3;0));SUMIFS(areaPuntiFattiACalendario;areaSquadraACalendario;[.$E11];areaSquadraBCalendario;[.AJ$2])+SUMIFS(areaPuntiFattiBCalendario;areaSquadraBCalendario;[.$E11];areaSquadraACalendario;[.AJ$2]);&quot;-&quot;)" office:value-type="string" office:string-value="-" calcext:value-type="string">
            <text:p>-</text:p>
          </table:table-cell>
          <table:table-cell table:number-columns-repeated="987"/>
        </table:table-row>
        <table:table-row table:style-name="ro1" table:number-rows-repeated="104856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alendario" table:style-name="ta1" table:protected="true" table:print-ranges="Calendario.A1:Calendario.I1048576">
        <loext:table-protection loext:select-unprotected-cells="true"/>
        <table:table-column table:style-name="co22" table:default-cell-style-name="ce66"/>
        <table:table-column table:style-name="co16" table:number-columns-repeated="2" table:default-cell-style-name="ce66"/>
        <table:table-column table:style-name="co23" table:default-cell-style-name="ce76"/>
        <table:table-column table:style-name="co24" table:default-cell-style-name="ce76"/>
        <table:table-column table:style-name="co25" table:default-cell-style-name="ce76"/>
        <table:table-column table:style-name="co25" table:default-cell-style-name="ce66"/>
        <table:table-column table:style-name="co26" table:default-cell-style-name="ce66"/>
        <table:table-column table:style-name="co25" table:default-cell-style-name="ce66"/>
        <table:table-column table:style-name="co27" table:default-cell-style-name="ce109"/>
        <table:table-column table:style-name="co32" table:default-cell-style-name="ce110"/>
        <table:table-column table:style-name="co33" table:default-cell-style-name="ce110"/>
        <table:table-column table:style-name="co34" table:default-cell-style-name="ce110"/>
        <table:table-column table:style-name="co35" table:default-cell-style-name="ce110"/>
        <table:table-column table:style-name="co36" table:default-cell-style-name="ce110"/>
        <table:table-column table:style-name="co37" table:default-cell-style-name="ce110"/>
        <table:table-column table:style-name="co27" table:default-cell-style-name="ce109"/>
        <table:table-column table:style-name="co32" table:default-cell-style-name="ce110"/>
        <table:table-column table:style-name="co33" table:default-cell-style-name="ce110"/>
        <table:table-column table:style-name="co34" table:default-cell-style-name="ce110"/>
        <table:table-column table:style-name="co35" table:default-cell-style-name="ce110"/>
        <table:table-column table:style-name="co36" table:default-cell-style-name="ce110"/>
        <table:table-column table:style-name="co37" table:default-cell-style-name="ce110"/>
        <table:table-column table:style-name="co14" table:number-columns-repeated="2" table:default-cell-style-name="ce110"/>
        <table:table-row table:style-name="ro4">
          <table:table-cell table:style-name="ce44" table:formula="of:=constNomeCampionato&amp;&quot;&quot;" office:value-type="string" office:string-value="Campionato a 9 squadre sola andata" calcext:value-type="string" table:number-columns-spanned="9" table:number-rows-spanned="1">
            <text:p>Campionato a 9 squadre sola andata</text:p>
          </table:table-cell>
          <table:covered-table-cell table:number-columns-repeated="6" table:style-name="ce71"/>
          <table:covered-table-cell table:style-name="ce147"/>
          <table:covered-table-cell table:style-name="ce71"/>
          <table:table-cell/>
          <table:table-cell table:style-name="ce109" table:number-columns-repeated="6"/>
          <table:table-cell/>
          <table:table-cell table:style-name="ce109" table:number-columns-repeated="8"/>
        </table:table-row>
        <table:table-row table:style-name="ro4">
          <table:table-cell table:style-name="ce107" table:formula="of:=constSezioneCampionato&amp;&quot;&quot;" office:value-type="string" office:string-value="Sezione di Zoolandia" calcext:value-type="string" table:number-columns-spanned="9" table:number-rows-spanned="1">
            <text:p>Sezione di Zoolandia</text:p>
          </table:table-cell>
          <table:covered-table-cell table:number-columns-repeated="8" table:style-name="ce71"/>
          <table:table-cell table:number-columns-repeated="16"/>
        </table:table-row>
        <table:table-row table:style-name="ro4">
          <table:table-cell table:style-name="ce107" table:formula="of:=constStagionaCampionato&amp;&quot;&quot;" office:value-type="string" office:string-value="Stagione 2019/2020" calcext:value-type="string" table:number-columns-spanned="9" table:number-rows-spanned="1">
            <text:p>Stagione 2019/2020</text:p>
          </table:table-cell>
          <table:covered-table-cell table:number-columns-repeated="8" table:style-name="ce71"/>
          <table:table-cell table:number-columns-repeated="16"/>
        </table:table-row>
        <table:table-row table:style-name="ro1">
          <table:table-cell table:number-columns-repeated="9"/>
          <table:table-cell table:style-name="ce133" office:value-type="string" calcext:value-type="string">
            <text:p>Squadra A</text:p>
          </table:table-cell>
          <table:table-cell table:style-name="ce126" office:value-type="string" calcext:value-type="string">
            <text:p>Vinta A</text:p>
          </table:table-cell>
          <table:table-cell table:style-name="ce126" office:value-type="string" calcext:value-type="string">
            <text:p>Forfait A</text:p>
          </table:table-cell>
          <table:table-cell table:style-name="ce126" office:value-type="string" calcext:value-type="string">
            <text:p>Persa A</text:p>
          </table:table-cell>
          <table:table-cell table:style-name="ce126" office:value-type="string" calcext:value-type="string">
            <text:p>Punti Fatti A</text:p>
          </table:table-cell>
          <table:table-cell table:style-name="ce126" office:value-type="string" calcext:value-type="string">
            <text:p>Punti Subiti A</text:p>
          </table:table-cell>
          <table:table-cell table:style-name="ce126" office:value-type="string" calcext:value-type="string">
            <text:p>Differenza Punti A</text:p>
          </table:table-cell>
          <table:table-cell table:style-name="ce133" office:value-type="string" calcext:value-type="string">
            <text:p>Squadra B</text:p>
          </table:table-cell>
          <table:table-cell table:style-name="ce126" office:value-type="string" calcext:value-type="string">
            <text:p>Vinta B</text:p>
          </table:table-cell>
          <table:table-cell table:style-name="ce126" office:value-type="string" calcext:value-type="string">
            <text:p>Forfait B</text:p>
          </table:table-cell>
          <table:table-cell table:style-name="ce126" office:value-type="string" calcext:value-type="string">
            <text:p>Persa B</text:p>
          </table:table-cell>
          <table:table-cell table:style-name="ce126" office:value-type="string" calcext:value-type="string">
            <text:p>Punti Fatti B</text:p>
          </table:table-cell>
          <table:table-cell table:style-name="ce126" office:value-type="string" calcext:value-type="string">
            <text:p>Punti Subiti B</text:p>
          </table:table-cell>
          <table:table-cell table:style-name="ce126" office:value-type="string" calcext:value-type="string">
            <text:p>Differenza Punti B</text:p>
          </table:table-cell>
          <table:table-cell table:style-name="ce126" office:value-type="string" calcext:value-type="string">
            <text:p>Vincente</text:p>
          </table:table-cell>
          <table:table-cell table:style-name="ce126" office:value-type="string" calcext:value-type="string">
            <text:p>Perdente</text:p>
          </table:table-cell>
        </table:table-row>
        <table:table-row table:style-name="ro1">
          <table:table-cell table:style-name="ce82" office:value-type="string" calcext:value-type="string" table:number-columns-spanned="9" table:number-rows-spanned="1">
            <text:p>GIRONE DI ANDATA</text:p>
          </table:table-cell>
          <table:covered-table-cell table:number-columns-repeated="8"/>
          <table:table-cell/>
          <table:table-cell table:style-name="ce109" table:number-columns-repeated="6"/>
          <table:table-cell/>
          <table:table-cell table:style-name="ce109"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style-name="ce126" office:value-type="float" office:value="1" calcext:value-type="float">
            <text:p>1</text:p>
          </table:table-cell>
          <table:table-cell table:style-name="ce87" table:formula="of:=IF(ISNUMBER([.A7]);ROMAN([.A7])&amp;&quot; GIORNATA&quot;;COM.MICROSOFT.SWITCH([.A7];&quot;1-2&quot;;&quot;FINALE 1°-2° POSTO&quot;;&quot;3-4&quot;;&quot;FINALE 3°-4° POSTO&quot;;&quot;1-4&quot;;&quot;SEMIFINALI 1°-4° POSTO&quot;;&quot;&quot;))" office:value-type="string" office:string-value="I GIORNATA" calcext:value-type="string" table:number-columns-spanned="8" table:number-rows-spanned="1">
            <text:p>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" calcext:value-type="float" table:number-columns-spanned="1" table:number-rows-spanned="2">
            <text:p>1</text:p>
          </table:table-cell>
          <table:table-cell table:style-name="ce55" table:content-validation-name="val2" office:value-type="string" calcext:value-type="string">
            <text:p>Cinghiali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92" table:formula="of:=IF([.E9]=&quot;&quot;;&quot;&quot;;TEXT([.E9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04" calcext:value-type="date">
            <text:p>4 feb 2018</text:p>
          </table:table-cell>
          <table:table-cell table:style-name="ce80" table:content-validation-name="val5" office:value-type="time" office:time-value="PT09H00M00S" calcext:value-type="time">
            <text:p>09:00</text:p>
          </table:table-cell>
          <table:table-cell table:style-name="ce91" table:content-validation-name="val6" office:value-type="float" office:value="24" calcext:value-type="float" table:number-columns-spanned="1" table:number-rows-spanned="2">
            <text:p>2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57" calcext:value-type="float" table:number-columns-spanned="1" table:number-rows-spanned="2">
            <text:p>57</text:p>
          </table:table-cell>
          <table:table-cell table:style-name="ce133" table:formula="of:=IF([.$B9]=&quot;&quot;;&quot;(Squadra A)&quot;;[.$B9])" office:value-type="string" office:string-value="Cinghiali" calcext:value-type="string">
            <text:p>Cinghiali</text:p>
          </table:table-cell>
          <table:table-cell table:style-name="ce126" table:formula="of:=IF([.$G9]+[.$I9]=0;;IF([.$G9]&gt;[.$I9];1;0))" office:value-type="float" office:value="0" calcext:value-type="float">
            <text:p>0</text:p>
          </table:table-cell>
          <table:table-cell table:style-name="ce168" table:formula="of:=IF([.$G9]+[.$I9]=0;;IF([.$G9]&lt;[.$I9];IF([.$G9]&amp;&quot;-&quot;&amp;[.$I9]=&quot;0-20&quot;;1;0);0))" office:value-type="float" office:value="0" calcext:value-type="float">
            <text:p>0</text:p>
          </table:table-cell>
          <table:table-cell table:style-name="ce168" table:formula="of:=IF([.$G9]+[.$I9]=0;;IF([.$G9]&lt;[.$I9];IF([.$G9]&amp;&quot;-&quot;&amp;[.$I9]&lt;&gt;&quot;0-20&quot;;1;0);0))" office:value-type="float" office:value="1" calcext:value-type="float">
            <text:p>1</text:p>
          </table:table-cell>
          <table:table-cell table:style-name="ce126" table:formula="of:=IF([.$G9]+[.$I9]=0;;[.$G9])" office:value-type="float" office:value="24" calcext:value-type="float">
            <text:p>24</text:p>
          </table:table-cell>
          <table:table-cell table:style-name="ce126" table:formula="of:=IF([.$G9]+[.$I9]=0;;[.$I9])" office:value-type="float" office:value="57" calcext:value-type="float">
            <text:p>57</text:p>
          </table:table-cell>
          <table:table-cell table:style-name="ce153" table:formula="of:=IF([.$G9]+[.$I9]=0;;[.$G9]-[.$I9])" office:value-type="float" office:value="-33" calcext:value-type="float">
            <text:p>-33</text:p>
          </table:table-cell>
          <table:table-cell table:style-name="ce133" table:formula="of:=IF([.$C9]=&quot;&quot;;&quot;(Squadra B)&quot;;[.$C9])" office:value-type="string" office:string-value="Delfini" calcext:value-type="string">
            <text:p>Delfini</text:p>
          </table:table-cell>
          <table:table-cell table:style-name="ce126" table:formula="of:=IF([.$G9]+[.$I9]=0;;IF([.$I9]&gt;[.$G9];1;0))" office:value-type="float" office:value="1" calcext:value-type="float">
            <text:p>1</text:p>
          </table:table-cell>
          <table:table-cell table:style-name="ce168" table:formula="of:=IF([.$G9]+[.$I9]=0;;IF([.$I9]&lt;[.$G9];IF([.$G9]&amp;&quot;-&quot;&amp;[.$I9]=&quot;20-0&quot;;1;0);0))" office:value-type="float" office:value="0" calcext:value-type="float">
            <text:p>0</text:p>
          </table:table-cell>
          <table:table-cell table:style-name="ce168" table:formula="of:=IF([.$G9]+[.$I9]=0;;IF([.$I9]&lt;[.$G9];IF([.$G9]&amp;&quot;-&quot;&amp;[.$I9]&lt;&gt;&quot;20-0&quot;;1;0);0))" office:value-type="float" office:value="0" calcext:value-type="float">
            <text:p>0</text:p>
          </table:table-cell>
          <table:table-cell table:style-name="ce126" table:formula="of:=IF([.$G9]+[.$I9]=0;;[.$I9])" office:value-type="float" office:value="57" calcext:value-type="float">
            <text:p>57</text:p>
          </table:table-cell>
          <table:table-cell table:style-name="ce126" table:formula="of:=IF([.$G9]+[.$I9]=0;;[.$G9])" office:value-type="float" office:value="24" calcext:value-type="float">
            <text:p>24</text:p>
          </table:table-cell>
          <table:table-cell table:style-name="ce153" table:formula="of:=IF([.$G9]+[.$I9]=0;;[.$I9]-[.$G9])" office:value-type="float" office:value="33" calcext:value-type="float">
            <text:p>+33</text:p>
          </table:table-cell>
          <table:table-cell table:style-name="ce168" table:formula="of:=IF([.$G9]+[.$I9]=0;&quot;(Vincente)&quot;;IF([.$G9]&gt;[.$I9];[.$B9];[.$C9]))" office:value-type="string" office:string-value="Delfini" calcext:value-type="string">
            <text:p>Delfini</text:p>
          </table:table-cell>
          <table:table-cell table:style-name="ce168" table:formula="of:=IF([.$G9]+[.$I9]=0;&quot;(Perdente)&quot;;IF([.$G9]&lt;[.$I9];[.$B9];[.$C9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90"/>
          <table:covered-table-cell table:number-columns-repeated="2" table:style-name="ce93"/>
          <table:table-cell table:style-name="ce96" table:formula="of:=IF([.B10]=&quot;&quot;;&quot;&quot;;HYPERLINK(VLOOKUP([.B10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" calcext:value-type="float" table:number-columns-spanned="1" table:number-rows-spanned="2">
            <text:p>2</text:p>
          </table:table-cell>
          <table:table-cell table:style-name="ce55" table:content-validation-name="val2" office:value-type="string" calcext:value-type="string">
            <text:p>Albatros</text:p>
          </table:table-cell>
          <table:table-cell table:style-name="ce55" table:content-validation-name="val2" office:value-type="string" calcext:value-type="string">
            <text:p>Barracuda</text:p>
          </table:table-cell>
          <table:table-cell table:style-name="ce92" table:formula="of:=IF([.E12]=&quot;&quot;;&quot;&quot;;TEXT([.E12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04" calcext:value-type="date">
            <text:p>4 feb 2018</text:p>
          </table:table-cell>
          <table:table-cell table:style-name="ce80" table:content-validation-name="val5" office:value-type="time" office:time-value="PT10H30M00S" calcext:value-type="time">
            <text:p>10:30</text:p>
          </table:table-cell>
          <table:table-cell table:style-name="ce91" office:value-type="float" office:value="32" calcext:value-type="float" table:number-columns-spanned="1" table:number-rows-spanned="2">
            <text:p>32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57" calcext:value-type="float" table:number-columns-spanned="1" table:number-rows-spanned="2">
            <text:p>57</text:p>
          </table:table-cell>
          <table:table-cell table:style-name="ce133" table:formula="of:=IF([.$B12]=&quot;&quot;;&quot;(Squadra A)&quot;;[.$B12])" office:value-type="string" office:string-value="Albatros" calcext:value-type="string">
            <text:p>Albatros</text:p>
          </table:table-cell>
          <table:table-cell table:style-name="ce126" table:formula="of:=IF([.$G12]+[.$I12]=0;;IF([.$G12]&gt;[.$I12];1;0))" office:value-type="float" office:value="0" calcext:value-type="float">
            <text:p>0</text:p>
          </table:table-cell>
          <table:table-cell table:style-name="ce168" table:formula="of:=IF([.$G12]+[.$I12]=0;;IF([.$G12]&lt;[.$I12];IF([.$G12]&amp;&quot;-&quot;&amp;[.$I12]=&quot;0-20&quot;;1;0);0))" office:value-type="float" office:value="0" calcext:value-type="float">
            <text:p>0</text:p>
          </table:table-cell>
          <table:table-cell table:style-name="ce168" table:formula="of:=IF([.$G12]+[.$I12]=0;;IF([.$G12]&lt;[.$I12];IF([.$G12]&amp;&quot;-&quot;&amp;[.$I12]&lt;&gt;&quot;0-20&quot;;1;0);0))" office:value-type="float" office:value="1" calcext:value-type="float">
            <text:p>1</text:p>
          </table:table-cell>
          <table:table-cell table:style-name="ce126" table:formula="of:=IF([.$G12]+[.$I12]=0;;[.$G12])" office:value-type="float" office:value="32" calcext:value-type="float">
            <text:p>32</text:p>
          </table:table-cell>
          <table:table-cell table:style-name="ce126" table:formula="of:=IF([.$G12]+[.$I12]=0;;[.$I12])" office:value-type="float" office:value="57" calcext:value-type="float">
            <text:p>57</text:p>
          </table:table-cell>
          <table:table-cell table:style-name="ce153" table:formula="of:=IF([.$G12]+[.$I12]=0;;[.$G12]-[.$I12])" office:value-type="float" office:value="-25" calcext:value-type="float">
            <text:p>-25</text:p>
          </table:table-cell>
          <table:table-cell table:style-name="ce133" table:formula="of:=IF([.$C12]=&quot;&quot;;&quot;(Squadra B)&quot;;[.$C12])" office:value-type="string" office:string-value="Barracuda" calcext:value-type="string">
            <text:p>Barracuda</text:p>
          </table:table-cell>
          <table:table-cell table:style-name="ce126" table:formula="of:=IF([.$G12]+[.$I12]=0;;IF([.$I12]&gt;[.$G12];1;0))" office:value-type="float" office:value="1" calcext:value-type="float">
            <text:p>1</text:p>
          </table:table-cell>
          <table:table-cell table:style-name="ce168" table:formula="of:=IF([.$G12]+[.$I12]=0;;IF([.$I12]&lt;[.$G12];IF([.$G12]&amp;&quot;-&quot;&amp;[.$I12]=&quot;20-0&quot;;1;0);0))" office:value-type="float" office:value="0" calcext:value-type="float">
            <text:p>0</text:p>
          </table:table-cell>
          <table:table-cell table:style-name="ce168" table:formula="of:=IF([.$G12]+[.$I12]=0;;IF([.$I12]&lt;[.$G12];IF([.$G12]&amp;&quot;-&quot;&amp;[.$I12]&lt;&gt;&quot;20-0&quot;;1;0);0))" office:value-type="float" office:value="0" calcext:value-type="float">
            <text:p>0</text:p>
          </table:table-cell>
          <table:table-cell table:style-name="ce126" table:formula="of:=IF([.$G12]+[.$I12]=0;;[.$I12])" office:value-type="float" office:value="57" calcext:value-type="float">
            <text:p>57</text:p>
          </table:table-cell>
          <table:table-cell table:style-name="ce126" table:formula="of:=IF([.$G12]+[.$I12]=0;;[.$G12])" office:value-type="float" office:value="32" calcext:value-type="float">
            <text:p>32</text:p>
          </table:table-cell>
          <table:table-cell table:style-name="ce153" table:formula="of:=IF([.$G12]+[.$I12]=0;;[.$I12]-[.$G12])" office:value-type="float" office:value="25" calcext:value-type="float">
            <text:p>+25</text:p>
          </table:table-cell>
          <table:table-cell table:style-name="ce168" table:formula="of:=IF([.$G12]+[.$I12]=0;&quot;(Vincente)&quot;;IF([.$G12]&gt;[.$I12];[.$B12];[.$C12]))" office:value-type="string" office:string-value="Barracuda" calcext:value-type="string">
            <text:p>Barracuda</text:p>
          </table:table-cell>
          <table:table-cell table:style-name="ce168" table:formula="of:=IF([.$G12]+[.$I12]=0;&quot;(Perdente)&quot;;IF([.$G12]&lt;[.$I12];[.$B12];[.$C12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90"/>
          <table:covered-table-cell table:number-columns-repeated="2" table:style-name="ce93"/>
          <table:table-cell table:style-name="ce96" table:formula="of:=IF([.B13]=&quot;&quot;;&quot;&quot;;HYPERLINK(VLOOKUP([.B13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" calcext:value-type="float" table:number-columns-spanned="1" table:number-rows-spanned="2">
            <text:p>3</text:p>
          </table:table-cell>
          <table:table-cell table:style-name="ce55" table:content-validation-name="val2" office:value-type="string" calcext:value-type="string">
            <text:p>Elefanti</text:p>
          </table:table-cell>
          <table:table-cell table:style-name="ce55" table:content-validation-name="val2" office:value-type="string" calcext:value-type="string">
            <text:p>Fenicotteri</text:p>
          </table:table-cell>
          <table:table-cell table:style-name="ce92" table:formula="of:=IF([.E15]=&quot;&quot;;&quot;&quot;;TEXT([.E15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04" calcext:value-type="date">
            <text:p>4 feb 2018</text:p>
          </table:table-cell>
          <table:table-cell table:style-name="ce80" table:content-validation-name="val5" office:value-type="time" office:time-value="PT12H00M00S" calcext:value-type="time">
            <text:p>12:00</text:p>
          </table:table-cell>
          <table:table-cell table:style-name="ce91" office:value-type="float" office:value="44" calcext:value-type="float" table:number-columns-spanned="1" table:number-rows-spanned="2">
            <text:p>4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53" calcext:value-type="float" table:number-columns-spanned="1" table:number-rows-spanned="2">
            <text:p>53</text:p>
          </table:table-cell>
          <table:table-cell table:style-name="ce133" table:formula="of:=IF([.$B15]=&quot;&quot;;&quot;(Squadra A)&quot;;[.$B15])" office:value-type="string" office:string-value="Elefanti" calcext:value-type="string">
            <text:p>Elefanti</text:p>
          </table:table-cell>
          <table:table-cell table:style-name="ce126" table:formula="of:=IF([.$G15]+[.$I15]=0;;IF([.$G15]&gt;[.$I15];1;0))" office:value-type="float" office:value="0" calcext:value-type="float">
            <text:p>0</text:p>
          </table:table-cell>
          <table:table-cell table:style-name="ce168" table:formula="of:=IF([.$G15]+[.$I15]=0;;IF([.$G15]&lt;[.$I15];IF([.$G15]&amp;&quot;-&quot;&amp;[.$I15]=&quot;0-20&quot;;1;0);0))" office:value-type="float" office:value="0" calcext:value-type="float">
            <text:p>0</text:p>
          </table:table-cell>
          <table:table-cell table:style-name="ce168" table:formula="of:=IF([.$G15]+[.$I15]=0;;IF([.$G15]&lt;[.$I15];IF([.$G15]&amp;&quot;-&quot;&amp;[.$I15]&lt;&gt;&quot;0-20&quot;;1;0);0))" office:value-type="float" office:value="1" calcext:value-type="float">
            <text:p>1</text:p>
          </table:table-cell>
          <table:table-cell table:style-name="ce126" table:formula="of:=IF([.$G15]+[.$I15]=0;;[.$G15])" office:value-type="float" office:value="44" calcext:value-type="float">
            <text:p>44</text:p>
          </table:table-cell>
          <table:table-cell table:style-name="ce126" table:formula="of:=IF([.$G15]+[.$I15]=0;;[.$I15])" office:value-type="float" office:value="53" calcext:value-type="float">
            <text:p>53</text:p>
          </table:table-cell>
          <table:table-cell table:style-name="ce153" table:formula="of:=IF([.$G15]+[.$I15]=0;;[.$G15]-[.$I15])" office:value-type="float" office:value="-9" calcext:value-type="float">
            <text:p>-9</text:p>
          </table:table-cell>
          <table:table-cell table:style-name="ce133" table:formula="of:=IF([.$C15]=&quot;&quot;;&quot;(Squadra B)&quot;;[.$C15])" office:value-type="string" office:string-value="Fenicotteri" calcext:value-type="string">
            <text:p>Fenicotteri</text:p>
          </table:table-cell>
          <table:table-cell table:style-name="ce126" table:formula="of:=IF([.$G15]+[.$I15]=0;;IF([.$I15]&gt;[.$G15];1;0))" office:value-type="float" office:value="1" calcext:value-type="float">
            <text:p>1</text:p>
          </table:table-cell>
          <table:table-cell table:style-name="ce168" table:formula="of:=IF([.$G15]+[.$I15]=0;;IF([.$I15]&lt;[.$G15];IF([.$G15]&amp;&quot;-&quot;&amp;[.$I15]=&quot;20-0&quot;;1;0);0))" office:value-type="float" office:value="0" calcext:value-type="float">
            <text:p>0</text:p>
          </table:table-cell>
          <table:table-cell table:style-name="ce168" table:formula="of:=IF([.$G15]+[.$I15]=0;;IF([.$I15]&lt;[.$G15];IF([.$G15]&amp;&quot;-&quot;&amp;[.$I15]&lt;&gt;&quot;20-0&quot;;1;0);0))" office:value-type="float" office:value="0" calcext:value-type="float">
            <text:p>0</text:p>
          </table:table-cell>
          <table:table-cell table:style-name="ce126" table:formula="of:=IF([.$G15]+[.$I15]=0;;[.$I15])" office:value-type="float" office:value="53" calcext:value-type="float">
            <text:p>53</text:p>
          </table:table-cell>
          <table:table-cell table:style-name="ce126" table:formula="of:=IF([.$G15]+[.$I15]=0;;[.$G15])" office:value-type="float" office:value="44" calcext:value-type="float">
            <text:p>44</text:p>
          </table:table-cell>
          <table:table-cell table:style-name="ce153" table:formula="of:=IF([.$G15]+[.$I15]=0;;[.$I15]-[.$G15])" office:value-type="float" office:value="9" calcext:value-type="float">
            <text:p>+9</text:p>
          </table:table-cell>
          <table:table-cell table:style-name="ce168" table:formula="of:=IF([.$G15]+[.$I15]=0;&quot;(Vincente)&quot;;IF([.$G15]&gt;[.$I15];[.$B15];[.$C15]))" office:value-type="string" office:string-value="Fenicotteri" calcext:value-type="string">
            <text:p>Fenicotteri</text:p>
          </table:table-cell>
          <table:table-cell table:style-name="ce168" table:formula="of:=IF([.$G15]+[.$I15]=0;&quot;(Perdente)&quot;;IF([.$G15]&lt;[.$I15];[.$B15];[.$C15]))" office:value-type="string" office:string-value="Elefanti" calcext:value-type="string">
            <text:p>Elefant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90"/>
          <table:covered-table-cell table:number-columns-repeated="2" table:style-name="ce93"/>
          <table:table-cell table:style-name="ce96" table:formula="of:=IF([.B16]=&quot;&quot;;&quot;&quot;;HYPERLINK(VLOOKUP([.B16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126" office:value-type="float" office:value="2" calcext:value-type="float">
            <text:p>2</text:p>
          </table:table-cell>
          <table:table-cell table:style-name="ce87" table:formula="of:=IF(ISNUMBER([.A18]);ROMAN([.A18])&amp;&quot; GIORNATA&quot;;COM.MICROSOFT.SWITCH([.A18];&quot;1-2&quot;;&quot;FINALE 1°-2° POSTO&quot;;&quot;3-4&quot;;&quot;FINALE 3°-4° POSTO&quot;;&quot;1-4&quot;;&quot;SEMIFINALI 1°-4° POSTO&quot;;&quot;&quot;))" office:value-type="string" office:string-value="II GIORNATA" calcext:value-type="string" table:number-columns-spanned="8" table:number-rows-spanned="1">
            <text:p>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4" calcext:value-type="float" table:number-columns-spanned="1" table:number-rows-spanned="2">
            <text:p>4</text:p>
          </table:table-cell>
          <table:table-cell table:style-name="ce55" table:content-validation-name="val2" office:value-type="string" calcext:value-type="string">
            <text:p>Albatros</text:p>
          </table:table-cell>
          <table:table-cell table:style-name="ce55" table:content-validation-name="val2" office:value-type="string" calcext:value-type="string">
            <text:p>Gazzelle</text:p>
          </table:table-cell>
          <table:table-cell table:style-name="ce92" table:formula="of:=IF([.E20]=&quot;&quot;;&quot;&quot;;TEXT([.E20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25" calcext:value-type="date">
            <text:p>25 feb 2018</text:p>
          </table:table-cell>
          <table:table-cell table:style-name="ce80" table:content-validation-name="val5" office:value-type="time" office:time-value="PT14H30M00S" calcext:value-type="time">
            <text:p>14:30</text:p>
          </table:table-cell>
          <table:table-cell table:style-name="ce91" table:content-validation-name="val6" office:value-type="float" office:value="24" calcext:value-type="float" table:number-columns-spanned="1" table:number-rows-spanned="2">
            <text:p>2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57" calcext:value-type="float" table:number-columns-spanned="1" table:number-rows-spanned="2">
            <text:p>57</text:p>
          </table:table-cell>
          <table:table-cell table:style-name="ce133" table:formula="of:=IF([.$B20]=&quot;&quot;;&quot;(Squadra A)&quot;;[.$B20])" office:value-type="string" office:string-value="Albatros" calcext:value-type="string">
            <text:p>Albatros</text:p>
          </table:table-cell>
          <table:table-cell table:style-name="ce126" table:formula="of:=IF([.$G20]+[.$I20]=0;;IF([.$G20]&gt;[.$I20];1;0))" office:value-type="float" office:value="0" calcext:value-type="float">
            <text:p>0</text:p>
          </table:table-cell>
          <table:table-cell table:style-name="ce168" table:formula="of:=IF([.$G20]+[.$I20]=0;;IF([.$G20]&lt;[.$I20];IF([.$G20]&amp;&quot;-&quot;&amp;[.$I20]=&quot;0-20&quot;;1;0);0))" office:value-type="float" office:value="0" calcext:value-type="float">
            <text:p>0</text:p>
          </table:table-cell>
          <table:table-cell table:style-name="ce168" table:formula="of:=IF([.$G20]+[.$I20]=0;;IF([.$G20]&lt;[.$I20];IF([.$G20]&amp;&quot;-&quot;&amp;[.$I20]&lt;&gt;&quot;0-20&quot;;1;0);0))" office:value-type="float" office:value="1" calcext:value-type="float">
            <text:p>1</text:p>
          </table:table-cell>
          <table:table-cell table:style-name="ce126" table:formula="of:=IF([.$G20]+[.$I20]=0;;[.$G20])" office:value-type="float" office:value="24" calcext:value-type="float">
            <text:p>24</text:p>
          </table:table-cell>
          <table:table-cell table:style-name="ce126" table:formula="of:=IF([.$G20]+[.$I20]=0;;[.$I20])" office:value-type="float" office:value="57" calcext:value-type="float">
            <text:p>57</text:p>
          </table:table-cell>
          <table:table-cell table:style-name="ce153" table:formula="of:=IF([.$G20]+[.$I20]=0;;[.$G20]-[.$I20])" office:value-type="float" office:value="-33" calcext:value-type="float">
            <text:p>-33</text:p>
          </table:table-cell>
          <table:table-cell table:style-name="ce133" table:formula="of:=IF([.$C20]=&quot;&quot;;&quot;(Squadra B)&quot;;[.$C20])" office:value-type="string" office:string-value="Gazzelle" calcext:value-type="string">
            <text:p>Gazzelle</text:p>
          </table:table-cell>
          <table:table-cell table:style-name="ce126" table:formula="of:=IF([.$G20]+[.$I20]=0;;IF([.$I20]&gt;[.$G20];1;0))" office:value-type="float" office:value="1" calcext:value-type="float">
            <text:p>1</text:p>
          </table:table-cell>
          <table:table-cell table:style-name="ce168" table:formula="of:=IF([.$G20]+[.$I20]=0;;IF([.$I20]&lt;[.$G20];IF([.$G20]&amp;&quot;-&quot;&amp;[.$I20]=&quot;20-0&quot;;1;0);0))" office:value-type="float" office:value="0" calcext:value-type="float">
            <text:p>0</text:p>
          </table:table-cell>
          <table:table-cell table:style-name="ce168" table:formula="of:=IF([.$G20]+[.$I20]=0;;IF([.$I20]&lt;[.$G20];IF([.$G20]&amp;&quot;-&quot;&amp;[.$I20]&lt;&gt;&quot;20-0&quot;;1;0);0))" office:value-type="float" office:value="0" calcext:value-type="float">
            <text:p>0</text:p>
          </table:table-cell>
          <table:table-cell table:style-name="ce126" table:formula="of:=IF([.$G20]+[.$I20]=0;;[.$I20])" office:value-type="float" office:value="57" calcext:value-type="float">
            <text:p>57</text:p>
          </table:table-cell>
          <table:table-cell table:style-name="ce126" table:formula="of:=IF([.$G20]+[.$I20]=0;;[.$G20])" office:value-type="float" office:value="24" calcext:value-type="float">
            <text:p>24</text:p>
          </table:table-cell>
          <table:table-cell table:style-name="ce153" table:formula="of:=IF([.$G20]+[.$I20]=0;;[.$I20]-[.$G20])" office:value-type="float" office:value="33" calcext:value-type="float">
            <text:p>+33</text:p>
          </table:table-cell>
          <table:table-cell table:style-name="ce168" table:formula="of:=IF([.$G20]+[.$I20]=0;&quot;(Vincente)&quot;;IF([.$G20]&gt;[.$I20];[.$B20];[.$C20]))" office:value-type="string" office:string-value="Gazzelle" calcext:value-type="string">
            <text:p>Gazzelle</text:p>
          </table:table-cell>
          <table:table-cell table:style-name="ce168" table:formula="of:=IF([.$G20]+[.$I20]=0;&quot;(Perdente)&quot;;IF([.$G20]&lt;[.$I20];[.$B20];[.$C20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90"/>
          <table:covered-table-cell table:number-columns-repeated="2" table:style-name="ce93"/>
          <table:table-cell table:style-name="ce96" table:formula="of:=IF([.B21]=&quot;&quot;;&quot;&quot;;HYPERLINK(VLOOKUP([.B21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5" calcext:value-type="float" table:number-columns-spanned="1" table:number-rows-spanned="2">
            <text:p>5</text:p>
          </table:table-cell>
          <table:table-cell table:style-name="ce55" table:content-validation-name="val2" office:value-type="string" calcext:value-type="string">
            <text:p>Cinghiali</text:p>
          </table:table-cell>
          <table:table-cell table:style-name="ce55" table:content-validation-name="val2" office:value-type="string" calcext:value-type="string">
            <text:p>Fenicotteri</text:p>
          </table:table-cell>
          <table:table-cell table:style-name="ce92" table:formula="of:=IF([.E23]=&quot;&quot;;&quot;&quot;;TEXT([.E23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25" calcext:value-type="date">
            <text:p>25 feb 2018</text:p>
          </table:table-cell>
          <table:table-cell table:style-name="ce80" table:content-validation-name="val5" office:value-type="time" office:time-value="PT16H00M00S" calcext:value-type="time">
            <text:p>16:00</text:p>
          </table:table-cell>
          <table:table-cell table:style-name="ce91" office:value-type="float" office:value="35" calcext:value-type="float" table:number-columns-spanned="1" table:number-rows-spanned="2">
            <text:p>3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45" calcext:value-type="float" table:number-columns-spanned="1" table:number-rows-spanned="2">
            <text:p>45</text:p>
          </table:table-cell>
          <table:table-cell table:style-name="ce133" table:formula="of:=IF([.$B23]=&quot;&quot;;&quot;(Squadra A)&quot;;[.$B23])" office:value-type="string" office:string-value="Cinghiali" calcext:value-type="string">
            <text:p>Cinghiali</text:p>
          </table:table-cell>
          <table:table-cell table:style-name="ce126" table:formula="of:=IF([.$G23]+[.$I23]=0;;IF([.$G23]&gt;[.$I23];1;0))" office:value-type="float" office:value="0" calcext:value-type="float">
            <text:p>0</text:p>
          </table:table-cell>
          <table:table-cell table:style-name="ce168" table:formula="of:=IF([.$G23]+[.$I23]=0;;IF([.$G23]&lt;[.$I23];IF([.$G23]&amp;&quot;-&quot;&amp;[.$I23]=&quot;0-20&quot;;1;0);0))" office:value-type="float" office:value="0" calcext:value-type="float">
            <text:p>0</text:p>
          </table:table-cell>
          <table:table-cell table:style-name="ce168" table:formula="of:=IF([.$G23]+[.$I23]=0;;IF([.$G23]&lt;[.$I23];IF([.$G23]&amp;&quot;-&quot;&amp;[.$I23]&lt;&gt;&quot;0-20&quot;;1;0);0))" office:value-type="float" office:value="1" calcext:value-type="float">
            <text:p>1</text:p>
          </table:table-cell>
          <table:table-cell table:style-name="ce126" table:formula="of:=IF([.$G23]+[.$I23]=0;;[.$G23])" office:value-type="float" office:value="35" calcext:value-type="float">
            <text:p>35</text:p>
          </table:table-cell>
          <table:table-cell table:style-name="ce126" table:formula="of:=IF([.$G23]+[.$I23]=0;;[.$I23])" office:value-type="float" office:value="45" calcext:value-type="float">
            <text:p>45</text:p>
          </table:table-cell>
          <table:table-cell table:style-name="ce153" table:formula="of:=IF([.$G23]+[.$I23]=0;;[.$G23]-[.$I23])" office:value-type="float" office:value="-10" calcext:value-type="float">
            <text:p>-10</text:p>
          </table:table-cell>
          <table:table-cell table:style-name="ce133" table:formula="of:=IF([.$C23]=&quot;&quot;;&quot;(Squadra B)&quot;;[.$C23])" office:value-type="string" office:string-value="Fenicotteri" calcext:value-type="string">
            <text:p>Fenicotteri</text:p>
          </table:table-cell>
          <table:table-cell table:style-name="ce126" table:formula="of:=IF([.$G23]+[.$I23]=0;;IF([.$I23]&gt;[.$G23];1;0))" office:value-type="float" office:value="1" calcext:value-type="float">
            <text:p>1</text:p>
          </table:table-cell>
          <table:table-cell table:style-name="ce168" table:formula="of:=IF([.$G23]+[.$I23]=0;;IF([.$I23]&lt;[.$G23];IF([.$G23]&amp;&quot;-&quot;&amp;[.$I23]=&quot;20-0&quot;;1;0);0))" office:value-type="float" office:value="0" calcext:value-type="float">
            <text:p>0</text:p>
          </table:table-cell>
          <table:table-cell table:style-name="ce168" table:formula="of:=IF([.$G23]+[.$I23]=0;;IF([.$I23]&lt;[.$G23];IF([.$G23]&amp;&quot;-&quot;&amp;[.$I23]&lt;&gt;&quot;20-0&quot;;1;0);0))" office:value-type="float" office:value="0" calcext:value-type="float">
            <text:p>0</text:p>
          </table:table-cell>
          <table:table-cell table:style-name="ce126" table:formula="of:=IF([.$G23]+[.$I23]=0;;[.$I23])" office:value-type="float" office:value="45" calcext:value-type="float">
            <text:p>45</text:p>
          </table:table-cell>
          <table:table-cell table:style-name="ce126" table:formula="of:=IF([.$G23]+[.$I23]=0;;[.$G23])" office:value-type="float" office:value="35" calcext:value-type="float">
            <text:p>35</text:p>
          </table:table-cell>
          <table:table-cell table:style-name="ce153" table:formula="of:=IF([.$G23]+[.$I23]=0;;[.$I23]-[.$G23])" office:value-type="float" office:value="10" calcext:value-type="float">
            <text:p>+10</text:p>
          </table:table-cell>
          <table:table-cell table:style-name="ce168" table:formula="of:=IF([.$G23]+[.$I23]=0;&quot;(Vincente)&quot;;IF([.$G23]&gt;[.$I23];[.$B23];[.$C23]))" office:value-type="string" office:string-value="Fenicotteri" calcext:value-type="string">
            <text:p>Fenicotteri</text:p>
          </table:table-cell>
          <table:table-cell table:style-name="ce168" table:formula="of:=IF([.$G23]+[.$I23]=0;&quot;(Perdente)&quot;;IF([.$G23]&lt;[.$I23];[.$B23];[.$C23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90"/>
          <table:covered-table-cell table:number-columns-repeated="2" table:style-name="ce93"/>
          <table:table-cell table:style-name="ce96" table:formula="of:=IF([.B24]=&quot;&quot;;&quot;&quot;;HYPERLINK(VLOOKUP([.B24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6" calcext:value-type="float" table:number-columns-spanned="1" table:number-rows-spanned="2">
            <text:p>6</text:p>
          </table:table-cell>
          <table:table-cell table:style-name="ce55" table:content-validation-name="val2" office:value-type="string" calcext:value-type="string">
            <text:p>Barracuda</text:p>
          </table:table-cell>
          <table:table-cell table:style-name="ce55" table:content-validation-name="val2" office:value-type="string" calcext:value-type="string">
            <text:p>Elefanti</text:p>
          </table:table-cell>
          <table:table-cell table:style-name="ce92" table:formula="of:=IF([.E26]=&quot;&quot;;&quot;&quot;;TEXT([.E26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25" calcext:value-type="date">
            <text:p>25 feb 2018</text:p>
          </table:table-cell>
          <table:table-cell table:style-name="ce80" table:content-validation-name="val5" office:value-type="time" office:time-value="PT17H30M00S" calcext:value-type="time">
            <text:p>17:30</text:p>
          </table:table-cell>
          <table:table-cell table:style-name="ce91" office:value-type="float" office:value="52" calcext:value-type="float" table:number-columns-spanned="1" table:number-rows-spanned="2">
            <text:p>52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59" calcext:value-type="float" table:number-columns-spanned="1" table:number-rows-spanned="2">
            <text:p>59</text:p>
          </table:table-cell>
          <table:table-cell table:style-name="ce133" table:formula="of:=IF([.$B26]=&quot;&quot;;&quot;(Squadra A)&quot;;[.$B26])" office:value-type="string" office:string-value="Barracuda" calcext:value-type="string">
            <text:p>Barracuda</text:p>
          </table:table-cell>
          <table:table-cell table:style-name="ce126" table:formula="of:=IF([.$G26]+[.$I26]=0;;IF([.$G26]&gt;[.$I26];1;0))" office:value-type="float" office:value="0" calcext:value-type="float">
            <text:p>0</text:p>
          </table:table-cell>
          <table:table-cell table:style-name="ce168" table:formula="of:=IF([.$G26]+[.$I26]=0;;IF([.$G26]&lt;[.$I26];IF([.$G26]&amp;&quot;-&quot;&amp;[.$I26]=&quot;0-20&quot;;1;0);0))" office:value-type="float" office:value="0" calcext:value-type="float">
            <text:p>0</text:p>
          </table:table-cell>
          <table:table-cell table:style-name="ce168" table:formula="of:=IF([.$G26]+[.$I26]=0;;IF([.$G26]&lt;[.$I26];IF([.$G26]&amp;&quot;-&quot;&amp;[.$I26]&lt;&gt;&quot;0-20&quot;;1;0);0))" office:value-type="float" office:value="1" calcext:value-type="float">
            <text:p>1</text:p>
          </table:table-cell>
          <table:table-cell table:style-name="ce126" table:formula="of:=IF([.$G26]+[.$I26]=0;;[.$G26])" office:value-type="float" office:value="52" calcext:value-type="float">
            <text:p>52</text:p>
          </table:table-cell>
          <table:table-cell table:style-name="ce126" table:formula="of:=IF([.$G26]+[.$I26]=0;;[.$I26])" office:value-type="float" office:value="59" calcext:value-type="float">
            <text:p>59</text:p>
          </table:table-cell>
          <table:table-cell table:style-name="ce153" table:formula="of:=IF([.$G26]+[.$I26]=0;;[.$G26]-[.$I26])" office:value-type="float" office:value="-7" calcext:value-type="float">
            <text:p>-7</text:p>
          </table:table-cell>
          <table:table-cell table:style-name="ce133" table:formula="of:=IF([.$C26]=&quot;&quot;;&quot;(Squadra B)&quot;;[.$C26])" office:value-type="string" office:string-value="Elefanti" calcext:value-type="string">
            <text:p>Elefanti</text:p>
          </table:table-cell>
          <table:table-cell table:style-name="ce126" table:formula="of:=IF([.$G26]+[.$I26]=0;;IF([.$I26]&gt;[.$G26];1;0))" office:value-type="float" office:value="1" calcext:value-type="float">
            <text:p>1</text:p>
          </table:table-cell>
          <table:table-cell table:style-name="ce168" table:formula="of:=IF([.$G26]+[.$I26]=0;;IF([.$I26]&lt;[.$G26];IF([.$G26]&amp;&quot;-&quot;&amp;[.$I26]=&quot;20-0&quot;;1;0);0))" office:value-type="float" office:value="0" calcext:value-type="float">
            <text:p>0</text:p>
          </table:table-cell>
          <table:table-cell table:style-name="ce168" table:formula="of:=IF([.$G26]+[.$I26]=0;;IF([.$I26]&lt;[.$G26];IF([.$G26]&amp;&quot;-&quot;&amp;[.$I26]&lt;&gt;&quot;20-0&quot;;1;0);0))" office:value-type="float" office:value="0" calcext:value-type="float">
            <text:p>0</text:p>
          </table:table-cell>
          <table:table-cell table:style-name="ce126" table:formula="of:=IF([.$G26]+[.$I26]=0;;[.$I26])" office:value-type="float" office:value="59" calcext:value-type="float">
            <text:p>59</text:p>
          </table:table-cell>
          <table:table-cell table:style-name="ce126" table:formula="of:=IF([.$G26]+[.$I26]=0;;[.$G26])" office:value-type="float" office:value="52" calcext:value-type="float">
            <text:p>52</text:p>
          </table:table-cell>
          <table:table-cell table:style-name="ce153" table:formula="of:=IF([.$G26]+[.$I26]=0;;[.$I26]-[.$G26])" office:value-type="float" office:value="7" calcext:value-type="float">
            <text:p>+7</text:p>
          </table:table-cell>
          <table:table-cell table:style-name="ce168" table:formula="of:=IF([.$G26]+[.$I26]=0;&quot;(Vincente)&quot;;IF([.$G26]&gt;[.$I26];[.$B26];[.$C26]))" office:value-type="string" office:string-value="Elefanti" calcext:value-type="string">
            <text:p>Elefanti</text:p>
          </table:table-cell>
          <table:table-cell table:style-name="ce168" table:formula="of:=IF([.$G26]+[.$I26]=0;&quot;(Perdente)&quot;;IF([.$G26]&lt;[.$I26];[.$B26];[.$C26]))" office:value-type="string" office:string-value="Barracuda" calcext:value-type="string">
            <text:p>Barracuda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90"/>
          <table:covered-table-cell table:number-columns-repeated="2" table:style-name="ce93"/>
          <table:table-cell table:style-name="ce96" table:formula="of:=IF([.B27]=&quot;&quot;;&quot;&quot;;HYPERLINK(VLOOKUP([.B27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126" office:value-type="float" office:value="3" calcext:value-type="float">
            <text:p>3</text:p>
          </table:table-cell>
          <table:table-cell table:style-name="ce87" table:formula="of:=IF(ISNUMBER([.A29]);ROMAN([.A29])&amp;&quot; GIORNATA&quot;;COM.MICROSOFT.SWITCH([.A29];&quot;1-2&quot;;&quot;FINALE 1°-2° POSTO&quot;;&quot;3-4&quot;;&quot;FINALE 3°-4° POSTO&quot;;&quot;1-4&quot;;&quot;SEMIFINALI 1°-4° POSTO&quot;;&quot;&quot;))" office:value-type="string" office:string-value="III GIORNATA" calcext:value-type="string" table:number-columns-spanned="8" table:number-rows-spanned="1">
            <text:p>I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7" calcext:value-type="float" table:number-columns-spanned="1" table:number-rows-spanned="2">
            <text:p>7</text:p>
          </table:table-cell>
          <table:table-cell table:style-name="ce55" table:content-validation-name="val2" office:value-type="string" calcext:value-type="string">
            <text:p>Albatros</text:p>
          </table:table-cell>
          <table:table-cell table:style-name="ce55" table:content-validation-name="val2" office:value-type="string" calcext:value-type="string">
            <text:p>Fenicotteri</text:p>
          </table:table-cell>
          <table:table-cell table:style-name="ce92" table:formula="of:=IF([.E31]=&quot;&quot;;&quot;&quot;;TEXT([.E31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3-11" calcext:value-type="date">
            <text:p>11 mar 2018</text:p>
          </table:table-cell>
          <table:table-cell table:style-name="ce80" table:content-validation-name="val5" office:value-type="time" office:time-value="PT09H30M00S" calcext:value-type="time">
            <text:p>09:30</text:p>
          </table:table-cell>
          <table:table-cell table:style-name="ce91" table:content-validation-name="val6" office:value-type="float" office:value="13" calcext:value-type="float" table:number-columns-spanned="1" table:number-rows-spanned="2">
            <text:p>13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42" calcext:value-type="float" table:number-columns-spanned="1" table:number-rows-spanned="2">
            <text:p>42</text:p>
          </table:table-cell>
          <table:table-cell table:style-name="ce133" table:formula="of:=IF([.$B31]=&quot;&quot;;&quot;(Squadra A)&quot;;[.$B31])" office:value-type="string" office:string-value="Albatros" calcext:value-type="string">
            <text:p>Albatros</text:p>
          </table:table-cell>
          <table:table-cell table:style-name="ce126" table:formula="of:=IF([.$G31]+[.$I31]=0;;IF([.$G31]&gt;[.$I31];1;0))" office:value-type="float" office:value="0" calcext:value-type="float">
            <text:p>0</text:p>
          </table:table-cell>
          <table:table-cell table:style-name="ce168" table:formula="of:=IF([.$G31]+[.$I31]=0;;IF([.$G31]&lt;[.$I31];IF([.$G31]&amp;&quot;-&quot;&amp;[.$I31]=&quot;0-20&quot;;1;0);0))" office:value-type="float" office:value="0" calcext:value-type="float">
            <text:p>0</text:p>
          </table:table-cell>
          <table:table-cell table:style-name="ce168" table:formula="of:=IF([.$G31]+[.$I31]=0;;IF([.$G31]&lt;[.$I31];IF([.$G31]&amp;&quot;-&quot;&amp;[.$I31]&lt;&gt;&quot;0-20&quot;;1;0);0))" office:value-type="float" office:value="1" calcext:value-type="float">
            <text:p>1</text:p>
          </table:table-cell>
          <table:table-cell table:style-name="ce126" table:formula="of:=IF([.$G31]+[.$I31]=0;;[.$G31])" office:value-type="float" office:value="13" calcext:value-type="float">
            <text:p>13</text:p>
          </table:table-cell>
          <table:table-cell table:style-name="ce126" table:formula="of:=IF([.$G31]+[.$I31]=0;;[.$I31])" office:value-type="float" office:value="42" calcext:value-type="float">
            <text:p>42</text:p>
          </table:table-cell>
          <table:table-cell table:style-name="ce153" table:formula="of:=IF([.$G31]+[.$I31]=0;;[.$G31]-[.$I31])" office:value-type="float" office:value="-29" calcext:value-type="float">
            <text:p>-29</text:p>
          </table:table-cell>
          <table:table-cell table:style-name="ce133" table:formula="of:=IF([.$C31]=&quot;&quot;;&quot;(Squadra B)&quot;;[.$C31])" office:value-type="string" office:string-value="Fenicotteri" calcext:value-type="string">
            <text:p>Fenicotteri</text:p>
          </table:table-cell>
          <table:table-cell table:style-name="ce126" table:formula="of:=IF([.$G31]+[.$I31]=0;;IF([.$I31]&gt;[.$G31];1;0))" office:value-type="float" office:value="1" calcext:value-type="float">
            <text:p>1</text:p>
          </table:table-cell>
          <table:table-cell table:style-name="ce168" table:formula="of:=IF([.$G31]+[.$I31]=0;;IF([.$I31]&lt;[.$G31];IF([.$G31]&amp;&quot;-&quot;&amp;[.$I31]=&quot;20-0&quot;;1;0);0))" office:value-type="float" office:value="0" calcext:value-type="float">
            <text:p>0</text:p>
          </table:table-cell>
          <table:table-cell table:style-name="ce168" table:formula="of:=IF([.$G31]+[.$I31]=0;;IF([.$I31]&lt;[.$G31];IF([.$G31]&amp;&quot;-&quot;&amp;[.$I31]&lt;&gt;&quot;20-0&quot;;1;0);0))" office:value-type="float" office:value="0" calcext:value-type="float">
            <text:p>0</text:p>
          </table:table-cell>
          <table:table-cell table:style-name="ce126" table:formula="of:=IF([.$G31]+[.$I31]=0;;[.$I31])" office:value-type="float" office:value="42" calcext:value-type="float">
            <text:p>42</text:p>
          </table:table-cell>
          <table:table-cell table:style-name="ce126" table:formula="of:=IF([.$G31]+[.$I31]=0;;[.$G31])" office:value-type="float" office:value="13" calcext:value-type="float">
            <text:p>13</text:p>
          </table:table-cell>
          <table:table-cell table:style-name="ce153" table:formula="of:=IF([.$G31]+[.$I31]=0;;[.$I31]-[.$G31])" office:value-type="float" office:value="29" calcext:value-type="float">
            <text:p>+29</text:p>
          </table:table-cell>
          <table:table-cell table:style-name="ce168" table:formula="of:=IF([.$G31]+[.$I31]=0;&quot;(Vincente)&quot;;IF([.$G31]&gt;[.$I31];[.$B31];[.$C31]))" office:value-type="string" office:string-value="Fenicotteri" calcext:value-type="string">
            <text:p>Fenicotteri</text:p>
          </table:table-cell>
          <table:table-cell table:style-name="ce168" table:formula="of:=IF([.$G31]+[.$I31]=0;&quot;(Perdente)&quot;;IF([.$G31]&lt;[.$I31];[.$B31];[.$C31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32]=&quot;&quot;;&quot;&quot;;HYPERLINK(VLOOKUP([.B32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8" calcext:value-type="float" table:number-columns-spanned="1" table:number-rows-spanned="2">
            <text:p>8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55" table:content-validation-name="val2" office:value-type="string" calcext:value-type="string">
            <text:p>Elefanti</text:p>
          </table:table-cell>
          <table:table-cell table:style-name="ce92" table:formula="of:=IF([.E34]=&quot;&quot;;&quot;&quot;;TEXT([.E34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3-11" calcext:value-type="date">
            <text:p>11 mar 2018</text:p>
          </table:table-cell>
          <table:table-cell table:style-name="ce80" table:content-validation-name="val5" office:value-type="time" office:time-value="PT11H00M00S" calcext:value-type="time">
            <text:p>11:00</text:p>
          </table:table-cell>
          <table:table-cell table:style-name="ce91" office:value-type="float" office:value="50" calcext:value-type="float" table:number-columns-spanned="1" table:number-rows-spanned="2">
            <text:p>5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35" calcext:value-type="float" table:number-columns-spanned="1" table:number-rows-spanned="2">
            <text:p>35</text:p>
          </table:table-cell>
          <table:table-cell table:style-name="ce133" table:formula="of:=IF([.$B34]=&quot;&quot;;&quot;(Squadra A)&quot;;[.$B34])" office:value-type="string" office:string-value="Delfini" calcext:value-type="string">
            <text:p>Delfini</text:p>
          </table:table-cell>
          <table:table-cell table:style-name="ce126" table:formula="of:=IF([.$G34]+[.$I34]=0;;IF([.$G34]&gt;[.$I34];1;0))" office:value-type="float" office:value="1" calcext:value-type="float">
            <text:p>1</text:p>
          </table:table-cell>
          <table:table-cell table:style-name="ce168" table:formula="of:=IF([.$G34]+[.$I34]=0;;IF([.$G34]&lt;[.$I34];IF([.$G34]&amp;&quot;-&quot;&amp;[.$I34]=&quot;0-20&quot;;1;0);0))" office:value-type="float" office:value="0" calcext:value-type="float">
            <text:p>0</text:p>
          </table:table-cell>
          <table:table-cell table:style-name="ce168" table:formula="of:=IF([.$G34]+[.$I34]=0;;IF([.$G34]&lt;[.$I34];IF([.$G34]&amp;&quot;-&quot;&amp;[.$I34]&lt;&gt;&quot;0-20&quot;;1;0);0))" office:value-type="float" office:value="0" calcext:value-type="float">
            <text:p>0</text:p>
          </table:table-cell>
          <table:table-cell table:style-name="ce126" table:formula="of:=IF([.$G34]+[.$I34]=0;;[.$G34])" office:value-type="float" office:value="50" calcext:value-type="float">
            <text:p>50</text:p>
          </table:table-cell>
          <table:table-cell table:style-name="ce126" table:formula="of:=IF([.$G34]+[.$I34]=0;;[.$I34])" office:value-type="float" office:value="35" calcext:value-type="float">
            <text:p>35</text:p>
          </table:table-cell>
          <table:table-cell table:style-name="ce153" table:formula="of:=IF([.$G34]+[.$I34]=0;;[.$G34]-[.$I34])" office:value-type="float" office:value="15" calcext:value-type="float">
            <text:p>+15</text:p>
          </table:table-cell>
          <table:table-cell table:style-name="ce133" table:formula="of:=IF([.$C34]=&quot;&quot;;&quot;(Squadra B)&quot;;[.$C34])" office:value-type="string" office:string-value="Elefanti" calcext:value-type="string">
            <text:p>Elefanti</text:p>
          </table:table-cell>
          <table:table-cell table:style-name="ce126" table:formula="of:=IF([.$G34]+[.$I34]=0;;IF([.$I34]&gt;[.$G34];1;0))" office:value-type="float" office:value="0" calcext:value-type="float">
            <text:p>0</text:p>
          </table:table-cell>
          <table:table-cell table:style-name="ce168" table:formula="of:=IF([.$G34]+[.$I34]=0;;IF([.$I34]&lt;[.$G34];IF([.$G34]&amp;&quot;-&quot;&amp;[.$I34]=&quot;20-0&quot;;1;0);0))" office:value-type="float" office:value="0" calcext:value-type="float">
            <text:p>0</text:p>
          </table:table-cell>
          <table:table-cell table:style-name="ce168" table:formula="of:=IF([.$G34]+[.$I34]=0;;IF([.$I34]&lt;[.$G34];IF([.$G34]&amp;&quot;-&quot;&amp;[.$I34]&lt;&gt;&quot;20-0&quot;;1;0);0))" office:value-type="float" office:value="1" calcext:value-type="float">
            <text:p>1</text:p>
          </table:table-cell>
          <table:table-cell table:style-name="ce126" table:formula="of:=IF([.$G34]+[.$I34]=0;;[.$I34])" office:value-type="float" office:value="35" calcext:value-type="float">
            <text:p>35</text:p>
          </table:table-cell>
          <table:table-cell table:style-name="ce126" table:formula="of:=IF([.$G34]+[.$I34]=0;;[.$G34])" office:value-type="float" office:value="50" calcext:value-type="float">
            <text:p>50</text:p>
          </table:table-cell>
          <table:table-cell table:style-name="ce153" table:formula="of:=IF([.$G34]+[.$I34]=0;;[.$I34]-[.$G34])" office:value-type="float" office:value="-15" calcext:value-type="float">
            <text:p>-15</text:p>
          </table:table-cell>
          <table:table-cell table:style-name="ce168" table:formula="of:=IF([.$G34]+[.$I34]=0;&quot;(Vincente)&quot;;IF([.$G34]&gt;[.$I34];[.$B34];[.$C34]))" office:value-type="string" office:string-value="Delfini" calcext:value-type="string">
            <text:p>Delfini</text:p>
          </table:table-cell>
          <table:table-cell table:style-name="ce168" table:formula="of:=IF([.$G34]+[.$I34]=0;&quot;(Perdente)&quot;;IF([.$G34]&lt;[.$I34];[.$B34];[.$C34]))" office:value-type="string" office:string-value="Elefanti" calcext:value-type="string">
            <text:p>Elefant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35]=&quot;&quot;;&quot;&quot;;HYPERLINK(VLOOKUP([.B35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9" calcext:value-type="float" table:number-columns-spanned="1" table:number-rows-spanned="2">
            <text:p>9</text:p>
          </table:table-cell>
          <table:table-cell table:style-name="ce55" table:content-validation-name="val2" office:value-type="string" calcext:value-type="string">
            <text:p>Cinghiali</text:p>
          </table:table-cell>
          <table:table-cell table:style-name="ce55" table:content-validation-name="val2" office:value-type="string" calcext:value-type="string">
            <text:p>Gazzelle</text:p>
          </table:table-cell>
          <table:table-cell table:style-name="ce92" table:formula="of:=IF([.E37]=&quot;&quot;;&quot;&quot;;TEXT([.E37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3-11" calcext:value-type="date">
            <text:p>11 mar 2018</text:p>
          </table:table-cell>
          <table:table-cell table:style-name="ce80" table:content-validation-name="val5" office:value-type="time" office:time-value="PT12H30M00S" calcext:value-type="time">
            <text:p>12:30</text:p>
          </table:table-cell>
          <table:table-cell table:style-name="ce91" office:value-type="float" office:value="50" calcext:value-type="float" table:number-columns-spanned="1" table:number-rows-spanned="2">
            <text:p>5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48" calcext:value-type="float" table:number-columns-spanned="1" table:number-rows-spanned="2">
            <text:p>48</text:p>
          </table:table-cell>
          <table:table-cell table:style-name="ce133" table:formula="of:=IF([.$B37]=&quot;&quot;;&quot;(Squadra A)&quot;;[.$B37])" office:value-type="string" office:string-value="Cinghiali" calcext:value-type="string">
            <text:p>Cinghiali</text:p>
          </table:table-cell>
          <table:table-cell table:style-name="ce126" table:formula="of:=IF([.$G37]+[.$I37]=0;;IF([.$G37]&gt;[.$I37];1;0))" office:value-type="float" office:value="1" calcext:value-type="float">
            <text:p>1</text:p>
          </table:table-cell>
          <table:table-cell table:style-name="ce168" table:formula="of:=IF([.$G37]+[.$I37]=0;;IF([.$G37]&lt;[.$I37];IF([.$G37]&amp;&quot;-&quot;&amp;[.$I37]=&quot;0-20&quot;;1;0);0))" office:value-type="float" office:value="0" calcext:value-type="float">
            <text:p>0</text:p>
          </table:table-cell>
          <table:table-cell table:style-name="ce168" table:formula="of:=IF([.$G37]+[.$I37]=0;;IF([.$G37]&lt;[.$I37];IF([.$G37]&amp;&quot;-&quot;&amp;[.$I37]&lt;&gt;&quot;0-20&quot;;1;0);0))" office:value-type="float" office:value="0" calcext:value-type="float">
            <text:p>0</text:p>
          </table:table-cell>
          <table:table-cell table:style-name="ce126" table:formula="of:=IF([.$G37]+[.$I37]=0;;[.$G37])" office:value-type="float" office:value="50" calcext:value-type="float">
            <text:p>50</text:p>
          </table:table-cell>
          <table:table-cell table:style-name="ce126" table:formula="of:=IF([.$G37]+[.$I37]=0;;[.$I37])" office:value-type="float" office:value="48" calcext:value-type="float">
            <text:p>48</text:p>
          </table:table-cell>
          <table:table-cell table:style-name="ce153" table:formula="of:=IF([.$G37]+[.$I37]=0;;[.$G37]-[.$I37])" office:value-type="float" office:value="2" calcext:value-type="float">
            <text:p>+2</text:p>
          </table:table-cell>
          <table:table-cell table:style-name="ce133" table:formula="of:=IF([.$C37]=&quot;&quot;;&quot;(Squadra B)&quot;;[.$C37])" office:value-type="string" office:string-value="Gazzelle" calcext:value-type="string">
            <text:p>Gazzelle</text:p>
          </table:table-cell>
          <table:table-cell table:style-name="ce126" table:formula="of:=IF([.$G37]+[.$I37]=0;;IF([.$I37]&gt;[.$G37];1;0))" office:value-type="float" office:value="0" calcext:value-type="float">
            <text:p>0</text:p>
          </table:table-cell>
          <table:table-cell table:style-name="ce168" table:formula="of:=IF([.$G37]+[.$I37]=0;;IF([.$I37]&lt;[.$G37];IF([.$G37]&amp;&quot;-&quot;&amp;[.$I37]=&quot;20-0&quot;;1;0);0))" office:value-type="float" office:value="0" calcext:value-type="float">
            <text:p>0</text:p>
          </table:table-cell>
          <table:table-cell table:style-name="ce168" table:formula="of:=IF([.$G37]+[.$I37]=0;;IF([.$I37]&lt;[.$G37];IF([.$G37]&amp;&quot;-&quot;&amp;[.$I37]&lt;&gt;&quot;20-0&quot;;1;0);0))" office:value-type="float" office:value="1" calcext:value-type="float">
            <text:p>1</text:p>
          </table:table-cell>
          <table:table-cell table:style-name="ce126" table:formula="of:=IF([.$G37]+[.$I37]=0;;[.$I37])" office:value-type="float" office:value="48" calcext:value-type="float">
            <text:p>48</text:p>
          </table:table-cell>
          <table:table-cell table:style-name="ce126" table:formula="of:=IF([.$G37]+[.$I37]=0;;[.$G37])" office:value-type="float" office:value="50" calcext:value-type="float">
            <text:p>50</text:p>
          </table:table-cell>
          <table:table-cell table:style-name="ce153" table:formula="of:=IF([.$G37]+[.$I37]=0;;[.$I37]-[.$G37])" office:value-type="float" office:value="-2" calcext:value-type="float">
            <text:p>-2</text:p>
          </table:table-cell>
          <table:table-cell table:style-name="ce168" table:formula="of:=IF([.$G37]+[.$I37]=0;&quot;(Vincente)&quot;;IF([.$G37]&gt;[.$I37];[.$B37];[.$C37]))" office:value-type="string" office:string-value="Cinghiali" calcext:value-type="string">
            <text:p>Cinghiali</text:p>
          </table:table-cell>
          <table:table-cell table:style-name="ce168" table:formula="of:=IF([.$G37]+[.$I37]=0;&quot;(Perdente)&quot;;IF([.$G37]&lt;[.$I37];[.$B37];[.$C37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38]=&quot;&quot;;&quot;&quot;;HYPERLINK(VLOOKUP([.B38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126" office:value-type="float" office:value="4" calcext:value-type="float">
            <text:p>4</text:p>
          </table:table-cell>
          <table:table-cell table:style-name="ce87" table:formula="of:=IF(ISNUMBER([.A40]);ROMAN([.A40])&amp;&quot; GIORNATA&quot;;COM.MICROSOFT.SWITCH([.A40];&quot;1-2&quot;;&quot;FINALE 1°-2° POSTO&quot;;&quot;3-4&quot;;&quot;FINALE 3°-4° POSTO&quot;;&quot;1-4&quot;;&quot;SEMIFINALI 1°-4° POSTO&quot;;&quot;&quot;))" office:value-type="string" office:string-value="IV GIORNATA" calcext:value-type="string" table:number-columns-spanned="8" table:number-rows-spanned="1">
            <text:p>IV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0" calcext:value-type="float" table:number-columns-spanned="1" table:number-rows-spanned="2">
            <text:p>10</text:p>
          </table:table-cell>
          <table:table-cell table:style-name="ce55" table:content-validation-name="val2" office:value-type="string" calcext:value-type="string">
            <text:p>Albatros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92" table:formula="of:=IF([.E42]=&quot;&quot;;&quot;&quot;;TEXT([.E42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3-18" calcext:value-type="date">
            <text:p>18 mar 2018</text:p>
          </table:table-cell>
          <table:table-cell table:style-name="ce80" table:content-validation-name="val5" office:value-type="time" office:time-value="PT14H30M00S" calcext:value-type="time">
            <text:p>14:30</text:p>
          </table:table-cell>
          <table:table-cell table:style-name="ce91" table:content-validation-name="val6" office:value-type="float" office:value="45" calcext:value-type="float" table:number-columns-spanned="1" table:number-rows-spanned="2">
            <text:p>4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52" calcext:value-type="float" table:number-columns-spanned="1" table:number-rows-spanned="2">
            <text:p>52</text:p>
          </table:table-cell>
          <table:table-cell table:style-name="ce133" table:formula="of:=IF([.$B42]=&quot;&quot;;&quot;(Squadra A)&quot;;[.$B42])" office:value-type="string" office:string-value="Albatros" calcext:value-type="string">
            <text:p>Albatros</text:p>
          </table:table-cell>
          <table:table-cell table:style-name="ce126" table:formula="of:=IF([.$G42]+[.$I42]=0;;IF([.$G42]&gt;[.$I42];1;0))" office:value-type="float" office:value="0" calcext:value-type="float">
            <text:p>0</text:p>
          </table:table-cell>
          <table:table-cell table:style-name="ce168" table:formula="of:=IF([.$G42]+[.$I42]=0;;IF([.$G42]&lt;[.$I42];IF([.$G42]&amp;&quot;-&quot;&amp;[.$I42]=&quot;0-20&quot;;1;0);0))" office:value-type="float" office:value="0" calcext:value-type="float">
            <text:p>0</text:p>
          </table:table-cell>
          <table:table-cell table:style-name="ce168" table:formula="of:=IF([.$G42]+[.$I42]=0;;IF([.$G42]&lt;[.$I42];IF([.$G42]&amp;&quot;-&quot;&amp;[.$I42]&lt;&gt;&quot;0-20&quot;;1;0);0))" office:value-type="float" office:value="1" calcext:value-type="float">
            <text:p>1</text:p>
          </table:table-cell>
          <table:table-cell table:style-name="ce126" table:formula="of:=IF([.$G42]+[.$I42]=0;;[.$G42])" office:value-type="float" office:value="45" calcext:value-type="float">
            <text:p>45</text:p>
          </table:table-cell>
          <table:table-cell table:style-name="ce126" table:formula="of:=IF([.$G42]+[.$I42]=0;;[.$I42])" office:value-type="float" office:value="52" calcext:value-type="float">
            <text:p>52</text:p>
          </table:table-cell>
          <table:table-cell table:style-name="ce153" table:formula="of:=IF([.$G42]+[.$I42]=0;;[.$G42]-[.$I42])" office:value-type="float" office:value="-7" calcext:value-type="float">
            <text:p>-7</text:p>
          </table:table-cell>
          <table:table-cell table:style-name="ce133" table:formula="of:=IF([.$C42]=&quot;&quot;;&quot;(Squadra B)&quot;;[.$C42])" office:value-type="string" office:string-value="Delfini" calcext:value-type="string">
            <text:p>Delfini</text:p>
          </table:table-cell>
          <table:table-cell table:style-name="ce126" table:formula="of:=IF([.$G42]+[.$I42]=0;;IF([.$I42]&gt;[.$G42];1;0))" office:value-type="float" office:value="1" calcext:value-type="float">
            <text:p>1</text:p>
          </table:table-cell>
          <table:table-cell table:style-name="ce168" table:formula="of:=IF([.$G42]+[.$I42]=0;;IF([.$I42]&lt;[.$G42];IF([.$G42]&amp;&quot;-&quot;&amp;[.$I42]=&quot;20-0&quot;;1;0);0))" office:value-type="float" office:value="0" calcext:value-type="float">
            <text:p>0</text:p>
          </table:table-cell>
          <table:table-cell table:style-name="ce168" table:formula="of:=IF([.$G42]+[.$I42]=0;;IF([.$I42]&lt;[.$G42];IF([.$G42]&amp;&quot;-&quot;&amp;[.$I42]&lt;&gt;&quot;20-0&quot;;1;0);0))" office:value-type="float" office:value="0" calcext:value-type="float">
            <text:p>0</text:p>
          </table:table-cell>
          <table:table-cell table:style-name="ce126" table:formula="of:=IF([.$G42]+[.$I42]=0;;[.$I42])" office:value-type="float" office:value="52" calcext:value-type="float">
            <text:p>52</text:p>
          </table:table-cell>
          <table:table-cell table:style-name="ce126" table:formula="of:=IF([.$G42]+[.$I42]=0;;[.$G42])" office:value-type="float" office:value="45" calcext:value-type="float">
            <text:p>45</text:p>
          </table:table-cell>
          <table:table-cell table:style-name="ce153" table:formula="of:=IF([.$G42]+[.$I42]=0;;[.$I42]-[.$G42])" office:value-type="float" office:value="7" calcext:value-type="float">
            <text:p>+7</text:p>
          </table:table-cell>
          <table:table-cell table:style-name="ce168" table:formula="of:=IF([.$G42]+[.$I42]=0;&quot;(Vincente)&quot;;IF([.$G42]&gt;[.$I42];[.$B42];[.$C42]))" office:value-type="string" office:string-value="Delfini" calcext:value-type="string">
            <text:p>Delfini</text:p>
          </table:table-cell>
          <table:table-cell table:style-name="ce168" table:formula="of:=IF([.$G42]+[.$I42]=0;&quot;(Perdente)&quot;;IF([.$G42]&lt;[.$I42];[.$B42];[.$C42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90"/>
          <table:covered-table-cell table:number-columns-repeated="2" table:style-name="ce93"/>
          <table:table-cell table:style-name="ce96" table:formula="of:=IF([.B43]=&quot;&quot;;&quot;&quot;;HYPERLINK(VLOOKUP([.B43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1" calcext:value-type="float" table:number-columns-spanned="1" table:number-rows-spanned="2">
            <text:p>11</text:p>
          </table:table-cell>
          <table:table-cell table:style-name="ce55" table:content-validation-name="val2" office:value-type="string" calcext:value-type="string">
            <text:p>Barracuda</text:p>
          </table:table-cell>
          <table:table-cell table:style-name="ce55" table:content-validation-name="val2" office:value-type="string" calcext:value-type="string">
            <text:p>Fenicotteri</text:p>
          </table:table-cell>
          <table:table-cell table:style-name="ce92" table:formula="of:=IF([.E45]=&quot;&quot;;&quot;&quot;;TEXT([.E45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3-18" calcext:value-type="date">
            <text:p>18 mar 2018</text:p>
          </table:table-cell>
          <table:table-cell table:style-name="ce80" table:content-validation-name="val5" office:value-type="time" office:time-value="PT16H00M00S" calcext:value-type="time">
            <text:p>16:00</text:p>
          </table:table-cell>
          <table:table-cell table:style-name="ce91" office:value-type="float" office:value="76" calcext:value-type="float" table:number-columns-spanned="1" table:number-rows-spanned="2">
            <text:p>76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58" calcext:value-type="float" table:number-columns-spanned="1" table:number-rows-spanned="2">
            <text:p>58</text:p>
          </table:table-cell>
          <table:table-cell table:style-name="ce133" table:formula="of:=IF([.$B45]=&quot;&quot;;&quot;(Squadra A)&quot;;[.$B45])" office:value-type="string" office:string-value="Barracuda" calcext:value-type="string">
            <text:p>Barracuda</text:p>
          </table:table-cell>
          <table:table-cell table:style-name="ce126" table:formula="of:=IF([.$G45]+[.$I45]=0;;IF([.$G45]&gt;[.$I45];1;0))" office:value-type="float" office:value="1" calcext:value-type="float">
            <text:p>1</text:p>
          </table:table-cell>
          <table:table-cell table:style-name="ce168" table:formula="of:=IF([.$G45]+[.$I45]=0;;IF([.$G45]&lt;[.$I45];IF([.$G45]&amp;&quot;-&quot;&amp;[.$I45]=&quot;0-20&quot;;1;0);0))" office:value-type="float" office:value="0" calcext:value-type="float">
            <text:p>0</text:p>
          </table:table-cell>
          <table:table-cell table:style-name="ce168" table:formula="of:=IF([.$G45]+[.$I45]=0;;IF([.$G45]&lt;[.$I45];IF([.$G45]&amp;&quot;-&quot;&amp;[.$I45]&lt;&gt;&quot;0-20&quot;;1;0);0))" office:value-type="float" office:value="0" calcext:value-type="float">
            <text:p>0</text:p>
          </table:table-cell>
          <table:table-cell table:style-name="ce126" table:formula="of:=IF([.$G45]+[.$I45]=0;;[.$G45])" office:value-type="float" office:value="76" calcext:value-type="float">
            <text:p>76</text:p>
          </table:table-cell>
          <table:table-cell table:style-name="ce126" table:formula="of:=IF([.$G45]+[.$I45]=0;;[.$I45])" office:value-type="float" office:value="58" calcext:value-type="float">
            <text:p>58</text:p>
          </table:table-cell>
          <table:table-cell table:style-name="ce153" table:formula="of:=IF([.$G45]+[.$I45]=0;;[.$G45]-[.$I45])" office:value-type="float" office:value="18" calcext:value-type="float">
            <text:p>+18</text:p>
          </table:table-cell>
          <table:table-cell table:style-name="ce133" table:formula="of:=IF([.$C45]=&quot;&quot;;&quot;(Squadra B)&quot;;[.$C45])" office:value-type="string" office:string-value="Fenicotteri" calcext:value-type="string">
            <text:p>Fenicotteri</text:p>
          </table:table-cell>
          <table:table-cell table:style-name="ce126" table:formula="of:=IF([.$G45]+[.$I45]=0;;IF([.$I45]&gt;[.$G45];1;0))" office:value-type="float" office:value="0" calcext:value-type="float">
            <text:p>0</text:p>
          </table:table-cell>
          <table:table-cell table:style-name="ce168" table:formula="of:=IF([.$G45]+[.$I45]=0;;IF([.$I45]&lt;[.$G45];IF([.$G45]&amp;&quot;-&quot;&amp;[.$I45]=&quot;20-0&quot;;1;0);0))" office:value-type="float" office:value="0" calcext:value-type="float">
            <text:p>0</text:p>
          </table:table-cell>
          <table:table-cell table:style-name="ce168" table:formula="of:=IF([.$G45]+[.$I45]=0;;IF([.$I45]&lt;[.$G45];IF([.$G45]&amp;&quot;-&quot;&amp;[.$I45]&lt;&gt;&quot;20-0&quot;;1;0);0))" office:value-type="float" office:value="1" calcext:value-type="float">
            <text:p>1</text:p>
          </table:table-cell>
          <table:table-cell table:style-name="ce126" table:formula="of:=IF([.$G45]+[.$I45]=0;;[.$I45])" office:value-type="float" office:value="58" calcext:value-type="float">
            <text:p>58</text:p>
          </table:table-cell>
          <table:table-cell table:style-name="ce126" table:formula="of:=IF([.$G45]+[.$I45]=0;;[.$G45])" office:value-type="float" office:value="76" calcext:value-type="float">
            <text:p>76</text:p>
          </table:table-cell>
          <table:table-cell table:style-name="ce153" table:formula="of:=IF([.$G45]+[.$I45]=0;;[.$I45]-[.$G45])" office:value-type="float" office:value="-18" calcext:value-type="float">
            <text:p>-18</text:p>
          </table:table-cell>
          <table:table-cell table:style-name="ce168" table:formula="of:=IF([.$G45]+[.$I45]=0;&quot;(Vincente)&quot;;IF([.$G45]&gt;[.$I45];[.$B45];[.$C45]))" office:value-type="string" office:string-value="Barracuda" calcext:value-type="string">
            <text:p>Barracuda</text:p>
          </table:table-cell>
          <table:table-cell table:style-name="ce168" table:formula="of:=IF([.$G45]+[.$I45]=0;&quot;(Perdente)&quot;;IF([.$G45]&lt;[.$I45];[.$B45];[.$C45]))" office:value-type="string" office:string-value="Fenicotteri" calcext:value-type="string">
            <text:p>Fenicotter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90"/>
          <table:covered-table-cell table:number-columns-repeated="2" table:style-name="ce93"/>
          <table:table-cell table:style-name="ce96" table:formula="of:=IF([.B46]=&quot;&quot;;&quot;&quot;;HYPERLINK(VLOOKUP([.B46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2" calcext:value-type="float" table:number-columns-spanned="1" table:number-rows-spanned="2">
            <text:p>12</text:p>
          </table:table-cell>
          <table:table-cell table:style-name="ce55" table:content-validation-name="val2" office:value-type="string" calcext:value-type="string">
            <text:p>Gazzelle</text:p>
          </table:table-cell>
          <table:table-cell table:style-name="ce55" table:content-validation-name="val2" office:value-type="string" calcext:value-type="string">
            <text:p>Elefanti</text:p>
          </table:table-cell>
          <table:table-cell table:style-name="ce92" table:formula="of:=IF([.E48]=&quot;&quot;;&quot;&quot;;TEXT([.E48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3-18" calcext:value-type="date">
            <text:p>18 mar 2018</text:p>
          </table:table-cell>
          <table:table-cell table:style-name="ce80" table:content-validation-name="val5" office:value-type="time" office:time-value="PT17H30M00S" calcext:value-type="time">
            <text:p>17:30</text:p>
          </table:table-cell>
          <table:table-cell table:style-name="ce91" office:value-type="float" office:value="43" calcext:value-type="float" table:number-columns-spanned="1" table:number-rows-spanned="2">
            <text:p>43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79" calcext:value-type="float" table:number-columns-spanned="1" table:number-rows-spanned="2">
            <text:p>79</text:p>
          </table:table-cell>
          <table:table-cell table:style-name="ce133" table:formula="of:=IF([.$B48]=&quot;&quot;;&quot;(Squadra A)&quot;;[.$B48])" office:value-type="string" office:string-value="Gazzelle" calcext:value-type="string">
            <text:p>Gazzelle</text:p>
          </table:table-cell>
          <table:table-cell table:style-name="ce126" table:formula="of:=IF([.$G48]+[.$I48]=0;;IF([.$G48]&gt;[.$I48];1;0))" office:value-type="float" office:value="0" calcext:value-type="float">
            <text:p>0</text:p>
          </table:table-cell>
          <table:table-cell table:style-name="ce168" table:formula="of:=IF([.$G48]+[.$I48]=0;;IF([.$G48]&lt;[.$I48];IF([.$G48]&amp;&quot;-&quot;&amp;[.$I48]=&quot;0-20&quot;;1;0);0))" office:value-type="float" office:value="0" calcext:value-type="float">
            <text:p>0</text:p>
          </table:table-cell>
          <table:table-cell table:style-name="ce168" table:formula="of:=IF([.$G48]+[.$I48]=0;;IF([.$G48]&lt;[.$I48];IF([.$G48]&amp;&quot;-&quot;&amp;[.$I48]&lt;&gt;&quot;0-20&quot;;1;0);0))" office:value-type="float" office:value="1" calcext:value-type="float">
            <text:p>1</text:p>
          </table:table-cell>
          <table:table-cell table:style-name="ce126" table:formula="of:=IF([.$G48]+[.$I48]=0;;[.$G48])" office:value-type="float" office:value="43" calcext:value-type="float">
            <text:p>43</text:p>
          </table:table-cell>
          <table:table-cell table:style-name="ce126" table:formula="of:=IF([.$G48]+[.$I48]=0;;[.$I48])" office:value-type="float" office:value="79" calcext:value-type="float">
            <text:p>79</text:p>
          </table:table-cell>
          <table:table-cell table:style-name="ce153" table:formula="of:=IF([.$G48]+[.$I48]=0;;[.$G48]-[.$I48])" office:value-type="float" office:value="-36" calcext:value-type="float">
            <text:p>-36</text:p>
          </table:table-cell>
          <table:table-cell table:style-name="ce133" table:formula="of:=IF([.$C48]=&quot;&quot;;&quot;(Squadra B)&quot;;[.$C48])" office:value-type="string" office:string-value="Elefanti" calcext:value-type="string">
            <text:p>Elefanti</text:p>
          </table:table-cell>
          <table:table-cell table:style-name="ce126" table:formula="of:=IF([.$G48]+[.$I48]=0;;IF([.$I48]&gt;[.$G48];1;0))" office:value-type="float" office:value="1" calcext:value-type="float">
            <text:p>1</text:p>
          </table:table-cell>
          <table:table-cell table:style-name="ce168" table:formula="of:=IF([.$G48]+[.$I48]=0;;IF([.$I48]&lt;[.$G48];IF([.$G48]&amp;&quot;-&quot;&amp;[.$I48]=&quot;20-0&quot;;1;0);0))" office:value-type="float" office:value="0" calcext:value-type="float">
            <text:p>0</text:p>
          </table:table-cell>
          <table:table-cell table:style-name="ce168" table:formula="of:=IF([.$G48]+[.$I48]=0;;IF([.$I48]&lt;[.$G48];IF([.$G48]&amp;&quot;-&quot;&amp;[.$I48]&lt;&gt;&quot;20-0&quot;;1;0);0))" office:value-type="float" office:value="0" calcext:value-type="float">
            <text:p>0</text:p>
          </table:table-cell>
          <table:table-cell table:style-name="ce126" table:formula="of:=IF([.$G48]+[.$I48]=0;;[.$I48])" office:value-type="float" office:value="79" calcext:value-type="float">
            <text:p>79</text:p>
          </table:table-cell>
          <table:table-cell table:style-name="ce126" table:formula="of:=IF([.$G48]+[.$I48]=0;;[.$G48])" office:value-type="float" office:value="43" calcext:value-type="float">
            <text:p>43</text:p>
          </table:table-cell>
          <table:table-cell table:style-name="ce153" table:formula="of:=IF([.$G48]+[.$I48]=0;;[.$I48]-[.$G48])" office:value-type="float" office:value="36" calcext:value-type="float">
            <text:p>+36</text:p>
          </table:table-cell>
          <table:table-cell table:style-name="ce168" table:formula="of:=IF([.$G48]+[.$I48]=0;&quot;(Vincente)&quot;;IF([.$G48]&gt;[.$I48];[.$B48];[.$C48]))" office:value-type="string" office:string-value="Elefanti" calcext:value-type="string">
            <text:p>Elefanti</text:p>
          </table:table-cell>
          <table:table-cell table:style-name="ce168" table:formula="of:=IF([.$G48]+[.$I48]=0;&quot;(Perdente)&quot;;IF([.$G48]&lt;[.$I48];[.$B48];[.$C48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90"/>
          <table:covered-table-cell table:number-columns-repeated="2" table:style-name="ce93"/>
          <table:table-cell table:style-name="ce96" table:formula="of:=IF([.B49]=&quot;&quot;;&quot;&quot;;HYPERLINK(VLOOKUP([.B49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5">
          <table:table-cell table:style-name="ce126" office:value-type="float" office:value="5" calcext:value-type="float">
            <text:p>5</text:p>
          </table:table-cell>
          <table:table-cell table:style-name="ce87" table:formula="of:=IF(ISNUMBER([.A51]);ROMAN([.A51])&amp;&quot; GIORNATA&quot;;COM.MICROSOFT.SWITCH([.A51];&quot;1-2&quot;;&quot;FINALE 1°-2° POSTO&quot;;&quot;3-4&quot;;&quot;FINALE 3°-4° POSTO&quot;;&quot;1-4&quot;;&quot;SEMIFINALI 1°-4° POSTO&quot;;&quot;&quot;))" office:value-type="string" office:string-value="V GIORNATA" calcext:value-type="string" table:number-columns-spanned="8" table:number-rows-spanned="1">
            <text:p>V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3" calcext:value-type="float" table:number-columns-spanned="1" table:number-rows-spanned="2">
            <text:p>13</text:p>
          </table:table-cell>
          <table:table-cell table:style-name="ce55" table:content-validation-name="val2" office:value-type="string" calcext:value-type="string">
            <text:p>Barracuda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92" table:formula="of:=IF([.E53]=&quot;&quot;;&quot;&quot;;TEXT([.E53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4-22" calcext:value-type="date">
            <text:p>22 apr 2018</text:p>
          </table:table-cell>
          <table:table-cell table:style-name="ce80" table:content-validation-name="val5" office:value-type="time" office:time-value="PT08H30M00S" calcext:value-type="time">
            <text:p>08:30</text:p>
          </table:table-cell>
          <table:table-cell table:style-name="ce91" table:content-validation-name="val6" office:value-type="float" office:value="51" calcext:value-type="float" table:number-columns-spanned="1" table:number-rows-spanned="2">
            <text:p>51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52" calcext:value-type="float" table:number-columns-spanned="1" table:number-rows-spanned="2">
            <text:p>52</text:p>
          </table:table-cell>
          <table:table-cell table:style-name="ce133" table:formula="of:=IF([.$B53]=&quot;&quot;;&quot;(Squadra A)&quot;;[.$B53])" office:value-type="string" office:string-value="Barracuda" calcext:value-type="string">
            <text:p>Barracuda</text:p>
          </table:table-cell>
          <table:table-cell table:style-name="ce126" table:formula="of:=IF([.$G53]+[.$I53]=0;;IF([.$G53]&gt;[.$I53];1;0))" office:value-type="float" office:value="0" calcext:value-type="float">
            <text:p>0</text:p>
          </table:table-cell>
          <table:table-cell table:style-name="ce168" table:formula="of:=IF([.$G53]+[.$I53]=0;;IF([.$G53]&lt;[.$I53];IF([.$G53]&amp;&quot;-&quot;&amp;[.$I53]=&quot;0-20&quot;;1;0);0))" office:value-type="float" office:value="0" calcext:value-type="float">
            <text:p>0</text:p>
          </table:table-cell>
          <table:table-cell table:style-name="ce168" table:formula="of:=IF([.$G53]+[.$I53]=0;;IF([.$G53]&lt;[.$I53];IF([.$G53]&amp;&quot;-&quot;&amp;[.$I53]&lt;&gt;&quot;0-20&quot;;1;0);0))" office:value-type="float" office:value="1" calcext:value-type="float">
            <text:p>1</text:p>
          </table:table-cell>
          <table:table-cell table:style-name="ce126" table:formula="of:=IF([.$G53]+[.$I53]=0;;[.$G53])" office:value-type="float" office:value="51" calcext:value-type="float">
            <text:p>51</text:p>
          </table:table-cell>
          <table:table-cell table:style-name="ce126" table:formula="of:=IF([.$G53]+[.$I53]=0;;[.$I53])" office:value-type="float" office:value="52" calcext:value-type="float">
            <text:p>52</text:p>
          </table:table-cell>
          <table:table-cell table:style-name="ce153" table:formula="of:=IF([.$G53]+[.$I53]=0;;[.$G53]-[.$I53])" office:value-type="float" office:value="-1" calcext:value-type="float">
            <text:p>-1</text:p>
          </table:table-cell>
          <table:table-cell table:style-name="ce133" table:formula="of:=IF([.$C53]=&quot;&quot;;&quot;(Squadra B)&quot;;[.$C53])" office:value-type="string" office:string-value="Delfini" calcext:value-type="string">
            <text:p>Delfini</text:p>
          </table:table-cell>
          <table:table-cell table:style-name="ce126" table:formula="of:=IF([.$G53]+[.$I53]=0;;IF([.$I53]&gt;[.$G53];1;0))" office:value-type="float" office:value="1" calcext:value-type="float">
            <text:p>1</text:p>
          </table:table-cell>
          <table:table-cell table:style-name="ce168" table:formula="of:=IF([.$G53]+[.$I53]=0;;IF([.$I53]&lt;[.$G53];IF([.$G53]&amp;&quot;-&quot;&amp;[.$I53]=&quot;20-0&quot;;1;0);0))" office:value-type="float" office:value="0" calcext:value-type="float">
            <text:p>0</text:p>
          </table:table-cell>
          <table:table-cell table:style-name="ce168" table:formula="of:=IF([.$G53]+[.$I53]=0;;IF([.$I53]&lt;[.$G53];IF([.$G53]&amp;&quot;-&quot;&amp;[.$I53]&lt;&gt;&quot;20-0&quot;;1;0);0))" office:value-type="float" office:value="0" calcext:value-type="float">
            <text:p>0</text:p>
          </table:table-cell>
          <table:table-cell table:style-name="ce126" table:formula="of:=IF([.$G53]+[.$I53]=0;;[.$I53])" office:value-type="float" office:value="52" calcext:value-type="float">
            <text:p>52</text:p>
          </table:table-cell>
          <table:table-cell table:style-name="ce126" table:formula="of:=IF([.$G53]+[.$I53]=0;;[.$G53])" office:value-type="float" office:value="51" calcext:value-type="float">
            <text:p>51</text:p>
          </table:table-cell>
          <table:table-cell table:style-name="ce153" table:formula="of:=IF([.$G53]+[.$I53]=0;;[.$I53]-[.$G53])" office:value-type="float" office:value="1" calcext:value-type="float">
            <text:p>+1</text:p>
          </table:table-cell>
          <table:table-cell table:style-name="ce168" table:formula="of:=IF([.$G53]+[.$I53]=0;&quot;(Vincente)&quot;;IF([.$G53]&gt;[.$I53];[.$B53];[.$C53]))" office:value-type="string" office:string-value="Delfini" calcext:value-type="string">
            <text:p>Delfini</text:p>
          </table:table-cell>
          <table:table-cell table:style-name="ce168" table:formula="of:=IF([.$G53]+[.$I53]=0;&quot;(Perdente)&quot;;IF([.$G53]&lt;[.$I53];[.$B53];[.$C53]))" office:value-type="string" office:string-value="Barracuda" calcext:value-type="string">
            <text:p>Barracuda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54]=&quot;&quot;;&quot;&quot;;HYPERLINK(VLOOKUP([.B54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4" calcext:value-type="float" table:number-columns-spanned="1" table:number-rows-spanned="2">
            <text:p>14</text:p>
          </table:table-cell>
          <table:table-cell table:style-name="ce55" table:content-validation-name="val2" office:value-type="string" calcext:value-type="string">
            <text:p>Cinghiali</text:p>
          </table:table-cell>
          <table:table-cell table:style-name="ce55" table:content-validation-name="val2" office:value-type="string" calcext:value-type="string">
            <text:p>Elefanti</text:p>
          </table:table-cell>
          <table:table-cell table:style-name="ce92" table:formula="of:=IF([.E56]=&quot;&quot;;&quot;&quot;;TEXT([.E56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4-22" calcext:value-type="date">
            <text:p>22 apr 2018</text:p>
          </table:table-cell>
          <table:table-cell table:style-name="ce80" table:content-validation-name="val5" office:value-type="time" office:time-value="PT10H00M00S" calcext:value-type="time">
            <text:p>10:00</text:p>
          </table:table-cell>
          <table:table-cell table:style-name="ce91" office:value-type="float" office:value="34" calcext:value-type="float" table:number-columns-spanned="1" table:number-rows-spanned="2">
            <text:p>3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71" calcext:value-type="float" table:number-columns-spanned="1" table:number-rows-spanned="2">
            <text:p>71</text:p>
          </table:table-cell>
          <table:table-cell table:style-name="ce133" table:formula="of:=IF([.$B56]=&quot;&quot;;&quot;(Squadra A)&quot;;[.$B56])" office:value-type="string" office:string-value="Cinghiali" calcext:value-type="string">
            <text:p>Cinghiali</text:p>
          </table:table-cell>
          <table:table-cell table:style-name="ce126" table:formula="of:=IF([.$G56]+[.$I56]=0;;IF([.$G56]&gt;[.$I56];1;0))" office:value-type="float" office:value="0" calcext:value-type="float">
            <text:p>0</text:p>
          </table:table-cell>
          <table:table-cell table:style-name="ce168" table:formula="of:=IF([.$G56]+[.$I56]=0;;IF([.$G56]&lt;[.$I56];IF([.$G56]&amp;&quot;-&quot;&amp;[.$I56]=&quot;0-20&quot;;1;0);0))" office:value-type="float" office:value="0" calcext:value-type="float">
            <text:p>0</text:p>
          </table:table-cell>
          <table:table-cell table:style-name="ce168" table:formula="of:=IF([.$G56]+[.$I56]=0;;IF([.$G56]&lt;[.$I56];IF([.$G56]&amp;&quot;-&quot;&amp;[.$I56]&lt;&gt;&quot;0-20&quot;;1;0);0))" office:value-type="float" office:value="1" calcext:value-type="float">
            <text:p>1</text:p>
          </table:table-cell>
          <table:table-cell table:style-name="ce126" table:formula="of:=IF([.$G56]+[.$I56]=0;;[.$G56])" office:value-type="float" office:value="34" calcext:value-type="float">
            <text:p>34</text:p>
          </table:table-cell>
          <table:table-cell table:style-name="ce126" table:formula="of:=IF([.$G56]+[.$I56]=0;;[.$I56])" office:value-type="float" office:value="71" calcext:value-type="float">
            <text:p>71</text:p>
          </table:table-cell>
          <table:table-cell table:style-name="ce153" table:formula="of:=IF([.$G56]+[.$I56]=0;;[.$G56]-[.$I56])" office:value-type="float" office:value="-37" calcext:value-type="float">
            <text:p>-37</text:p>
          </table:table-cell>
          <table:table-cell table:style-name="ce133" table:formula="of:=IF([.$C56]=&quot;&quot;;&quot;(Squadra B)&quot;;[.$C56])" office:value-type="string" office:string-value="Elefanti" calcext:value-type="string">
            <text:p>Elefanti</text:p>
          </table:table-cell>
          <table:table-cell table:style-name="ce126" table:formula="of:=IF([.$G56]+[.$I56]=0;;IF([.$I56]&gt;[.$G56];1;0))" office:value-type="float" office:value="1" calcext:value-type="float">
            <text:p>1</text:p>
          </table:table-cell>
          <table:table-cell table:style-name="ce168" table:formula="of:=IF([.$G56]+[.$I56]=0;;IF([.$I56]&lt;[.$G56];IF([.$G56]&amp;&quot;-&quot;&amp;[.$I56]=&quot;20-0&quot;;1;0);0))" office:value-type="float" office:value="0" calcext:value-type="float">
            <text:p>0</text:p>
          </table:table-cell>
          <table:table-cell table:style-name="ce168" table:formula="of:=IF([.$G56]+[.$I56]=0;;IF([.$I56]&lt;[.$G56];IF([.$G56]&amp;&quot;-&quot;&amp;[.$I56]&lt;&gt;&quot;20-0&quot;;1;0);0))" office:value-type="float" office:value="0" calcext:value-type="float">
            <text:p>0</text:p>
          </table:table-cell>
          <table:table-cell table:style-name="ce126" table:formula="of:=IF([.$G56]+[.$I56]=0;;[.$I56])" office:value-type="float" office:value="71" calcext:value-type="float">
            <text:p>71</text:p>
          </table:table-cell>
          <table:table-cell table:style-name="ce126" table:formula="of:=IF([.$G56]+[.$I56]=0;;[.$G56])" office:value-type="float" office:value="34" calcext:value-type="float">
            <text:p>34</text:p>
          </table:table-cell>
          <table:table-cell table:style-name="ce153" table:formula="of:=IF([.$G56]+[.$I56]=0;;[.$I56]-[.$G56])" office:value-type="float" office:value="37" calcext:value-type="float">
            <text:p>+37</text:p>
          </table:table-cell>
          <table:table-cell table:style-name="ce168" table:formula="of:=IF([.$G56]+[.$I56]=0;&quot;(Vincente)&quot;;IF([.$G56]&gt;[.$I56];[.$B56];[.$C56]))" office:value-type="string" office:string-value="Elefanti" calcext:value-type="string">
            <text:p>Elefanti</text:p>
          </table:table-cell>
          <table:table-cell table:style-name="ce168" table:formula="of:=IF([.$G56]+[.$I56]=0;&quot;(Perdente)&quot;;IF([.$G56]&lt;[.$I56];[.$B56];[.$C56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57]=&quot;&quot;;&quot;&quot;;HYPERLINK(VLOOKUP([.B57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5" calcext:value-type="float" table:number-columns-spanned="1" table:number-rows-spanned="2">
            <text:p>15</text:p>
          </table:table-cell>
          <table:table-cell table:style-name="ce55" table:content-validation-name="val2" office:value-type="string" calcext:value-type="string">
            <text:p>Fenicotteri</text:p>
          </table:table-cell>
          <table:table-cell table:style-name="ce55" table:content-validation-name="val2" office:value-type="string" calcext:value-type="string">
            <text:p>Gazzelle</text:p>
          </table:table-cell>
          <table:table-cell table:style-name="ce92" table:formula="of:=IF([.E59]=&quot;&quot;;&quot;&quot;;TEXT([.E59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4-22" calcext:value-type="date">
            <text:p>22 apr 2018</text:p>
          </table:table-cell>
          <table:table-cell table:style-name="ce80" table:content-validation-name="val5" office:value-type="time" office:time-value="PT11H30M00S" calcext:value-type="time">
            <text:p>11:30</text:p>
          </table:table-cell>
          <table:table-cell table:style-name="ce91" office:value-type="float" office:value="47" calcext:value-type="float" table:number-columns-spanned="1" table:number-rows-spanned="2">
            <text:p>47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33" calcext:value-type="float" table:number-columns-spanned="1" table:number-rows-spanned="2">
            <text:p>33</text:p>
          </table:table-cell>
          <table:table-cell table:style-name="ce133" table:formula="of:=IF([.$B59]=&quot;&quot;;&quot;(Squadra A)&quot;;[.$B59])" office:value-type="string" office:string-value="Fenicotteri" calcext:value-type="string">
            <text:p>Fenicotteri</text:p>
          </table:table-cell>
          <table:table-cell table:style-name="ce126" table:formula="of:=IF([.$G59]+[.$I59]=0;;IF([.$G59]&gt;[.$I59];1;0))" office:value-type="float" office:value="1" calcext:value-type="float">
            <text:p>1</text:p>
          </table:table-cell>
          <table:table-cell table:style-name="ce168" table:formula="of:=IF([.$G59]+[.$I59]=0;;IF([.$G59]&lt;[.$I59];IF([.$G59]&amp;&quot;-&quot;&amp;[.$I59]=&quot;0-20&quot;;1;0);0))" office:value-type="float" office:value="0" calcext:value-type="float">
            <text:p>0</text:p>
          </table:table-cell>
          <table:table-cell table:style-name="ce168" table:formula="of:=IF([.$G59]+[.$I59]=0;;IF([.$G59]&lt;[.$I59];IF([.$G59]&amp;&quot;-&quot;&amp;[.$I59]&lt;&gt;&quot;0-20&quot;;1;0);0))" office:value-type="float" office:value="0" calcext:value-type="float">
            <text:p>0</text:p>
          </table:table-cell>
          <table:table-cell table:style-name="ce126" table:formula="of:=IF([.$G59]+[.$I59]=0;;[.$G59])" office:value-type="float" office:value="47" calcext:value-type="float">
            <text:p>47</text:p>
          </table:table-cell>
          <table:table-cell table:style-name="ce126" table:formula="of:=IF([.$G59]+[.$I59]=0;;[.$I59])" office:value-type="float" office:value="33" calcext:value-type="float">
            <text:p>33</text:p>
          </table:table-cell>
          <table:table-cell table:style-name="ce153" table:formula="of:=IF([.$G59]+[.$I59]=0;;[.$G59]-[.$I59])" office:value-type="float" office:value="14" calcext:value-type="float">
            <text:p>+14</text:p>
          </table:table-cell>
          <table:table-cell table:style-name="ce133" table:formula="of:=IF([.$C59]=&quot;&quot;;&quot;(Squadra B)&quot;;[.$C59])" office:value-type="string" office:string-value="Gazzelle" calcext:value-type="string">
            <text:p>Gazzelle</text:p>
          </table:table-cell>
          <table:table-cell table:style-name="ce126" table:formula="of:=IF([.$G59]+[.$I59]=0;;IF([.$I59]&gt;[.$G59];1;0))" office:value-type="float" office:value="0" calcext:value-type="float">
            <text:p>0</text:p>
          </table:table-cell>
          <table:table-cell table:style-name="ce168" table:formula="of:=IF([.$G59]+[.$I59]=0;;IF([.$I59]&lt;[.$G59];IF([.$G59]&amp;&quot;-&quot;&amp;[.$I59]=&quot;20-0&quot;;1;0);0))" office:value-type="float" office:value="0" calcext:value-type="float">
            <text:p>0</text:p>
          </table:table-cell>
          <table:table-cell table:style-name="ce168" table:formula="of:=IF([.$G59]+[.$I59]=0;;IF([.$I59]&lt;[.$G59];IF([.$G59]&amp;&quot;-&quot;&amp;[.$I59]&lt;&gt;&quot;20-0&quot;;1;0);0))" office:value-type="float" office:value="1" calcext:value-type="float">
            <text:p>1</text:p>
          </table:table-cell>
          <table:table-cell table:style-name="ce126" table:formula="of:=IF([.$G59]+[.$I59]=0;;[.$I59])" office:value-type="float" office:value="33" calcext:value-type="float">
            <text:p>33</text:p>
          </table:table-cell>
          <table:table-cell table:style-name="ce126" table:formula="of:=IF([.$G59]+[.$I59]=0;;[.$G59])" office:value-type="float" office:value="47" calcext:value-type="float">
            <text:p>47</text:p>
          </table:table-cell>
          <table:table-cell table:style-name="ce153" table:formula="of:=IF([.$G59]+[.$I59]=0;;[.$I59]-[.$G59])" office:value-type="float" office:value="-14" calcext:value-type="float">
            <text:p>-14</text:p>
          </table:table-cell>
          <table:table-cell table:style-name="ce168" table:formula="of:=IF([.$G59]+[.$I59]=0;&quot;(Vincente)&quot;;IF([.$G59]&gt;[.$I59];[.$B59];[.$C59]))" office:value-type="string" office:string-value="Fenicotteri" calcext:value-type="string">
            <text:p>Fenicotteri</text:p>
          </table:table-cell>
          <table:table-cell table:style-name="ce168" table:formula="of:=IF([.$G59]+[.$I59]=0;&quot;(Perdente)&quot;;IF([.$G59]&lt;[.$I59];[.$B59];[.$C59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60]=&quot;&quot;;&quot;&quot;;HYPERLINK(VLOOKUP([.B60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126" office:value-type="float" office:value="6" calcext:value-type="float">
            <text:p>6</text:p>
          </table:table-cell>
          <table:table-cell table:style-name="ce87" table:formula="of:=IF(ISNUMBER([.A62]);ROMAN([.A62])&amp;&quot; GIORNATA&quot;;COM.MICROSOFT.SWITCH([.A62];&quot;1-2&quot;;&quot;FINALE 1°-2° POSTO&quot;;&quot;3-4&quot;;&quot;FINALE 3°-4° POSTO&quot;;&quot;1-4&quot;;&quot;SEMIFINALI 1°-4° POSTO&quot;;&quot;&quot;))" office:value-type="string" office:string-value="VI GIORNATA" calcext:value-type="string" table:number-columns-spanned="8" table:number-rows-spanned="1">
            <text:p>V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6" calcext:value-type="float" table:number-columns-spanned="1" table:number-rows-spanned="2">
            <text:p>16</text:p>
          </table:table-cell>
          <table:table-cell table:style-name="ce55" table:content-validation-name="val2" office:value-type="string" calcext:value-type="string">
            <text:p>Albatros</text:p>
          </table:table-cell>
          <table:table-cell table:style-name="ce55" table:content-validation-name="val2" office:value-type="string" calcext:value-type="string">
            <text:p>Elefanti</text:p>
          </table:table-cell>
          <table:table-cell table:style-name="ce92" table:formula="of:=IF([.E64]=&quot;&quot;;&quot;&quot;;TEXT([.E64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4-29" calcext:value-type="date">
            <text:p>29 apr 2018</text:p>
          </table:table-cell>
          <table:table-cell table:style-name="ce80" table:content-validation-name="val5" office:value-type="time" office:time-value="PT08H45M00S" calcext:value-type="time">
            <text:p>08:45</text:p>
          </table:table-cell>
          <table:table-cell table:style-name="ce91" table:content-validation-name="val6" office:value-type="float" office:value="15" calcext:value-type="float" table:number-columns-spanned="1" table:number-rows-spanned="2">
            <text:p>1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63" calcext:value-type="float" table:number-columns-spanned="1" table:number-rows-spanned="2">
            <text:p>63</text:p>
          </table:table-cell>
          <table:table-cell table:style-name="ce133" table:formula="of:=IF([.$B64]=&quot;&quot;;&quot;(Squadra A)&quot;;[.$B64])" office:value-type="string" office:string-value="Albatros" calcext:value-type="string">
            <text:p>Albatros</text:p>
          </table:table-cell>
          <table:table-cell table:style-name="ce126" table:formula="of:=IF([.$G64]+[.$I64]=0;;IF([.$G64]&gt;[.$I64];1;0))" office:value-type="float" office:value="0" calcext:value-type="float">
            <text:p>0</text:p>
          </table:table-cell>
          <table:table-cell table:style-name="ce168" table:formula="of:=IF([.$G64]+[.$I64]=0;;IF([.$G64]&lt;[.$I64];IF([.$G64]&amp;&quot;-&quot;&amp;[.$I64]=&quot;0-20&quot;;1;0);0))" office:value-type="float" office:value="0" calcext:value-type="float">
            <text:p>0</text:p>
          </table:table-cell>
          <table:table-cell table:style-name="ce168" table:formula="of:=IF([.$G64]+[.$I64]=0;;IF([.$G64]&lt;[.$I64];IF([.$G64]&amp;&quot;-&quot;&amp;[.$I64]&lt;&gt;&quot;0-20&quot;;1;0);0))" office:value-type="float" office:value="1" calcext:value-type="float">
            <text:p>1</text:p>
          </table:table-cell>
          <table:table-cell table:style-name="ce126" table:formula="of:=IF([.$G64]+[.$I64]=0;;[.$G64])" office:value-type="float" office:value="15" calcext:value-type="float">
            <text:p>15</text:p>
          </table:table-cell>
          <table:table-cell table:style-name="ce126" table:formula="of:=IF([.$G64]+[.$I64]=0;;[.$I64])" office:value-type="float" office:value="63" calcext:value-type="float">
            <text:p>63</text:p>
          </table:table-cell>
          <table:table-cell table:style-name="ce153" table:formula="of:=IF([.$G64]+[.$I64]=0;;[.$G64]-[.$I64])" office:value-type="float" office:value="-48" calcext:value-type="float">
            <text:p>-48</text:p>
          </table:table-cell>
          <table:table-cell table:style-name="ce133" table:formula="of:=IF([.$C64]=&quot;&quot;;&quot;(Squadra B)&quot;;[.$C64])" office:value-type="string" office:string-value="Elefanti" calcext:value-type="string">
            <text:p>Elefanti</text:p>
          </table:table-cell>
          <table:table-cell table:style-name="ce126" table:formula="of:=IF([.$G64]+[.$I64]=0;;IF([.$I64]&gt;[.$G64];1;0))" office:value-type="float" office:value="1" calcext:value-type="float">
            <text:p>1</text:p>
          </table:table-cell>
          <table:table-cell table:style-name="ce168" table:formula="of:=IF([.$G64]+[.$I64]=0;;IF([.$I64]&lt;[.$G64];IF([.$G64]&amp;&quot;-&quot;&amp;[.$I64]=&quot;20-0&quot;;1;0);0))" office:value-type="float" office:value="0" calcext:value-type="float">
            <text:p>0</text:p>
          </table:table-cell>
          <table:table-cell table:style-name="ce168" table:formula="of:=IF([.$G64]+[.$I64]=0;;IF([.$I64]&lt;[.$G64];IF([.$G64]&amp;&quot;-&quot;&amp;[.$I64]&lt;&gt;&quot;20-0&quot;;1;0);0))" office:value-type="float" office:value="0" calcext:value-type="float">
            <text:p>0</text:p>
          </table:table-cell>
          <table:table-cell table:style-name="ce126" table:formula="of:=IF([.$G64]+[.$I64]=0;;[.$I64])" office:value-type="float" office:value="63" calcext:value-type="float">
            <text:p>63</text:p>
          </table:table-cell>
          <table:table-cell table:style-name="ce126" table:formula="of:=IF([.$G64]+[.$I64]=0;;[.$G64])" office:value-type="float" office:value="15" calcext:value-type="float">
            <text:p>15</text:p>
          </table:table-cell>
          <table:table-cell table:style-name="ce153" table:formula="of:=IF([.$G64]+[.$I64]=0;;[.$I64]-[.$G64])" office:value-type="float" office:value="48" calcext:value-type="float">
            <text:p>+48</text:p>
          </table:table-cell>
          <table:table-cell table:style-name="ce168" table:formula="of:=IF([.$G64]+[.$I64]=0;&quot;(Vincente)&quot;;IF([.$G64]&gt;[.$I64];[.$B64];[.$C64]))" office:value-type="string" office:string-value="Elefanti" calcext:value-type="string">
            <text:p>Elefanti</text:p>
          </table:table-cell>
          <table:table-cell table:style-name="ce168" table:formula="of:=IF([.$G64]+[.$I64]=0;&quot;(Perdente)&quot;;IF([.$G64]&lt;[.$I64];[.$B64];[.$C64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90"/>
          <table:covered-table-cell table:number-columns-repeated="2" table:style-name="ce93"/>
          <table:table-cell table:style-name="ce96" table:formula="of:=IF([.B65]=&quot;&quot;;&quot;&quot;;HYPERLINK(VLOOKUP([.B65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7" calcext:value-type="float" table:number-columns-spanned="1" table:number-rows-spanned="2">
            <text:p>17</text:p>
          </table:table-cell>
          <table:table-cell table:style-name="ce55" table:content-validation-name="val2" office:value-type="string" calcext:value-type="string">
            <text:p>Barracuda</text:p>
          </table:table-cell>
          <table:table-cell table:style-name="ce55" table:content-validation-name="val2" office:value-type="string" calcext:value-type="string">
            <text:p>Cinghiali</text:p>
          </table:table-cell>
          <table:table-cell table:style-name="ce92" table:formula="of:=IF([.E67]=&quot;&quot;;&quot;&quot;;TEXT([.E67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4-29" calcext:value-type="date">
            <text:p>29 apr 2018</text:p>
          </table:table-cell>
          <table:table-cell table:style-name="ce80" table:content-validation-name="val5" office:value-type="time" office:time-value="PT10H15M00S" calcext:value-type="time">
            <text:p>10:15</text:p>
          </table:table-cell>
          <table:table-cell table:style-name="ce91" office:value-type="float" office:value="73" calcext:value-type="float" table:number-columns-spanned="1" table:number-rows-spanned="2">
            <text:p>73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26" calcext:value-type="float" table:number-columns-spanned="1" table:number-rows-spanned="2">
            <text:p>26</text:p>
          </table:table-cell>
          <table:table-cell table:style-name="ce133" table:formula="of:=IF([.$B67]=&quot;&quot;;&quot;(Squadra A)&quot;;[.$B67])" office:value-type="string" office:string-value="Barracuda" calcext:value-type="string">
            <text:p>Barracuda</text:p>
          </table:table-cell>
          <table:table-cell table:style-name="ce126" table:formula="of:=IF([.$G67]+[.$I67]=0;;IF([.$G67]&gt;[.$I67];1;0))" office:value-type="float" office:value="1" calcext:value-type="float">
            <text:p>1</text:p>
          </table:table-cell>
          <table:table-cell table:style-name="ce168" table:formula="of:=IF([.$G67]+[.$I67]=0;;IF([.$G67]&lt;[.$I67];IF([.$G67]&amp;&quot;-&quot;&amp;[.$I67]=&quot;0-20&quot;;1;0);0))" office:value-type="float" office:value="0" calcext:value-type="float">
            <text:p>0</text:p>
          </table:table-cell>
          <table:table-cell table:style-name="ce168" table:formula="of:=IF([.$G67]+[.$I67]=0;;IF([.$G67]&lt;[.$I67];IF([.$G67]&amp;&quot;-&quot;&amp;[.$I67]&lt;&gt;&quot;0-20&quot;;1;0);0))" office:value-type="float" office:value="0" calcext:value-type="float">
            <text:p>0</text:p>
          </table:table-cell>
          <table:table-cell table:style-name="ce126" table:formula="of:=IF([.$G67]+[.$I67]=0;;[.$G67])" office:value-type="float" office:value="73" calcext:value-type="float">
            <text:p>73</text:p>
          </table:table-cell>
          <table:table-cell table:style-name="ce126" table:formula="of:=IF([.$G67]+[.$I67]=0;;[.$I67])" office:value-type="float" office:value="26" calcext:value-type="float">
            <text:p>26</text:p>
          </table:table-cell>
          <table:table-cell table:style-name="ce153" table:formula="of:=IF([.$G67]+[.$I67]=0;;[.$G67]-[.$I67])" office:value-type="float" office:value="47" calcext:value-type="float">
            <text:p>+47</text:p>
          </table:table-cell>
          <table:table-cell table:style-name="ce133" table:formula="of:=IF([.$C67]=&quot;&quot;;&quot;(Squadra B)&quot;;[.$C67])" office:value-type="string" office:string-value="Cinghiali" calcext:value-type="string">
            <text:p>Cinghiali</text:p>
          </table:table-cell>
          <table:table-cell table:style-name="ce126" table:formula="of:=IF([.$G67]+[.$I67]=0;;IF([.$I67]&gt;[.$G67];1;0))" office:value-type="float" office:value="0" calcext:value-type="float">
            <text:p>0</text:p>
          </table:table-cell>
          <table:table-cell table:style-name="ce168" table:formula="of:=IF([.$G67]+[.$I67]=0;;IF([.$I67]&lt;[.$G67];IF([.$G67]&amp;&quot;-&quot;&amp;[.$I67]=&quot;20-0&quot;;1;0);0))" office:value-type="float" office:value="0" calcext:value-type="float">
            <text:p>0</text:p>
          </table:table-cell>
          <table:table-cell table:style-name="ce168" table:formula="of:=IF([.$G67]+[.$I67]=0;;IF([.$I67]&lt;[.$G67];IF([.$G67]&amp;&quot;-&quot;&amp;[.$I67]&lt;&gt;&quot;20-0&quot;;1;0);0))" office:value-type="float" office:value="1" calcext:value-type="float">
            <text:p>1</text:p>
          </table:table-cell>
          <table:table-cell table:style-name="ce126" table:formula="of:=IF([.$G67]+[.$I67]=0;;[.$I67])" office:value-type="float" office:value="26" calcext:value-type="float">
            <text:p>26</text:p>
          </table:table-cell>
          <table:table-cell table:style-name="ce126" table:formula="of:=IF([.$G67]+[.$I67]=0;;[.$G67])" office:value-type="float" office:value="73" calcext:value-type="float">
            <text:p>73</text:p>
          </table:table-cell>
          <table:table-cell table:style-name="ce153" table:formula="of:=IF([.$G67]+[.$I67]=0;;[.$I67]-[.$G67])" office:value-type="float" office:value="-47" calcext:value-type="float">
            <text:p>-47</text:p>
          </table:table-cell>
          <table:table-cell table:style-name="ce168" table:formula="of:=IF([.$G67]+[.$I67]=0;&quot;(Vincente)&quot;;IF([.$G67]&gt;[.$I67];[.$B67];[.$C67]))" office:value-type="string" office:string-value="Barracuda" calcext:value-type="string">
            <text:p>Barracuda</text:p>
          </table:table-cell>
          <table:table-cell table:style-name="ce168" table:formula="of:=IF([.$G67]+[.$I67]=0;&quot;(Perdente)&quot;;IF([.$G67]&lt;[.$I67];[.$B67];[.$C67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90"/>
          <table:covered-table-cell table:number-columns-repeated="2" table:style-name="ce93"/>
          <table:table-cell table:style-name="ce96" table:formula="of:=IF([.B68]=&quot;&quot;;&quot;&quot;;HYPERLINK(VLOOKUP([.B68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8" calcext:value-type="float" table:number-columns-spanned="1" table:number-rows-spanned="2">
            <text:p>18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55" table:content-validation-name="val2" office:value-type="string" calcext:value-type="string">
            <text:p>Gazzelle</text:p>
          </table:table-cell>
          <table:table-cell table:style-name="ce92" table:formula="of:=IF([.E70]=&quot;&quot;;&quot;&quot;;TEXT([.E70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4-29" calcext:value-type="date">
            <text:p>29 apr 2018</text:p>
          </table:table-cell>
          <table:table-cell table:style-name="ce80" table:content-validation-name="val5" office:value-type="time" office:time-value="PT11H45M00S" calcext:value-type="time">
            <text:p>11:45</text:p>
          </table:table-cell>
          <table:table-cell table:style-name="ce91" office:value-type="float" office:value="59" calcext:value-type="float" table:number-columns-spanned="1" table:number-rows-spanned="2">
            <text:p>59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46" calcext:value-type="float" table:number-columns-spanned="1" table:number-rows-spanned="2">
            <text:p>46</text:p>
          </table:table-cell>
          <table:table-cell table:style-name="ce133" table:formula="of:=IF([.$B70]=&quot;&quot;;&quot;(Squadra A)&quot;;[.$B70])" office:value-type="string" office:string-value="Delfini" calcext:value-type="string">
            <text:p>Delfini</text:p>
          </table:table-cell>
          <table:table-cell table:style-name="ce126" table:formula="of:=IF([.$G70]+[.$I70]=0;;IF([.$G70]&gt;[.$I70];1;0))" office:value-type="float" office:value="1" calcext:value-type="float">
            <text:p>1</text:p>
          </table:table-cell>
          <table:table-cell table:style-name="ce168" table:formula="of:=IF([.$G70]+[.$I70]=0;;IF([.$G70]&lt;[.$I70];IF([.$G70]&amp;&quot;-&quot;&amp;[.$I70]=&quot;0-20&quot;;1;0);0))" office:value-type="float" office:value="0" calcext:value-type="float">
            <text:p>0</text:p>
          </table:table-cell>
          <table:table-cell table:style-name="ce168" table:formula="of:=IF([.$G70]+[.$I70]=0;;IF([.$G70]&lt;[.$I70];IF([.$G70]&amp;&quot;-&quot;&amp;[.$I70]&lt;&gt;&quot;0-20&quot;;1;0);0))" office:value-type="float" office:value="0" calcext:value-type="float">
            <text:p>0</text:p>
          </table:table-cell>
          <table:table-cell table:style-name="ce126" table:formula="of:=IF([.$G70]+[.$I70]=0;;[.$G70])" office:value-type="float" office:value="59" calcext:value-type="float">
            <text:p>59</text:p>
          </table:table-cell>
          <table:table-cell table:style-name="ce126" table:formula="of:=IF([.$G70]+[.$I70]=0;;[.$I70])" office:value-type="float" office:value="46" calcext:value-type="float">
            <text:p>46</text:p>
          </table:table-cell>
          <table:table-cell table:style-name="ce153" table:formula="of:=IF([.$G70]+[.$I70]=0;;[.$G70]-[.$I70])" office:value-type="float" office:value="13" calcext:value-type="float">
            <text:p>+13</text:p>
          </table:table-cell>
          <table:table-cell table:style-name="ce133" table:formula="of:=IF([.$C70]=&quot;&quot;;&quot;(Squadra B)&quot;;[.$C70])" office:value-type="string" office:string-value="Gazzelle" calcext:value-type="string">
            <text:p>Gazzelle</text:p>
          </table:table-cell>
          <table:table-cell table:style-name="ce126" table:formula="of:=IF([.$G70]+[.$I70]=0;;IF([.$I70]&gt;[.$G70];1;0))" office:value-type="float" office:value="0" calcext:value-type="float">
            <text:p>0</text:p>
          </table:table-cell>
          <table:table-cell table:style-name="ce168" table:formula="of:=IF([.$G70]+[.$I70]=0;;IF([.$I70]&lt;[.$G70];IF([.$G70]&amp;&quot;-&quot;&amp;[.$I70]=&quot;20-0&quot;;1;0);0))" office:value-type="float" office:value="0" calcext:value-type="float">
            <text:p>0</text:p>
          </table:table-cell>
          <table:table-cell table:style-name="ce168" table:formula="of:=IF([.$G70]+[.$I70]=0;;IF([.$I70]&lt;[.$G70];IF([.$G70]&amp;&quot;-&quot;&amp;[.$I70]&lt;&gt;&quot;20-0&quot;;1;0);0))" office:value-type="float" office:value="1" calcext:value-type="float">
            <text:p>1</text:p>
          </table:table-cell>
          <table:table-cell table:style-name="ce126" table:formula="of:=IF([.$G70]+[.$I70]=0;;[.$I70])" office:value-type="float" office:value="46" calcext:value-type="float">
            <text:p>46</text:p>
          </table:table-cell>
          <table:table-cell table:style-name="ce126" table:formula="of:=IF([.$G70]+[.$I70]=0;;[.$G70])" office:value-type="float" office:value="59" calcext:value-type="float">
            <text:p>59</text:p>
          </table:table-cell>
          <table:table-cell table:style-name="ce153" table:formula="of:=IF([.$G70]+[.$I70]=0;;[.$I70]-[.$G70])" office:value-type="float" office:value="-13" calcext:value-type="float">
            <text:p>-13</text:p>
          </table:table-cell>
          <table:table-cell table:style-name="ce168" table:formula="of:=IF([.$G70]+[.$I70]=0;&quot;(Vincente)&quot;;IF([.$G70]&gt;[.$I70];[.$B70];[.$C70]))" office:value-type="string" office:string-value="Delfini" calcext:value-type="string">
            <text:p>Delfini</text:p>
          </table:table-cell>
          <table:table-cell table:style-name="ce168" table:formula="of:=IF([.$G70]+[.$I70]=0;&quot;(Perdente)&quot;;IF([.$G70]&lt;[.$I70];[.$B70];[.$C70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90"/>
          <table:covered-table-cell table:number-columns-repeated="2" table:style-name="ce93"/>
          <table:table-cell table:style-name="ce96" table:formula="of:=IF([.B71]=&quot;&quot;;&quot;&quot;;HYPERLINK(VLOOKUP([.B71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126" office:value-type="float" office:value="7" calcext:value-type="float">
            <text:p>7</text:p>
          </table:table-cell>
          <table:table-cell table:style-name="ce87" table:formula="of:=IF(ISNUMBER([.A73]);ROMAN([.A73])&amp;&quot; GIORNATA&quot;;COM.MICROSOFT.SWITCH([.A73];&quot;1-2&quot;;&quot;FINALE 1°-2° POSTO&quot;;&quot;3-4&quot;;&quot;FINALE 3°-4° POSTO&quot;;&quot;1-4&quot;;&quot;SEMIFINALI 1°-4° POSTO&quot;;&quot;&quot;))" office:value-type="string" office:string-value="VII GIORNATA" calcext:value-type="string" table:number-columns-spanned="8" table:number-rows-spanned="1">
            <text:p>V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9" calcext:value-type="float" table:number-columns-spanned="1" table:number-rows-spanned="2">
            <text:p>19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55" table:content-validation-name="val2" office:value-type="string" calcext:value-type="string">
            <text:p>Fenicotteri</text:p>
          </table:table-cell>
          <table:table-cell table:style-name="ce92" table:formula="of:=IF([.E75]=&quot;&quot;;&quot;&quot;;TEXT([.E75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5-13" calcext:value-type="date">
            <text:p>13 mag 2018</text:p>
          </table:table-cell>
          <table:table-cell table:style-name="ce80" table:content-validation-name="val5" office:value-type="time" office:time-value="PT09H00M00S" calcext:value-type="time">
            <text:p>09:00</text:p>
          </table:table-cell>
          <table:table-cell table:style-name="ce91" table:content-validation-name="val6" office:value-type="float" office:value="49" calcext:value-type="float" table:number-columns-spanned="1" table:number-rows-spanned="2">
            <text:p>49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53" calcext:value-type="float" table:number-columns-spanned="1" table:number-rows-spanned="2">
            <text:p>53</text:p>
          </table:table-cell>
          <table:table-cell table:style-name="ce133" table:formula="of:=IF([.$B75]=&quot;&quot;;&quot;(Squadra A)&quot;;[.$B75])" office:value-type="string" office:string-value="Delfini" calcext:value-type="string">
            <text:p>Delfini</text:p>
          </table:table-cell>
          <table:table-cell table:style-name="ce126" table:formula="of:=IF([.$G75]+[.$I75]=0;;IF([.$G75]&gt;[.$I75];1;0))" office:value-type="float" office:value="0" calcext:value-type="float">
            <text:p>0</text:p>
          </table:table-cell>
          <table:table-cell table:style-name="ce168" table:formula="of:=IF([.$G75]+[.$I75]=0;;IF([.$G75]&lt;[.$I75];IF([.$G75]&amp;&quot;-&quot;&amp;[.$I75]=&quot;0-20&quot;;1;0);0))" office:value-type="float" office:value="0" calcext:value-type="float">
            <text:p>0</text:p>
          </table:table-cell>
          <table:table-cell table:style-name="ce168" table:formula="of:=IF([.$G75]+[.$I75]=0;;IF([.$G75]&lt;[.$I75];IF([.$G75]&amp;&quot;-&quot;&amp;[.$I75]&lt;&gt;&quot;0-20&quot;;1;0);0))" office:value-type="float" office:value="1" calcext:value-type="float">
            <text:p>1</text:p>
          </table:table-cell>
          <table:table-cell table:style-name="ce126" table:formula="of:=IF([.$G75]+[.$I75]=0;;[.$G75])" office:value-type="float" office:value="49" calcext:value-type="float">
            <text:p>49</text:p>
          </table:table-cell>
          <table:table-cell table:style-name="ce126" table:formula="of:=IF([.$G75]+[.$I75]=0;;[.$I75])" office:value-type="float" office:value="53" calcext:value-type="float">
            <text:p>53</text:p>
          </table:table-cell>
          <table:table-cell table:style-name="ce153" table:formula="of:=IF([.$G75]+[.$I75]=0;;[.$G75]-[.$I75])" office:value-type="float" office:value="-4" calcext:value-type="float">
            <text:p>-4</text:p>
          </table:table-cell>
          <table:table-cell table:style-name="ce133" table:formula="of:=IF([.$C75]=&quot;&quot;;&quot;(Squadra B)&quot;;[.$C75])" office:value-type="string" office:string-value="Fenicotteri" calcext:value-type="string">
            <text:p>Fenicotteri</text:p>
          </table:table-cell>
          <table:table-cell table:style-name="ce126" table:formula="of:=IF([.$G75]+[.$I75]=0;;IF([.$I75]&gt;[.$G75];1;0))" office:value-type="float" office:value="1" calcext:value-type="float">
            <text:p>1</text:p>
          </table:table-cell>
          <table:table-cell table:style-name="ce168" table:formula="of:=IF([.$G75]+[.$I75]=0;;IF([.$I75]&lt;[.$G75];IF([.$G75]&amp;&quot;-&quot;&amp;[.$I75]=&quot;20-0&quot;;1;0);0))" office:value-type="float" office:value="0" calcext:value-type="float">
            <text:p>0</text:p>
          </table:table-cell>
          <table:table-cell table:style-name="ce168" table:formula="of:=IF([.$G75]+[.$I75]=0;;IF([.$I75]&lt;[.$G75];IF([.$G75]&amp;&quot;-&quot;&amp;[.$I75]&lt;&gt;&quot;20-0&quot;;1;0);0))" office:value-type="float" office:value="0" calcext:value-type="float">
            <text:p>0</text:p>
          </table:table-cell>
          <table:table-cell table:style-name="ce126" table:formula="of:=IF([.$G75]+[.$I75]=0;;[.$I75])" office:value-type="float" office:value="53" calcext:value-type="float">
            <text:p>53</text:p>
          </table:table-cell>
          <table:table-cell table:style-name="ce126" table:formula="of:=IF([.$G75]+[.$I75]=0;;[.$G75])" office:value-type="float" office:value="49" calcext:value-type="float">
            <text:p>49</text:p>
          </table:table-cell>
          <table:table-cell table:style-name="ce153" table:formula="of:=IF([.$G75]+[.$I75]=0;;[.$I75]-[.$G75])" office:value-type="float" office:value="4" calcext:value-type="float">
            <text:p>+4</text:p>
          </table:table-cell>
          <table:table-cell table:style-name="ce168" table:formula="of:=IF([.$G75]+[.$I75]=0;&quot;(Vincente)&quot;;IF([.$G75]&gt;[.$I75];[.$B75];[.$C75]))" office:value-type="string" office:string-value="Fenicotteri" calcext:value-type="string">
            <text:p>Fenicotteri</text:p>
          </table:table-cell>
          <table:table-cell table:style-name="ce168" table:formula="of:=IF([.$G75]+[.$I75]=0;&quot;(Perdente)&quot;;IF([.$G75]&lt;[.$I75];[.$B75];[.$C75]))" office:value-type="string" office:string-value="Delfini" calcext:value-type="string">
            <text:p>Delfin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76]=&quot;&quot;;&quot;&quot;;HYPERLINK(VLOOKUP([.B76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0" calcext:value-type="float" table:number-columns-spanned="1" table:number-rows-spanned="2">
            <text:p>20</text:p>
          </table:table-cell>
          <table:table-cell table:style-name="ce55" table:content-validation-name="val2" office:value-type="string" calcext:value-type="string">
            <text:p>Barracuda</text:p>
          </table:table-cell>
          <table:table-cell table:style-name="ce55" table:content-validation-name="val2" office:value-type="string" calcext:value-type="string">
            <text:p>Gazzelle</text:p>
          </table:table-cell>
          <table:table-cell table:style-name="ce92" table:formula="of:=IF([.E78]=&quot;&quot;;&quot;&quot;;TEXT([.E78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5-13" calcext:value-type="date">
            <text:p>13 mag 2018</text:p>
          </table:table-cell>
          <table:table-cell table:style-name="ce80" table:content-validation-name="val5" office:value-type="time" office:time-value="PT10H30M00S" calcext:value-type="time">
            <text:p>10:30</text:p>
          </table:table-cell>
          <table:table-cell table:style-name="ce91" office:value-type="float" office:value="50" calcext:value-type="float" table:number-columns-spanned="1" table:number-rows-spanned="2">
            <text:p>5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52" calcext:value-type="float" table:number-columns-spanned="1" table:number-rows-spanned="2">
            <text:p>52</text:p>
          </table:table-cell>
          <table:table-cell table:style-name="ce133" table:formula="of:=IF([.$B78]=&quot;&quot;;&quot;(Squadra A)&quot;;[.$B78])" office:value-type="string" office:string-value="Barracuda" calcext:value-type="string">
            <text:p>Barracuda</text:p>
          </table:table-cell>
          <table:table-cell table:style-name="ce126" table:formula="of:=IF([.$G78]+[.$I78]=0;;IF([.$G78]&gt;[.$I78];1;0))" office:value-type="float" office:value="0" calcext:value-type="float">
            <text:p>0</text:p>
          </table:table-cell>
          <table:table-cell table:style-name="ce168" table:formula="of:=IF([.$G78]+[.$I78]=0;;IF([.$G78]&lt;[.$I78];IF([.$G78]&amp;&quot;-&quot;&amp;[.$I78]=&quot;0-20&quot;;1;0);0))" office:value-type="float" office:value="0" calcext:value-type="float">
            <text:p>0</text:p>
          </table:table-cell>
          <table:table-cell table:style-name="ce168" table:formula="of:=IF([.$G78]+[.$I78]=0;;IF([.$G78]&lt;[.$I78];IF([.$G78]&amp;&quot;-&quot;&amp;[.$I78]&lt;&gt;&quot;0-20&quot;;1;0);0))" office:value-type="float" office:value="1" calcext:value-type="float">
            <text:p>1</text:p>
          </table:table-cell>
          <table:table-cell table:style-name="ce126" table:formula="of:=IF([.$G78]+[.$I78]=0;;[.$G78])" office:value-type="float" office:value="50" calcext:value-type="float">
            <text:p>50</text:p>
          </table:table-cell>
          <table:table-cell table:style-name="ce126" table:formula="of:=IF([.$G78]+[.$I78]=0;;[.$I78])" office:value-type="float" office:value="52" calcext:value-type="float">
            <text:p>52</text:p>
          </table:table-cell>
          <table:table-cell table:style-name="ce153" table:formula="of:=IF([.$G78]+[.$I78]=0;;[.$G78]-[.$I78])" office:value-type="float" office:value="-2" calcext:value-type="float">
            <text:p>-2</text:p>
          </table:table-cell>
          <table:table-cell table:style-name="ce133" table:formula="of:=IF([.$C78]=&quot;&quot;;&quot;(Squadra B)&quot;;[.$C78])" office:value-type="string" office:string-value="Gazzelle" calcext:value-type="string">
            <text:p>Gazzelle</text:p>
          </table:table-cell>
          <table:table-cell table:style-name="ce126" table:formula="of:=IF([.$G78]+[.$I78]=0;;IF([.$I78]&gt;[.$G78];1;0))" office:value-type="float" office:value="1" calcext:value-type="float">
            <text:p>1</text:p>
          </table:table-cell>
          <table:table-cell table:style-name="ce168" table:formula="of:=IF([.$G78]+[.$I78]=0;;IF([.$I78]&lt;[.$G78];IF([.$G78]&amp;&quot;-&quot;&amp;[.$I78]=&quot;20-0&quot;;1;0);0))" office:value-type="float" office:value="0" calcext:value-type="float">
            <text:p>0</text:p>
          </table:table-cell>
          <table:table-cell table:style-name="ce168" table:formula="of:=IF([.$G78]+[.$I78]=0;;IF([.$I78]&lt;[.$G78];IF([.$G78]&amp;&quot;-&quot;&amp;[.$I78]&lt;&gt;&quot;20-0&quot;;1;0);0))" office:value-type="float" office:value="0" calcext:value-type="float">
            <text:p>0</text:p>
          </table:table-cell>
          <table:table-cell table:style-name="ce126" table:formula="of:=IF([.$G78]+[.$I78]=0;;[.$I78])" office:value-type="float" office:value="52" calcext:value-type="float">
            <text:p>52</text:p>
          </table:table-cell>
          <table:table-cell table:style-name="ce126" table:formula="of:=IF([.$G78]+[.$I78]=0;;[.$G78])" office:value-type="float" office:value="50" calcext:value-type="float">
            <text:p>50</text:p>
          </table:table-cell>
          <table:table-cell table:style-name="ce153" table:formula="of:=IF([.$G78]+[.$I78]=0;;[.$I78]-[.$G78])" office:value-type="float" office:value="2" calcext:value-type="float">
            <text:p>+2</text:p>
          </table:table-cell>
          <table:table-cell table:style-name="ce168" table:formula="of:=IF([.$G78]+[.$I78]=0;&quot;(Vincente)&quot;;IF([.$G78]&gt;[.$I78];[.$B78];[.$C78]))" office:value-type="string" office:string-value="Gazzelle" calcext:value-type="string">
            <text:p>Gazzelle</text:p>
          </table:table-cell>
          <table:table-cell table:style-name="ce168" table:formula="of:=IF([.$G78]+[.$I78]=0;&quot;(Perdente)&quot;;IF([.$G78]&lt;[.$I78];[.$B78];[.$C78]))" office:value-type="string" office:string-value="Barracuda" calcext:value-type="string">
            <text:p>Barracuda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79]=&quot;&quot;;&quot;&quot;;HYPERLINK(VLOOKUP([.B79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1" calcext:value-type="float" table:number-columns-spanned="1" table:number-rows-spanned="2">
            <text:p>21</text:p>
          </table:table-cell>
          <table:table-cell table:style-name="ce55" table:content-validation-name="val2" office:value-type="string" calcext:value-type="string">
            <text:p>Albatros</text:p>
          </table:table-cell>
          <table:table-cell table:style-name="ce55" table:content-validation-name="val2" office:value-type="string" calcext:value-type="string">
            <text:p>Cinghiali</text:p>
          </table:table-cell>
          <table:table-cell table:style-name="ce92" table:formula="of:=IF([.E81]=&quot;&quot;;&quot;&quot;;TEXT([.E81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5-13" calcext:value-type="date">
            <text:p>13 mag 2018</text:p>
          </table:table-cell>
          <table:table-cell table:style-name="ce80" table:content-validation-name="val5" office:value-type="time" office:time-value="PT12H00M00S" calcext:value-type="time">
            <text:p>12:00</text:p>
          </table:table-cell>
          <table:table-cell table:style-name="ce91" office:value-type="float" office:value="20" calcext:value-type="float" table:number-columns-spanned="1" table:number-rows-spanned="2">
            <text:p>2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54" calcext:value-type="float" table:number-columns-spanned="1" table:number-rows-spanned="2">
            <text:p>54</text:p>
          </table:table-cell>
          <table:table-cell table:style-name="ce133" table:formula="of:=IF([.$B81]=&quot;&quot;;&quot;(Squadra A)&quot;;[.$B81])" office:value-type="string" office:string-value="Albatros" calcext:value-type="string">
            <text:p>Albatros</text:p>
          </table:table-cell>
          <table:table-cell table:style-name="ce126" table:formula="of:=IF([.$G81]+[.$I81]=0;;IF([.$G81]&gt;[.$I81];1;0))" office:value-type="float" office:value="0" calcext:value-type="float">
            <text:p>0</text:p>
          </table:table-cell>
          <table:table-cell table:style-name="ce168" table:formula="of:=IF([.$G81]+[.$I81]=0;;IF([.$G81]&lt;[.$I81];IF([.$G81]&amp;&quot;-&quot;&amp;[.$I81]=&quot;0-20&quot;;1;0);0))" office:value-type="float" office:value="0" calcext:value-type="float">
            <text:p>0</text:p>
          </table:table-cell>
          <table:table-cell table:style-name="ce168" table:formula="of:=IF([.$G81]+[.$I81]=0;;IF([.$G81]&lt;[.$I81];IF([.$G81]&amp;&quot;-&quot;&amp;[.$I81]&lt;&gt;&quot;0-20&quot;;1;0);0))" office:value-type="float" office:value="1" calcext:value-type="float">
            <text:p>1</text:p>
          </table:table-cell>
          <table:table-cell table:style-name="ce126" table:formula="of:=IF([.$G81]+[.$I81]=0;;[.$G81])" office:value-type="float" office:value="20" calcext:value-type="float">
            <text:p>20</text:p>
          </table:table-cell>
          <table:table-cell table:style-name="ce126" table:formula="of:=IF([.$G81]+[.$I81]=0;;[.$I81])" office:value-type="float" office:value="54" calcext:value-type="float">
            <text:p>54</text:p>
          </table:table-cell>
          <table:table-cell table:style-name="ce153" table:formula="of:=IF([.$G81]+[.$I81]=0;;[.$G81]-[.$I81])" office:value-type="float" office:value="-34" calcext:value-type="float">
            <text:p>-34</text:p>
          </table:table-cell>
          <table:table-cell table:style-name="ce133" table:formula="of:=IF([.$C81]=&quot;&quot;;&quot;(Squadra B)&quot;;[.$C81])" office:value-type="string" office:string-value="Cinghiali" calcext:value-type="string">
            <text:p>Cinghiali</text:p>
          </table:table-cell>
          <table:table-cell table:style-name="ce126" table:formula="of:=IF([.$G81]+[.$I81]=0;;IF([.$I81]&gt;[.$G81];1;0))" office:value-type="float" office:value="1" calcext:value-type="float">
            <text:p>1</text:p>
          </table:table-cell>
          <table:table-cell table:style-name="ce168" table:formula="of:=IF([.$G81]+[.$I81]=0;;IF([.$I81]&lt;[.$G81];IF([.$G81]&amp;&quot;-&quot;&amp;[.$I81]=&quot;20-0&quot;;1;0);0))" office:value-type="float" office:value="0" calcext:value-type="float">
            <text:p>0</text:p>
          </table:table-cell>
          <table:table-cell table:style-name="ce168" table:formula="of:=IF([.$G81]+[.$I81]=0;;IF([.$I81]&lt;[.$G81];IF([.$G81]&amp;&quot;-&quot;&amp;[.$I81]&lt;&gt;&quot;20-0&quot;;1;0);0))" office:value-type="float" office:value="0" calcext:value-type="float">
            <text:p>0</text:p>
          </table:table-cell>
          <table:table-cell table:style-name="ce126" table:formula="of:=IF([.$G81]+[.$I81]=0;;[.$I81])" office:value-type="float" office:value="54" calcext:value-type="float">
            <text:p>54</text:p>
          </table:table-cell>
          <table:table-cell table:style-name="ce126" table:formula="of:=IF([.$G81]+[.$I81]=0;;[.$G81])" office:value-type="float" office:value="20" calcext:value-type="float">
            <text:p>20</text:p>
          </table:table-cell>
          <table:table-cell table:style-name="ce153" table:formula="of:=IF([.$G81]+[.$I81]=0;;[.$I81]-[.$G81])" office:value-type="float" office:value="34" calcext:value-type="float">
            <text:p>+34</text:p>
          </table:table-cell>
          <table:table-cell table:style-name="ce168" table:formula="of:=IF([.$G81]+[.$I81]=0;&quot;(Vincente)&quot;;IF([.$G81]&gt;[.$I81];[.$B81];[.$C81]))" office:value-type="string" office:string-value="Cinghiali" calcext:value-type="string">
            <text:p>Cinghiali</text:p>
          </table:table-cell>
          <table:table-cell table:style-name="ce168" table:formula="of:=IF([.$G81]+[.$I81]=0;&quot;(Perdente)&quot;;IF([.$G81]&lt;[.$I81];[.$B81];[.$C81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82]=&quot;&quot;;&quot;&quot;;HYPERLINK(VLOOKUP([.B82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126" office:value-type="float" office:value="8" calcext:value-type="float">
            <text:p>8</text:p>
          </table:table-cell>
          <table:table-cell table:style-name="ce87" table:formula="of:=IF(ISNUMBER([.A84]);ROMAN([.A84])&amp;&quot; GIORNATA&quot;;COM.MICROSOFT.SWITCH([.A84];&quot;1-2&quot;;&quot;FINALE 1°-2° POSTO&quot;;&quot;3-4&quot;;&quot;FINALE 3°-4° POSTO&quot;;&quot;1-4&quot;;&quot;SEMIFINALI 1°-4° POSTO&quot;;&quot;&quot;))" office:value-type="string" office:string-value="VIII GIORNATA" calcext:value-type="string" table:number-columns-spanned="8" table:number-rows-spanned="1">
            <text:p>VI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2" calcext:value-type="float" table:number-columns-spanned="1" table:number-rows-spanned="2">
            <text:p>22</text:p>
          </table:table-cell>
          <table:table-cell table:style-name="ce55" table:content-validation-name="val2" office:value-type="string" calcext:value-type="string">
            <text:p>Iene</text:p>
          </table:table-cell>
          <table:table-cell table:style-name="ce55" table:content-validation-name="val2" office:value-type="string" calcext:value-type="string">
            <text:p>Leoni</text:p>
          </table:table-cell>
          <table:table-cell table:style-name="ce92" table:formula="of:=IF([.E86]=&quot;&quot;;&quot;&quot;;TEXT([.E86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5-13" calcext:value-type="date">
            <text:p>13 mag 2018</text:p>
          </table:table-cell>
          <table:table-cell table:style-name="ce80" table:content-validation-name="val5" office:value-type="time" office:time-value="PT14H00M00S" calcext:value-type="time">
            <text:p>14:00</text:p>
          </table:table-cell>
          <table:table-cell table:style-name="ce91" table:content-validation-name="val6" office:value-type="float" office:value="0" calcext:value-type="float" table:number-columns-spanned="1" table:number-rows-spanned="2">
            <text:p>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20" calcext:value-type="float" table:number-columns-spanned="1" table:number-rows-spanned="2">
            <text:p>20</text:p>
          </table:table-cell>
          <table:table-cell table:style-name="ce133" table:formula="of:=IF([.$B86]=&quot;&quot;;&quot;(Squadra A)&quot;;[.$B86])" office:value-type="string" office:string-value="Iene" calcext:value-type="string">
            <text:p>Iene</text:p>
          </table:table-cell>
          <table:table-cell table:style-name="ce126" table:formula="of:=IF([.$G86]+[.$I86]=0;;IF([.$G86]&gt;[.$I86];1;0))" office:value-type="float" office:value="0" calcext:value-type="float">
            <text:p>0</text:p>
          </table:table-cell>
          <table:table-cell table:style-name="ce168" table:formula="of:=IF([.$G86]+[.$I86]=0;;IF([.$G86]&lt;[.$I86];IF([.$G86]&amp;&quot;-&quot;&amp;[.$I86]=&quot;0-20&quot;;1;0);0))" office:value-type="float" office:value="1" calcext:value-type="float">
            <text:p>1</text:p>
          </table:table-cell>
          <table:table-cell table:style-name="ce168" table:formula="of:=IF([.$G86]+[.$I86]=0;;IF([.$G86]&lt;[.$I86];IF([.$G86]&amp;&quot;-&quot;&amp;[.$I86]&lt;&gt;&quot;0-20&quot;;1;0);0))" office:value-type="float" office:value="0" calcext:value-type="float">
            <text:p>0</text:p>
          </table:table-cell>
          <table:table-cell table:style-name="ce126" table:formula="of:=IF([.$G86]+[.$I86]=0;;[.$G86])" office:value-type="float" office:value="0" calcext:value-type="float">
            <text:p>0</text:p>
          </table:table-cell>
          <table:table-cell table:style-name="ce126" table:formula="of:=IF([.$G86]+[.$I86]=0;;[.$I86])" office:value-type="float" office:value="20" calcext:value-type="float">
            <text:p>20</text:p>
          </table:table-cell>
          <table:table-cell table:style-name="ce153" table:formula="of:=IF([.$G86]+[.$I86]=0;;[.$G86]-[.$I86])" office:value-type="float" office:value="-20" calcext:value-type="float">
            <text:p>-20</text:p>
          </table:table-cell>
          <table:table-cell table:style-name="ce133" table:formula="of:=IF([.$C86]=&quot;&quot;;&quot;(Squadra B)&quot;;[.$C86])" office:value-type="string" office:string-value="Leoni" calcext:value-type="string">
            <text:p>Leoni</text:p>
          </table:table-cell>
          <table:table-cell table:style-name="ce126" table:formula="of:=IF([.$G86]+[.$I86]=0;;IF([.$I86]&gt;[.$G86];1;0))" office:value-type="float" office:value="1" calcext:value-type="float">
            <text:p>1</text:p>
          </table:table-cell>
          <table:table-cell table:style-name="ce168" table:formula="of:=IF([.$G86]+[.$I86]=0;;IF([.$I86]&lt;[.$G86];IF([.$G86]&amp;&quot;-&quot;&amp;[.$I86]=&quot;20-0&quot;;1;0);0))" office:value-type="float" office:value="0" calcext:value-type="float">
            <text:p>0</text:p>
          </table:table-cell>
          <table:table-cell table:style-name="ce168" table:formula="of:=IF([.$G86]+[.$I86]=0;;IF([.$I86]&lt;[.$G86];IF([.$G86]&amp;&quot;-&quot;&amp;[.$I86]&lt;&gt;&quot;20-0&quot;;1;0);0))" office:value-type="float" office:value="0" calcext:value-type="float">
            <text:p>0</text:p>
          </table:table-cell>
          <table:table-cell table:style-name="ce126" table:formula="of:=IF([.$G86]+[.$I86]=0;;[.$I86])" office:value-type="float" office:value="20" calcext:value-type="float">
            <text:p>20</text:p>
          </table:table-cell>
          <table:table-cell table:style-name="ce126" table:formula="of:=IF([.$G86]+[.$I86]=0;;[.$G86])" office:value-type="float" office:value="0" calcext:value-type="float">
            <text:p>0</text:p>
          </table:table-cell>
          <table:table-cell table:style-name="ce153" table:formula="of:=IF([.$G86]+[.$I86]=0;;[.$I86]-[.$G86])" office:value-type="float" office:value="20" calcext:value-type="float">
            <text:p>+20</text:p>
          </table:table-cell>
          <table:table-cell table:style-name="ce168" table:formula="of:=IF([.$G86]+[.$I86]=0;&quot;(Vincente)&quot;;IF([.$G86]&gt;[.$I86];[.$B86];[.$C86]))" office:value-type="string" office:string-value="Leoni" calcext:value-type="string">
            <text:p>Leoni</text:p>
          </table:table-cell>
          <table:table-cell table:style-name="ce168" table:formula="of:=IF([.$G86]+[.$I86]=0;&quot;(Perdente)&quot;;IF([.$G86]&lt;[.$I86];[.$B86];[.$C86]))" office:value-type="string" office:string-value="Iene" calcext:value-type="string">
            <text:p>Iene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87]=&quot;&quot;;&quot;&quot;;HYPERLINK(VLOOKUP([.B8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3" calcext:value-type="float" table:number-columns-spanned="1" table:number-rows-spanned="2">
            <text:p>23</text:p>
          </table:table-cell>
          <table:table-cell table:style-name="ce55" table:content-validation-name="val2" table:number-columns-repeated="2"/>
          <table:table-cell table:style-name="ce92" table:formula="of:=IF([.E89]=&quot;&quot;;&quot;&quot;;TEXT([.E89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3" table:formula="of:=IF([.$B89]=&quot;&quot;;&quot;(Squadra A)&quot;;[.$B89])" office:value-type="string" office:string-value="(Squadra A)" calcext:value-type="string">
            <text:p>(Squadra A)</text:p>
          </table:table-cell>
          <table:table-cell table:style-name="ce126" table:formula="of:=IF([.$G89]+[.$I89]=0;;IF([.$G89]&gt;[.$I89];1;0))" office:value-type="float" office:value="0" calcext:value-type="float">
            <text:p>0</text:p>
          </table:table-cell>
          <table:table-cell table:style-name="ce168" table:formula="of:=IF([.$G89]+[.$I89]=0;;IF([.$G89]&lt;[.$I89];IF([.$G89]&amp;&quot;-&quot;&amp;[.$I89]=&quot;0-20&quot;;1;0);0))" office:value-type="float" office:value="0" calcext:value-type="float">
            <text:p>0</text:p>
          </table:table-cell>
          <table:table-cell table:style-name="ce168" table:formula="of:=IF([.$G89]+[.$I89]=0;;IF([.$G89]&lt;[.$I89];IF([.$G89]&amp;&quot;-&quot;&amp;[.$I89]&lt;&gt;&quot;0-20&quot;;1;0);0))" office:value-type="float" office:value="0" calcext:value-type="float">
            <text:p>0</text:p>
          </table:table-cell>
          <table:table-cell table:style-name="ce126" table:formula="of:=IF([.$G89]+[.$I89]=0;;[.$G89])" office:value-type="float" office:value="0" calcext:value-type="float">
            <text:p>0</text:p>
          </table:table-cell>
          <table:table-cell table:style-name="ce126" table:formula="of:=IF([.$G89]+[.$I89]=0;;[.$I89])" office:value-type="float" office:value="0" calcext:value-type="float">
            <text:p>0</text:p>
          </table:table-cell>
          <table:table-cell table:style-name="ce153" table:formula="of:=IF([.$G89]+[.$I89]=0;;[.$G89]-[.$I89])" office:value-type="float" office:value="0" calcext:value-type="float">
            <text:p>+0</text:p>
          </table:table-cell>
          <table:table-cell table:style-name="ce133" table:formula="of:=IF([.$C89]=&quot;&quot;;&quot;(Squadra B)&quot;;[.$C89])" office:value-type="string" office:string-value="(Squadra B)" calcext:value-type="string">
            <text:p>(Squadra B)</text:p>
          </table:table-cell>
          <table:table-cell table:style-name="ce126" table:formula="of:=IF([.$G89]+[.$I89]=0;;IF([.$I89]&gt;[.$G89];1;0))" office:value-type="float" office:value="0" calcext:value-type="float">
            <text:p>0</text:p>
          </table:table-cell>
          <table:table-cell table:style-name="ce168" table:formula="of:=IF([.$G89]+[.$I89]=0;;IF([.$I89]&lt;[.$G89];IF([.$G89]&amp;&quot;-&quot;&amp;[.$I89]=&quot;20-0&quot;;1;0);0))" office:value-type="float" office:value="0" calcext:value-type="float">
            <text:p>0</text:p>
          </table:table-cell>
          <table:table-cell table:style-name="ce168" table:formula="of:=IF([.$G89]+[.$I89]=0;;IF([.$I89]&lt;[.$G89];IF([.$G89]&amp;&quot;-&quot;&amp;[.$I89]&lt;&gt;&quot;20-0&quot;;1;0);0))" office:value-type="float" office:value="0" calcext:value-type="float">
            <text:p>0</text:p>
          </table:table-cell>
          <table:table-cell table:style-name="ce126" table:formula="of:=IF([.$G89]+[.$I89]=0;;[.$I89])" office:value-type="float" office:value="0" calcext:value-type="float">
            <text:p>0</text:p>
          </table:table-cell>
          <table:table-cell table:style-name="ce126" table:formula="of:=IF([.$G89]+[.$I89]=0;;[.$G89])" office:value-type="float" office:value="0" calcext:value-type="float">
            <text:p>0</text:p>
          </table:table-cell>
          <table:table-cell table:style-name="ce153" table:formula="of:=IF([.$G89]+[.$I89]=0;;[.$I89]-[.$G89])" office:value-type="float" office:value="0" calcext:value-type="float">
            <text:p>+0</text:p>
          </table:table-cell>
          <table:table-cell table:style-name="ce168" table:formula="of:=IF([.$G89]+[.$I89]=0;&quot;(Vincente)&quot;;IF([.$G89]&gt;[.$I89];[.$B89];[.$C89]))" office:value-type="string" office:string-value="(Vincente)" calcext:value-type="string">
            <text:p>(Vincente)</text:p>
          </table:table-cell>
          <table:table-cell table:style-name="ce168" table:formula="of:=IF([.$G89]+[.$I89]=0;&quot;(Perdente)&quot;;IF([.$G89]&lt;[.$I89];[.$B89];[.$C8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90]=&quot;&quot;;&quot;&quot;;HYPERLINK(VLOOKUP([.B9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4" calcext:value-type="float" table:number-columns-spanned="1" table:number-rows-spanned="2">
            <text:p>24</text:p>
          </table:table-cell>
          <table:table-cell table:style-name="ce55" table:content-validation-name="val2" table:number-columns-repeated="2"/>
          <table:table-cell table:style-name="ce92" table:formula="of:=IF([.E92]=&quot;&quot;;&quot;&quot;;TEXT([.E92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3" table:formula="of:=IF([.$B92]=&quot;&quot;;&quot;(Squadra A)&quot;;[.$B92])" office:value-type="string" office:string-value="(Squadra A)" calcext:value-type="string">
            <text:p>(Squadra A)</text:p>
          </table:table-cell>
          <table:table-cell table:style-name="ce126" table:formula="of:=IF([.$G92]+[.$I92]=0;;IF([.$G92]&gt;[.$I92];1;0))" office:value-type="float" office:value="0" calcext:value-type="float">
            <text:p>0</text:p>
          </table:table-cell>
          <table:table-cell table:style-name="ce168" table:formula="of:=IF([.$G92]+[.$I92]=0;;IF([.$G92]&lt;[.$I92];IF([.$G92]&amp;&quot;-&quot;&amp;[.$I92]=&quot;0-20&quot;;1;0);0))" office:value-type="float" office:value="0" calcext:value-type="float">
            <text:p>0</text:p>
          </table:table-cell>
          <table:table-cell table:style-name="ce168" table:formula="of:=IF([.$G92]+[.$I92]=0;;IF([.$G92]&lt;[.$I92];IF([.$G92]&amp;&quot;-&quot;&amp;[.$I92]&lt;&gt;&quot;0-20&quot;;1;0);0))" office:value-type="float" office:value="0" calcext:value-type="float">
            <text:p>0</text:p>
          </table:table-cell>
          <table:table-cell table:style-name="ce126" table:formula="of:=IF([.$G92]+[.$I92]=0;;[.$G92])" office:value-type="float" office:value="0" calcext:value-type="float">
            <text:p>0</text:p>
          </table:table-cell>
          <table:table-cell table:style-name="ce126" table:formula="of:=IF([.$G92]+[.$I92]=0;;[.$I92])" office:value-type="float" office:value="0" calcext:value-type="float">
            <text:p>0</text:p>
          </table:table-cell>
          <table:table-cell table:style-name="ce153" table:formula="of:=IF([.$G92]+[.$I92]=0;;[.$G92]-[.$I92])" office:value-type="float" office:value="0" calcext:value-type="float">
            <text:p>+0</text:p>
          </table:table-cell>
          <table:table-cell table:style-name="ce133" table:formula="of:=IF([.$C92]=&quot;&quot;;&quot;(Squadra B)&quot;;[.$C92])" office:value-type="string" office:string-value="(Squadra B)" calcext:value-type="string">
            <text:p>(Squadra B)</text:p>
          </table:table-cell>
          <table:table-cell table:style-name="ce126" table:formula="of:=IF([.$G92]+[.$I92]=0;;IF([.$I92]&gt;[.$G92];1;0))" office:value-type="float" office:value="0" calcext:value-type="float">
            <text:p>0</text:p>
          </table:table-cell>
          <table:table-cell table:style-name="ce168" table:formula="of:=IF([.$G92]+[.$I92]=0;;IF([.$I92]&lt;[.$G92];IF([.$G92]&amp;&quot;-&quot;&amp;[.$I92]=&quot;20-0&quot;;1;0);0))" office:value-type="float" office:value="0" calcext:value-type="float">
            <text:p>0</text:p>
          </table:table-cell>
          <table:table-cell table:style-name="ce168" table:formula="of:=IF([.$G92]+[.$I92]=0;;IF([.$I92]&lt;[.$G92];IF([.$G92]&amp;&quot;-&quot;&amp;[.$I92]&lt;&gt;&quot;20-0&quot;;1;0);0))" office:value-type="float" office:value="0" calcext:value-type="float">
            <text:p>0</text:p>
          </table:table-cell>
          <table:table-cell table:style-name="ce126" table:formula="of:=IF([.$G92]+[.$I92]=0;;[.$I92])" office:value-type="float" office:value="0" calcext:value-type="float">
            <text:p>0</text:p>
          </table:table-cell>
          <table:table-cell table:style-name="ce126" table:formula="of:=IF([.$G92]+[.$I92]=0;;[.$G92])" office:value-type="float" office:value="0" calcext:value-type="float">
            <text:p>0</text:p>
          </table:table-cell>
          <table:table-cell table:style-name="ce153" table:formula="of:=IF([.$G92]+[.$I92]=0;;[.$I92]-[.$G92])" office:value-type="float" office:value="0" calcext:value-type="float">
            <text:p>+0</text:p>
          </table:table-cell>
          <table:table-cell table:style-name="ce168" table:formula="of:=IF([.$G92]+[.$I92]=0;&quot;(Vincente)&quot;;IF([.$G92]&gt;[.$I92];[.$B92];[.$C92]))" office:value-type="string" office:string-value="(Vincente)" calcext:value-type="string">
            <text:p>(Vincente)</text:p>
          </table:table-cell>
          <table:table-cell table:style-name="ce168" table:formula="of:=IF([.$G92]+[.$I92]=0;&quot;(Perdente)&quot;;IF([.$G92]&lt;[.$I92];[.$B92];[.$C9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93]=&quot;&quot;;&quot;&quot;;HYPERLINK(VLOOKUP([.B9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5">
          <table:table-cell table:style-name="ce126" office:value-type="float" office:value="9" calcext:value-type="float">
            <text:p>9</text:p>
          </table:table-cell>
          <table:table-cell table:style-name="ce87" table:formula="of:=IF(ISNUMBER([.A95]);ROMAN([.A95])&amp;&quot; GIORNATA&quot;;COM.MICROSOFT.SWITCH([.A95];&quot;1-2&quot;;&quot;FINALE 1°-2° POSTO&quot;;&quot;3-4&quot;;&quot;FINALE 3°-4° POSTO&quot;;&quot;1-4&quot;;&quot;SEMIFINALI 1°-4° POSTO&quot;;&quot;&quot;))" office:value-type="string" office:string-value="IX GIORNATA" calcext:value-type="string" table:number-columns-spanned="8" table:number-rows-spanned="1">
            <text:p>IX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5" calcext:value-type="float" table:number-columns-spanned="1" table:number-rows-spanned="2">
            <text:p>25</text:p>
          </table:table-cell>
          <table:table-cell table:style-name="ce55" table:content-validation-name="val2" table:number-columns-repeated="2"/>
          <table:table-cell table:style-name="ce92" table:formula="of:=IF([.E97]=&quot;&quot;;&quot;&quot;;TEXT([.E97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133" table:formula="of:=IF([.$B97]=&quot;&quot;;&quot;(Squadra A)&quot;;[.$B97])" office:value-type="string" office:string-value="(Squadra A)" calcext:value-type="string">
            <text:p>(Squadra A)</text:p>
          </table:table-cell>
          <table:table-cell table:style-name="ce126" table:formula="of:=IF([.$G97]+[.$I97]=0;;IF([.$G97]&gt;[.$I97];1;0))" office:value-type="float" office:value="0" calcext:value-type="float">
            <text:p>0</text:p>
          </table:table-cell>
          <table:table-cell table:style-name="ce168" table:formula="of:=IF([.$G97]+[.$I97]=0;;IF([.$G97]&lt;[.$I97];IF([.$G97]&amp;&quot;-&quot;&amp;[.$I97]=&quot;0-20&quot;;1;0);0))" office:value-type="float" office:value="0" calcext:value-type="float">
            <text:p>0</text:p>
          </table:table-cell>
          <table:table-cell table:style-name="ce168" table:formula="of:=IF([.$G97]+[.$I97]=0;;IF([.$G97]&lt;[.$I97];IF([.$G97]&amp;&quot;-&quot;&amp;[.$I97]&lt;&gt;&quot;0-20&quot;;1;0);0))" office:value-type="float" office:value="0" calcext:value-type="float">
            <text:p>0</text:p>
          </table:table-cell>
          <table:table-cell table:style-name="ce126" table:formula="of:=IF([.$G97]+[.$I97]=0;;[.$G97])" office:value-type="float" office:value="0" calcext:value-type="float">
            <text:p>0</text:p>
          </table:table-cell>
          <table:table-cell table:style-name="ce126" table:formula="of:=IF([.$G97]+[.$I97]=0;;[.$I97])" office:value-type="float" office:value="0" calcext:value-type="float">
            <text:p>0</text:p>
          </table:table-cell>
          <table:table-cell table:style-name="ce153" table:formula="of:=IF([.$G97]+[.$I97]=0;;[.$G97]-[.$I97])" office:value-type="float" office:value="0" calcext:value-type="float">
            <text:p>+0</text:p>
          </table:table-cell>
          <table:table-cell table:style-name="ce133" table:formula="of:=IF([.$C97]=&quot;&quot;;&quot;(Squadra B)&quot;;[.$C97])" office:value-type="string" office:string-value="(Squadra B)" calcext:value-type="string">
            <text:p>(Squadra B)</text:p>
          </table:table-cell>
          <table:table-cell table:style-name="ce126" table:formula="of:=IF([.$G97]+[.$I97]=0;;IF([.$I97]&gt;[.$G97];1;0))" office:value-type="float" office:value="0" calcext:value-type="float">
            <text:p>0</text:p>
          </table:table-cell>
          <table:table-cell table:style-name="ce168" table:formula="of:=IF([.$G97]+[.$I97]=0;;IF([.$I97]&lt;[.$G97];IF([.$G97]&amp;&quot;-&quot;&amp;[.$I97]=&quot;20-0&quot;;1;0);0))" office:value-type="float" office:value="0" calcext:value-type="float">
            <text:p>0</text:p>
          </table:table-cell>
          <table:table-cell table:style-name="ce168" table:formula="of:=IF([.$G97]+[.$I97]=0;;IF([.$I97]&lt;[.$G97];IF([.$G97]&amp;&quot;-&quot;&amp;[.$I97]&lt;&gt;&quot;20-0&quot;;1;0);0))" office:value-type="float" office:value="0" calcext:value-type="float">
            <text:p>0</text:p>
          </table:table-cell>
          <table:table-cell table:style-name="ce126" table:formula="of:=IF([.$G97]+[.$I97]=0;;[.$I97])" office:value-type="float" office:value="0" calcext:value-type="float">
            <text:p>0</text:p>
          </table:table-cell>
          <table:table-cell table:style-name="ce126" table:formula="of:=IF([.$G97]+[.$I97]=0;;[.$G97])" office:value-type="float" office:value="0" calcext:value-type="float">
            <text:p>0</text:p>
          </table:table-cell>
          <table:table-cell table:style-name="ce153" table:formula="of:=IF([.$G97]+[.$I97]=0;;[.$I97]-[.$G97])" office:value-type="float" office:value="0" calcext:value-type="float">
            <text:p>+0</text:p>
          </table:table-cell>
          <table:table-cell table:style-name="ce168" table:formula="of:=IF([.$G97]+[.$I97]=0;&quot;(Vincente)&quot;;IF([.$G97]&gt;[.$I97];[.$B97];[.$C97]))" office:value-type="string" office:string-value="(Vincente)" calcext:value-type="string">
            <text:p>(Vincente)</text:p>
          </table:table-cell>
          <table:table-cell table:style-name="ce168" table:formula="of:=IF([.$G97]+[.$I97]=0;&quot;(Perdente)&quot;;IF([.$G97]&lt;[.$I97];[.$B97];[.$C97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98]=&quot;&quot;;&quot;&quot;;HYPERLINK(VLOOKUP([.B98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6" calcext:value-type="float" table:number-columns-spanned="1" table:number-rows-spanned="2">
            <text:p>26</text:p>
          </table:table-cell>
          <table:table-cell table:style-name="ce55" table:content-validation-name="val2" table:number-columns-repeated="2"/>
          <table:table-cell table:style-name="ce92" table:formula="of:=IF([.E100]=&quot;&quot;;&quot;&quot;;TEXT([.E100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3" table:formula="of:=IF([.$B100]=&quot;&quot;;&quot;(Squadra A)&quot;;[.$B100])" office:value-type="string" office:string-value="(Squadra A)" calcext:value-type="string">
            <text:p>(Squadra A)</text:p>
          </table:table-cell>
          <table:table-cell table:style-name="ce126" table:formula="of:=IF([.$G100]+[.$I100]=0;;IF([.$G100]&gt;[.$I100];1;0))" office:value-type="float" office:value="0" calcext:value-type="float">
            <text:p>0</text:p>
          </table:table-cell>
          <table:table-cell table:style-name="ce168" table:formula="of:=IF([.$G100]+[.$I100]=0;;IF([.$G100]&lt;[.$I100];IF([.$G100]&amp;&quot;-&quot;&amp;[.$I100]=&quot;0-20&quot;;1;0);0))" office:value-type="float" office:value="0" calcext:value-type="float">
            <text:p>0</text:p>
          </table:table-cell>
          <table:table-cell table:style-name="ce168" table:formula="of:=IF([.$G100]+[.$I100]=0;;IF([.$G100]&lt;[.$I100];IF([.$G100]&amp;&quot;-&quot;&amp;[.$I100]&lt;&gt;&quot;0-20&quot;;1;0);0))" office:value-type="float" office:value="0" calcext:value-type="float">
            <text:p>0</text:p>
          </table:table-cell>
          <table:table-cell table:style-name="ce126" table:formula="of:=IF([.$G100]+[.$I100]=0;;[.$G100])" office:value-type="float" office:value="0" calcext:value-type="float">
            <text:p>0</text:p>
          </table:table-cell>
          <table:table-cell table:style-name="ce126" table:formula="of:=IF([.$G100]+[.$I100]=0;;[.$I100])" office:value-type="float" office:value="0" calcext:value-type="float">
            <text:p>0</text:p>
          </table:table-cell>
          <table:table-cell table:style-name="ce153" table:formula="of:=IF([.$G100]+[.$I100]=0;;[.$G100]-[.$I100])" office:value-type="float" office:value="0" calcext:value-type="float">
            <text:p>+0</text:p>
          </table:table-cell>
          <table:table-cell table:style-name="ce133" table:formula="of:=IF([.$C100]=&quot;&quot;;&quot;(Squadra B)&quot;;[.$C100])" office:value-type="string" office:string-value="(Squadra B)" calcext:value-type="string">
            <text:p>(Squadra B)</text:p>
          </table:table-cell>
          <table:table-cell table:style-name="ce126" table:formula="of:=IF([.$G100]+[.$I100]=0;;IF([.$I100]&gt;[.$G100];1;0))" office:value-type="float" office:value="0" calcext:value-type="float">
            <text:p>0</text:p>
          </table:table-cell>
          <table:table-cell table:style-name="ce168" table:formula="of:=IF([.$G100]+[.$I100]=0;;IF([.$I100]&lt;[.$G100];IF([.$G100]&amp;&quot;-&quot;&amp;[.$I100]=&quot;20-0&quot;;1;0);0))" office:value-type="float" office:value="0" calcext:value-type="float">
            <text:p>0</text:p>
          </table:table-cell>
          <table:table-cell table:style-name="ce168" table:formula="of:=IF([.$G100]+[.$I100]=0;;IF([.$I100]&lt;[.$G100];IF([.$G100]&amp;&quot;-&quot;&amp;[.$I100]&lt;&gt;&quot;20-0&quot;;1;0);0))" office:value-type="float" office:value="0" calcext:value-type="float">
            <text:p>0</text:p>
          </table:table-cell>
          <table:table-cell table:style-name="ce126" table:formula="of:=IF([.$G100]+[.$I100]=0;;[.$I100])" office:value-type="float" office:value="0" calcext:value-type="float">
            <text:p>0</text:p>
          </table:table-cell>
          <table:table-cell table:style-name="ce126" table:formula="of:=IF([.$G100]+[.$I100]=0;;[.$G100])" office:value-type="float" office:value="0" calcext:value-type="float">
            <text:p>0</text:p>
          </table:table-cell>
          <table:table-cell table:style-name="ce153" table:formula="of:=IF([.$G100]+[.$I100]=0;;[.$I100]-[.$G100])" office:value-type="float" office:value="0" calcext:value-type="float">
            <text:p>+0</text:p>
          </table:table-cell>
          <table:table-cell table:style-name="ce168" table:formula="of:=IF([.$G100]+[.$I100]=0;&quot;(Vincente)&quot;;IF([.$G100]&gt;[.$I100];[.$B100];[.$C100]))" office:value-type="string" office:string-value="(Vincente)" calcext:value-type="string">
            <text:p>(Vincente)</text:p>
          </table:table-cell>
          <table:table-cell table:style-name="ce168" table:formula="of:=IF([.$G100]+[.$I100]=0;&quot;(Perdente)&quot;;IF([.$G100]&lt;[.$I100];[.$B100];[.$C10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01]=&quot;&quot;;&quot;&quot;;HYPERLINK(VLOOKUP([.B10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7" calcext:value-type="float" table:number-columns-spanned="1" table:number-rows-spanned="2">
            <text:p>27</text:p>
          </table:table-cell>
          <table:table-cell table:style-name="ce55" table:content-validation-name="val2" table:number-columns-repeated="2"/>
          <table:table-cell table:style-name="ce92" table:formula="of:=IF([.E103]=&quot;&quot;;&quot;&quot;;TEXT([.E103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3" table:formula="of:=IF([.$B103]=&quot;&quot;;&quot;(Squadra A)&quot;;[.$B103])" office:value-type="string" office:string-value="(Squadra A)" calcext:value-type="string">
            <text:p>(Squadra A)</text:p>
          </table:table-cell>
          <table:table-cell table:style-name="ce126" table:formula="of:=IF([.$G103]+[.$I103]=0;;IF([.$G103]&gt;[.$I103];1;0))" office:value-type="float" office:value="0" calcext:value-type="float">
            <text:p>0</text:p>
          </table:table-cell>
          <table:table-cell table:style-name="ce168" table:formula="of:=IF([.$G103]+[.$I103]=0;;IF([.$G103]&lt;[.$I103];IF([.$G103]&amp;&quot;-&quot;&amp;[.$I103]=&quot;0-20&quot;;1;0);0))" office:value-type="float" office:value="0" calcext:value-type="float">
            <text:p>0</text:p>
          </table:table-cell>
          <table:table-cell table:style-name="ce168" table:formula="of:=IF([.$G103]+[.$I103]=0;;IF([.$G103]&lt;[.$I103];IF([.$G103]&amp;&quot;-&quot;&amp;[.$I103]&lt;&gt;&quot;0-20&quot;;1;0);0))" office:value-type="float" office:value="0" calcext:value-type="float">
            <text:p>0</text:p>
          </table:table-cell>
          <table:table-cell table:style-name="ce126" table:formula="of:=IF([.$G103]+[.$I103]=0;;[.$G103])" office:value-type="float" office:value="0" calcext:value-type="float">
            <text:p>0</text:p>
          </table:table-cell>
          <table:table-cell table:style-name="ce126" table:formula="of:=IF([.$G103]+[.$I103]=0;;[.$I103])" office:value-type="float" office:value="0" calcext:value-type="float">
            <text:p>0</text:p>
          </table:table-cell>
          <table:table-cell table:style-name="ce153" table:formula="of:=IF([.$G103]+[.$I103]=0;;[.$G103]-[.$I103])" office:value-type="float" office:value="0" calcext:value-type="float">
            <text:p>+0</text:p>
          </table:table-cell>
          <table:table-cell table:style-name="ce133" table:formula="of:=IF([.$C103]=&quot;&quot;;&quot;(Squadra B)&quot;;[.$C103])" office:value-type="string" office:string-value="(Squadra B)" calcext:value-type="string">
            <text:p>(Squadra B)</text:p>
          </table:table-cell>
          <table:table-cell table:style-name="ce126" table:formula="of:=IF([.$G103]+[.$I103]=0;;IF([.$I103]&gt;[.$G103];1;0))" office:value-type="float" office:value="0" calcext:value-type="float">
            <text:p>0</text:p>
          </table:table-cell>
          <table:table-cell table:style-name="ce168" table:formula="of:=IF([.$G103]+[.$I103]=0;;IF([.$I103]&lt;[.$G103];IF([.$G103]&amp;&quot;-&quot;&amp;[.$I103]=&quot;20-0&quot;;1;0);0))" office:value-type="float" office:value="0" calcext:value-type="float">
            <text:p>0</text:p>
          </table:table-cell>
          <table:table-cell table:style-name="ce168" table:formula="of:=IF([.$G103]+[.$I103]=0;;IF([.$I103]&lt;[.$G103];IF([.$G103]&amp;&quot;-&quot;&amp;[.$I103]&lt;&gt;&quot;20-0&quot;;1;0);0))" office:value-type="float" office:value="0" calcext:value-type="float">
            <text:p>0</text:p>
          </table:table-cell>
          <table:table-cell table:style-name="ce126" table:formula="of:=IF([.$G103]+[.$I103]=0;;[.$I103])" office:value-type="float" office:value="0" calcext:value-type="float">
            <text:p>0</text:p>
          </table:table-cell>
          <table:table-cell table:style-name="ce126" table:formula="of:=IF([.$G103]+[.$I103]=0;;[.$G103])" office:value-type="float" office:value="0" calcext:value-type="float">
            <text:p>0</text:p>
          </table:table-cell>
          <table:table-cell table:style-name="ce153" table:formula="of:=IF([.$G103]+[.$I103]=0;;[.$I103]-[.$G103])" office:value-type="float" office:value="0" calcext:value-type="float">
            <text:p>+0</text:p>
          </table:table-cell>
          <table:table-cell table:style-name="ce168" table:formula="of:=IF([.$G103]+[.$I103]=0;&quot;(Vincente)&quot;;IF([.$G103]&gt;[.$I103];[.$B103];[.$C103]))" office:value-type="string" office:string-value="(Vincente)" calcext:value-type="string">
            <text:p>(Vincente)</text:p>
          </table:table-cell>
          <table:table-cell table:style-name="ce168" table:formula="of:=IF([.$G103]+[.$I103]=0;&quot;(Perdente)&quot;;IF([.$G103]&lt;[.$I103];[.$B103];[.$C10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04]=&quot;&quot;;&quot;&quot;;HYPERLINK(VLOOKUP([.B10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126" office:value-type="float" office:value="10" calcext:value-type="float">
            <text:p>10</text:p>
          </table:table-cell>
          <table:table-cell table:style-name="ce87" table:formula="of:=IF(ISNUMBER([.A106]);ROMAN([.A106])&amp;&quot; GIORNATA&quot;;COM.MICROSOFT.SWITCH([.A106];&quot;1-2&quot;;&quot;FINALE 1°-2° POSTO&quot;;&quot;3-4&quot;;&quot;FINALE 3°-4° POSTO&quot;;&quot;1-4&quot;;&quot;SEMIFINALI 1°-4° POSTO&quot;;&quot;&quot;))" office:value-type="string" office:string-value="X GIORNATA" calcext:value-type="string" table:number-columns-spanned="8" table:number-rows-spanned="1">
            <text:p>X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8" calcext:value-type="float" table:number-columns-spanned="1" table:number-rows-spanned="2">
            <text:p>28</text:p>
          </table:table-cell>
          <table:table-cell table:style-name="ce55" table:content-validation-name="val2" table:number-columns-repeated="2"/>
          <table:table-cell table:style-name="ce92" table:formula="of:=IF([.E108]=&quot;&quot;;&quot;&quot;;TEXT([.E108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133" table:formula="of:=IF([.$B108]=&quot;&quot;;&quot;(Squadra A)&quot;;[.$B108])" office:value-type="string" office:string-value="(Squadra A)" calcext:value-type="string">
            <text:p>(Squadra A)</text:p>
          </table:table-cell>
          <table:table-cell table:style-name="ce126" table:formula="of:=IF([.$G108]+[.$I108]=0;;IF([.$G108]&gt;[.$I108];1;0))" office:value-type="float" office:value="0" calcext:value-type="float">
            <text:p>0</text:p>
          </table:table-cell>
          <table:table-cell table:style-name="ce168" table:formula="of:=IF([.$G108]+[.$I108]=0;;IF([.$G108]&lt;[.$I108];IF([.$G108]&amp;&quot;-&quot;&amp;[.$I108]=&quot;0-20&quot;;1;0);0))" office:value-type="float" office:value="0" calcext:value-type="float">
            <text:p>0</text:p>
          </table:table-cell>
          <table:table-cell table:style-name="ce168" table:formula="of:=IF([.$G108]+[.$I108]=0;;IF([.$G108]&lt;[.$I108];IF([.$G108]&amp;&quot;-&quot;&amp;[.$I108]&lt;&gt;&quot;0-20&quot;;1;0);0))" office:value-type="float" office:value="0" calcext:value-type="float">
            <text:p>0</text:p>
          </table:table-cell>
          <table:table-cell table:style-name="ce126" table:formula="of:=IF([.$G108]+[.$I108]=0;;[.$G108])" office:value-type="float" office:value="0" calcext:value-type="float">
            <text:p>0</text:p>
          </table:table-cell>
          <table:table-cell table:style-name="ce126" table:formula="of:=IF([.$G108]+[.$I108]=0;;[.$I108])" office:value-type="float" office:value="0" calcext:value-type="float">
            <text:p>0</text:p>
          </table:table-cell>
          <table:table-cell table:style-name="ce153" table:formula="of:=IF([.$G108]+[.$I108]=0;;[.$G108]-[.$I108])" office:value-type="float" office:value="0" calcext:value-type="float">
            <text:p>+0</text:p>
          </table:table-cell>
          <table:table-cell table:style-name="ce133" table:formula="of:=IF([.$C108]=&quot;&quot;;&quot;(Squadra B)&quot;;[.$C108])" office:value-type="string" office:string-value="(Squadra B)" calcext:value-type="string">
            <text:p>(Squadra B)</text:p>
          </table:table-cell>
          <table:table-cell table:style-name="ce126" table:formula="of:=IF([.$G108]+[.$I108]=0;;IF([.$I108]&gt;[.$G108];1;0))" office:value-type="float" office:value="0" calcext:value-type="float">
            <text:p>0</text:p>
          </table:table-cell>
          <table:table-cell table:style-name="ce168" table:formula="of:=IF([.$G108]+[.$I108]=0;;IF([.$I108]&lt;[.$G108];IF([.$G108]&amp;&quot;-&quot;&amp;[.$I108]=&quot;20-0&quot;;1;0);0))" office:value-type="float" office:value="0" calcext:value-type="float">
            <text:p>0</text:p>
          </table:table-cell>
          <table:table-cell table:style-name="ce168" table:formula="of:=IF([.$G108]+[.$I108]=0;;IF([.$I108]&lt;[.$G108];IF([.$G108]&amp;&quot;-&quot;&amp;[.$I108]&lt;&gt;&quot;20-0&quot;;1;0);0))" office:value-type="float" office:value="0" calcext:value-type="float">
            <text:p>0</text:p>
          </table:table-cell>
          <table:table-cell table:style-name="ce126" table:formula="of:=IF([.$G108]+[.$I108]=0;;[.$I108])" office:value-type="float" office:value="0" calcext:value-type="float">
            <text:p>0</text:p>
          </table:table-cell>
          <table:table-cell table:style-name="ce126" table:formula="of:=IF([.$G108]+[.$I108]=0;;[.$G108])" office:value-type="float" office:value="0" calcext:value-type="float">
            <text:p>0</text:p>
          </table:table-cell>
          <table:table-cell table:style-name="ce153" table:formula="of:=IF([.$G108]+[.$I108]=0;;[.$I108]-[.$G108])" office:value-type="float" office:value="0" calcext:value-type="float">
            <text:p>+0</text:p>
          </table:table-cell>
          <table:table-cell table:style-name="ce168" table:formula="of:=IF([.$G108]+[.$I108]=0;&quot;(Vincente)&quot;;IF([.$G108]&gt;[.$I108];[.$B108];[.$C108]))" office:value-type="string" office:string-value="(Vincente)" calcext:value-type="string">
            <text:p>(Vincente)</text:p>
          </table:table-cell>
          <table:table-cell table:style-name="ce168" table:formula="of:=IF([.$G108]+[.$I108]=0;&quot;(Perdente)&quot;;IF([.$G108]&lt;[.$I108];[.$B108];[.$C108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09]=&quot;&quot;;&quot;&quot;;HYPERLINK(VLOOKUP([.B109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9" calcext:value-type="float" table:number-columns-spanned="1" table:number-rows-spanned="2">
            <text:p>29</text:p>
          </table:table-cell>
          <table:table-cell table:style-name="ce55" table:content-validation-name="val2" table:number-columns-repeated="2"/>
          <table:table-cell table:style-name="ce92" table:formula="of:=IF([.E111]=&quot;&quot;;&quot;&quot;;TEXT([.E111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3" table:formula="of:=IF([.$B111]=&quot;&quot;;&quot;(Squadra A)&quot;;[.$B111])" office:value-type="string" office:string-value="(Squadra A)" calcext:value-type="string">
            <text:p>(Squadra A)</text:p>
          </table:table-cell>
          <table:table-cell table:style-name="ce126" table:formula="of:=IF([.$G111]+[.$I111]=0;;IF([.$G111]&gt;[.$I111];1;0))" office:value-type="float" office:value="0" calcext:value-type="float">
            <text:p>0</text:p>
          </table:table-cell>
          <table:table-cell table:style-name="ce168" table:formula="of:=IF([.$G111]+[.$I111]=0;;IF([.$G111]&lt;[.$I111];IF([.$G111]&amp;&quot;-&quot;&amp;[.$I111]=&quot;0-20&quot;;1;0);0))" office:value-type="float" office:value="0" calcext:value-type="float">
            <text:p>0</text:p>
          </table:table-cell>
          <table:table-cell table:style-name="ce168" table:formula="of:=IF([.$G111]+[.$I111]=0;;IF([.$G111]&lt;[.$I111];IF([.$G111]&amp;&quot;-&quot;&amp;[.$I111]&lt;&gt;&quot;0-20&quot;;1;0);0))" office:value-type="float" office:value="0" calcext:value-type="float">
            <text:p>0</text:p>
          </table:table-cell>
          <table:table-cell table:style-name="ce126" table:formula="of:=IF([.$G111]+[.$I111]=0;;[.$G111])" office:value-type="float" office:value="0" calcext:value-type="float">
            <text:p>0</text:p>
          </table:table-cell>
          <table:table-cell table:style-name="ce126" table:formula="of:=IF([.$G111]+[.$I111]=0;;[.$I111])" office:value-type="float" office:value="0" calcext:value-type="float">
            <text:p>0</text:p>
          </table:table-cell>
          <table:table-cell table:style-name="ce153" table:formula="of:=IF([.$G111]+[.$I111]=0;;[.$G111]-[.$I111])" office:value-type="float" office:value="0" calcext:value-type="float">
            <text:p>+0</text:p>
          </table:table-cell>
          <table:table-cell table:style-name="ce133" table:formula="of:=IF([.$C111]=&quot;&quot;;&quot;(Squadra B)&quot;;[.$C111])" office:value-type="string" office:string-value="(Squadra B)" calcext:value-type="string">
            <text:p>(Squadra B)</text:p>
          </table:table-cell>
          <table:table-cell table:style-name="ce126" table:formula="of:=IF([.$G111]+[.$I111]=0;;IF([.$I111]&gt;[.$G111];1;0))" office:value-type="float" office:value="0" calcext:value-type="float">
            <text:p>0</text:p>
          </table:table-cell>
          <table:table-cell table:style-name="ce168" table:formula="of:=IF([.$G111]+[.$I111]=0;;IF([.$I111]&lt;[.$G111];IF([.$G111]&amp;&quot;-&quot;&amp;[.$I111]=&quot;20-0&quot;;1;0);0))" office:value-type="float" office:value="0" calcext:value-type="float">
            <text:p>0</text:p>
          </table:table-cell>
          <table:table-cell table:style-name="ce168" table:formula="of:=IF([.$G111]+[.$I111]=0;;IF([.$I111]&lt;[.$G111];IF([.$G111]&amp;&quot;-&quot;&amp;[.$I111]&lt;&gt;&quot;20-0&quot;;1;0);0))" office:value-type="float" office:value="0" calcext:value-type="float">
            <text:p>0</text:p>
          </table:table-cell>
          <table:table-cell table:style-name="ce126" table:formula="of:=IF([.$G111]+[.$I111]=0;;[.$I111])" office:value-type="float" office:value="0" calcext:value-type="float">
            <text:p>0</text:p>
          </table:table-cell>
          <table:table-cell table:style-name="ce126" table:formula="of:=IF([.$G111]+[.$I111]=0;;[.$G111])" office:value-type="float" office:value="0" calcext:value-type="float">
            <text:p>0</text:p>
          </table:table-cell>
          <table:table-cell table:style-name="ce153" table:formula="of:=IF([.$G111]+[.$I111]=0;;[.$I111]-[.$G111])" office:value-type="float" office:value="0" calcext:value-type="float">
            <text:p>+0</text:p>
          </table:table-cell>
          <table:table-cell table:style-name="ce168" table:formula="of:=IF([.$G111]+[.$I111]=0;&quot;(Vincente)&quot;;IF([.$G111]&gt;[.$I111];[.$B111];[.$C111]))" office:value-type="string" office:string-value="(Vincente)" calcext:value-type="string">
            <text:p>(Vincente)</text:p>
          </table:table-cell>
          <table:table-cell table:style-name="ce168" table:formula="of:=IF([.$G111]+[.$I111]=0;&quot;(Perdente)&quot;;IF([.$G111]&lt;[.$I111];[.$B111];[.$C111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12]=&quot;&quot;;&quot;&quot;;HYPERLINK(VLOOKUP([.B112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0" calcext:value-type="float" table:number-columns-spanned="1" table:number-rows-spanned="2">
            <text:p>30</text:p>
          </table:table-cell>
          <table:table-cell table:style-name="ce55" table:content-validation-name="val2" table:number-columns-repeated="2"/>
          <table:table-cell table:style-name="ce92" table:formula="of:=IF([.E114]=&quot;&quot;;&quot;&quot;;TEXT([.E114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3" table:formula="of:=IF([.$B114]=&quot;&quot;;&quot;(Squadra A)&quot;;[.$B114])" office:value-type="string" office:string-value="(Squadra A)" calcext:value-type="string">
            <text:p>(Squadra A)</text:p>
          </table:table-cell>
          <table:table-cell table:style-name="ce126" table:formula="of:=IF([.$G114]+[.$I114]=0;;IF([.$G114]&gt;[.$I114];1;0))" office:value-type="float" office:value="0" calcext:value-type="float">
            <text:p>0</text:p>
          </table:table-cell>
          <table:table-cell table:style-name="ce168" table:formula="of:=IF([.$G114]+[.$I114]=0;;IF([.$G114]&lt;[.$I114];IF([.$G114]&amp;&quot;-&quot;&amp;[.$I114]=&quot;0-20&quot;;1;0);0))" office:value-type="float" office:value="0" calcext:value-type="float">
            <text:p>0</text:p>
          </table:table-cell>
          <table:table-cell table:style-name="ce168" table:formula="of:=IF([.$G114]+[.$I114]=0;;IF([.$G114]&lt;[.$I114];IF([.$G114]&amp;&quot;-&quot;&amp;[.$I114]&lt;&gt;&quot;0-20&quot;;1;0);0))" office:value-type="float" office:value="0" calcext:value-type="float">
            <text:p>0</text:p>
          </table:table-cell>
          <table:table-cell table:style-name="ce126" table:formula="of:=IF([.$G114]+[.$I114]=0;;[.$G114])" office:value-type="float" office:value="0" calcext:value-type="float">
            <text:p>0</text:p>
          </table:table-cell>
          <table:table-cell table:style-name="ce126" table:formula="of:=IF([.$G114]+[.$I114]=0;;[.$I114])" office:value-type="float" office:value="0" calcext:value-type="float">
            <text:p>0</text:p>
          </table:table-cell>
          <table:table-cell table:style-name="ce153" table:formula="of:=IF([.$G114]+[.$I114]=0;;[.$G114]-[.$I114])" office:value-type="float" office:value="0" calcext:value-type="float">
            <text:p>+0</text:p>
          </table:table-cell>
          <table:table-cell table:style-name="ce133" table:formula="of:=IF([.$C114]=&quot;&quot;;&quot;(Squadra B)&quot;;[.$C114])" office:value-type="string" office:string-value="(Squadra B)" calcext:value-type="string">
            <text:p>(Squadra B)</text:p>
          </table:table-cell>
          <table:table-cell table:style-name="ce126" table:formula="of:=IF([.$G114]+[.$I114]=0;;IF([.$I114]&gt;[.$G114];1;0))" office:value-type="float" office:value="0" calcext:value-type="float">
            <text:p>0</text:p>
          </table:table-cell>
          <table:table-cell table:style-name="ce168" table:formula="of:=IF([.$G114]+[.$I114]=0;;IF([.$I114]&lt;[.$G114];IF([.$G114]&amp;&quot;-&quot;&amp;[.$I114]=&quot;20-0&quot;;1;0);0))" office:value-type="float" office:value="0" calcext:value-type="float">
            <text:p>0</text:p>
          </table:table-cell>
          <table:table-cell table:style-name="ce168" table:formula="of:=IF([.$G114]+[.$I114]=0;;IF([.$I114]&lt;[.$G114];IF([.$G114]&amp;&quot;-&quot;&amp;[.$I114]&lt;&gt;&quot;20-0&quot;;1;0);0))" office:value-type="float" office:value="0" calcext:value-type="float">
            <text:p>0</text:p>
          </table:table-cell>
          <table:table-cell table:style-name="ce126" table:formula="of:=IF([.$G114]+[.$I114]=0;;[.$I114])" office:value-type="float" office:value="0" calcext:value-type="float">
            <text:p>0</text:p>
          </table:table-cell>
          <table:table-cell table:style-name="ce126" table:formula="of:=IF([.$G114]+[.$I114]=0;;[.$G114])" office:value-type="float" office:value="0" calcext:value-type="float">
            <text:p>0</text:p>
          </table:table-cell>
          <table:table-cell table:style-name="ce153" table:formula="of:=IF([.$G114]+[.$I114]=0;;[.$I114]-[.$G114])" office:value-type="float" office:value="0" calcext:value-type="float">
            <text:p>+0</text:p>
          </table:table-cell>
          <table:table-cell table:style-name="ce168" table:formula="of:=IF([.$G114]+[.$I114]=0;&quot;(Vincente)&quot;;IF([.$G114]&gt;[.$I114];[.$B114];[.$C114]))" office:value-type="string" office:string-value="(Vincente)" calcext:value-type="string">
            <text:p>(Vincente)</text:p>
          </table:table-cell>
          <table:table-cell table:style-name="ce168" table:formula="of:=IF([.$G114]+[.$I114]=0;&quot;(Perdente)&quot;;IF([.$G114]&lt;[.$I114];[.$B114];[.$C114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15]=&quot;&quot;;&quot;&quot;;HYPERLINK(VLOOKUP([.B115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126" office:value-type="float" office:value="11" calcext:value-type="float">
            <text:p>11</text:p>
          </table:table-cell>
          <table:table-cell table:style-name="ce87" table:formula="of:=IF(ISNUMBER([.A117]);ROMAN([.A117])&amp;&quot; GIORNATA&quot;;COM.MICROSOFT.SWITCH([.A117];&quot;1-2&quot;;&quot;FINALE 1°-2° POSTO&quot;;&quot;3-4&quot;;&quot;FINALE 3°-4° POSTO&quot;;&quot;1-4&quot;;&quot;SEMIFINALI 1°-4° POSTO&quot;;&quot;&quot;))" office:value-type="string" office:string-value="XI GIORNATA" calcext:value-type="string" table:number-columns-spanned="8" table:number-rows-spanned="1">
            <text:p>X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1" calcext:value-type="float" table:number-columns-spanned="1" table:number-rows-spanned="2">
            <text:p>31</text:p>
          </table:table-cell>
          <table:table-cell table:style-name="ce55" table:content-validation-name="val2" table:number-columns-repeated="2"/>
          <table:table-cell table:style-name="ce92" table:formula="of:=IF([.E119]=&quot;&quot;;&quot;&quot;;TEXT([.E119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133" table:formula="of:=IF([.$B119]=&quot;&quot;;&quot;(Squadra A)&quot;;[.$B119])" office:value-type="string" office:string-value="(Squadra A)" calcext:value-type="string">
            <text:p>(Squadra A)</text:p>
          </table:table-cell>
          <table:table-cell table:style-name="ce126" table:formula="of:=IF([.$G119]+[.$I119]=0;;IF([.$G119]&gt;[.$I119];1;0))" office:value-type="float" office:value="0" calcext:value-type="float">
            <text:p>0</text:p>
          </table:table-cell>
          <table:table-cell table:style-name="ce168" table:formula="of:=IF([.$G119]+[.$I119]=0;;IF([.$G119]&lt;[.$I119];IF([.$G119]&amp;&quot;-&quot;&amp;[.$I119]=&quot;0-20&quot;;1;0);0))" office:value-type="float" office:value="0" calcext:value-type="float">
            <text:p>0</text:p>
          </table:table-cell>
          <table:table-cell table:style-name="ce168" table:formula="of:=IF([.$G119]+[.$I119]=0;;IF([.$G119]&lt;[.$I119];IF([.$G119]&amp;&quot;-&quot;&amp;[.$I119]&lt;&gt;&quot;0-20&quot;;1;0);0))" office:value-type="float" office:value="0" calcext:value-type="float">
            <text:p>0</text:p>
          </table:table-cell>
          <table:table-cell table:style-name="ce126" table:formula="of:=IF([.$G119]+[.$I119]=0;;[.$G119])" office:value-type="float" office:value="0" calcext:value-type="float">
            <text:p>0</text:p>
          </table:table-cell>
          <table:table-cell table:style-name="ce126" table:formula="of:=IF([.$G119]+[.$I119]=0;;[.$I119])" office:value-type="float" office:value="0" calcext:value-type="float">
            <text:p>0</text:p>
          </table:table-cell>
          <table:table-cell table:style-name="ce153" table:formula="of:=IF([.$G119]+[.$I119]=0;;[.$G119]-[.$I119])" office:value-type="float" office:value="0" calcext:value-type="float">
            <text:p>+0</text:p>
          </table:table-cell>
          <table:table-cell table:style-name="ce133" table:formula="of:=IF([.$C119]=&quot;&quot;;&quot;(Squadra B)&quot;;[.$C119])" office:value-type="string" office:string-value="(Squadra B)" calcext:value-type="string">
            <text:p>(Squadra B)</text:p>
          </table:table-cell>
          <table:table-cell table:style-name="ce126" table:formula="of:=IF([.$G119]+[.$I119]=0;;IF([.$I119]&gt;[.$G119];1;0))" office:value-type="float" office:value="0" calcext:value-type="float">
            <text:p>0</text:p>
          </table:table-cell>
          <table:table-cell table:style-name="ce168" table:formula="of:=IF([.$G119]+[.$I119]=0;;IF([.$I119]&lt;[.$G119];IF([.$G119]&amp;&quot;-&quot;&amp;[.$I119]=&quot;20-0&quot;;1;0);0))" office:value-type="float" office:value="0" calcext:value-type="float">
            <text:p>0</text:p>
          </table:table-cell>
          <table:table-cell table:style-name="ce168" table:formula="of:=IF([.$G119]+[.$I119]=0;;IF([.$I119]&lt;[.$G119];IF([.$G119]&amp;&quot;-&quot;&amp;[.$I119]&lt;&gt;&quot;20-0&quot;;1;0);0))" office:value-type="float" office:value="0" calcext:value-type="float">
            <text:p>0</text:p>
          </table:table-cell>
          <table:table-cell table:style-name="ce126" table:formula="of:=IF([.$G119]+[.$I119]=0;;[.$I119])" office:value-type="float" office:value="0" calcext:value-type="float">
            <text:p>0</text:p>
          </table:table-cell>
          <table:table-cell table:style-name="ce126" table:formula="of:=IF([.$G119]+[.$I119]=0;;[.$G119])" office:value-type="float" office:value="0" calcext:value-type="float">
            <text:p>0</text:p>
          </table:table-cell>
          <table:table-cell table:style-name="ce153" table:formula="of:=IF([.$G119]+[.$I119]=0;;[.$I119]-[.$G119])" office:value-type="float" office:value="0" calcext:value-type="float">
            <text:p>+0</text:p>
          </table:table-cell>
          <table:table-cell table:style-name="ce168" table:formula="of:=IF([.$G119]+[.$I119]=0;&quot;(Vincente)&quot;;IF([.$G119]&gt;[.$I119];[.$B119];[.$C119]))" office:value-type="string" office:string-value="(Vincente)" calcext:value-type="string">
            <text:p>(Vincente)</text:p>
          </table:table-cell>
          <table:table-cell table:style-name="ce168" table:formula="of:=IF([.$G119]+[.$I119]=0;&quot;(Perdente)&quot;;IF([.$G119]&lt;[.$I119];[.$B119];[.$C119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20]=&quot;&quot;;&quot;&quot;;HYPERLINK(VLOOKUP([.B120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2" calcext:value-type="float" table:number-columns-spanned="1" table:number-rows-spanned="2">
            <text:p>32</text:p>
          </table:table-cell>
          <table:table-cell table:style-name="ce55" table:content-validation-name="val2" table:number-columns-repeated="2"/>
          <table:table-cell table:style-name="ce92" table:formula="of:=IF([.E122]=&quot;&quot;;&quot;&quot;;TEXT([.E122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3" table:formula="of:=IF([.$B122]=&quot;&quot;;&quot;(Squadra A)&quot;;[.$B122])" office:value-type="string" office:string-value="(Squadra A)" calcext:value-type="string">
            <text:p>(Squadra A)</text:p>
          </table:table-cell>
          <table:table-cell table:style-name="ce126" table:formula="of:=IF([.$G122]+[.$I122]=0;;IF([.$G122]&gt;[.$I122];1;0))" office:value-type="float" office:value="0" calcext:value-type="float">
            <text:p>0</text:p>
          </table:table-cell>
          <table:table-cell table:style-name="ce168" table:formula="of:=IF([.$G122]+[.$I122]=0;;IF([.$G122]&lt;[.$I122];IF([.$G122]&amp;&quot;-&quot;&amp;[.$I122]=&quot;0-20&quot;;1;0);0))" office:value-type="float" office:value="0" calcext:value-type="float">
            <text:p>0</text:p>
          </table:table-cell>
          <table:table-cell table:style-name="ce168" table:formula="of:=IF([.$G122]+[.$I122]=0;;IF([.$G122]&lt;[.$I122];IF([.$G122]&amp;&quot;-&quot;&amp;[.$I122]&lt;&gt;&quot;0-20&quot;;1;0);0))" office:value-type="float" office:value="0" calcext:value-type="float">
            <text:p>0</text:p>
          </table:table-cell>
          <table:table-cell table:style-name="ce126" table:formula="of:=IF([.$G122]+[.$I122]=0;;[.$G122])" office:value-type="float" office:value="0" calcext:value-type="float">
            <text:p>0</text:p>
          </table:table-cell>
          <table:table-cell table:style-name="ce126" table:formula="of:=IF([.$G122]+[.$I122]=0;;[.$I122])" office:value-type="float" office:value="0" calcext:value-type="float">
            <text:p>0</text:p>
          </table:table-cell>
          <table:table-cell table:style-name="ce153" table:formula="of:=IF([.$G122]+[.$I122]=0;;[.$G122]-[.$I122])" office:value-type="float" office:value="0" calcext:value-type="float">
            <text:p>+0</text:p>
          </table:table-cell>
          <table:table-cell table:style-name="ce133" table:formula="of:=IF([.$C122]=&quot;&quot;;&quot;(Squadra B)&quot;;[.$C122])" office:value-type="string" office:string-value="(Squadra B)" calcext:value-type="string">
            <text:p>(Squadra B)</text:p>
          </table:table-cell>
          <table:table-cell table:style-name="ce126" table:formula="of:=IF([.$G122]+[.$I122]=0;;IF([.$I122]&gt;[.$G122];1;0))" office:value-type="float" office:value="0" calcext:value-type="float">
            <text:p>0</text:p>
          </table:table-cell>
          <table:table-cell table:style-name="ce168" table:formula="of:=IF([.$G122]+[.$I122]=0;;IF([.$I122]&lt;[.$G122];IF([.$G122]&amp;&quot;-&quot;&amp;[.$I122]=&quot;20-0&quot;;1;0);0))" office:value-type="float" office:value="0" calcext:value-type="float">
            <text:p>0</text:p>
          </table:table-cell>
          <table:table-cell table:style-name="ce168" table:formula="of:=IF([.$G122]+[.$I122]=0;;IF([.$I122]&lt;[.$G122];IF([.$G122]&amp;&quot;-&quot;&amp;[.$I122]&lt;&gt;&quot;20-0&quot;;1;0);0))" office:value-type="float" office:value="0" calcext:value-type="float">
            <text:p>0</text:p>
          </table:table-cell>
          <table:table-cell table:style-name="ce126" table:formula="of:=IF([.$G122]+[.$I122]=0;;[.$I122])" office:value-type="float" office:value="0" calcext:value-type="float">
            <text:p>0</text:p>
          </table:table-cell>
          <table:table-cell table:style-name="ce126" table:formula="of:=IF([.$G122]+[.$I122]=0;;[.$G122])" office:value-type="float" office:value="0" calcext:value-type="float">
            <text:p>0</text:p>
          </table:table-cell>
          <table:table-cell table:style-name="ce153" table:formula="of:=IF([.$G122]+[.$I122]=0;;[.$I122]-[.$G122])" office:value-type="float" office:value="0" calcext:value-type="float">
            <text:p>+0</text:p>
          </table:table-cell>
          <table:table-cell table:style-name="ce168" table:formula="of:=IF([.$G122]+[.$I122]=0;&quot;(Vincente)&quot;;IF([.$G122]&gt;[.$I122];[.$B122];[.$C122]))" office:value-type="string" office:string-value="(Vincente)" calcext:value-type="string">
            <text:p>(Vincente)</text:p>
          </table:table-cell>
          <table:table-cell table:style-name="ce168" table:formula="of:=IF([.$G122]+[.$I122]=0;&quot;(Perdente)&quot;;IF([.$G122]&lt;[.$I122];[.$B122];[.$C122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23]=&quot;&quot;;&quot;&quot;;HYPERLINK(VLOOKUP([.B123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3" calcext:value-type="float" table:number-columns-spanned="1" table:number-rows-spanned="2">
            <text:p>33</text:p>
          </table:table-cell>
          <table:table-cell table:style-name="ce55" table:content-validation-name="val2" table:number-columns-repeated="2"/>
          <table:table-cell table:style-name="ce92" table:formula="of:=IF([.E125]=&quot;&quot;;&quot;&quot;;TEXT([.E125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3" table:formula="of:=IF([.$B125]=&quot;&quot;;&quot;(Squadra A)&quot;;[.$B125])" office:value-type="string" office:string-value="(Squadra A)" calcext:value-type="string">
            <text:p>(Squadra A)</text:p>
          </table:table-cell>
          <table:table-cell table:style-name="ce126" table:formula="of:=IF([.$G125]+[.$I125]=0;;IF([.$G125]&gt;[.$I125];1;0))" office:value-type="float" office:value="0" calcext:value-type="float">
            <text:p>0</text:p>
          </table:table-cell>
          <table:table-cell table:style-name="ce168" table:formula="of:=IF([.$G125]+[.$I125]=0;;IF([.$G125]&lt;[.$I125];IF([.$G125]&amp;&quot;-&quot;&amp;[.$I125]=&quot;0-20&quot;;1;0);0))" office:value-type="float" office:value="0" calcext:value-type="float">
            <text:p>0</text:p>
          </table:table-cell>
          <table:table-cell table:style-name="ce168" table:formula="of:=IF([.$G125]+[.$I125]=0;;IF([.$G125]&lt;[.$I125];IF([.$G125]&amp;&quot;-&quot;&amp;[.$I125]&lt;&gt;&quot;0-20&quot;;1;0);0))" office:value-type="float" office:value="0" calcext:value-type="float">
            <text:p>0</text:p>
          </table:table-cell>
          <table:table-cell table:style-name="ce126" table:formula="of:=IF([.$G125]+[.$I125]=0;;[.$G125])" office:value-type="float" office:value="0" calcext:value-type="float">
            <text:p>0</text:p>
          </table:table-cell>
          <table:table-cell table:style-name="ce126" table:formula="of:=IF([.$G125]+[.$I125]=0;;[.$I125])" office:value-type="float" office:value="0" calcext:value-type="float">
            <text:p>0</text:p>
          </table:table-cell>
          <table:table-cell table:style-name="ce153" table:formula="of:=IF([.$G125]+[.$I125]=0;;[.$G125]-[.$I125])" office:value-type="float" office:value="0" calcext:value-type="float">
            <text:p>+0</text:p>
          </table:table-cell>
          <table:table-cell table:style-name="ce133" table:formula="of:=IF([.$C125]=&quot;&quot;;&quot;(Squadra B)&quot;;[.$C125])" office:value-type="string" office:string-value="(Squadra B)" calcext:value-type="string">
            <text:p>(Squadra B)</text:p>
          </table:table-cell>
          <table:table-cell table:style-name="ce126" table:formula="of:=IF([.$G125]+[.$I125]=0;;IF([.$I125]&gt;[.$G125];1;0))" office:value-type="float" office:value="0" calcext:value-type="float">
            <text:p>0</text:p>
          </table:table-cell>
          <table:table-cell table:style-name="ce168" table:formula="of:=IF([.$G125]+[.$I125]=0;;IF([.$I125]&lt;[.$G125];IF([.$G125]&amp;&quot;-&quot;&amp;[.$I125]=&quot;20-0&quot;;1;0);0))" office:value-type="float" office:value="0" calcext:value-type="float">
            <text:p>0</text:p>
          </table:table-cell>
          <table:table-cell table:style-name="ce168" table:formula="of:=IF([.$G125]+[.$I125]=0;;IF([.$I125]&lt;[.$G125];IF([.$G125]&amp;&quot;-&quot;&amp;[.$I125]&lt;&gt;&quot;20-0&quot;;1;0);0))" office:value-type="float" office:value="0" calcext:value-type="float">
            <text:p>0</text:p>
          </table:table-cell>
          <table:table-cell table:style-name="ce126" table:formula="of:=IF([.$G125]+[.$I125]=0;;[.$I125])" office:value-type="float" office:value="0" calcext:value-type="float">
            <text:p>0</text:p>
          </table:table-cell>
          <table:table-cell table:style-name="ce126" table:formula="of:=IF([.$G125]+[.$I125]=0;;[.$G125])" office:value-type="float" office:value="0" calcext:value-type="float">
            <text:p>0</text:p>
          </table:table-cell>
          <table:table-cell table:style-name="ce153" table:formula="of:=IF([.$G125]+[.$I125]=0;;[.$I125]-[.$G125])" office:value-type="float" office:value="0" calcext:value-type="float">
            <text:p>+0</text:p>
          </table:table-cell>
          <table:table-cell table:style-name="ce168" table:formula="of:=IF([.$G125]+[.$I125]=0;&quot;(Vincente)&quot;;IF([.$G125]&gt;[.$I125];[.$B125];[.$C125]))" office:value-type="string" office:string-value="(Vincente)" calcext:value-type="string">
            <text:p>(Vincente)</text:p>
          </table:table-cell>
          <table:table-cell table:style-name="ce168" table:formula="of:=IF([.$G125]+[.$I125]=0;&quot;(Perdente)&quot;;IF([.$G125]&lt;[.$I125];[.$B125];[.$C125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26]=&quot;&quot;;&quot;&quot;;HYPERLINK(VLOOKUP([.B126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126" office:value-type="float" office:value="12" calcext:value-type="float">
            <text:p>12</text:p>
          </table:table-cell>
          <table:table-cell table:style-name="ce87" table:formula="of:=IF(ISNUMBER([.A128]);ROMAN([.A128])&amp;&quot; GIORNATA&quot;;COM.MICROSOFT.SWITCH([.A128];&quot;1-2&quot;;&quot;FINALE 1°-2° POSTO&quot;;&quot;3-4&quot;;&quot;FINALE 3°-4° POSTO&quot;;&quot;1-4&quot;;&quot;SEMIFINALI 1°-4° POSTO&quot;;&quot;&quot;))" office:value-type="string" office:string-value="XII GIORNATA" calcext:value-type="string" table:number-columns-spanned="8" table:number-rows-spanned="1">
            <text:p>X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4" calcext:value-type="float" table:number-columns-spanned="1" table:number-rows-spanned="2">
            <text:p>34</text:p>
          </table:table-cell>
          <table:table-cell table:style-name="ce55" table:content-validation-name="val2" table:number-columns-repeated="2"/>
          <table:table-cell table:style-name="ce92" table:formula="of:=IF([.E130]=&quot;&quot;;&quot;&quot;;TEXT([.E130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content-validation-name="val6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table:number-columns-spanned="1" table:number-rows-spanned="2"/>
          <table:table-cell table:style-name="ce133" table:formula="of:=IF([.$B130]=&quot;&quot;;&quot;(Squadra A)&quot;;[.$B130])" office:value-type="string" office:string-value="(Squadra A)" calcext:value-type="string">
            <text:p>(Squadra A)</text:p>
          </table:table-cell>
          <table:table-cell table:style-name="ce126" table:formula="of:=IF([.$G130]+[.$I130]=0;;IF([.$G130]&gt;[.$I130];1;0))" office:value-type="float" office:value="0" calcext:value-type="float">
            <text:p>0</text:p>
          </table:table-cell>
          <table:table-cell table:style-name="ce168" table:formula="of:=IF([.$G130]+[.$I130]=0;;IF([.$G130]&lt;[.$I130];IF([.$G130]&amp;&quot;-&quot;&amp;[.$I130]=&quot;0-20&quot;;1;0);0))" office:value-type="float" office:value="0" calcext:value-type="float">
            <text:p>0</text:p>
          </table:table-cell>
          <table:table-cell table:style-name="ce168" table:formula="of:=IF([.$G130]+[.$I130]=0;;IF([.$G130]&lt;[.$I130];IF([.$G130]&amp;&quot;-&quot;&amp;[.$I130]&lt;&gt;&quot;0-20&quot;;1;0);0))" office:value-type="float" office:value="0" calcext:value-type="float">
            <text:p>0</text:p>
          </table:table-cell>
          <table:table-cell table:style-name="ce126" table:formula="of:=IF([.$G130]+[.$I130]=0;;[.$G130])" office:value-type="float" office:value="0" calcext:value-type="float">
            <text:p>0</text:p>
          </table:table-cell>
          <table:table-cell table:style-name="ce126" table:formula="of:=IF([.$G130]+[.$I130]=0;;[.$I130])" office:value-type="float" office:value="0" calcext:value-type="float">
            <text:p>0</text:p>
          </table:table-cell>
          <table:table-cell table:style-name="ce153" table:formula="of:=IF([.$G130]+[.$I130]=0;;[.$G130]-[.$I130])" office:value-type="float" office:value="0" calcext:value-type="float">
            <text:p>+0</text:p>
          </table:table-cell>
          <table:table-cell table:style-name="ce133" table:formula="of:=IF([.$C130]=&quot;&quot;;&quot;(Squadra B)&quot;;[.$C130])" office:value-type="string" office:string-value="(Squadra B)" calcext:value-type="string">
            <text:p>(Squadra B)</text:p>
          </table:table-cell>
          <table:table-cell table:style-name="ce126" table:formula="of:=IF([.$G130]+[.$I130]=0;;IF([.$I130]&gt;[.$G130];1;0))" office:value-type="float" office:value="0" calcext:value-type="float">
            <text:p>0</text:p>
          </table:table-cell>
          <table:table-cell table:style-name="ce168" table:formula="of:=IF([.$G130]+[.$I130]=0;;IF([.$I130]&lt;[.$G130];IF([.$G130]&amp;&quot;-&quot;&amp;[.$I130]=&quot;20-0&quot;;1;0);0))" office:value-type="float" office:value="0" calcext:value-type="float">
            <text:p>0</text:p>
          </table:table-cell>
          <table:table-cell table:style-name="ce168" table:formula="of:=IF([.$G130]+[.$I130]=0;;IF([.$I130]&lt;[.$G130];IF([.$G130]&amp;&quot;-&quot;&amp;[.$I130]&lt;&gt;&quot;20-0&quot;;1;0);0))" office:value-type="float" office:value="0" calcext:value-type="float">
            <text:p>0</text:p>
          </table:table-cell>
          <table:table-cell table:style-name="ce126" table:formula="of:=IF([.$G130]+[.$I130]=0;;[.$I130])" office:value-type="float" office:value="0" calcext:value-type="float">
            <text:p>0</text:p>
          </table:table-cell>
          <table:table-cell table:style-name="ce126" table:formula="of:=IF([.$G130]+[.$I130]=0;;[.$G130])" office:value-type="float" office:value="0" calcext:value-type="float">
            <text:p>0</text:p>
          </table:table-cell>
          <table:table-cell table:style-name="ce153" table:formula="of:=IF([.$G130]+[.$I130]=0;;[.$I130]-[.$G130])" office:value-type="float" office:value="0" calcext:value-type="float">
            <text:p>+0</text:p>
          </table:table-cell>
          <table:table-cell table:style-name="ce168" table:formula="of:=IF([.$G130]+[.$I130]=0;&quot;(Vincente)&quot;;IF([.$G130]&gt;[.$I130];[.$B130];[.$C130]))" office:value-type="string" office:string-value="(Vincente)" calcext:value-type="string">
            <text:p>(Vincente)</text:p>
          </table:table-cell>
          <table:table-cell table:style-name="ce168" table:formula="of:=IF([.$G130]+[.$I130]=0;&quot;(Perdente)&quot;;IF([.$G130]&lt;[.$I130];[.$B130];[.$C130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31]=&quot;&quot;;&quot;&quot;;HYPERLINK(VLOOKUP([.B131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5" calcext:value-type="float" table:number-columns-spanned="1" table:number-rows-spanned="2">
            <text:p>35</text:p>
          </table:table-cell>
          <table:table-cell table:style-name="ce55" table:content-validation-name="val2" table:number-columns-repeated="2"/>
          <table:table-cell table:style-name="ce92" table:formula="of:=IF([.E133]=&quot;&quot;;&quot;&quot;;TEXT([.E133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3" table:formula="of:=IF([.$B133]=&quot;&quot;;&quot;(Squadra A)&quot;;[.$B133])" office:value-type="string" office:string-value="(Squadra A)" calcext:value-type="string">
            <text:p>(Squadra A)</text:p>
          </table:table-cell>
          <table:table-cell table:style-name="ce126" table:formula="of:=IF([.$G133]+[.$I133]=0;;IF([.$G133]&gt;[.$I133];1;0))" office:value-type="float" office:value="0" calcext:value-type="float">
            <text:p>0</text:p>
          </table:table-cell>
          <table:table-cell table:style-name="ce168" table:formula="of:=IF([.$G133]+[.$I133]=0;;IF([.$G133]&lt;[.$I133];IF([.$G133]&amp;&quot;-&quot;&amp;[.$I133]=&quot;0-20&quot;;1;0);0))" office:value-type="float" office:value="0" calcext:value-type="float">
            <text:p>0</text:p>
          </table:table-cell>
          <table:table-cell table:style-name="ce168" table:formula="of:=IF([.$G133]+[.$I133]=0;;IF([.$G133]&lt;[.$I133];IF([.$G133]&amp;&quot;-&quot;&amp;[.$I133]&lt;&gt;&quot;0-20&quot;;1;0);0))" office:value-type="float" office:value="0" calcext:value-type="float">
            <text:p>0</text:p>
          </table:table-cell>
          <table:table-cell table:style-name="ce126" table:formula="of:=IF([.$G133]+[.$I133]=0;;[.$G133])" office:value-type="float" office:value="0" calcext:value-type="float">
            <text:p>0</text:p>
          </table:table-cell>
          <table:table-cell table:style-name="ce126" table:formula="of:=IF([.$G133]+[.$I133]=0;;[.$I133])" office:value-type="float" office:value="0" calcext:value-type="float">
            <text:p>0</text:p>
          </table:table-cell>
          <table:table-cell table:style-name="ce153" table:formula="of:=IF([.$G133]+[.$I133]=0;;[.$G133]-[.$I133])" office:value-type="float" office:value="0" calcext:value-type="float">
            <text:p>+0</text:p>
          </table:table-cell>
          <table:table-cell table:style-name="ce133" table:formula="of:=IF([.$C133]=&quot;&quot;;&quot;(Squadra B)&quot;;[.$C133])" office:value-type="string" office:string-value="(Squadra B)" calcext:value-type="string">
            <text:p>(Squadra B)</text:p>
          </table:table-cell>
          <table:table-cell table:style-name="ce126" table:formula="of:=IF([.$G133]+[.$I133]=0;;IF([.$I133]&gt;[.$G133];1;0))" office:value-type="float" office:value="0" calcext:value-type="float">
            <text:p>0</text:p>
          </table:table-cell>
          <table:table-cell table:style-name="ce168" table:formula="of:=IF([.$G133]+[.$I133]=0;;IF([.$I133]&lt;[.$G133];IF([.$G133]&amp;&quot;-&quot;&amp;[.$I133]=&quot;20-0&quot;;1;0);0))" office:value-type="float" office:value="0" calcext:value-type="float">
            <text:p>0</text:p>
          </table:table-cell>
          <table:table-cell table:style-name="ce168" table:formula="of:=IF([.$G133]+[.$I133]=0;;IF([.$I133]&lt;[.$G133];IF([.$G133]&amp;&quot;-&quot;&amp;[.$I133]&lt;&gt;&quot;20-0&quot;;1;0);0))" office:value-type="float" office:value="0" calcext:value-type="float">
            <text:p>0</text:p>
          </table:table-cell>
          <table:table-cell table:style-name="ce126" table:formula="of:=IF([.$G133]+[.$I133]=0;;[.$I133])" office:value-type="float" office:value="0" calcext:value-type="float">
            <text:p>0</text:p>
          </table:table-cell>
          <table:table-cell table:style-name="ce126" table:formula="of:=IF([.$G133]+[.$I133]=0;;[.$G133])" office:value-type="float" office:value="0" calcext:value-type="float">
            <text:p>0</text:p>
          </table:table-cell>
          <table:table-cell table:style-name="ce153" table:formula="of:=IF([.$G133]+[.$I133]=0;;[.$I133]-[.$G133])" office:value-type="float" office:value="0" calcext:value-type="float">
            <text:p>+0</text:p>
          </table:table-cell>
          <table:table-cell table:style-name="ce168" table:formula="of:=IF([.$G133]+[.$I133]=0;&quot;(Vincente)&quot;;IF([.$G133]&gt;[.$I133];[.$B133];[.$C133]))" office:value-type="string" office:string-value="(Vincente)" calcext:value-type="string">
            <text:p>(Vincente)</text:p>
          </table:table-cell>
          <table:table-cell table:style-name="ce168" table:formula="of:=IF([.$G133]+[.$I133]=0;&quot;(Perdente)&quot;;IF([.$G133]&lt;[.$I133];[.$B133];[.$C133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34]=&quot;&quot;;&quot;&quot;;HYPERLINK(VLOOKUP([.B134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6" calcext:value-type="float" table:number-columns-spanned="1" table:number-rows-spanned="2">
            <text:p>36</text:p>
          </table:table-cell>
          <table:table-cell table:style-name="ce55" table:content-validation-name="val2" table:number-columns-repeated="2"/>
          <table:table-cell table:style-name="ce92" table:formula="of:=IF([.E136]=&quot;&quot;;&quot;&quot;;TEXT([.E136];&quot;ggg&quot;))">
            <text:p/>
          </table:table-cell>
          <table:table-cell table:style-name="ce79" table:content-validation-name="val4"/>
          <table:table-cell table:style-name="ce80" table:content-validation-name="val5"/>
          <table:table-cell table:style-name="ce91" table:number-columns-spanned="1" table:number-rows-spanned="2"/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number-columns-spanned="1" table:number-rows-spanned="2"/>
          <table:table-cell table:style-name="ce133" table:formula="of:=IF([.$B136]=&quot;&quot;;&quot;(Squadra A)&quot;;[.$B136])" office:value-type="string" office:string-value="(Squadra A)" calcext:value-type="string">
            <text:p>(Squadra A)</text:p>
          </table:table-cell>
          <table:table-cell table:style-name="ce126" table:formula="of:=IF([.$G136]+[.$I136]=0;;IF([.$G136]&gt;[.$I136];1;0))" office:value-type="float" office:value="0" calcext:value-type="float">
            <text:p>0</text:p>
          </table:table-cell>
          <table:table-cell table:style-name="ce168" table:formula="of:=IF([.$G136]+[.$I136]=0;;IF([.$G136]&lt;[.$I136];IF([.$G136]&amp;&quot;-&quot;&amp;[.$I136]=&quot;0-20&quot;;1;0);0))" office:value-type="float" office:value="0" calcext:value-type="float">
            <text:p>0</text:p>
          </table:table-cell>
          <table:table-cell table:style-name="ce168" table:formula="of:=IF([.$G136]+[.$I136]=0;;IF([.$G136]&lt;[.$I136];IF([.$G136]&amp;&quot;-&quot;&amp;[.$I136]&lt;&gt;&quot;0-20&quot;;1;0);0))" office:value-type="float" office:value="0" calcext:value-type="float">
            <text:p>0</text:p>
          </table:table-cell>
          <table:table-cell table:style-name="ce126" table:formula="of:=IF([.$G136]+[.$I136]=0;;[.$G136])" office:value-type="float" office:value="0" calcext:value-type="float">
            <text:p>0</text:p>
          </table:table-cell>
          <table:table-cell table:style-name="ce126" table:formula="of:=IF([.$G136]+[.$I136]=0;;[.$I136])" office:value-type="float" office:value="0" calcext:value-type="float">
            <text:p>0</text:p>
          </table:table-cell>
          <table:table-cell table:style-name="ce153" table:formula="of:=IF([.$G136]+[.$I136]=0;;[.$G136]-[.$I136])" office:value-type="float" office:value="0" calcext:value-type="float">
            <text:p>+0</text:p>
          </table:table-cell>
          <table:table-cell table:style-name="ce133" table:formula="of:=IF([.$C136]=&quot;&quot;;&quot;(Squadra B)&quot;;[.$C136])" office:value-type="string" office:string-value="(Squadra B)" calcext:value-type="string">
            <text:p>(Squadra B)</text:p>
          </table:table-cell>
          <table:table-cell table:style-name="ce126" table:formula="of:=IF([.$G136]+[.$I136]=0;;IF([.$I136]&gt;[.$G136];1;0))" office:value-type="float" office:value="0" calcext:value-type="float">
            <text:p>0</text:p>
          </table:table-cell>
          <table:table-cell table:style-name="ce168" table:formula="of:=IF([.$G136]+[.$I136]=0;;IF([.$I136]&lt;[.$G136];IF([.$G136]&amp;&quot;-&quot;&amp;[.$I136]=&quot;20-0&quot;;1;0);0))" office:value-type="float" office:value="0" calcext:value-type="float">
            <text:p>0</text:p>
          </table:table-cell>
          <table:table-cell table:style-name="ce168" table:formula="of:=IF([.$G136]+[.$I136]=0;;IF([.$I136]&lt;[.$G136];IF([.$G136]&amp;&quot;-&quot;&amp;[.$I136]&lt;&gt;&quot;20-0&quot;;1;0);0))" office:value-type="float" office:value="0" calcext:value-type="float">
            <text:p>0</text:p>
          </table:table-cell>
          <table:table-cell table:style-name="ce126" table:formula="of:=IF([.$G136]+[.$I136]=0;;[.$I136])" office:value-type="float" office:value="0" calcext:value-type="float">
            <text:p>0</text:p>
          </table:table-cell>
          <table:table-cell table:style-name="ce126" table:formula="of:=IF([.$G136]+[.$I136]=0;;[.$G136])" office:value-type="float" office:value="0" calcext:value-type="float">
            <text:p>0</text:p>
          </table:table-cell>
          <table:table-cell table:style-name="ce153" table:formula="of:=IF([.$G136]+[.$I136]=0;;[.$I136]-[.$G136])" office:value-type="float" office:value="0" calcext:value-type="float">
            <text:p>+0</text:p>
          </table:table-cell>
          <table:table-cell table:style-name="ce168" table:formula="of:=IF([.$G136]+[.$I136]=0;&quot;(Vincente)&quot;;IF([.$G136]&gt;[.$I136];[.$B136];[.$C136]))" office:value-type="string" office:string-value="(Vincente)" calcext:value-type="string">
            <text:p>(Vincente)</text:p>
          </table:table-cell>
          <table:table-cell table:style-name="ce168" table:formula="of:=IF([.$G136]+[.$I136]=0;&quot;(Perdente)&quot;;IF([.$G136]&lt;[.$I136];[.$B136];[.$C136]))" office:value-type="string" office:string-value="(Perdente)" calcext:value-type="string">
            <text:p>(Perdente)</text:p>
          </table:table-cell>
        </table:table-row>
        <table:table-row table:style-name="ro1">
          <table:covered-table-cell table:style-name="ce86"/>
          <table:table-cell table:style-name="ce56" table:content-validation-name="val3" table:number-columns-spanned="4" table:number-rows-spanned="1"/>
          <table:covered-table-cell table:style-name="ce90"/>
          <table:covered-table-cell table:number-columns-repeated="2" table:style-name="ce93"/>
          <table:table-cell table:style-name="ce96" table:formula="of:=IF([.B137]=&quot;&quot;;&quot;&quot;;HYPERLINK(VLOOKUP([.B137];areaLinkMappeSquadre;2;0);&quot;Mappa&quot;))">
            <text:p/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 table:number-rows-repeated="1048438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Classifica" table:style-name="ta1" table:protected="true">
        <loext:table-protection loext:select-unprotected-cells="true"/>
        <office:forms form:automatic-focus="false" form:apply-design-mode="false"/>
        <table:table-column table:style-name="co28" table:default-cell-style-name="ce130"/>
        <table:table-column table:style-name="co16" table:default-cell-style-name="ce130"/>
        <table:table-column table:style-name="co29" table:default-cell-style-name="ce130"/>
        <table:table-column table:style-name="co30" table:number-columns-repeated="5" table:default-cell-style-name="ce130"/>
        <table:table-column table:style-name="co29" table:default-cell-style-name="ce130"/>
        <table:table-column table:style-name="co31" table:default-cell-style-name="ce143"/>
        <table:table-column table:style-name="co10" table:number-columns-repeated="2" table:default-cell-style-name="ce150"/>
        <table:table-column table:style-name="co9" table:default-cell-style-name="ce157"/>
        <table:table-row table:style-name="ro4">
          <table:table-cell table:style-name="ce129" table:formula="of:=constNomeCampionato&amp;&quot;&quot;" office:value-type="string" office:string-value="Campionato a 9 squadre sola andata" calcext:value-type="string" table:number-columns-spanned="13" table:number-rows-spanned="1">
            <text:p>Campionato a 9 squadre sola andata</text:p>
          </table:table-cell>
          <table:covered-table-cell table:number-columns-repeated="6" table:style-name="ce140"/>
          <table:covered-table-cell table:number-columns-repeated="2" table:style-name="ce71"/>
          <table:covered-table-cell table:style-name="ce142"/>
          <table:covered-table-cell table:style-name="ce149"/>
          <table:covered-table-cell table:style-name="ce156"/>
          <table:covered-table-cell table:style-name="ce140"/>
        </table:table-row>
        <table:table-row table:style-name="ro4">
          <table:table-cell table:style-name="ce129" table:formula="of:=constSezioneCampionato&amp;&quot;&quot;" office:value-type="string" office:string-value="Sezione di Zoolandia" calcext:value-type="string" table:number-columns-spanned="13" table:number-rows-spanned="1">
            <text:p>Sezione di Zoolandia</text:p>
          </table:table-cell>
          <table:covered-table-cell table:number-columns-repeated="6" table:style-name="ce140"/>
          <table:covered-table-cell table:number-columns-repeated="2" table:style-name="ce71"/>
          <table:covered-table-cell table:style-name="ce142"/>
          <table:covered-table-cell table:style-name="ce149"/>
          <table:covered-table-cell table:number-columns-repeated="2" table:style-name="ce140"/>
        </table:table-row>
        <table:table-row table:style-name="ro4">
          <table:table-cell table:style-name="ce129" table:formula="of:=constStagionaCampionato&amp;&quot;&quot;" office:value-type="string" office:string-value="Stagione 2019/2020" calcext:value-type="string" table:number-columns-spanned="13" table:number-rows-spanned="1">
            <text:p>Stagione 2019/2020</text:p>
          </table:table-cell>
          <table:covered-table-cell table:number-columns-repeated="6" table:style-name="ce140"/>
          <table:covered-table-cell table:number-columns-repeated="2" table:style-name="ce71"/>
          <table:covered-table-cell table:style-name="ce142"/>
          <table:covered-table-cell table:style-name="ce149"/>
          <table:covered-table-cell table:number-columns-repeated="2" table:style-name="ce140"/>
        </table:table-row>
        <table:table-row table:style-name="ro1">
          <table:table-cell table:number-columns-repeated="13"/>
        </table:table-row>
        <table:table-row table:style-name="ro1">
          <table:table-cell table:style-name="ce132" office:value-type="string" calcext:value-type="string" table:number-columns-spanned="13" table:number-rows-spanned="1">
            <text:p>CLASSIFICA</text:p>
          </table:table-cell>
          <table:covered-table-cell table:number-columns-repeated="8" table:style-name="ce141"/>
          <table:covered-table-cell table:style-name="ce144"/>
          <table:covered-table-cell table:number-columns-repeated="2" table:style-name="ce151"/>
          <table:covered-table-cell table:style-name="ce158"/>
        </table:table-row>
        <table:table-row table:style-name="ro1">
          <table:table-cell table:number-columns-repeated="13"/>
        </table:table-row>
        <table:table-row table:style-name="ro1">
          <table:table-cell table:style-name="ce136" office:value-type="string" calcext:value-type="string" table:number-columns-spanned="1" table:number-rows-spanned="2">
            <text:p>P</text:p>
          </table:table-cell>
          <table:table-cell table:style-name="ce136" office:value-type="string" calcext:value-type="string" table:number-columns-spanned="1" table:number-rows-spanned="2">
            <text:p>Classifica</text:p>
          </table:table-cell>
          <table:table-cell table:style-name="ce136" office:value-type="string" calcext:value-type="string" table:number-columns-spanned="1" table:number-rows-spanned="2">
            <text:p>Pun</text:p>
          </table:table-cell>
          <table:table-cell table:style-name="ce136" office:value-type="string" calcext:value-type="string" table:number-columns-spanned="4" table:number-rows-spanned="1">
            <text:p>Partite</text:p>
          </table:table-cell>
          <table:covered-table-cell table:number-columns-repeated="3" table:style-name="ce138"/>
          <table:table-cell table:style-name="ce136" office:value-type="string" calcext:value-type="string" table:number-columns-spanned="3" table:number-rows-spanned="1">
            <text:p>Punti</text:p>
          </table:table-cell>
          <table:covered-table-cell table:style-name="ce138"/>
          <table:covered-table-cell table:style-name="ce146"/>
          <table:table-cell table:style-name="ce152" office:value-type="string" calcext:value-type="string" table:number-columns-spanned="3" table:number-rows-spanned="1">
            <text:p>Media</text:p>
          </table:table-cell>
          <table:covered-table-cell table:style-name="ce154"/>
          <table:covered-table-cell table:style-name="ce162"/>
        </table:table-row>
        <table:table-row table:style-name="ro1">
          <table:covered-table-cell table:number-columns-repeated="3" table:style-name="ce138"/>
          <table:table-cell table:style-name="ce138" office:value-type="string" calcext:value-type="string">
            <text:p>G</text:p>
          </table:table-cell>
          <table:table-cell table:style-name="ce138" office:value-type="string" calcext:value-type="string">
            <text:p>V</text:p>
          </table:table-cell>
          <table:table-cell table:style-name="ce138" office:value-type="string" calcext:value-type="string">
            <text:p>P</text:p>
          </table:table-cell>
          <table:table-cell table:style-name="ce138" office:value-type="string" calcext:value-type="string">
            <text:p>F</text:p>
          </table:table-cell>
          <table:table-cell table:style-name="ce138" office:value-type="string" calcext:value-type="string">
            <text:p>Fat</text:p>
          </table:table-cell>
          <table:table-cell table:style-name="ce138" office:value-type="string" calcext:value-type="string">
            <text:p>Sub</text:p>
          </table:table-cell>
          <table:table-cell table:style-name="ce146" office:value-type="string" calcext:value-type="string">
            <text:p>Dif</text:p>
          </table:table-cell>
          <table:table-cell table:style-name="ce154" office:value-type="string" calcext:value-type="string">
            <text:p>Fat</text:p>
          </table:table-cell>
          <table:table-cell table:style-name="ce154" office:value-type="string" calcext:value-type="string">
            <text:p>Sub</text:p>
          </table:table-cell>
          <table:table-cell table:style-name="ce162" office:value-type="string" calcext:value-type="string">
            <text:p>Dif</text:p>
          </table:table-cell>
        </table:table-row>
        <table:table-row table:style-name="ro1">
          <table:table-cell table:style-name="ce139" office:value-type="float" office:value="1" calcext:value-type="float">
            <text:p>1</text:p>
          </table:table-cell>
          <table:table-cell table:style-name="ce139" table:formula="of:=VLOOKUP([.A9];areaCercaDatiPerPosizioneSquadre;2;0)" office:value-type="string" office:string-value="Fenicotteri" calcext:value-type="string">
            <text:p>Fenicotteri</text:p>
          </table:table-cell>
          <table:table-cell table:style-name="ce139" table:formula="of:=VLOOKUP([.A9];areaCercaDatiPerPosizioneSquadre;4;0)" office:value-type="float" office:value="16" calcext:value-type="float">
            <text:p>16</text:p>
          </table:table-cell>
          <table:table-cell table:style-name="ce139" table:formula="of:=VLOOKUP([.A9];areaCercaDatiPerPosizioneSquadre;5;0)" office:value-type="float" office:value="6" calcext:value-type="float">
            <text:p>6</text:p>
          </table:table-cell>
          <table:table-cell table:style-name="ce139" table:formula="of:=VLOOKUP([.A9];areaCercaDatiPerPosizioneSquadre;6;0)" office:value-type="float" office:value="5" calcext:value-type="float">
            <text:p>5</text:p>
          </table:table-cell>
          <table:table-cell table:style-name="ce139" table:formula="of:=VLOOKUP([.A9];areaCercaDatiPerPosizioneSquadre;7;0)" office:value-type="float" office:value="1" calcext:value-type="float">
            <text:p>1</text:p>
          </table:table-cell>
          <table:table-cell table:style-name="ce139" table:formula="of:=VLOOKUP([.A9];areaCercaDatiPerPosizioneSquadre;8;0)" office:value-type="float" office:value="0" calcext:value-type="float">
            <text:p>0</text:p>
          </table:table-cell>
          <table:table-cell table:style-name="ce139" table:formula="of:=VLOOKUP([.A9];areaCercaDatiPerPosizioneSquadre;9;0)" office:value-type="float" office:value="298" calcext:value-type="float">
            <text:p>298</text:p>
          </table:table-cell>
          <table:table-cell table:style-name="ce139" table:formula="of:=VLOOKUP([.A9];areaCercaDatiPerPosizioneSquadre;10;0)" office:value-type="float" office:value="250" calcext:value-type="float">
            <text:p>250</text:p>
          </table:table-cell>
          <table:table-cell table:style-name="ce148" table:formula="of:=VLOOKUP([.A9];areaCercaDatiPerPosizioneSquadre;11;0)" office:value-type="float" office:value="48" calcext:value-type="float">
            <text:p>+48</text:p>
          </table:table-cell>
          <table:table-cell table:style-name="ce155" table:formula="of:=VLOOKUP([.A9];areaCercaDatiPerPosizioneSquadre;12;0)" office:value-type="float" office:value="49.67" calcext:value-type="float">
            <text:p>49,67</text:p>
          </table:table-cell>
          <table:table-cell table:style-name="ce155" table:formula="of:=VLOOKUP([.A9];areaCercaDatiPerPosizioneSquadre;13;0)" office:value-type="float" office:value="41.67" calcext:value-type="float">
            <text:p>41,67</text:p>
          </table:table-cell>
          <table:table-cell table:style-name="ce172" table:formula="of:=VLOOKUP([.A9];areaCercaDatiPerPosizioneSquadre;14;0)" office:value-type="float" office:value="8" calcext:value-type="float">
            <text:p>+8,00</text:p>
          </table:table-cell>
        </table:table-row>
        <table:table-row table:style-name="ro1">
          <table:table-cell table:style-name="ce139" office:value-type="float" office:value="2" calcext:value-type="float">
            <text:p>2</text:p>
          </table:table-cell>
          <table:table-cell table:style-name="ce139" table:formula="of:=VLOOKUP([.A10];areaCercaDatiPerPosizioneSquadre;2;0)" office:value-type="string" office:string-value="Delfini" calcext:value-type="string">
            <text:p>Delfini</text:p>
          </table:table-cell>
          <table:table-cell table:style-name="ce139" table:formula="of:=VLOOKUP([.A10];areaCercaDatiPerPosizioneSquadre;4;0)" office:value-type="float" office:value="16" calcext:value-type="float">
            <text:p>16</text:p>
          </table:table-cell>
          <table:table-cell table:style-name="ce139" table:formula="of:=VLOOKUP([.A10];areaCercaDatiPerPosizioneSquadre;5;0)" office:value-type="float" office:value="6" calcext:value-type="float">
            <text:p>6</text:p>
          </table:table-cell>
          <table:table-cell table:style-name="ce139" table:formula="of:=VLOOKUP([.A10];areaCercaDatiPerPosizioneSquadre;6;0)" office:value-type="float" office:value="5" calcext:value-type="float">
            <text:p>5</text:p>
          </table:table-cell>
          <table:table-cell table:style-name="ce139" table:formula="of:=VLOOKUP([.A10];areaCercaDatiPerPosizioneSquadre;7;0)" office:value-type="float" office:value="1" calcext:value-type="float">
            <text:p>1</text:p>
          </table:table-cell>
          <table:table-cell table:style-name="ce139" table:formula="of:=VLOOKUP([.A10];areaCercaDatiPerPosizioneSquadre;8;0)" office:value-type="float" office:value="0" calcext:value-type="float">
            <text:p>0</text:p>
          </table:table-cell>
          <table:table-cell table:style-name="ce139" table:formula="of:=VLOOKUP([.A10];areaCercaDatiPerPosizioneSquadre;9;0)" office:value-type="float" office:value="319" calcext:value-type="float">
            <text:p>319</text:p>
          </table:table-cell>
          <table:table-cell table:style-name="ce139" table:formula="of:=VLOOKUP([.A10];areaCercaDatiPerPosizioneSquadre;10;0)" office:value-type="float" office:value="254" calcext:value-type="float">
            <text:p>254</text:p>
          </table:table-cell>
          <table:table-cell table:style-name="ce148" table:formula="of:=VLOOKUP([.A10];areaCercaDatiPerPosizioneSquadre;11;0)" office:value-type="float" office:value="65" calcext:value-type="float">
            <text:p>+65</text:p>
          </table:table-cell>
          <table:table-cell table:style-name="ce155" table:formula="of:=VLOOKUP([.A10];areaCercaDatiPerPosizioneSquadre;12;0)" office:value-type="float" office:value="53.17" calcext:value-type="float">
            <text:p>53,17</text:p>
          </table:table-cell>
          <table:table-cell table:style-name="ce155" table:formula="of:=VLOOKUP([.A10];areaCercaDatiPerPosizioneSquadre;13;0)" office:value-type="float" office:value="42.33" calcext:value-type="float">
            <text:p>42,33</text:p>
          </table:table-cell>
          <table:table-cell table:style-name="ce172" table:formula="of:=VLOOKUP([.A10];areaCercaDatiPerPosizioneSquadre;14;0)" office:value-type="float" office:value="10.83" calcext:value-type="float">
            <text:p>+10,83</text:p>
          </table:table-cell>
        </table:table-row>
        <table:table-row table:style-name="ro1">
          <table:table-cell table:style-name="ce139" office:value-type="float" office:value="3" calcext:value-type="float">
            <text:p>3</text:p>
          </table:table-cell>
          <table:table-cell table:style-name="ce139" table:formula="of:=VLOOKUP([.A11];areaCercaDatiPerPosizioneSquadre;2;0)" office:value-type="string" office:string-value="Elefanti" calcext:value-type="string">
            <text:p>Elefanti</text:p>
          </table:table-cell>
          <table:table-cell table:style-name="ce139" table:formula="of:=VLOOKUP([.A11];areaCercaDatiPerPosizioneSquadre;4;0)" office:value-type="float" office:value="14" calcext:value-type="float">
            <text:p>14</text:p>
          </table:table-cell>
          <table:table-cell table:style-name="ce139" table:formula="of:=VLOOKUP([.A11];areaCercaDatiPerPosizioneSquadre;5;0)" office:value-type="float" office:value="6" calcext:value-type="float">
            <text:p>6</text:p>
          </table:table-cell>
          <table:table-cell table:style-name="ce139" table:formula="of:=VLOOKUP([.A11];areaCercaDatiPerPosizioneSquadre;6;0)" office:value-type="float" office:value="4" calcext:value-type="float">
            <text:p>4</text:p>
          </table:table-cell>
          <table:table-cell table:style-name="ce139" table:formula="of:=VLOOKUP([.A11];areaCercaDatiPerPosizioneSquadre;7;0)" office:value-type="float" office:value="2" calcext:value-type="float">
            <text:p>2</text:p>
          </table:table-cell>
          <table:table-cell table:style-name="ce139" table:formula="of:=VLOOKUP([.A11];areaCercaDatiPerPosizioneSquadre;8;0)" office:value-type="float" office:value="0" calcext:value-type="float">
            <text:p>0</text:p>
          </table:table-cell>
          <table:table-cell table:style-name="ce139" table:formula="of:=VLOOKUP([.A11];areaCercaDatiPerPosizioneSquadre;9;0)" office:value-type="float" office:value="351" calcext:value-type="float">
            <text:p>351</text:p>
          </table:table-cell>
          <table:table-cell table:style-name="ce139" table:formula="of:=VLOOKUP([.A11];areaCercaDatiPerPosizioneSquadre;10;0)" office:value-type="float" office:value="247" calcext:value-type="float">
            <text:p>247</text:p>
          </table:table-cell>
          <table:table-cell table:style-name="ce148" table:formula="of:=VLOOKUP([.A11];areaCercaDatiPerPosizioneSquadre;11;0)" office:value-type="float" office:value="104" calcext:value-type="float">
            <text:p>+104</text:p>
          </table:table-cell>
          <table:table-cell table:style-name="ce155" table:formula="of:=VLOOKUP([.A11];areaCercaDatiPerPosizioneSquadre;12;0)" office:value-type="float" office:value="58.5" calcext:value-type="float">
            <text:p>58,50</text:p>
          </table:table-cell>
          <table:table-cell table:style-name="ce155" table:formula="of:=VLOOKUP([.A11];areaCercaDatiPerPosizioneSquadre;13;0)" office:value-type="float" office:value="41.17" calcext:value-type="float">
            <text:p>41,17</text:p>
          </table:table-cell>
          <table:table-cell table:style-name="ce172" table:formula="of:=VLOOKUP([.A11];areaCercaDatiPerPosizioneSquadre;14;0)" office:value-type="float" office:value="17.33" calcext:value-type="float">
            <text:p>+17,33</text:p>
          </table:table-cell>
        </table:table-row>
        <table:table-row table:style-name="ro1">
          <table:table-cell table:style-name="ce139" office:value-type="float" office:value="4" calcext:value-type="float">
            <text:p>4</text:p>
          </table:table-cell>
          <table:table-cell table:style-name="ce139" table:formula="of:=VLOOKUP([.A12];areaCercaDatiPerPosizioneSquadre;2;0)" office:value-type="string" office:string-value="Barracuda" calcext:value-type="string">
            <text:p>Barracuda</text:p>
          </table:table-cell>
          <table:table-cell table:style-name="ce139" table:formula="of:=VLOOKUP([.A12];areaCercaDatiPerPosizioneSquadre;4;0)" office:value-type="float" office:value="12" calcext:value-type="float">
            <text:p>12</text:p>
          </table:table-cell>
          <table:table-cell table:style-name="ce139" table:formula="of:=VLOOKUP([.A12];areaCercaDatiPerPosizioneSquadre;5;0)" office:value-type="float" office:value="6" calcext:value-type="float">
            <text:p>6</text:p>
          </table:table-cell>
          <table:table-cell table:style-name="ce139" table:formula="of:=VLOOKUP([.A12];areaCercaDatiPerPosizioneSquadre;6;0)" office:value-type="float" office:value="3" calcext:value-type="float">
            <text:p>3</text:p>
          </table:table-cell>
          <table:table-cell table:style-name="ce139" table:formula="of:=VLOOKUP([.A12];areaCercaDatiPerPosizioneSquadre;7;0)" office:value-type="float" office:value="3" calcext:value-type="float">
            <text:p>3</text:p>
          </table:table-cell>
          <table:table-cell table:style-name="ce139" table:formula="of:=VLOOKUP([.A12];areaCercaDatiPerPosizioneSquadre;8;0)" office:value-type="float" office:value="0" calcext:value-type="float">
            <text:p>0</text:p>
          </table:table-cell>
          <table:table-cell table:style-name="ce139" table:formula="of:=VLOOKUP([.A12];areaCercaDatiPerPosizioneSquadre;9;0)" office:value-type="float" office:value="359" calcext:value-type="float">
            <text:p>359</text:p>
          </table:table-cell>
          <table:table-cell table:style-name="ce139" table:formula="of:=VLOOKUP([.A12];areaCercaDatiPerPosizioneSquadre;10;0)" office:value-type="float" office:value="279" calcext:value-type="float">
            <text:p>279</text:p>
          </table:table-cell>
          <table:table-cell table:style-name="ce148" table:formula="of:=VLOOKUP([.A12];areaCercaDatiPerPosizioneSquadre;11;0)" office:value-type="float" office:value="80" calcext:value-type="float">
            <text:p>+80</text:p>
          </table:table-cell>
          <table:table-cell table:style-name="ce155" table:formula="of:=VLOOKUP([.A12];areaCercaDatiPerPosizioneSquadre;12;0)" office:value-type="float" office:value="59.83" calcext:value-type="float">
            <text:p>59,83</text:p>
          </table:table-cell>
          <table:table-cell table:style-name="ce155" table:formula="of:=VLOOKUP([.A12];areaCercaDatiPerPosizioneSquadre;13;0)" office:value-type="float" office:value="46.5" calcext:value-type="float">
            <text:p>46,50</text:p>
          </table:table-cell>
          <table:table-cell table:style-name="ce172" table:formula="of:=VLOOKUP([.A12];areaCercaDatiPerPosizioneSquadre;14;0)" office:value-type="float" office:value="13.33" calcext:value-type="float">
            <text:p>+13,33</text:p>
          </table:table-cell>
        </table:table-row>
        <table:table-row table:style-name="ro1">
          <table:table-cell table:style-name="ce139" office:value-type="float" office:value="5" calcext:value-type="float">
            <text:p>5</text:p>
          </table:table-cell>
          <table:table-cell table:style-name="ce139" table:formula="of:=VLOOKUP([.A13];areaCercaDatiPerPosizioneSquadre;2;0)" office:value-type="string" office:string-value="Cinghiali" calcext:value-type="string">
            <text:p>Cinghiali</text:p>
          </table:table-cell>
          <table:table-cell table:style-name="ce139" table:formula="of:=VLOOKUP([.A13];areaCercaDatiPerPosizioneSquadre;4;0)" office:value-type="float" office:value="10" calcext:value-type="float">
            <text:p>10</text:p>
          </table:table-cell>
          <table:table-cell table:style-name="ce139" table:formula="of:=VLOOKUP([.A13];areaCercaDatiPerPosizioneSquadre;5;0)" office:value-type="float" office:value="6" calcext:value-type="float">
            <text:p>6</text:p>
          </table:table-cell>
          <table:table-cell table:style-name="ce139" table:formula="of:=VLOOKUP([.A13];areaCercaDatiPerPosizioneSquadre;6;0)" office:value-type="float" office:value="2" calcext:value-type="float">
            <text:p>2</text:p>
          </table:table-cell>
          <table:table-cell table:style-name="ce139" table:formula="of:=VLOOKUP([.A13];areaCercaDatiPerPosizioneSquadre;7;0)" office:value-type="float" office:value="4" calcext:value-type="float">
            <text:p>4</text:p>
          </table:table-cell>
          <table:table-cell table:style-name="ce139" table:formula="of:=VLOOKUP([.A13];areaCercaDatiPerPosizioneSquadre;8;0)" office:value-type="float" office:value="0" calcext:value-type="float">
            <text:p>0</text:p>
          </table:table-cell>
          <table:table-cell table:style-name="ce139" table:formula="of:=VLOOKUP([.A13];areaCercaDatiPerPosizioneSquadre;9;0)" office:value-type="float" office:value="223" calcext:value-type="float">
            <text:p>223</text:p>
          </table:table-cell>
          <table:table-cell table:style-name="ce139" table:formula="of:=VLOOKUP([.A13];areaCercaDatiPerPosizioneSquadre;10;0)" office:value-type="float" office:value="314" calcext:value-type="float">
            <text:p>314</text:p>
          </table:table-cell>
          <table:table-cell table:style-name="ce148" table:formula="of:=VLOOKUP([.A13];areaCercaDatiPerPosizioneSquadre;11;0)" office:value-type="float" office:value="-91" calcext:value-type="float">
            <text:p>-91</text:p>
          </table:table-cell>
          <table:table-cell table:style-name="ce155" table:formula="of:=VLOOKUP([.A13];areaCercaDatiPerPosizioneSquadre;12;0)" office:value-type="float" office:value="37.17" calcext:value-type="float">
            <text:p>37,17</text:p>
          </table:table-cell>
          <table:table-cell table:style-name="ce155" table:formula="of:=VLOOKUP([.A13];areaCercaDatiPerPosizioneSquadre;13;0)" office:value-type="float" office:value="52.33" calcext:value-type="float">
            <text:p>52,33</text:p>
          </table:table-cell>
          <table:table-cell table:style-name="ce172" table:formula="of:=VLOOKUP([.A13];areaCercaDatiPerPosizioneSquadre;14;0)" office:value-type="float" office:value="-15.17" calcext:value-type="float">
            <text:p>-15,17</text:p>
          </table:table-cell>
        </table:table-row>
        <table:table-row table:style-name="ro1">
          <table:table-cell table:style-name="ce139" office:value-type="float" office:value="6" calcext:value-type="float">
            <text:p>6</text:p>
          </table:table-cell>
          <table:table-cell table:style-name="ce139" table:formula="of:=VLOOKUP([.A14];areaCercaDatiPerPosizioneSquadre;2;0)" office:value-type="string" office:string-value="Gazzelle" calcext:value-type="string">
            <text:p>Gazzelle</text:p>
          </table:table-cell>
          <table:table-cell table:style-name="ce139" table:formula="of:=VLOOKUP([.A14];areaCercaDatiPerPosizioneSquadre;4;0)" office:value-type="float" office:value="10" calcext:value-type="float">
            <text:p>10</text:p>
          </table:table-cell>
          <table:table-cell table:style-name="ce139" table:formula="of:=VLOOKUP([.A14];areaCercaDatiPerPosizioneSquadre;5;0)" office:value-type="float" office:value="6" calcext:value-type="float">
            <text:p>6</text:p>
          </table:table-cell>
          <table:table-cell table:style-name="ce139" table:formula="of:=VLOOKUP([.A14];areaCercaDatiPerPosizioneSquadre;6;0)" office:value-type="float" office:value="2" calcext:value-type="float">
            <text:p>2</text:p>
          </table:table-cell>
          <table:table-cell table:style-name="ce139" table:formula="of:=VLOOKUP([.A14];areaCercaDatiPerPosizioneSquadre;7;0)" office:value-type="float" office:value="4" calcext:value-type="float">
            <text:p>4</text:p>
          </table:table-cell>
          <table:table-cell table:style-name="ce139" table:formula="of:=VLOOKUP([.A14];areaCercaDatiPerPosizioneSquadre;8;0)" office:value-type="float" office:value="0" calcext:value-type="float">
            <text:p>0</text:p>
          </table:table-cell>
          <table:table-cell table:style-name="ce139" table:formula="of:=VLOOKUP([.A14];areaCercaDatiPerPosizioneSquadre;9;0)" office:value-type="float" office:value="279" calcext:value-type="float">
            <text:p>279</text:p>
          </table:table-cell>
          <table:table-cell table:style-name="ce139" table:formula="of:=VLOOKUP([.A14];areaCercaDatiPerPosizioneSquadre;10;0)" office:value-type="float" office:value="309" calcext:value-type="float">
            <text:p>309</text:p>
          </table:table-cell>
          <table:table-cell table:style-name="ce148" table:formula="of:=VLOOKUP([.A14];areaCercaDatiPerPosizioneSquadre;11;0)" office:value-type="float" office:value="-30" calcext:value-type="float">
            <text:p>-30</text:p>
          </table:table-cell>
          <table:table-cell table:style-name="ce155" table:formula="of:=VLOOKUP([.A14];areaCercaDatiPerPosizioneSquadre;12;0)" office:value-type="float" office:value="46.5" calcext:value-type="float">
            <text:p>46,50</text:p>
          </table:table-cell>
          <table:table-cell table:style-name="ce155" table:formula="of:=VLOOKUP([.A14];areaCercaDatiPerPosizioneSquadre;13;0)" office:value-type="float" office:value="51.5" calcext:value-type="float">
            <text:p>51,50</text:p>
          </table:table-cell>
          <table:table-cell table:style-name="ce172" table:formula="of:=VLOOKUP([.A14];areaCercaDatiPerPosizioneSquadre;14;0)" office:value-type="float" office:value="-5" calcext:value-type="float">
            <text:p>-5,00</text:p>
          </table:table-cell>
        </table:table-row>
        <table:table-row table:style-name="ro1">
          <table:table-cell table:style-name="ce139" office:value-type="float" office:value="7" calcext:value-type="float">
            <text:p>7</text:p>
          </table:table-cell>
          <table:table-cell table:style-name="ce139" table:formula="of:=VLOOKUP([.A15];areaCercaDatiPerPosizioneSquadre;2;0)" office:value-type="string" office:string-value="Albatros" calcext:value-type="string">
            <text:p>Albatros</text:p>
          </table:table-cell>
          <table:table-cell table:style-name="ce139" table:formula="of:=VLOOKUP([.A15];areaCercaDatiPerPosizioneSquadre;4;0)" office:value-type="float" office:value="6" calcext:value-type="float">
            <text:p>6</text:p>
          </table:table-cell>
          <table:table-cell table:style-name="ce139" table:formula="of:=VLOOKUP([.A15];areaCercaDatiPerPosizioneSquadre;5;0)" office:value-type="float" office:value="6" calcext:value-type="float">
            <text:p>6</text:p>
          </table:table-cell>
          <table:table-cell table:style-name="ce139" table:formula="of:=VLOOKUP([.A15];areaCercaDatiPerPosizioneSquadre;6;0)" office:value-type="float" office:value="0" calcext:value-type="float">
            <text:p>0</text:p>
          </table:table-cell>
          <table:table-cell table:style-name="ce139" table:formula="of:=VLOOKUP([.A15];areaCercaDatiPerPosizioneSquadre;7;0)" office:value-type="float" office:value="6" calcext:value-type="float">
            <text:p>6</text:p>
          </table:table-cell>
          <table:table-cell table:style-name="ce139" table:formula="of:=VLOOKUP([.A15];areaCercaDatiPerPosizioneSquadre;8;0)" office:value-type="float" office:value="0" calcext:value-type="float">
            <text:p>0</text:p>
          </table:table-cell>
          <table:table-cell table:style-name="ce139" table:formula="of:=VLOOKUP([.A15];areaCercaDatiPerPosizioneSquadre;9;0)" office:value-type="float" office:value="149" calcext:value-type="float">
            <text:p>149</text:p>
          </table:table-cell>
          <table:table-cell table:style-name="ce139" table:formula="of:=VLOOKUP([.A15];areaCercaDatiPerPosizioneSquadre;10;0)" office:value-type="float" office:value="325" calcext:value-type="float">
            <text:p>325</text:p>
          </table:table-cell>
          <table:table-cell table:style-name="ce148" table:formula="of:=VLOOKUP([.A15];areaCercaDatiPerPosizioneSquadre;11;0)" office:value-type="float" office:value="-176" calcext:value-type="float">
            <text:p>-176</text:p>
          </table:table-cell>
          <table:table-cell table:style-name="ce155" table:formula="of:=VLOOKUP([.A15];areaCercaDatiPerPosizioneSquadre;12;0)" office:value-type="float" office:value="24.83" calcext:value-type="float">
            <text:p>24,83</text:p>
          </table:table-cell>
          <table:table-cell table:style-name="ce155" table:formula="of:=VLOOKUP([.A15];areaCercaDatiPerPosizioneSquadre;13;0)" office:value-type="float" office:value="54.17" calcext:value-type="float">
            <text:p>54,17</text:p>
          </table:table-cell>
          <table:table-cell table:style-name="ce172" table:formula="of:=VLOOKUP([.A15];areaCercaDatiPerPosizioneSquadre;14;0)" office:value-type="float" office:value="-29.33" calcext:value-type="float">
            <text:p>-29,33</text:p>
          </table:table-cell>
        </table:table-row>
        <table:table-row table:style-name="ro1">
          <table:table-cell table:style-name="ce139" office:value-type="float" office:value="8" calcext:value-type="float">
            <text:p>8</text:p>
          </table:table-cell>
          <table:table-cell table:style-name="ce139" table:formula="of:=VLOOKUP([.A16];areaCercaDatiPerPosizioneSquadre;2;0)" office:value-type="string" office:string-value="Leoni" calcext:value-type="string">
            <text:p>Leoni</text:p>
          </table:table-cell>
          <table:table-cell table:style-name="ce139" table:formula="of:=VLOOKUP([.A16];areaCercaDatiPerPosizioneSquadre;4;0)" office:value-type="float" office:value="3" calcext:value-type="float">
            <text:p>3</text:p>
          </table:table-cell>
          <table:table-cell table:style-name="ce139" table:formula="of:=VLOOKUP([.A16];areaCercaDatiPerPosizioneSquadre;5;0)" office:value-type="float" office:value="1" calcext:value-type="float">
            <text:p>1</text:p>
          </table:table-cell>
          <table:table-cell table:style-name="ce139" table:formula="of:=VLOOKUP([.A16];areaCercaDatiPerPosizioneSquadre;6;0)" office:value-type="float" office:value="1" calcext:value-type="float">
            <text:p>1</text:p>
          </table:table-cell>
          <table:table-cell table:style-name="ce139" table:formula="of:=VLOOKUP([.A16];areaCercaDatiPerPosizioneSquadre;7;0)" office:value-type="float" office:value="0" calcext:value-type="float">
            <text:p>0</text:p>
          </table:table-cell>
          <table:table-cell table:style-name="ce139" table:formula="of:=VLOOKUP([.A16];areaCercaDatiPerPosizioneSquadre;8;0)" office:value-type="float" office:value="0" calcext:value-type="float">
            <text:p>0</text:p>
          </table:table-cell>
          <table:table-cell table:style-name="ce139" table:formula="of:=VLOOKUP([.A16];areaCercaDatiPerPosizioneSquadre;9;0)" office:value-type="float" office:value="20" calcext:value-type="float">
            <text:p>20</text:p>
          </table:table-cell>
          <table:table-cell table:style-name="ce139" table:formula="of:=VLOOKUP([.A16];areaCercaDatiPerPosizioneSquadre;10;0)" office:value-type="float" office:value="0" calcext:value-type="float">
            <text:p>0</text:p>
          </table:table-cell>
          <table:table-cell table:style-name="ce148" table:formula="of:=VLOOKUP([.A16];areaCercaDatiPerPosizioneSquadre;11;0)" office:value-type="float" office:value="20" calcext:value-type="float">
            <text:p>+20</text:p>
          </table:table-cell>
          <table:table-cell table:style-name="ce155" table:formula="of:=VLOOKUP([.A16];areaCercaDatiPerPosizioneSquadre;12;0)" office:value-type="float" office:value="20" calcext:value-type="float">
            <text:p>20,00</text:p>
          </table:table-cell>
          <table:table-cell table:style-name="ce155" table:formula="of:=VLOOKUP([.A16];areaCercaDatiPerPosizioneSquadre;13;0)" office:value-type="float" office:value="0" calcext:value-type="float">
            <text:p>0,00</text:p>
          </table:table-cell>
          <table:table-cell table:style-name="ce172" table:formula="of:=VLOOKUP([.A16];areaCercaDatiPerPosizioneSquadre;14;0)" office:value-type="float" office:value="20" calcext:value-type="float">
            <text:p>+20,00</text:p>
          </table:table-cell>
        </table:table-row>
        <table:table-row table:style-name="ro1">
          <table:table-cell table:style-name="ce139" office:value-type="float" office:value="9" calcext:value-type="float">
            <text:p>9</text:p>
          </table:table-cell>
          <table:table-cell table:style-name="ce139" table:formula="of:=VLOOKUP([.A17];areaCercaDatiPerPosizioneSquadre;2;0)" office:value-type="string" office:string-value="Iene" calcext:value-type="string">
            <text:p>Iene</text:p>
          </table:table-cell>
          <table:table-cell table:style-name="ce139" table:formula="of:=VLOOKUP([.A17];areaCercaDatiPerPosizioneSquadre;4;0)" office:value-type="float" office:value="0" calcext:value-type="float">
            <text:p>0</text:p>
          </table:table-cell>
          <table:table-cell table:style-name="ce139" table:formula="of:=VLOOKUP([.A17];areaCercaDatiPerPosizioneSquadre;5;0)" office:value-type="float" office:value="1" calcext:value-type="float">
            <text:p>1</text:p>
          </table:table-cell>
          <table:table-cell table:style-name="ce139" table:formula="of:=VLOOKUP([.A17];areaCercaDatiPerPosizioneSquadre;6;0)" office:value-type="float" office:value="0" calcext:value-type="float">
            <text:p>0</text:p>
          </table:table-cell>
          <table:table-cell table:style-name="ce139" table:formula="of:=VLOOKUP([.A17];areaCercaDatiPerPosizioneSquadre;7;0)" office:value-type="float" office:value="0" calcext:value-type="float">
            <text:p>0</text:p>
          </table:table-cell>
          <table:table-cell table:style-name="ce139" table:formula="of:=VLOOKUP([.A17];areaCercaDatiPerPosizioneSquadre;8;0)" office:value-type="float" office:value="1" calcext:value-type="float">
            <text:p>1</text:p>
          </table:table-cell>
          <table:table-cell table:style-name="ce139" table:formula="of:=VLOOKUP([.A17];areaCercaDatiPerPosizioneSquadre;9;0)" office:value-type="float" office:value="0" calcext:value-type="float">
            <text:p>0</text:p>
          </table:table-cell>
          <table:table-cell table:style-name="ce139" table:formula="of:=VLOOKUP([.A17];areaCercaDatiPerPosizioneSquadre;10;0)" office:value-type="float" office:value="20" calcext:value-type="float">
            <text:p>20</text:p>
          </table:table-cell>
          <table:table-cell table:style-name="ce148" table:formula="of:=VLOOKUP([.A17];areaCercaDatiPerPosizioneSquadre;11;0)" office:value-type="float" office:value="-20" calcext:value-type="float">
            <text:p>-20</text:p>
          </table:table-cell>
          <table:table-cell table:style-name="ce155" table:formula="of:=VLOOKUP([.A17];areaCercaDatiPerPosizioneSquadre;12;0)" office:value-type="float" office:value="0" calcext:value-type="float">
            <text:p>0,00</text:p>
          </table:table-cell>
          <table:table-cell table:style-name="ce155" table:formula="of:=VLOOKUP([.A17];areaCercaDatiPerPosizioneSquadre;13;0)" office:value-type="float" office:value="20" calcext:value-type="float">
            <text:p>20,00</text:p>
          </table:table-cell>
          <table:table-cell table:style-name="ce172" table:formula="of:=VLOOKUP([.A17];areaCercaDatiPerPosizioneSquadre;14;0)" office:value-type="float" office:value="-20" calcext:value-type="float">
            <text:p>-20,00</text:p>
          </table:table-cell>
        </table:table-row>
        <table:table-row table:style-name="ro1" table:number-rows-repeated="104855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layoff" table:style-name="ta1" table:protected="true" table:print-ranges="Playoff.A1:Playoff.I1048576">
        <loext:table-protection loext:select-unprotected-cells="true"/>
        <office:forms form:automatic-focus="false" form:apply-design-mode="false"/>
        <table:table-column table:style-name="co38" table:default-cell-style-name="ce66"/>
        <table:table-column table:style-name="co39" table:number-columns-repeated="2" table:default-cell-style-name="ce66"/>
        <table:table-column table:style-name="co40" table:default-cell-style-name="ce66"/>
        <table:table-column table:style-name="co41" table:default-cell-style-name="ce66"/>
        <table:table-column table:style-name="co42" table:number-columns-repeated="2" table:default-cell-style-name="ce66"/>
        <table:table-column table:style-name="co43" table:default-cell-style-name="ce66"/>
        <table:table-column table:style-name="co42" table:default-cell-style-name="ce66"/>
        <table:table-column table:style-name="co27" table:default-cell-style-name="ce109"/>
        <table:table-column table:style-name="co32" table:default-cell-style-name="ce109"/>
        <table:table-column table:style-name="co33" table:default-cell-style-name="ce109"/>
        <table:table-column table:style-name="co34" table:default-cell-style-name="ce109"/>
        <table:table-column table:style-name="co44" table:default-cell-style-name="ce109"/>
        <table:table-column table:style-name="co45" table:default-cell-style-name="ce109"/>
        <table:table-column table:style-name="co46" table:default-cell-style-name="ce109"/>
        <table:table-column table:style-name="co27" table:default-cell-style-name="ce109"/>
        <table:table-column table:style-name="co32" table:default-cell-style-name="ce109"/>
        <table:table-column table:style-name="co33" table:default-cell-style-name="ce109"/>
        <table:table-column table:style-name="co34" table:default-cell-style-name="ce109"/>
        <table:table-column table:style-name="co44" table:default-cell-style-name="ce109"/>
        <table:table-column table:style-name="co45" table:default-cell-style-name="ce109"/>
        <table:table-column table:style-name="co46" table:default-cell-style-name="ce109"/>
        <table:table-column table:style-name="co17" table:default-cell-style-name="ce109"/>
        <table:table-column table:style-name="co14" table:default-cell-style-name="ce109"/>
        <table:table-row table:style-name="ro4">
          <table:table-cell table:style-name="ce107" table:formula="of:=constNomeCampionato&amp;&quot;&quot;" office:value-type="string" office:string-value="Campionato a 9 squadre sola andata" calcext:value-type="string" table:number-columns-spanned="9" table:number-rows-spanned="1">
            <text:p>Campionato a 9 squadre sola andata</text:p>
          </table:table-cell>
          <table:covered-table-cell table:number-columns-repeated="6" table:style-name="ce71"/>
          <table:covered-table-cell table:style-name="ce147"/>
          <table:covered-table-cell table:style-name="ce71"/>
          <table:table-cell table:number-columns-repeated="16"/>
        </table:table-row>
        <table:table-row table:style-name="ro4">
          <table:table-cell table:style-name="ce107" table:formula="of:=constSezioneCampionato&amp;&quot;&quot;" office:value-type="string" office:string-value="Sezione di Zoolandia" calcext:value-type="string" table:number-columns-spanned="9" table:number-rows-spanned="1">
            <text:p>Sezione di Zoolandia</text:p>
          </table:table-cell>
          <table:covered-table-cell table:number-columns-repeated="8" table:style-name="ce71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4">
          <table:table-cell table:style-name="ce107" table:formula="of:=constStagionaCampionato&amp;&quot;&quot;" office:value-type="string" office:string-value="Stagione 2019/2020" calcext:value-type="string" table:number-columns-spanned="9" table:number-rows-spanned="1">
            <text:p>Stagione 2019/2020</text:p>
          </table:table-cell>
          <table:covered-table-cell table:number-columns-repeated="8" table:style-name="ce71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number-columns-repeated="3"/>
          <table:table-cell table:style-name="ce76" table:number-columns-repeated="3"/>
          <table:table-cell table:number-columns-repeated="3"/>
          <table:table-cell table:style-name="ce133" office:value-type="string" calcext:value-type="string">
            <text:p>Squadra A</text:p>
          </table:table-cell>
          <table:table-cell table:style-name="ce126" office:value-type="string" calcext:value-type="string">
            <text:p>Vinta A</text:p>
          </table:table-cell>
          <table:table-cell table:style-name="ce126" office:value-type="string" calcext:value-type="string">
            <text:p>Forfait A</text:p>
          </table:table-cell>
          <table:table-cell table:style-name="ce126" office:value-type="string" calcext:value-type="string">
            <text:p>Persa A</text:p>
          </table:table-cell>
          <table:table-cell table:style-name="ce126" office:value-type="string" calcext:value-type="string">
            <text:p>Punti F. A</text:p>
          </table:table-cell>
          <table:table-cell table:style-name="ce126" office:value-type="string" calcext:value-type="string">
            <text:p>Punti S. A</text:p>
          </table:table-cell>
          <table:table-cell table:style-name="ce126" office:value-type="string" calcext:value-type="string">
            <text:p>Diff. C. A</text:p>
          </table:table-cell>
          <table:table-cell table:style-name="ce133" office:value-type="string" calcext:value-type="string">
            <text:p>Squadra B</text:p>
          </table:table-cell>
          <table:table-cell table:style-name="ce126" office:value-type="string" calcext:value-type="string">
            <text:p>Vinta B</text:p>
          </table:table-cell>
          <table:table-cell table:style-name="ce126" office:value-type="string" calcext:value-type="string">
            <text:p>Forfait B</text:p>
          </table:table-cell>
          <table:table-cell table:style-name="ce126" office:value-type="string" calcext:value-type="string">
            <text:p>Persa B</text:p>
          </table:table-cell>
          <table:table-cell table:style-name="ce126" office:value-type="string" calcext:value-type="string">
            <text:p>Punti F. B</text:p>
          </table:table-cell>
          <table:table-cell table:style-name="ce126" office:value-type="string" calcext:value-type="string">
            <text:p>Punti S. B</text:p>
          </table:table-cell>
          <table:table-cell table:style-name="ce126" office:value-type="string" calcext:value-type="string">
            <text:p>Diff. C. B</text:p>
          </table:table-cell>
          <table:table-cell table:style-name="ce126" office:value-type="string" calcext:value-type="string">
            <text:p>Vincente</text:p>
          </table:table-cell>
          <table:table-cell table:style-name="ce126" office:value-type="string" calcext:value-type="string">
            <text:p>Perdente</text:p>
          </table:table-cell>
        </table:table-row>
        <table:table-row table:style-name="ro1">
          <table:table-cell table:style-name="ce82" office:value-type="string" calcext:value-type="string" table:number-columns-spanned="9" table:number-rows-spanned="1">
            <text:p>PLAYOFF</text:p>
          </table:table-cell>
          <table:covered-table-cell table:number-columns-repeated="2"/>
          <table:covered-table-cell table:number-columns-repeated="3" table:style-name="ce76"/>
          <table:covered-table-cell table:number-columns-repeated="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number-columns-repeated="3"/>
          <table:table-cell table:style-name="ce76" table:number-columns-repeated="3"/>
          <table:table-cell table:number-columns-repeated="4"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126" office:value-type="string" calcext:value-type="string">
            <text:p>1-4</text:p>
          </table:table-cell>
          <table:table-cell table:style-name="ce182" table:formula="of:=IF(ISNUMBER([.A7]);ROMAN([.A7])&amp;&quot; GIORNATA&quot;;COM.MICROSOFT.SWITCH([.A7];&quot;1-2&quot;;&quot;FINALE 1°-2° POSTO&quot;;&quot;3-4&quot;;&quot;FINALE 3°-4° POSTO&quot;;&quot;1-4&quot;;&quot;SEMIFINALI 1°-4° POSTO&quot;;&quot;&quot;))" office:value-type="string" office:string-value="SEMIFINALI 1°-4° POSTO" calcext:value-type="string" table:number-columns-spanned="8" table:number-rows-spanned="1">
            <text:p>SEMIFINALI 1°-4° POSTO</text:p>
          </table:table-cell>
          <table:covered-table-cell/>
          <table:covered-table-cell table:number-columns-repeated="3" table:style-name="ce76"/>
          <table:covered-table-cell table:number-columns-repeated="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5" table:content-validation-name="val1" office:value-type="float" office:value="37" calcext:value-type="float" table:number-columns-spanned="1" table:number-rows-spanned="2">
            <text:p>37</text:p>
          </table:table-cell>
          <table:table-cell table:style-name="ce160" table:content-validation-name="val7" table:formula="of:=VLOOKUP(1;areaCercaDatiPerPosizioneSquadre;2;0)" office:value-type="string" office:string-value="Fenicotteri" calcext:value-type="string">
            <text:p>Fenicotteri</text:p>
          </table:table-cell>
          <table:table-cell table:style-name="ce160" table:content-validation-name="val7" table:formula="of:=VLOOKUP(4;areaCercaDatiPerPosizioneSquadre;2;0)" office:value-type="string" office:string-value="Barracuda" calcext:value-type="string">
            <text:p>Barracuda</text:p>
          </table:table-cell>
          <table:table-cell table:style-name="ce92" table:formula="of:=IF([.E9]=&quot;&quot;;&quot;&quot;;TEXT([.E9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5-27" calcext:value-type="date">
            <text:p>27 mag 2018</text:p>
          </table:table-cell>
          <table:table-cell table:style-name="ce80" table:content-validation-name="val5" office:value-type="time" office:time-value="PT09H00M00S" calcext:value-type="time">
            <text:p>09:00</text:p>
          </table:table-cell>
          <table:table-cell table:style-name="ce91" table:content-validation-name="val6" office:value-type="float" office:value="80" calcext:value-type="float" table:number-columns-spanned="1" table:number-rows-spanned="2">
            <text:p>8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74" calcext:value-type="float" table:number-columns-spanned="1" table:number-rows-spanned="2">
            <text:p>74</text:p>
          </table:table-cell>
          <table:table-cell table:style-name="ce133" table:formula="of:=IF([.$B9]=&quot;&quot;;&quot;(Squadra A)&quot;;[.$B9])" office:value-type="string" office:string-value="Fenicotteri" calcext:value-type="string">
            <text:p>Fenicotteri</text:p>
          </table:table-cell>
          <table:table-cell table:style-name="ce126" table:formula="of:=IF([.$G9]+[.$I9]=0;;IF([.$G9]&gt;[.$I9];1;0))" office:value-type="float" office:value="1" calcext:value-type="float">
            <text:p>1</text:p>
          </table:table-cell>
          <table:table-cell table:style-name="ce168" table:formula="of:=IF([.$G9]+[.$I9]=0;;IF([.$G9]&lt;[.$I9];IF([.$G9]&amp;&quot;-&quot;&amp;[.$I9]=&quot;0-20&quot;;1;0);0))" office:value-type="float" office:value="0" calcext:value-type="float">
            <text:p>0</text:p>
          </table:table-cell>
          <table:table-cell table:style-name="ce168" table:formula="of:=IF([.$G9]+[.$I9]=0;;IF([.$G9]&lt;[.$I9];IF([.$G9]&amp;&quot;-&quot;&amp;[.$I9]&lt;&gt;&quot;0-20&quot;;1;0);0))" office:value-type="float" office:value="0" calcext:value-type="float">
            <text:p>0</text:p>
          </table:table-cell>
          <table:table-cell table:style-name="ce126" table:formula="of:=IF([.$G9]+[.$I9]=0;;[.$G9])" office:value-type="float" office:value="80" calcext:value-type="float">
            <text:p>80</text:p>
          </table:table-cell>
          <table:table-cell table:style-name="ce126" table:formula="of:=IF([.$G9]+[.$I9]=0;;[.$I9])" office:value-type="float" office:value="74" calcext:value-type="float">
            <text:p>74</text:p>
          </table:table-cell>
          <table:table-cell table:style-name="ce153" table:formula="of:=IF([.$G9]+[.$I9]=0;;[.$G9]-[.$I9])" office:value-type="float" office:value="6" calcext:value-type="float">
            <text:p>+6</text:p>
          </table:table-cell>
          <table:table-cell table:style-name="ce133" table:formula="of:=IF([.$C9]=&quot;&quot;;&quot;(Squadra B)&quot;;[.$C9])" office:value-type="string" office:string-value="Barracuda" calcext:value-type="string">
            <text:p>Barracuda</text:p>
          </table:table-cell>
          <table:table-cell table:style-name="ce126" table:formula="of:=IF([.$G9]+[.$I9]=0;;IF([.$I9]&gt;[.$G9];1;0))" office:value-type="float" office:value="0" calcext:value-type="float">
            <text:p>0</text:p>
          </table:table-cell>
          <table:table-cell table:style-name="ce168" table:formula="of:=IF([.$G9]+[.$I9]=0;;IF([.$I9]&lt;[.$G9];IF([.$G9]&amp;&quot;-&quot;&amp;[.$I9]=&quot;20-0&quot;;1;0);0))" office:value-type="float" office:value="0" calcext:value-type="float">
            <text:p>0</text:p>
          </table:table-cell>
          <table:table-cell table:style-name="ce168" table:formula="of:=IF([.$G9]+[.$I9]=0;;IF([.$I9]&lt;[.$G9];IF([.$G9]&amp;&quot;-&quot;&amp;[.$I9]&lt;&gt;&quot;20-0&quot;;1;0);0))" office:value-type="float" office:value="1" calcext:value-type="float">
            <text:p>1</text:p>
          </table:table-cell>
          <table:table-cell table:style-name="ce126" table:formula="of:=IF([.$G9]+[.$I9]=0;;[.$I9])" office:value-type="float" office:value="74" calcext:value-type="float">
            <text:p>74</text:p>
          </table:table-cell>
          <table:table-cell table:style-name="ce126" table:formula="of:=IF([.$G9]+[.$I9]=0;;[.$G9])" office:value-type="float" office:value="80" calcext:value-type="float">
            <text:p>80</text:p>
          </table:table-cell>
          <table:table-cell table:style-name="ce153" table:formula="of:=IF([.$G9]+[.$I9]=0;;[.$I9]-[.$G9])" office:value-type="float" office:value="-6" calcext:value-type="float">
            <text:p>-6</text:p>
          </table:table-cell>
          <table:table-cell table:style-name="ce168" table:formula="of:=IF([.$G9]+[.$I9]=0;&quot;(Vincente)&quot;;IF([.$G9]&gt;[.$I9];[.$B9];[.$C9]))" office:value-type="string" office:string-value="Fenicotteri" calcext:value-type="string">
            <text:p>Fenicotteri</text:p>
          </table:table-cell>
          <table:table-cell table:style-name="ce168" table:formula="of:=IF([.$G9]+[.$I9]=0;&quot;(Perdente)&quot;;IF([.$G9]&lt;[.$I9];[.$B9];[.$C9]))" office:value-type="string" office:string-value="Barracuda" calcext:value-type="string">
            <text:p>Barracuda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90"/>
          <table:covered-table-cell table:number-columns-repeated="2" table:style-name="ce93"/>
          <table:table-cell table:style-name="ce96" table:formula="of:=IF([.B10]=&quot;&quot;;&quot;&quot;;HYPERLINK(VLOOKUP([.B10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5" table:content-validation-name="val1" office:value-type="float" office:value="38" calcext:value-type="float" table:number-columns-spanned="1" table:number-rows-spanned="2">
            <text:p>38</text:p>
          </table:table-cell>
          <table:table-cell table:style-name="ce160" table:content-validation-name="val7" table:formula="of:=VLOOKUP(2;areaCercaDatiPerPosizioneSquadre;2;0)" office:value-type="string" office:string-value="Delfini" calcext:value-type="string">
            <text:p>Delfini</text:p>
          </table:table-cell>
          <table:table-cell table:style-name="ce160" table:content-validation-name="val7" table:formula="of:=VLOOKUP(3;areaCercaDatiPerPosizioneSquadre;2;0)" office:value-type="string" office:string-value="Elefanti" calcext:value-type="string">
            <text:p>Elefanti</text:p>
          </table:table-cell>
          <table:table-cell table:style-name="ce92" table:formula="of:=IF([.E11]=&quot;&quot;;&quot;&quot;;TEXT([.E11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5-27" calcext:value-type="date">
            <text:p>27 mag 2018</text:p>
          </table:table-cell>
          <table:table-cell table:style-name="ce80" table:content-validation-name="val5" office:value-type="time" office:time-value="PT11H00M00S" calcext:value-type="time">
            <text:p>11:00</text:p>
          </table:table-cell>
          <table:table-cell table:style-name="ce91" table:content-validation-name="val6" office:value-type="float" office:value="62" calcext:value-type="float" table:number-columns-spanned="1" table:number-rows-spanned="2">
            <text:p>62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64" calcext:value-type="float" table:number-columns-spanned="1" table:number-rows-spanned="2">
            <text:p>64</text:p>
          </table:table-cell>
          <table:table-cell table:style-name="ce133" table:formula="of:=IF([.$B11]=&quot;&quot;;&quot;(Squadra A)&quot;;[.$B11])" office:value-type="string" office:string-value="Delfini" calcext:value-type="string">
            <text:p>Delfini</text:p>
          </table:table-cell>
          <table:table-cell table:style-name="ce126" table:formula="of:=IF([.$G11]+[.$I11]=0;;IF([.$G11]&gt;[.$I11];1;0))" office:value-type="float" office:value="0" calcext:value-type="float">
            <text:p>0</text:p>
          </table:table-cell>
          <table:table-cell table:style-name="ce168" table:formula="of:=IF([.$G11]+[.$I11]=0;;IF([.$G11]&lt;[.$I11];IF([.$G11]&amp;&quot;-&quot;&amp;[.$I11]=&quot;0-20&quot;;1;0);0))" office:value-type="float" office:value="0" calcext:value-type="float">
            <text:p>0</text:p>
          </table:table-cell>
          <table:table-cell table:style-name="ce168" table:formula="of:=IF([.$G11]+[.$I11]=0;;IF([.$G11]&lt;[.$I11];IF([.$G11]&amp;&quot;-&quot;&amp;[.$I11]&lt;&gt;&quot;0-20&quot;;1;0);0))" office:value-type="float" office:value="1" calcext:value-type="float">
            <text:p>1</text:p>
          </table:table-cell>
          <table:table-cell table:style-name="ce126" table:formula="of:=IF([.$G11]+[.$I11]=0;;[.$G11])" office:value-type="float" office:value="62" calcext:value-type="float">
            <text:p>62</text:p>
          </table:table-cell>
          <table:table-cell table:style-name="ce126" table:formula="of:=IF([.$G11]+[.$I11]=0;;[.$I11])" office:value-type="float" office:value="64" calcext:value-type="float">
            <text:p>64</text:p>
          </table:table-cell>
          <table:table-cell table:style-name="ce153" table:formula="of:=IF([.$G11]+[.$I11]=0;;[.$G11]-[.$I11])" office:value-type="float" office:value="-2" calcext:value-type="float">
            <text:p>-2</text:p>
          </table:table-cell>
          <table:table-cell table:style-name="ce133" table:formula="of:=IF([.$C11]=&quot;&quot;;&quot;(Squadra B)&quot;;[.$C11])" office:value-type="string" office:string-value="Elefanti" calcext:value-type="string">
            <text:p>Elefanti</text:p>
          </table:table-cell>
          <table:table-cell table:style-name="ce126" table:formula="of:=IF([.$G11]+[.$I11]=0;;IF([.$I11]&gt;[.$G11];1;0))" office:value-type="float" office:value="1" calcext:value-type="float">
            <text:p>1</text:p>
          </table:table-cell>
          <table:table-cell table:style-name="ce168" table:formula="of:=IF([.$G11]+[.$I11]=0;;IF([.$I11]&lt;[.$G11];IF([.$G11]&amp;&quot;-&quot;&amp;[.$I11]=&quot;20-0&quot;;1;0);0))" office:value-type="float" office:value="0" calcext:value-type="float">
            <text:p>0</text:p>
          </table:table-cell>
          <table:table-cell table:style-name="ce168" table:formula="of:=IF([.$G11]+[.$I11]=0;;IF([.$I11]&lt;[.$G11];IF([.$G11]&amp;&quot;-&quot;&amp;[.$I11]&lt;&gt;&quot;20-0&quot;;1;0);0))" office:value-type="float" office:value="0" calcext:value-type="float">
            <text:p>0</text:p>
          </table:table-cell>
          <table:table-cell table:style-name="ce126" table:formula="of:=IF([.$G11]+[.$I11]=0;;[.$I11])" office:value-type="float" office:value="64" calcext:value-type="float">
            <text:p>64</text:p>
          </table:table-cell>
          <table:table-cell table:style-name="ce126" table:formula="of:=IF([.$G11]+[.$I11]=0;;[.$G11])" office:value-type="float" office:value="62" calcext:value-type="float">
            <text:p>62</text:p>
          </table:table-cell>
          <table:table-cell table:style-name="ce153" table:formula="of:=IF([.$G11]+[.$I11]=0;;[.$I11]-[.$G11])" office:value-type="float" office:value="2" calcext:value-type="float">
            <text:p>+2</text:p>
          </table:table-cell>
          <table:table-cell table:style-name="ce168" table:formula="of:=IF([.$G11]+[.$I11]=0;&quot;(Vincente)&quot;;IF([.$G11]&gt;[.$I11];[.$B11];[.$C11]))" office:value-type="string" office:string-value="Elefanti" calcext:value-type="string">
            <text:p>Elefanti</text:p>
          </table:table-cell>
          <table:table-cell table:style-name="ce168" table:formula="of:=IF([.$G11]+[.$I11]=0;&quot;(Perdente)&quot;;IF([.$G11]&lt;[.$I11];[.$B11];[.$C11]))" office:value-type="string" office:string-value="Delfini" calcext:value-type="string">
            <text:p>Delfin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12]=&quot;&quot;;&quot;&quot;;HYPERLINK(VLOOKUP([.B12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style-name="ce126" office:value-type="string" calcext:value-type="string">
            <text:p>1-2</text:p>
          </table:table-cell>
          <table:table-cell table:style-name="ce182" table:formula="of:=IF(ISNUMBER([.A14]);ROMAN([.A14])&amp;&quot; GIORNATA&quot;;COM.MICROSOFT.SWITCH([.A14];&quot;1-2&quot;;&quot;FINALE 1°-2° POSTO&quot;;&quot;3-4&quot;;&quot;FINALE 3°-4° POSTO&quot;;&quot;1-4&quot;;&quot;SEMIFINALI 1°-4° POSTO&quot;;&quot;&quot;))" office:value-type="string" office:string-value="FINALE 1°-2° POSTO" calcext:value-type="string" table:number-columns-spanned="8" table:number-rows-spanned="1">
            <text:p>FINALE 1°-2° POSTO</text:p>
          </table:table-cell>
          <table:covered-table-cell/>
          <table:covered-table-cell table:number-columns-repeated="3" table:style-name="ce76"/>
          <table:covered-table-cell table:number-columns-repeated="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5" table:content-validation-name="val1" office:value-type="float" office:value="39" calcext:value-type="float" table:number-columns-spanned="1" table:number-rows-spanned="2">
            <text:p>39</text:p>
          </table:table-cell>
          <table:table-cell table:style-name="ce160" table:content-validation-name="val7" table:formula="of:=[.X9]" office:value-type="string" office:string-value="Fenicotteri" calcext:value-type="string">
            <text:p>Fenicotteri</text:p>
          </table:table-cell>
          <table:table-cell table:style-name="ce160" table:content-validation-name="val7" table:formula="of:=[.X11]" office:value-type="string" office:string-value="Elefanti" calcext:value-type="string">
            <text:p>Elefanti</text:p>
          </table:table-cell>
          <table:table-cell table:style-name="ce92" table:formula="of:=IF([.E16]=&quot;&quot;;&quot;&quot;;TEXT([.E16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5-27" calcext:value-type="date">
            <text:p>27 mag 2018</text:p>
          </table:table-cell>
          <table:table-cell table:style-name="ce80" table:content-validation-name="val5" office:value-type="time" office:time-value="PT09H00M00S" calcext:value-type="time">
            <text:p>09:00</text:p>
          </table:table-cell>
          <table:table-cell table:style-name="ce91" table:content-validation-name="val6" office:value-type="float" office:value="101" calcext:value-type="float" table:number-columns-spanned="1" table:number-rows-spanned="2">
            <text:p>101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100" calcext:value-type="float" table:number-columns-spanned="1" table:number-rows-spanned="2">
            <text:p>100</text:p>
          </table:table-cell>
          <table:table-cell table:style-name="ce133" table:formula="of:=IF([.$B16]=&quot;&quot;;&quot;(Squadra A)&quot;;[.$B16])" office:value-type="string" office:string-value="Fenicotteri" calcext:value-type="string">
            <text:p>Fenicotteri</text:p>
          </table:table-cell>
          <table:table-cell table:style-name="ce126" table:formula="of:=IF([.$G16]+[.$I16]=0;;IF([.$G16]&gt;[.$I16];1;0))" office:value-type="float" office:value="1" calcext:value-type="float">
            <text:p>1</text:p>
          </table:table-cell>
          <table:table-cell table:style-name="ce168" table:formula="of:=IF([.$G16]+[.$I16]=0;;IF([.$G16]&lt;[.$I16];IF([.$G16]&amp;&quot;-&quot;&amp;[.$I16]=&quot;0-20&quot;;1;0);0))" office:value-type="float" office:value="0" calcext:value-type="float">
            <text:p>0</text:p>
          </table:table-cell>
          <table:table-cell table:style-name="ce168" table:formula="of:=IF([.$G16]+[.$I16]=0;;IF([.$G16]&lt;[.$I16];IF([.$G16]&amp;&quot;-&quot;&amp;[.$I16]&lt;&gt;&quot;0-20&quot;;1;0);0))" office:value-type="float" office:value="0" calcext:value-type="float">
            <text:p>0</text:p>
          </table:table-cell>
          <table:table-cell table:style-name="ce126" table:formula="of:=IF([.$G16]+[.$I16]=0;;[.$G16])" office:value-type="float" office:value="101" calcext:value-type="float">
            <text:p>101</text:p>
          </table:table-cell>
          <table:table-cell table:style-name="ce126" table:formula="of:=IF([.$G16]+[.$I16]=0;;[.$I16])" office:value-type="float" office:value="100" calcext:value-type="float">
            <text:p>100</text:p>
          </table:table-cell>
          <table:table-cell table:style-name="ce153" table:formula="of:=IF([.$G16]+[.$I16]=0;;[.$G16]-[.$I16])" office:value-type="float" office:value="1" calcext:value-type="float">
            <text:p>+1</text:p>
          </table:table-cell>
          <table:table-cell table:style-name="ce133" table:formula="of:=IF([.$C16]=&quot;&quot;;&quot;(Squadra B)&quot;;[.$C16])" office:value-type="string" office:string-value="Elefanti" calcext:value-type="string">
            <text:p>Elefanti</text:p>
          </table:table-cell>
          <table:table-cell table:style-name="ce126" table:formula="of:=IF([.$G16]+[.$I16]=0;;IF([.$I16]&gt;[.$G16];1;0))" office:value-type="float" office:value="0" calcext:value-type="float">
            <text:p>0</text:p>
          </table:table-cell>
          <table:table-cell table:style-name="ce168" table:formula="of:=IF([.$G16]+[.$I16]=0;;IF([.$I16]&lt;[.$G16];IF([.$G16]&amp;&quot;-&quot;&amp;[.$I16]=&quot;20-0&quot;;1;0);0))" office:value-type="float" office:value="0" calcext:value-type="float">
            <text:p>0</text:p>
          </table:table-cell>
          <table:table-cell table:style-name="ce168" table:formula="of:=IF([.$G16]+[.$I16]=0;;IF([.$I16]&lt;[.$G16];IF([.$G16]&amp;&quot;-&quot;&amp;[.$I16]&lt;&gt;&quot;20-0&quot;;1;0);0))" office:value-type="float" office:value="1" calcext:value-type="float">
            <text:p>1</text:p>
          </table:table-cell>
          <table:table-cell table:style-name="ce126" table:formula="of:=IF([.$G16]+[.$I16]=0;;[.$I16])" office:value-type="float" office:value="100" calcext:value-type="float">
            <text:p>100</text:p>
          </table:table-cell>
          <table:table-cell table:style-name="ce126" table:formula="of:=IF([.$G16]+[.$I16]=0;;[.$G16])" office:value-type="float" office:value="101" calcext:value-type="float">
            <text:p>101</text:p>
          </table:table-cell>
          <table:table-cell table:style-name="ce153" table:formula="of:=IF([.$G16]+[.$I16]=0;;[.$I16]-[.$G16])" office:value-type="float" office:value="-1" calcext:value-type="float">
            <text:p>-1</text:p>
          </table:table-cell>
          <table:table-cell table:style-name="ce168" table:formula="of:=IF([.$G16]+[.$I16]=0;&quot;(Vincente)&quot;;IF([.$G16]&gt;[.$I16];[.$B16];[.$C16]))" office:value-type="string" office:string-value="Fenicotteri" calcext:value-type="string">
            <text:p>Fenicotteri</text:p>
          </table:table-cell>
          <table:table-cell table:style-name="ce168" table:formula="of:=IF([.$G16]+[.$I16]=0;&quot;(Perdente)&quot;;IF([.$G16]&lt;[.$I16];[.$B16];[.$C16]))" office:value-type="string" office:string-value="Elefanti" calcext:value-type="string">
            <text:p>Elefant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90"/>
          <table:covered-table-cell table:number-columns-repeated="2" table:style-name="ce93"/>
          <table:table-cell table:style-name="ce96" table:formula="of:=IF([.B17]=&quot;&quot;;&quot;&quot;;HYPERLINK(VLOOKUP([.B17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 table:number-rows-repeated="9">
          <table:table-cell table:number-columns-repeated="25"/>
        </table:table-row>
        <table:table-row table:style-name="ro1">
          <table:table-cell table:number-columns-repeated="5"/>
          <table:table-cell table:style-name="ce164"/>
          <table:table-cell table:number-columns-repeated="19"/>
        </table:table-row>
        <table:table-row table:style-name="ro1" table:number-rows-repeated="1048548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>
        <table:named-range table:name="areaCercaDatiPerPosizioneSquadre" table:base-cell-address="$Squadre.$Q$1" table:cell-range-address="$Squadre.$D$1:.$Q$1048576"/>
        <table:named-range table:name="areaCercaPuntiClassificaSquadre" table:base-cell-address="$Squadre.$G$1" table:cell-range-address="$Squadre.$E$1:.$G$1048576"/>
        <table:named-range table:name="areaCercaSquadraPerPosizioneSquadre" table:base-cell-address="$Squadre.$E$1" table:cell-range-address="$Squadre.$D$1:.$E$1048576"/>
        <table:named-range table:name="areaCoefficienteSquadre" table:base-cell-address="$Squadre.$F$1" table:cell-range-address="$Squadre.$F$1:.$F$1048576"/>
        <table:named-range table:name="areaDifferenzaPuntiACalendario" table:base-cell-address="$Calendario.$X$4" table:cell-range-address="$Calendario.$P$1:.$P$1048576"/>
        <table:named-range table:name="areaDifferenzaPuntiBCalendario" table:base-cell-address="$Calendario.$X$4" table:cell-range-address="$Calendario.$W$1:.$W$1048576"/>
        <table:named-range table:name="areaForfaitACalendario" table:base-cell-address="$Calendario.$M$5" table:cell-range-address="$Calendario.$L$1:.$L$1048576"/>
        <table:named-range table:name="areaForfaitBCalendario" table:base-cell-address="$Calendario.$T$5" table:cell-range-address="$Calendario.$S$1:.$S$1048576"/>
        <table:named-range table:name="areaLinkMappeSquadre" table:base-cell-address="$Squadre.$K$1" table:cell-range-address="$Squadre.$B$2:.$C$11"/>
        <table:named-range table:name="areaNomiCampiSquadre" table:base-cell-address="$Squadre.$K$1" table:cell-range-address="$Squadre.$B$3:.$B$11"/>
        <table:named-range table:name="areaNomiSquadreSquadre" table:base-cell-address="$Squadre.$A$2" table:cell-range-address="$Squadre.$A$3:.$A$11"/>
        <table:named-range table:name="areaPersaACalendario" table:base-cell-address="$Calendario.$N$1" table:cell-range-address="$Calendario.$M$1:.$M$1048576"/>
        <table:named-range table:name="areaPersaBCalendario" table:base-cell-address="$Calendario.$U$5" table:cell-range-address="$Calendario.$T$1:.$T$1048576"/>
        <table:named-range table:name="areaPuntiFattiACalendario" table:base-cell-address="$Calendario.$O$1" table:cell-range-address="$Calendario.$N$1:.$N$1048576"/>
        <table:named-range table:name="areaPuntiFattiBCalendario" table:base-cell-address="$Calendario.$V$5" table:cell-range-address="$Calendario.$U$1:.$U$1048576"/>
        <table:named-range table:name="areaPuntiSubitiACalendario" table:base-cell-address="$Calendario.$P$5" table:cell-range-address="$Calendario.$O$1:.$O$1048576"/>
        <table:named-range table:name="areaPuntiSubitiBCalendario" table:base-cell-address="$Calendario.$V$5" table:cell-range-address="$Calendario.$V$1:.$V$1048576"/>
        <table:named-range table:name="areaSquadraACalendario" table:base-cell-address="$Calendario.$O$20" table:cell-range-address="$Calendario.$J$1:.$J$1048576"/>
        <table:named-range table:name="areaSquadraBCalendario" table:base-cell-address="$Calendario.$O$20" table:cell-range-address="$Calendario.$Q$1:.$Q$1048576"/>
        <table:named-expression table:name="areaSquadreAnalisiRisultati" table:base-cell-address="$Squadre.$A$2" table:expression="#REF!"/>
        <table:named-range table:name="areaVintaACalendario" table:base-cell-address="$Calendario.$L$5" table:cell-range-address="$Calendario.$K$1:.$K$1048576"/>
        <table:named-range table:name="areaVintaBCalendario" table:base-cell-address="$Calendario.$S$5" table:cell-range-address="$Calendario.$R$1:.$R$1048576"/>
        <table:named-range table:name="constNomeCampionato" table:base-cell-address="$Campionato.$B$1" table:cell-range-address="$Campionato.$B$1"/>
        <table:named-range table:name="constPuntiForfait" table:base-cell-address="$Campionato.$C$6" table:cell-range-address="$Campionato.$B$6"/>
        <table:named-range table:name="constPuntiSconfitta" table:base-cell-address="$Campionato.$C$5" table:cell-range-address="$Campionato.$B$5"/>
        <table:named-range table:name="constPuntiVittoria" table:base-cell-address="$Campionato.$C$4" table:cell-range-address="$Campionato.$B$4"/>
        <table:named-range table:name="constSezioneCampionato" table:base-cell-address="$Campionato.$B$2" table:cell-range-address="$Campionato.$B$2"/>
        <table:named-range table:name="constStagionaCampionato" table:base-cell-address="$Campionato.$B$3" table:cell-range-address="$Campionato.$B$3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7P0" style:volatile="true">
      <number:text>+</number:text>
      <number:number number:decimal-places="0" number:min-decimal-places="0" number:min-integer-digits="1"/>
    </number:number-style>
    <number:number-style style:name="N107">
      <number:text>-</number:text>
      <number:number number:decimal-places="0" number:min-decimal-places="0" number:min-integer-digits="1"/>
      <style:map style:condition="value()&gt;=0" style:apply-style-name="N107P0"/>
    </number:number-style>
    <number:number-style style:name="N109P0" style:volatile="true">
      <number:text>+</number:text>
      <number:number number:decimal-places="2" number:min-decimal-places="2" number:min-integer-digits="1"/>
    </number:number-style>
    <number:number-style style:name="N109">
      <number:text>-</number:text>
      <number:number number:decimal-places="2" number:min-decimal-places="2" number:min-integer-digits="1"/>
      <style:map style:condition="value()&gt;=0" style:apply-style-name="N109P0"/>
    </number:number-style>
    <style:style style:name="Default" style:family="table-cell">
      <style:text-properties fo:font-size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cale-to-X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17:29:31.611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7T17:30:48.743000000</dc:date>
    <meta:editing-duration>PT6H29M38S</meta:editing-duration>
    <meta:editing-cycles>69</meta:editing-cycles>
    <meta:generator>LibreOffice/7.1.2.2$Windows_X86_64 LibreOffice_project/8a45595d069ef5570103caea1b71cc9d82b2aae4</meta:generator>
    <meta:document-statistic meta:table-count="5" meta:cell-count="1789" meta:object-count="0"/>
  </office:meta>
</office:document-meta>
</file>